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3.9665in"/>
    </style:style>
    <style:style style:name="co6" style:family="table-column">
      <style:table-column-properties fo:break-before="auto" style:column-width="3.6453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6.1543in"/>
    </style:style>
    <style:style style:name="co9" style:family="table-column">
      <style:table-column-properties fo:break-before="auto" style:column-width="4.5244in"/>
    </style:style>
    <style:style style:name="co10" style:family="table-column">
      <style:table-column-properties fo:break-before="auto" style:column-width="5.6283in"/>
    </style:style>
    <style:style style:name="co11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color="#80808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abels-or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OrganizationID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RepoID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LabelID</text:p>
          </table:table-cell>
          <table:table-cell office:value-type="string" calcext:value-type="string">
            <text:p>LabelColor</text:p>
          </table:table-cell>
          <table:table-cell office:value-type="string" calcext:value-type="string">
            <text:p>LabelDescription</text:p>
          </table:table-cell>
          <table:table-cell office:value-type="string" calcext:value-type="string">
            <text:p>RUNLABEL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MDU6TGFiZWw0MDgwOTQzNjkw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MDU6TGFiZWw0MDgwOTQzNjk0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MDU6TGFiZWw0MjUxNzY2NjQ1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MDU6TGFiZWw0MDgwOTQzNjk4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MDU6TGFiZWwxMjYwMjk1MDQw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MDU6TGFiZWwxMjYwMjk1MDQy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xMjYwMjk1MDQ0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MDU6TGFiZWwxMjYwMjk1MDQ4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MDU6TGFiZWwxMjYwMjk1MDQ2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MDU6TGFiZWwxMjYwMjk1MDUw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MDU6TGFiZWwxMjYwMjk1MDUy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MDU6TGFiZWwxMjYwMjk1MDU0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Development'</text:p>
          </table:table-cell>
          <table:table-cell office:value-type="string" calcext:value-type="string">
            <text:p>'MDU6TGFiZWwxMjYxNDc3MTI1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Ready'</text:p>
          </table:table-cell>
          <table:table-cell office:value-type="string" calcext:value-type="string">
            <text:p>'MDU6TGFiZWwxMjcxNjgzNzA5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ready for estimation'</text:p>
          </table:table-cell>
          <table:table-cell office:value-type="string" calcext:value-type="string">
            <text:p>'MDU6TGFiZWwxMjczMzM3ODg5'</text:p>
          </table:table-cell>
          <table:table-cell office:value-type="string" calcext:value-type="string">
            <text:p>'efd76b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This/Next Sprint'</text:p>
          </table:table-cell>
          <table:table-cell office:value-type="string" calcext:value-type="string">
            <text:p>'MDU6TGFiZWwxMjkyMzkwMjg5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Code Review'</text:p>
          </table:table-cell>
          <table:table-cell office:value-type="string" calcext:value-type="string">
            <text:p>'MDU6TGFiZWwxMzQ0ODA2Njgy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QA'</text:p>
          </table:table-cell>
          <table:table-cell office:value-type="string" calcext:value-type="string">
            <text:p>'MDU6TGFiZWwxMzQ0ODA3MjU4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Small'</text:p>
          </table:table-cell>
          <table:table-cell office:value-type="string" calcext:value-type="string">
            <text:p>'MDU6TGFiZWwxMzU0ODk3ODIw'</text:p>
          </table:table-cell>
          <table:table-cell office:value-type="string" calcext:value-type="string">
            <text:p>'0052c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Medium'</text:p>
          </table:table-cell>
          <table:table-cell office:value-type="string" calcext:value-type="string">
            <text:p>'MDU6TGFiZWwxMzU0OTAzMjQ0'</text:p>
          </table:table-cell>
          <table:table-cell office:value-type="string" calcext:value-type="string">
            <text:p>'1ccea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Large'</text:p>
          </table:table-cell>
          <table:table-cell office:value-type="string" calcext:value-type="string">
            <text:p>'MDU6TGFiZWwxMzcyOTQyMjIz'</text:p>
          </table:table-cell>
          <table:table-cell office:value-type="string" calcext:value-type="string">
            <text:p>'a82d2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UX &amp; UI'</text:p>
          </table:table-cell>
          <table:table-cell office:value-type="string" calcext:value-type="string">
            <text:p>'MDU6TGFiZWwzMDUzNDg4MjI3'</text:p>
          </table:table-cell>
          <table:table-cell office:value-type="string" calcext:value-type="string">
            <text:p>'3E986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Usability testing'</text:p>
          </table:table-cell>
          <table:table-cell office:value-type="string" calcext:value-type="string">
            <text:p>'MDU6TGFiZWwzMDUzNDg5MjM4'</text:p>
          </table:table-cell>
          <table:table-cell office:value-type="string" calcext:value-type="string">
            <text:p>'47695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Curation for Harvard Collection'</text:p>
          </table:table-cell>
          <table:table-cell office:value-type="string" calcext:value-type="string">
            <text:p>'LA_kwDOCl_kZ87qm7tj'</text:p>
          </table:table-cell>
          <table:table-cell office:value-type="string" calcext:value-type="string">
            <text:p>'bfd4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trivial'</text:p>
          </table:table-cell>
          <table:table-cell office:value-type="string" calcext:value-type="string">
            <text:p>'LA_kwDOCl_kZ88AAAABBcQ_vA'</text:p>
          </table:table-cell>
          <table:table-cell office:value-type="string" calcext:value-type="string">
            <text:p>'98E74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Cl_kZ88AAAABE64N1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collection: 5 | 1.5.1 | Standardize download metrics for the Harvard Dataverse repository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ops: User Accounts'</text:p>
          </table:table-cell>
          <table:table-cell office:value-type="string" calcext:value-type="string">
            <text:p>'LA_kwDOCl_kZ88AAAABHTudsA'</text:p>
          </table:table-cell>
          <table:table-cell office:value-type="string" calcext:value-type="string">
            <text:p>'6FDDA8'</text:p>
          </table:table-cell>
          <table:table-cell office:value-type="string" calcext:value-type="string">
            <text:p>'issues related to production abuse via unauthorized content and accoun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Cl_kZ88AAAABIWbB-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Cl_kZ88AAAABIWbIv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Cl_kZ88AAAABIWbL3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Cl_kZ88AAAABIWbNo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Cl_kZ88AAAABIWbQB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Cl_kZ88AAAABIZ5bw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upport'</text:p>
          </table:table-cell>
          <table:table-cell office:value-type="string" calcext:value-type="string">
            <text:p>'LA_kwDOCl_kZ88AAAABIenWNQ'</text:p>
          </table:table-cell>
          <table:table-cell office:value-type="string" calcext:value-type="string">
            <text:p>'bfd4f2'</text:p>
          </table:table-cell>
          <table:table-cell office:value-type="string" calcext:value-type="string">
            <text:p>'dataverse.harvard.edu support issu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upport: prod. data corruption'</text:p>
          </table:table-cell>
          <table:table-cell office:value-type="string" calcext:value-type="string">
            <text:p>'LA_kwDOCl_kZ88AAAABIenamg'</text:p>
          </table:table-cell>
          <table:table-cell office:value-type="string" calcext:value-type="string">
            <text:p>'B1B4C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Cl_kZ88AAAABLm-KR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Cl_kZ88AAAABMwOIS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needs discussion for clarification, prioritization, or siz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Cl_kZ88AAAABMwOQE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Issues that have made it into Ready for QA or further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Cl_kZ88AAAABMwOXr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issue needs sizing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Cl_kZ88AAAABNpI7C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ODSS supplement (NetCDF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1-t01'</text:p>
          </table:table-cell>
          <table:table-cell office:value-type="string" calcext:value-type="string">
            <text:p>'LA_kwDOCl_kZ88AAAABOy9A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1-t02'</text:p>
          </table:table-cell>
          <table:table-cell office:value-type="string" calcext:value-type="string">
            <text:p>'LA_kwDOCl_kZ88AAAABOy9B5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2-t01'</text:p>
          </table:table-cell>
          <table:table-cell office:value-type="string" calcext:value-type="string">
            <text:p>'LA_kwDOCl_kZ88AAAABOy9C4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2-t02'</text:p>
          </table:table-cell>
          <table:table-cell office:value-type="string" calcext:value-type="string">
            <text:p>'LA_kwDOCl_kZ88AAAABOy9E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3-t01'</text:p>
          </table:table-cell>
          <table:table-cell office:value-type="string" calcext:value-type="string">
            <text:p>'LA_kwDOCl_kZ88AAAABOy9FV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3-t02'</text:p>
          </table:table-cell>
          <table:table-cell office:value-type="string" calcext:value-type="string">
            <text:p>'LA_kwDOCl_kZ88AAAABOy9G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4-t01'</text:p>
          </table:table-cell>
          <table:table-cell office:value-type="string" calcext:value-type="string">
            <text:p>'LA_kwDOCl_kZ88AAAABOy9Hs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4-t02'</text:p>
          </table:table-cell>
          <table:table-cell office:value-type="string" calcext:value-type="string">
            <text:p>'LA_kwDOCl_kZ88AAAABOy9I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5-t01'</text:p>
          </table:table-cell>
          <table:table-cell office:value-type="string" calcext:value-type="string">
            <text:p>'LA_kwDOCl_kZ88AAAABOy9J3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5-t02'</text:p>
          </table:table-cell>
          <table:table-cell office:value-type="string" calcext:value-type="string">
            <text:p>'LA_kwDOCl_kZ88AAAABOy9L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6-t01'</text:p>
          </table:table-cell>
          <table:table-cell office:value-type="string" calcext:value-type="string">
            <text:p>'LA_kwDOCl_kZ88AAAABOy9P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6-t02'</text:p>
          </table:table-cell>
          <table:table-cell office:value-type="string" calcext:value-type="string">
            <text:p>'LA_kwDOCl_kZ88AAAABOy9Qi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7-t01'</text:p>
          </table:table-cell>
          <table:table-cell office:value-type="string" calcext:value-type="string">
            <text:p>'LA_kwDOCl_kZ88AAAABOy9R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7-t02'</text:p>
          </table:table-cell>
          <table:table-cell office:value-type="string" calcext:value-type="string">
            <text:p>'LA_kwDOCl_kZ88AAAABOy9TD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8-t01'</text:p>
          </table:table-cell>
          <table:table-cell office:value-type="string" calcext:value-type="string">
            <text:p>'LA_kwDOCl_kZ88AAAABOy9UU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8-t02'</text:p>
          </table:table-cell>
          <table:table-cell office:value-type="string" calcext:value-type="string">
            <text:p>'LA_kwDOCl_kZ88AAAABOy9Vk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1-t01'</text:p>
          </table:table-cell>
          <table:table-cell office:value-type="string" calcext:value-type="string">
            <text:p>'LA_kwDOCl_kZ88AAAABOy9Wt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1-t02'</text:p>
          </table:table-cell>
          <table:table-cell office:value-type="string" calcext:value-type="string">
            <text:p>'LA_kwDOCl_kZ88AAAABOy9X-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2-t01'</text:p>
          </table:table-cell>
          <table:table-cell office:value-type="string" calcext:value-type="string">
            <text:p>'LA_kwDOCl_kZ88AAAABOy9ZG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2-t02'</text:p>
          </table:table-cell>
          <table:table-cell office:value-type="string" calcext:value-type="string">
            <text:p>'LA_kwDOCl_kZ88AAAABOy9a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3-t01'</text:p>
          </table:table-cell>
          <table:table-cell office:value-type="string" calcext:value-type="string">
            <text:p>'LA_kwDOCl_kZ88AAAABOy9bn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3-t02'</text:p>
          </table:table-cell>
          <table:table-cell office:value-type="string" calcext:value-type="string">
            <text:p>'LA_kwDOCl_kZ88AAAABOy9cp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4-t01'</text:p>
          </table:table-cell>
          <table:table-cell office:value-type="string" calcext:value-type="string">
            <text:p>'LA_kwDOCl_kZ88AAAABOy9dt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5-t01'</text:p>
          </table:table-cell>
          <table:table-cell office:value-type="string" calcext:value-type="string">
            <text:p>'LA_kwDOCl_kZ88AAAABOy9e4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6-t01'</text:p>
          </table:table-cell>
          <table:table-cell office:value-type="string" calcext:value-type="string">
            <text:p>'LA_kwDOCl_kZ88AAAABOy9g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6-t02'</text:p>
          </table:table-cell>
          <table:table-cell office:value-type="string" calcext:value-type="string">
            <text:p>'LA_kwDOCl_kZ88AAAABOy9hQ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7-t01'</text:p>
          </table:table-cell>
          <table:table-cell office:value-type="string" calcext:value-type="string">
            <text:p>'LA_kwDOCl_kZ88AAAABOy9iX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7-t02'</text:p>
          </table:table-cell>
          <table:table-cell office:value-type="string" calcext:value-type="string">
            <text:p>'LA_kwDOCl_kZ88AAAABOy9jo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8-t01'</text:p>
          </table:table-cell>
          <table:table-cell office:value-type="string" calcext:value-type="string">
            <text:p>'LA_kwDOCl_kZ88AAAABOy9k_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8-t02'</text:p>
          </table:table-cell>
          <table:table-cell office:value-type="string" calcext:value-type="string">
            <text:p>'LA_kwDOCl_kZ88AAAABOy9mX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earch/Browse'</text:p>
          </table:table-cell>
          <table:table-cell office:value-type="string" calcext:value-type="string">
            <text:p>'MDU6TGFiZWwxMTI3MjM4Nz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tatus: UX &amp; UI'</text:p>
          </table:table-cell>
          <table:table-cell office:value-type="string" calcext:value-type="string">
            <text:p>'MDU6TGFiZWwxMTI3MjM4Nzc=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MDU6TGFiZWwxMTI3MjM4NzU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Suggestion'</text:p>
          </table:table-cell>
          <table:table-cell office:value-type="string" calcext:value-type="string">
            <text:p>'MDU6TGFiZWwxMTI3MjM5MDE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tadata'</text:p>
          </table:table-cell>
          <table:table-cell office:value-type="string" calcext:value-type="string">
            <text:p>'MDU6TGFiZWwxMTI3MjM5M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PI'</text:p>
          </table:table-cell>
          <table:table-cell office:value-type="string" calcext:value-type="string">
            <text:p>'MDU6TGFiZWwxMTI3MjM5MTQ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File Upload &amp; Handling'</text:p>
          </table:table-cell>
          <table:table-cell office:value-type="string" calcext:value-type="string">
            <text:p>'MDU6TGFiZWwxMTI3MjM5Mj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igration'</text:p>
          </table:table-cell>
          <table:table-cell office:value-type="string" calcext:value-type="string">
            <text:p>'MDU6TGFiZWwxMTI3MjM5Mj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Bug'</text:p>
          </table:table-cell>
          <table:table-cell office:value-type="string" calcext:value-type="string">
            <text:p>'MDU6TGFiZWwxMTI3MjQwMzA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Code Infrastructure'</text:p>
          </table:table-cell>
          <table:table-cell office:value-type="string" calcext:value-type="string">
            <text:p>'MDU6TGFiZWwxNTkxODI0Nz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ermissions'</text:p>
          </table:table-cell>
          <table:table-cell office:value-type="string" calcext:value-type="string">
            <text:p>'MDU6TGFiZWwyNzUxOTk2Nj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staller'</text:p>
          </table:table-cell>
          <table:table-cell office:value-type="string" calcext:value-type="string">
            <text:p>'MDU6TGFiZWwzMTcwNTkzMj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erformance &amp; Stability'</text:p>
          </table:table-cell>
          <table:table-cell office:value-type="string" calcext:value-type="string">
            <text:p>'MDU6TGFiZWwzMTc0OTM5NDE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ccount &amp; User Info'</text:p>
          </table:table-cell>
          <table:table-cell office:value-type="string" calcext:value-type="string">
            <text:p>'MDU6TGFiZWwzMTc1MTkyMj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MDU6TGFiZWwzMTc1MjYxOT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ublishing &amp; Versions'</text:p>
          </table:table-cell>
          <table:table-cell office:value-type="string" calcext:value-type="string">
            <text:p>'MDU6TGFiZWwzMTc1NTE5M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MDU6TGFiZWwzMTc1NTIxMz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ataverse General Info'</text:p>
          </table:table-cell>
          <table:table-cell office:value-type="string" calcext:value-type="string">
            <text:p>'MDU6TGFiZWwzMTc1NTY4O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Edit dataverse &gt; "General Information" &gt; Name, Alias, Email, Metadata Fields, et al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Harvesting'</text:p>
          </table:table-cell>
          <table:table-cell office:value-type="string" calcext:value-type="string">
            <text:p>'MDU6TGFiZWwzMTc1NzUyN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woRavens'</text:p>
          </table:table-cell>
          <table:table-cell office:value-type="string" calcext:value-type="string">
            <text:p>'MDU6TGFiZWwzMTgwNTcyMz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ataTags'</text:p>
          </table:table-cell>
          <table:table-cell office:value-type="string" calcext:value-type="string">
            <text:p>'MDU6TGFiZWwzMTgwODQ4Mz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uperuser Dashboard'</text:p>
          </table:table-cell>
          <table:table-cell office:value-type="string" calcext:value-type="string">
            <text:p>'MDU6TGFiZWwzMTgxMjAzODA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ternationalization'</text:p>
          </table:table-cell>
          <table:table-cell office:value-type="string" calcext:value-type="string">
            <text:p>'MDU6TGFiZWwzNzcyMTQ1MzU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Collaboration: SBGrid'</text:p>
          </table:table-cell>
          <table:table-cell office:value-type="string" calcext:value-type="string">
            <text:p>'MDU6TGFiZWw0NTcwMjY1MjI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trics + Reports'</text:p>
          </table:table-cell>
          <table:table-cell office:value-type="string" calcext:value-type="string">
            <text:p>'MDU6TGFiZWw0NTg2NzEyNTA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Low Hanging Fruit'</text:p>
          </table:table-cell>
          <table:table-cell office:value-type="string" calcext:value-type="string">
            <text:p>'MDU6TGFiZWw0NjE2MTIyNTU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OI &amp; Handle'</text:p>
          </table:table-cell>
          <table:table-cell office:value-type="string" calcext:value-type="string">
            <text:p>'MDU6TGFiZWw1MzE3Nzg2N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Guestbook'</text:p>
          </table:table-cell>
          <table:table-cell office:value-type="string" calcext:value-type="string">
            <text:p>'MDU6TGFiZWw1MzUyODIzMD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 Review Workflow'</text:p>
          </table:table-cell>
          <table:table-cell office:value-type="string" calcext:value-type="string">
            <text:p>'MDU6TGFiZWw1NjMwMTE2ND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y Data'</text:p>
          </table:table-cell>
          <table:table-cell office:value-type="string" calcext:value-type="string">
            <text:p>'MDU6TGFiZWw2MjIwNTMzOT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Widgets'</text:p>
          </table:table-cell>
          <table:table-cell office:value-type="string" calcext:value-type="string">
            <text:p>'MDU6TGFiZWw2MjIwNzc5MzQ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Notifications'</text:p>
          </table:table-cell>
          <table:table-cell office:value-type="string" calcext:value-type="string">
            <text:p>'MDU6TGFiZWw2MzIxMTE2ND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eveloper Guide'</text:p>
          </table:table-cell>
          <table:table-cell office:value-type="string" calcext:value-type="string">
            <text:p>'MDU6TGFiZWw2MzI0ODAxM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PI Guide'</text:p>
          </table:table-cell>
          <table:table-cell office:value-type="string" calcext:value-type="string">
            <text:p>'MDU6TGFiZWw2MzI0ODA5Mz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stallation Guide'</text:p>
          </table:table-cell>
          <table:table-cell office:value-type="string" calcext:value-type="string">
            <text:p>'MDU6TGFiZWw2MzI0ODYzMz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dmin Guide'</text:p>
          </table:table-cell>
          <table:table-cell office:value-type="string" calcext:value-type="string">
            <text:p>'MDU6TGFiZWw2MzI0ODgxO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User Guide'</text:p>
          </table:table-cell>
          <table:table-cell office:value-type="string" calcext:value-type="string">
            <text:p>'MDU6TGFiZWw2MzI0OTYx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tyle Guide'</text:p>
          </table:table-cell>
          <table:table-cell office:value-type="string" calcext:value-type="string">
            <text:p>'MDU6TGFiZWw2MzI0OTYyNz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Code'</text:p>
          </table:table-cell>
          <table:table-cell office:value-type="string" calcext:value-type="string">
            <text:p>'MDU6TGFiZWw2MzM4MDg4MTM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Documentation'</text:p>
          </table:table-cell>
          <table:table-cell office:value-type="string" calcext:value-type="string">
            <text:p>'MDU6TGFiZWw2MzM4MDg5NDk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Mentor: pdurbin'</text:p>
          </table:table-cell>
          <table:table-cell office:value-type="string" calcext:value-type="string">
            <text:p>'MDU6TGFiZWw2MzM4MDkxMzI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rovenance'</text:p>
          </table:table-cell>
          <table:table-cell office:value-type="string" calcext:value-type="string">
            <text:p>'MDU6TGFiZWw2MzM5NDM5ND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Cannot Reproduce'</text:p>
          </table:table-cell>
          <table:table-cell office:value-type="string" calcext:value-type="string">
            <text:p>'MDU6TGFiZWw2MzM5NDY3NDU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Request Access Workflow'</text:p>
          </table:table-cell>
          <table:table-cell office:value-type="string" calcext:value-type="string">
            <text:p>'MDU6TGFiZWw2MzQwMTQ5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ssaging'</text:p>
          </table:table-cell>
          <table:table-cell office:value-type="string" calcext:value-type="string">
            <text:p>'MDU6TGFiZWw2MzQwODIyMT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Vote to Close: pdurbin'</text:p>
          </table:table-cell>
          <table:table-cell office:value-type="string" calcext:value-type="string">
            <text:p>'MDU6TGFiZWw2MzQ5MjI3Nzk='</text:p>
          </table:table-cell>
          <table:table-cell office:value-type="string" calcext:value-type="string">
            <text:p>'00000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MDU6TGFiZWw2MzkzNjQyODI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API User'</text:p>
          </table:table-cell>
          <table:table-cell office:value-type="string" calcext:value-type="string">
            <text:p>'MDU6TGFiZWw2MzkzNjQ0ODc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MDU6TGFiZWw2MzkzNjU2MDk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MDU6TGFiZWw2MzkzNzY3ODE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MDU6TGFiZWw2Mzk0NzA2MjM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MDU6TGFiZWw2Mzk0NzM2MTI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Email Dataset Contact'</text:p>
          </table:table-cell>
          <table:table-cell office:value-type="string" calcext:value-type="string">
            <text:p>'MDU6TGFiZWw2Mzk4ODY4NT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Hackathon Participant'</text:p>
          </table:table-cell>
          <table:table-cell office:value-type="string" calcext:value-type="string">
            <text:p>'MDU6TGFiZWw2Mzk5NzI3NzM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Technical Debt'</text:p>
          </table:table-cell>
          <table:table-cell office:value-type="string" calcext:value-type="string">
            <text:p>'MDU6TGFiZWw2NDAxOTI5NjY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emplates'</text:p>
          </table:table-cell>
          <table:table-cell office:value-type="string" calcext:value-type="string">
            <text:p>'MDU6TGFiZWw2NDU4NzkxM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Branding'</text:p>
          </table:table-cell>
          <table:table-cell office:value-type="string" calcext:value-type="string">
            <text:p>'MDU6TGFiZWw3Mjg2NzA3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reservation'</text:p>
          </table:table-cell>
          <table:table-cell office:value-type="string" calcext:value-type="string">
            <text:p>'MDU6TGFiZWw3ODAwNjExMDE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irst-timers-only'</text:p>
          </table:table-cell>
          <table:table-cell office:value-type="string" calcext:value-type="string">
            <text:p>'MDU6TGFiZWw4OTE3NzEzOTU=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MDU6TGFiZWw5OTE5MDcyM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tatus: Won't Fix'</text:p>
          </table:table-cell>
          <table:table-cell office:value-type="string" calcext:value-type="string">
            <text:p>'MDU6TGFiZWwxMDI5NzE1NjQ0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No plans to fix or change the behavior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0MDA3NDQ1MjIz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ccessibility'</text:p>
          </table:table-cell>
          <table:table-cell office:value-type="string" calcext:value-type="string">
            <text:p>'MDU6TGFiZWwxMzAyNTQ0MDQz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Accessibility is the practice of making your websites usable by as many people as possible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ayara 5 Upgrade'</text:p>
          </table:table-cell>
          <table:table-cell office:value-type="string" calcext:value-type="string">
            <text:p>'MDU6TGFiZWwxNTc3MzM3MzUx'</text:p>
          </table:table-cell>
          <table:table-cell office:value-type="string" calcext:value-type="string">
            <text:p>'f9a89d'</text:p>
          </table:table-cell>
          <table:table-cell office:value-type="string" calcext:value-type="string">
            <text:p>'Issues related to the upgrade from Glassfish 4.1 to Payara 5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toberfest'</text:p>
          </table:table-cell>
          <table:table-cell office:value-type="string" calcext:value-type="string">
            <text:p>'MDU6TGFiZWwxNTg5MTY2MzIx'</text:p>
          </table:table-cell>
          <table:table-cell office:value-type="string" calcext:value-type="string">
            <text:p>'9e1740'</text:p>
          </table:table-cell>
          <table:table-cell office:value-type="string" calcext:value-type="string">
            <text:p>'It's Hacktoberfest! https://hacktoberfest.digitalocean.com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Incompatible w/ GF 4'</text:p>
          </table:table-cell>
          <table:table-cell office:value-type="string" calcext:value-type="string">
            <text:p>'MDU6TGFiZWwxOTg0OTkxNjA5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Marking any proposes changes that introduce a breaking change, not backwards compatible with GF 4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eaccession'</text:p>
          </table:table-cell>
          <table:table-cell office:value-type="string" calcext:value-type="string">
            <text:p>'MDU6TGFiZWwyMDA2ODI3OTU5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nalytics'</text:p>
          </table:table-cell>
          <table:table-cell office:value-type="string" calcext:value-type="string">
            <text:p>'MDU6TGFiZWwyMDkwMDM0NjAy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ependencies'</text:p>
          </table:table-cell>
          <table:table-cell office:value-type="string" calcext:value-type="string">
            <text:p>'MDU6TGFiZWwyMTM5MTE1NDk2'</text:p>
          </table:table-cell>
          <table:table-cell office:value-type="string" calcext:value-type="string">
            <text:p>'0366d6'</text:p>
          </table:table-cell>
          <table:table-cell office:value-type="string" calcext:value-type="string">
            <text:p>'Pull requests that update a dependency fil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Containers &amp; Cloud'</text:p>
          </table:table-cell>
          <table:table-cell office:value-type="string" calcext:value-type="string">
            <text:p>'MDU6TGFiZWwyMzE0OTA1MzYy'</text:p>
          </table:table-cell>
          <table:table-cell office:value-type="string" calcext:value-type="string">
            <text:p>'c61fb8'</text:p>
          </table:table-cell>
          <table:table-cell office:value-type="string" calcext:value-type="string">
            <text:p>'Anything related to cloudy Dataverse, shipped in containe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ANS'</text:p>
          </table:table-cell>
          <table:table-cell office:value-type="string" calcext:value-type="string">
            <text:p>'MDU6TGFiZWwyNjczNzU4MzUy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related to GDCC work for DA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ciencesPO'</text:p>
          </table:table-cell>
          <table:table-cell office:value-type="string" calcext:value-type="string">
            <text:p>'MDU6TGFiZWwyNjkzMTI5ODg2'</text:p>
          </table:table-cell>
          <table:table-cell office:value-type="string" calcext:value-type="string">
            <text:p>'EA6A49'</text:p>
          </table:table-cell>
          <table:table-cell office:value-type="string" calcext:value-type="string">
            <text:p>'related to GDCC work for Sciences PO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DL'</text:p>
          </table:table-cell>
          <table:table-cell office:value-type="string" calcext:value-type="string">
            <text:p>'MDU6TGFiZWwyNzk4NTA5OTMz'</text:p>
          </table:table-cell>
          <table:table-cell office:value-type="string" calcext:value-type="string">
            <text:p>'42D236'</text:p>
          </table:table-cell>
          <table:table-cell office:value-type="string" calcext:value-type="string">
            <text:p>'supported by Texas Digital Libra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Working Group: SWC'</text:p>
          </table:table-cell>
          <table:table-cell office:value-type="string" calcext:value-type="string">
            <text:p>'MDU6TGFiZWwyOTcxMzcxODg1'</text:p>
          </table:table-cell>
          <table:table-cell office:value-type="string" calcext:value-type="string">
            <text:p>'947055'</text:p>
          </table:table-cell>
          <table:table-cell office:value-type="string" calcext:value-type="string">
            <text:p>'Work related to the GDCC Software, Workflows &amp; Containers Working Group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RMES'</text:p>
          </table:table-cell>
          <table:table-cell office:value-type="string" calcext:value-type="string">
            <text:p>'LA_kwDOANZmvM7SNuzl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related to @hermes-hmc work on Dataverse cod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dc'</text:p>
          </table:table-cell>
          <table:table-cell office:value-type="string" calcext:value-type="string">
            <text:p>'LA_kwDOANZmvM7mTyVz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Harvard Data Comm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3a'</text:p>
          </table:table-cell>
          <table:table-cell office:value-type="string" calcext:value-type="string">
            <text:p>'LA_kwDOANZmvM7o4J88'</text:p>
          </table:table-cell>
          <table:table-cell office:value-type="string" calcext:value-type="string">
            <text:p>'32A21A'</text:p>
          </table:table-cell>
          <table:table-cell office:value-type="string" calcext:value-type="string">
            <text:p>'Harvard Data Commons Obj. 3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 DC'</text:p>
          </table:table-cell>
          <table:table-cell office:value-type="string" calcext:value-type="string">
            <text:p>'LA_kwDOANZmvM7uewOS'</text:p>
          </table:table-cell>
          <table:table-cell office:value-type="string" calcext:value-type="string">
            <text:p>'BEA1BA'</text:p>
          </table:table-cell>
          <table:table-cell office:value-type="string" calcext:value-type="string">
            <text:p>'Grant: The Harvard Dataverse repository: A generalist repository integrated with a Data Comm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QDR'</text:p>
          </table:table-cell>
          <table:table-cell office:value-type="string" calcext:value-type="string">
            <text:p>'LA_kwDOANZmvM7wYLxH'</text:p>
          </table:table-cell>
          <table:table-cell office:value-type="string" calcext:value-type="string">
            <text:p>'16F041'</text:p>
          </table:table-cell>
          <table:table-cell office:value-type="string" calcext:value-type="string">
            <text:p>'of interest to QDR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dexing'</text:p>
          </table:table-cell>
          <table:table-cell office:value-type="string" calcext:value-type="string">
            <text:p>'LA_kwDOANZmvM7yienr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ike'</text:p>
          </table:table-cell>
          <table:table-cell office:value-type="string" calcext:value-type="string">
            <text:p>'LA_kwDOANZmvM71PEIg'</text:p>
          </table:table-cell>
          <table:table-cell office:value-type="string" calcext:value-type="string">
            <text:p>'90E971'</text:p>
          </table:table-cell>
          <table:table-cell office:value-type="string" calcext:value-type="string">
            <text:p>'This is a spik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Controlled Vocabulary'</text:p>
          </table:table-cell>
          <table:table-cell office:value-type="string" calcext:value-type="string">
            <text:p>'LA_kwDOANZmvM71PwJu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Includes both Internal and external controlled vocabulari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epic.nih_harvesting'</text:p>
          </table:table-cell>
          <table:table-cell office:value-type="string" calcext:value-type="string">
            <text:p>'LA_kwDOANZmvM71P55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epic.nih_harvesting_framework'</text:p>
          </table:table-cell>
          <table:table-cell office:value-type="string" calcext:value-type="string">
            <text:p>'LA_kwDOANZmvM72pZ6n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3b'</text:p>
          </table:table-cell>
          <table:table-cell office:value-type="string" calcext:value-type="string">
            <text:p>'LA_kwDOANZmvM76O4gL'</text:p>
          </table:table-cell>
          <table:table-cell office:value-type="string" calcext:value-type="string">
            <text:p>'5B9868'</text:p>
          </table:table-cell>
          <table:table-cell office:value-type="string" calcext:value-type="string">
            <text:p>'Harvard Data Commons Objective 3B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LA_kwDOANZmvM8AAAABBVodJA'</text:p>
          </table:table-cell>
          <table:table-cell office:value-type="string" calcext:value-type="string">
            <text:p>'5DA628'</text:p>
          </table:table-cell>
          <table:table-cell office:value-type="string" calcext:value-type="string">
            <text:p>'Harvard Data Commons Obj. 2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LA_kwDOANZmvM8AAAABBcF4hQ'</text:p>
          </table:table-cell>
          <table:table-cell office:value-type="string" calcext:value-type="string">
            <text:p>'82E75F'</text:p>
          </table:table-cell>
          <table:table-cell office:value-type="string" calcext:value-type="string">
            <text:p>'Harvard Data Commons Obj. 1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Internal Infrastructure'</text:p>
          </table:table-cell>
          <table:table-cell office:value-type="string" calcext:value-type="string">
            <text:p>'LA_kwDOANZmvM8AAAABBxeStQ'</text:p>
          </table:table-cell>
          <table:table-cell office:value-type="string" calcext:value-type="string">
            <text:p>'CC853F'</text:p>
          </table:table-cell>
          <table:table-cell office:value-type="string" calcext:value-type="string">
            <text:p>'This issue applies to the inner workings of the dev process and/or environme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ANZmvM8AAAABCaHwKQ'</text:p>
          </table:table-cell>
          <table:table-cell office:value-type="string" calcext:value-type="string">
            <text:p>'129AF1'</text:p>
          </table:table-cell>
          <table:table-cell office:value-type="string" calcext:value-type="string">
            <text:p>'This is related to a postmortem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ataverseNO'</text:p>
          </table:table-cell>
          <table:table-cell office:value-type="string" calcext:value-type="string">
            <text:p>'LA_kwDOANZmvM8AAAABDMRWyg'</text:p>
          </table:table-cell>
          <table:table-cell office:value-type="string" calcext:value-type="string">
            <text:p>'1888B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JSF'</text:p>
          </table:table-cell>
          <table:table-cell office:value-type="string" calcext:value-type="string">
            <text:p>'LA_kwDOANZmvM8AAAABEndiU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Involves hacking on JSF (Jakarta Server Faces) cod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Future UI'</text:p>
          </table:table-cell>
          <table:table-cell office:value-type="string" calcext:value-type="string">
            <text:p>'LA_kwDOANZmvM8AAAABEosJNQ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Maybe for the a future UI, need significant desig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JHU'</text:p>
          </table:table-cell>
          <table:table-cell office:value-type="string" calcext:value-type="string">
            <text:p>'LA_kwDOANZmvM8AAAABErgsmQ'</text:p>
          </table:table-cell>
          <table:table-cell office:value-type="string" calcext:value-type="string">
            <text:p>'B5279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bklog: Deliverable'</text:p>
          </table:table-cell>
          <table:table-cell office:value-type="string" calcext:value-type="string">
            <text:p>'LA_kwDOANZmvM8AAAABE2283A'</text:p>
          </table:table-cell>
          <table:table-cell office:value-type="string" calcext:value-type="string">
            <text:p>'DE1710'</text:p>
          </table:table-cell>
          <table:table-cell office:value-type="string" calcext:value-type="string">
            <text:p>'This is an item synched from the product planning proces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ANZmvM8AAAABE6nBd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collection: 5 | 1.5.1 | Standardize download metrics for the Harvard Dataverse repository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6.1'</text:p>
          </table:table-cell>
          <table:table-cell office:value-type="string" calcext:value-type="string">
            <text:p>'LA_kwDOANZmvM8AAAABE8HHh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6 | 1.6.1 | Integrate with OpenDP tools to support differentially private statistical releases 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7.2'</text:p>
          </table:table-cell>
          <table:table-cell office:value-type="string" calcext:value-type="string">
            <text:p>'LA_kwDOANZmvM8AAAABFAqA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7 | 1.7.2 | Implementation of UI modules to improve the dataset landing page and access to remote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4.1'</text:p>
          </table:table-cell>
          <table:table-cell office:value-type="string" calcext:value-type="string">
            <text:p>'LA_kwDOANZmvM8AAAABFAqtv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4 | 1.4.1 | Resolve OAI-PMH harvesting issues | 5 prdOwnThis is an item synched from the product 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3.1'</text:p>
          </table:table-cell>
          <table:table-cell office:value-type="string" calcext:value-type="string">
            <text:p>'LA_kwDOANZmvM8AAAABFAq2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1.3.1 | Support software metadata | 5 prdOwnThis is an item synched from the product planning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4.2'</text:p>
          </table:table-cell>
          <table:table-cell office:value-type="string" calcext:value-type="string">
            <text:p>'LA_kwDOANZmvM8AAAABFAq_i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4 | 1.4.2 | Create working group on packaging standards to share metadata and data across reposit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1.1'</text:p>
          </table:table-cell>
          <table:table-cell office:value-type="string" calcext:value-type="string">
            <text:p>'LA_kwDOANZmvM8AAAABFArFN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1 | 1.1.1 | Minimum Viable Product (MVP) for registering metadata in the repository and connectin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ANZmvM8AAAABFArJH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7 | 1.7.1 | Research &amp; architecture for separating backend and frontend to enable a flexible, sca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2.2'</text:p>
          </table:table-cell>
          <table:table-cell office:value-type="string" calcext:value-type="string">
            <text:p>'LA_kwDOANZmvM8AAAABFArOJ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2 | 1.2.2 | Define use cases for DDI-CDI support | 5 prdOwnThis is an item synched from the produ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2.1'</text:p>
          </table:table-cell>
          <table:table-cell office:value-type="string" calcext:value-type="string">
            <text:p>'LA_kwDOANZmvM8AAAABFArbF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2 | 1.2.1 | Design and implement integration with controlled vocabularies | 5 prdOwnThis is an it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6.2'</text:p>
          </table:table-cell>
          <table:table-cell office:value-type="string" calcext:value-type="string">
            <text:p>'LA_kwDOANZmvM8AAAABFArqi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6 | 1.6.2 | Discovery phase to support DataTags | 10 prdOwnThis is an item synched from the produ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More APIs'</text:p>
          </table:table-cell>
          <table:table-cell office:value-type="string" calcext:value-type="string">
            <text:p>'LA_kwDOANZmvM8AAAABFGTyX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Add new or missing API endpoin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Geospatial'</text:p>
          </table:table-cell>
          <table:table-cell office:value-type="string" calcext:value-type="string">
            <text:p>'LA_kwDOANZmvM8AAAABFGwxK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ANZmvM8AAAABFaZtb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ll 3 aims are currently under this deliverabl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esting: API'</text:p>
          </table:table-cell>
          <table:table-cell office:value-type="string" calcext:value-type="string">
            <text:p>'LA_kwDOANZmvM8AAAABGWXJGA'</text:p>
          </table:table-cell>
          <table:table-cell office:value-type="string" calcext:value-type="string">
            <text:p>'6d99a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Payara 6 Upgrade'</text:p>
          </table:table-cell>
          <table:table-cell office:value-type="string" calcext:value-type="string">
            <text:p>'LA_kwDOANZmvM8AAAABG1TB8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Issues and PRs about the move to Jakarta EE 10 + Payara 6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: GREI WG'</text:p>
          </table:table-cell>
          <table:table-cell office:value-type="string" calcext:value-type="string">
            <text:p>'LA_kwDOANZmvM8AAAABG9ic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3.2'</text:p>
          </table:table-cell>
          <table:table-cell office:value-type="string" calcext:value-type="string">
            <text:p>'LA_kwDOANZmvM8AAAABG9tQ8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1.3.2 | Research and discovery phase for biomedical workflows support | 5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rint: IsReady'</text:p>
          </table:table-cell>
          <table:table-cell office:value-type="string" calcext:value-type="string">
            <text:p>'LA_kwDOANZmvM8AAAABHGf2wg'</text:p>
          </table:table-cell>
          <table:table-cell office:value-type="string" calcext:value-type="string">
            <text:p>'81E694'</text:p>
          </table:table-cell>
          <table:table-cell office:value-type="string" calcext:value-type="string">
            <text:p>'This issue is ready to be put into a spri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ANZmvM8AAAABHGgHZ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Related to resolving email issues in Producti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ANZmvM8AAAABIWNO2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ANZmvM8AAAABIWNUd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ANZmvM8AAAABIWNcc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ANZmvM8AAAABIWNip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ANZmvM8AAAABIWbk-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olicy'</text:p>
          </table:table-cell>
          <table:table-cell office:value-type="string" calcext:value-type="string">
            <text:p>'LA_kwDOANZmvM8AAAABIZt_kg'</text:p>
          </table:table-cell>
          <table:table-cell office:value-type="string" calcext:value-type="string">
            <text:p>'A3B21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ANZmvM8AAAABIZ5Q1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rint Retrospective'</text:p>
          </table:table-cell>
          <table:table-cell office:value-type="string" calcext:value-type="string">
            <text:p>'LA_kwDOANZmvM8AAAABIaipPw'</text:p>
          </table:table-cell>
          <table:table-cell office:value-type="string" calcext:value-type="string">
            <text:p>'2640B5'</text:p>
          </table:table-cell>
          <table:table-cell office:value-type="string" calcext:value-type="string">
            <text:p>'This is a special issue. It came out of the team retrospectiv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ASU'</text:p>
          </table:table-cell>
          <table:table-cell office:value-type="string" calcext:value-type="string">
            <text:p>'LA_kwDOANZmvM8AAAABIa2-BA'</text:p>
          </table:table-cell>
          <table:table-cell office:value-type="string" calcext:value-type="string">
            <text:p>'bfdadc'</text:p>
          </table:table-cell>
          <table:table-cell office:value-type="string" calcext:value-type="string">
            <text:p>'Arizona State Univ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OpenDP Integration'</text:p>
          </table:table-cell>
          <table:table-cell office:value-type="string" calcext:value-type="string">
            <text:p>'LA_kwDOANZmvM8AAAABKHGE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Asscociated with NIH GREI deliverable 1.6.1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ech Debt'</text:p>
          </table:table-cell>
          <table:table-cell office:value-type="string" calcext:value-type="string">
            <text:p>'LA_kwDOANZmvM8AAAABKdRLag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I/UX: Design'</text:p>
          </table:table-cell>
          <table:table-cell office:value-type="string" calcext:value-type="string">
            <text:p>'LA_kwDOANZmvM8AAAABK040iQ'</text:p>
          </table:table-cell>
          <table:table-cell office:value-type="string" calcext:value-type="string">
            <text:p>'66B78B'</text:p>
          </table:table-cell>
          <table:table-cell office:value-type="string" calcext:value-type="string">
            <text:p>'this issue needs input on the design of the UI and from the product owner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ANZmvM8AAAABLi_KW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PM has called this issue out specifically for siz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ANZmvM8AAAABLm-6P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needs discussion for clarification, prioritization, or siz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ANZmvM8AAAABLvfUEg'</text:p>
          </table:table-cell>
          <table:table-cell office:value-type="string" calcext:value-type="string">
            <text:p>'62B9EF'</text:p>
          </table:table-cell>
          <table:table-cell office:value-type="string" calcext:value-type="string">
            <text:p>'Issues that have made it into Ready for QA or further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evOps: Problem'</text:p>
          </table:table-cell>
          <table:table-cell office:value-type="string" calcext:value-type="string">
            <text:p>'LA_kwDOANZmvM8AAAABMFK5pQ'</text:p>
          </table:table-cell>
          <table:table-cell office:value-type="string" calcext:value-type="string">
            <text:p>'3C7CBC'</text:p>
          </table:table-cell>
          <table:table-cell office:value-type="string" calcext:value-type="string">
            <text:p>'Indicates we have an issue with our dev/QA environme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GDC: Interop With DV'</text:p>
          </table:table-cell>
          <table:table-cell office:value-type="string" calcext:value-type="string">
            <text:p>'LA_kwDOANZmvM8AAAABMWng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Google datacommons/Dataverse Interoperabilit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5 Core PIDs'</text:p>
          </table:table-cell>
          <table:table-cell office:value-type="string" calcext:value-type="string">
            <text:p>'LA_kwDOANZmvM8AAAABMaIwp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Increment defining how we support the 5 core PI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3.1'</text:p>
          </table:table-cell>
          <table:table-cell office:value-type="string" calcext:value-type="string">
            <text:p>'LA_kwDOANZmvM8AAAABMbUeH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2.3.1 |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3.2'</text:p>
          </table:table-cell>
          <table:table-cell office:value-type="string" calcext:value-type="string">
            <text:p>'LA_kwDOANZmvM8AAAABMbUiu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2.3.2 <text:s/>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ANZmvM8AAAABMwNeW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No coding involved. corner case Placeholder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Dataset: large number of files'</text:p>
          </table:table-cell>
          <table:table-cell office:value-type="string" calcext:value-type="string">
            <text:p>'LA_kwDOANZmvM8AAAABMwVz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7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SonarQubeCleanup'</text:p>
          </table:table-cell>
          <table:table-cell office:value-type="string" calcext:value-type="string">
            <text:p>'LA_kwDOANZmvM8AAAABNpCv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Issues related to cleanup based on Sonar Cube too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FixRateLimitingBehaviors'</text:p>
          </table:table-cell>
          <table:table-cell office:value-type="string" calcext:value-type="string">
            <text:p>'LA_kwDOANZmvM8AAAABNpETr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ddress this collection of issues that impact rate limi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1'</text:p>
          </table:table-cell>
          <table:table-cell office:value-type="string" calcext:value-type="string">
            <text:p>'LA_kwDOANZmvM8AAAABNpKqI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Community Backlog (Phil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2'</text:p>
          </table:table-cell>
          <table:table-cell office:value-type="string" calcext:value-type="string">
            <text:p>'LA_kwDOANZmvM8AAAABNpKrn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HERMES (Oliver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3'</text:p>
          </table:table-cell>
          <table:table-cell office:value-type="string" calcext:value-type="string">
            <text:p>'LA_kwDOANZmvM8AAAABNpKtN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External Commitments (Jim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4'</text:p>
          </table:table-cell>
          <table:table-cell office:value-type="string" calcext:value-type="string">
            <text:p>'LA_kwDOANZmvM8AAAABNpKvk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Dataverse Team (Gustavo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5'</text:p>
          </table:table-cell>
          <table:table-cell office:value-type="string" calcext:value-type="string">
            <text:p>'LA_kwDOANZmvM8AAAABNpKwR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SonarQube cleanup (Gustavo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6'</text:p>
          </table:table-cell>
          <table:table-cell office:value-type="string" calcext:value-type="string">
            <text:p>'LA_kwDOANZmvM8AAAABNpKxQQ'</text:p>
          </table:table-cell>
          <table:table-cell office:value-type="string" calcext:value-type="string">
            <text:p>'FAF9E3'</text:p>
          </table:table-cell>
          <table:table-cell office:value-type="string" calcext:value-type="string">
            <text:p>'Harvard Dataverse Instance (Sonia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7'</text:p>
          </table:table-cell>
          <table:table-cell office:value-type="string" calcext:value-type="string">
            <text:p>'LA_kwDOANZmvM8AAAABNpKy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NIH NetCDF (Phil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8'</text:p>
          </table:table-cell>
          <table:table-cell office:value-type="string" calcext:value-type="string">
            <text:p>'LA_kwDOANZmvM8AAAABNpKy_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Datacommons/DV Interop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9'</text:p>
          </table:table-cell>
          <table:table-cell office:value-type="string" calcext:value-type="string">
            <text:p>'LA_kwDOANZmvM8AAAABNpKz0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5 Core PI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0'</text:p>
          </table:table-cell>
          <table:table-cell office:value-type="string" calcext:value-type="string">
            <text:p>'LA_kwDOANZmvM8AAAABNpK1C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Upgrades in Prep for DV6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1'</text:p>
          </table:table-cell>
          <table:table-cell office:value-type="string" calcext:value-type="string">
            <text:p>'LA_kwDOANZmvM8AAAABNpK1Y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NIH bklog items (Stefano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2'</text:p>
          </table:table-cell>
          <table:table-cell office:value-type="string" calcext:value-type="string">
            <text:p>'LA_kwDOANZmvM8AAAABNpK13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Re-arch: Auth MVP (Phil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3'</text:p>
          </table:table-cell>
          <table:table-cell office:value-type="string" calcext:value-type="string">
            <text:p>'LA_kwDOANZmvM8AAAABNpK2h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Re-arch: SPA MVP (Guillermo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4'</text:p>
          </table:table-cell>
          <table:table-cell office:value-type="string" calcext:value-type="string">
            <text:p>'LA_kwDOANZmvM8AAAABNpK3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A backlog reporting/tracking 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DataverseInDocker'</text:p>
          </table:table-cell>
          <table:table-cell office:value-type="string" calcext:value-type="string">
            <text:p>'LA_kwDOANZmvM8AAAABNtjTd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of running Dataverse within Docker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5.1'</text:p>
          </table:table-cell>
          <table:table-cell office:value-type="string" calcext:value-type="string">
            <text:p>'LA_kwDOANZmvM8AAAABN1WW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esign and implement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ANZmvM8AAAABOPHy4g'</text:p>
          </table:table-cell>
          <table:table-cell office:value-type="string" calcext:value-type="string">
            <text:p>'C1B8FF'</text:p>
          </table:table-cell>
          <table:table-cell office:value-type="string" calcext:value-type="string">
            <text:p>'appears at https://github.com/IQSS/dataverse/contribut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ImproveJsonValidation'</text:p>
          </table:table-cell>
          <table:table-cell office:value-type="string" calcext:value-type="string">
            <text:p>'LA_kwDOANZmvM8AAAABOg0FG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6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1.1'</text:p>
          </table:table-cell>
          <table:table-cell office:value-type="string" calcext:value-type="string">
            <text:p>'LA_kwDOANZmvM8AAAABOyytz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1.2'</text:p>
          </table:table-cell>
          <table:table-cell office:value-type="string" calcext:value-type="string">
            <text:p>'LA_kwDOANZmvM8AAAABOyyua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2.1'</text:p>
          </table:table-cell>
          <table:table-cell office:value-type="string" calcext:value-type="string">
            <text:p>'LA_kwDOANZmvM8AAAABOyyu4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2.2'</text:p>
          </table:table-cell>
          <table:table-cell office:value-type="string" calcext:value-type="string">
            <text:p>'LA_kwDOANZmvM8AAAABOyyv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3.1'</text:p>
          </table:table-cell>
          <table:table-cell office:value-type="string" calcext:value-type="string">
            <text:p>'LA_kwDOANZmvM8AAAABOyywM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3.2'</text:p>
          </table:table-cell>
          <table:table-cell office:value-type="string" calcext:value-type="string">
            <text:p>'LA_kwDOANZmvM8AAAABOyyw6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4.1'</text:p>
          </table:table-cell>
          <table:table-cell office:value-type="string" calcext:value-type="string">
            <text:p>'LA_kwDOANZmvM8AAAABOyyx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4.2'</text:p>
          </table:table-cell>
          <table:table-cell office:value-type="string" calcext:value-type="string">
            <text:p>'LA_kwDOANZmvM8AAAABOyyxt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5.1'</text:p>
          </table:table-cell>
          <table:table-cell office:value-type="string" calcext:value-type="string">
            <text:p>'LA_kwDOANZmvM8AAAABOyyx0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5.2'</text:p>
          </table:table-cell>
          <table:table-cell office:value-type="string" calcext:value-type="string">
            <text:p>'LA_kwDOANZmvM8AAAABOyyyS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6.1'</text:p>
          </table:table-cell>
          <table:table-cell office:value-type="string" calcext:value-type="string">
            <text:p>'LA_kwDOANZmvM8AAAABOyyzR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6.2'</text:p>
          </table:table-cell>
          <table:table-cell office:value-type="string" calcext:value-type="string">
            <text:p>'LA_kwDOANZmvM8AAAABOyy0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7.1'</text:p>
          </table:table-cell>
          <table:table-cell office:value-type="string" calcext:value-type="string">
            <text:p>'LA_kwDOANZmvM8AAAABOyy0f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7.2'</text:p>
          </table:table-cell>
          <table:table-cell office:value-type="string" calcext:value-type="string">
            <text:p>'LA_kwDOANZmvM8AAAABOyy0n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8.1'</text:p>
          </table:table-cell>
          <table:table-cell office:value-type="string" calcext:value-type="string">
            <text:p>'LA_kwDOANZmvM8AAAABOyy1L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8.2'</text:p>
          </table:table-cell>
          <table:table-cell office:value-type="string" calcext:value-type="string">
            <text:p>'LA_kwDOANZmvM8AAAABOyy2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1.1'</text:p>
          </table:table-cell>
          <table:table-cell office:value-type="string" calcext:value-type="string">
            <text:p>'LA_kwDOANZmvM8AAAABOyy24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1.2'</text:p>
          </table:table-cell>
          <table:table-cell office:value-type="string" calcext:value-type="string">
            <text:p>'LA_kwDOANZmvM8AAAABOyy3I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2.1'</text:p>
          </table:table-cell>
          <table:table-cell office:value-type="string" calcext:value-type="string">
            <text:p>'LA_kwDOANZmvM8AAAABOyy3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2.2'</text:p>
          </table:table-cell>
          <table:table-cell office:value-type="string" calcext:value-type="string">
            <text:p>'LA_kwDOANZmvM8AAAABOyy38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3.1'</text:p>
          </table:table-cell>
          <table:table-cell office:value-type="string" calcext:value-type="string">
            <text:p>'LA_kwDOANZmvM8AAAABOyy46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3.2'</text:p>
          </table:table-cell>
          <table:table-cell office:value-type="string" calcext:value-type="string">
            <text:p>'LA_kwDOANZmvM8AAAABOyy56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4.1'</text:p>
          </table:table-cell>
          <table:table-cell office:value-type="string" calcext:value-type="string">
            <text:p>'LA_kwDOANZmvM8AAAABOyy6D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5.1'</text:p>
          </table:table-cell>
          <table:table-cell office:value-type="string" calcext:value-type="string">
            <text:p>'LA_kwDOANZmvM8AAAABOyy6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6.1'</text:p>
          </table:table-cell>
          <table:table-cell office:value-type="string" calcext:value-type="string">
            <text:p>'LA_kwDOANZmvM8AAAABOyy6t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6.2'</text:p>
          </table:table-cell>
          <table:table-cell office:value-type="string" calcext:value-type="string">
            <text:p>'LA_kwDOANZmvM8AAAABOyy71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7.1'</text:p>
          </table:table-cell>
          <table:table-cell office:value-type="string" calcext:value-type="string">
            <text:p>'LA_kwDOANZmvM8AAAABOyy85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7.2'</text:p>
          </table:table-cell>
          <table:table-cell office:value-type="string" calcext:value-type="string">
            <text:p>'LA_kwDOANZmvM8AAAABOyy9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8.1'</text:p>
          </table:table-cell>
          <table:table-cell office:value-type="string" calcext:value-type="string">
            <text:p>'LA_kwDOANZmvM8AAAABOyy9Y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8.2'</text:p>
          </table:table-cell>
          <table:table-cell office:value-type="string" calcext:value-type="string">
            <text:p>'LA_kwDOANZmvM8AAAABOyy9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LA_kwDOI3pPi88AAAABL7tugQ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ocumentation'</text:p>
          </table:table-cell>
          <table:table-cell office:value-type="string" calcext:value-type="string">
            <text:p>'LA_kwDOI3pPi88AAAABL7tukA'</text:p>
          </table:table-cell>
          <table:table-cell office:value-type="string" calcext:value-type="string">
            <text:p>'0075ca'</text:p>
          </table:table-cell>
          <table:table-cell office:value-type="string" calcext:value-type="string">
            <text:p>'Improvements or additions to documentati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LA_kwDOI3pPi88AAAABL7turQ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LA_kwDOI3pPi88AAAABL7tusA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I3pPi88AAAABL7tutw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LA_kwDOI3pPi88AAAABL7tuvg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LA_kwDOI3pPi88AAAABL7tuxg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LA_kwDOI3pPi88AAAABL7tu0A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LA_kwDOI3pPi88AAAABL7tu2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I3pPi88AAAABMeSO0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I3pPi88AAAABMeSUe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I3pPi88AAAABMeSas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I3pPi88AAAABMeSgW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I3pPi88AAAABMeSmZ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I3pPi88AAAABMeSsN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I3pPi88AAAABNo9Y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Deliverabl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MVP Milestone 1'</text:p>
          </table:table-cell>
          <table:table-cell office:value-type="string" calcext:value-type="string">
            <text:p>'LA_kwDOI3pPi88AAAABOBg-og'</text:p>
          </table:table-cell>
          <table:table-cell office:value-type="string" calcext:value-type="string">
            <text:p>'D4C5F9'</text:p>
          </table:table-cell>
          <table:table-cell office:value-type="string" calcext:value-type="string">
            <text:p>'MVP Milestone 1: The Setup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MVP Milestone 2'</text:p>
          </table:table-cell>
          <table:table-cell office:value-type="string" calcext:value-type="string">
            <text:p>'LA_kwDOI3pPi88AAAABOBhDmQ'</text:p>
          </table:table-cell>
          <table:table-cell office:value-type="string" calcext:value-type="string">
            <text:p>'CD13E8'</text:p>
          </table:table-cell>
          <table:table-cell office:value-type="string" calcext:value-type="string">
            <text:p>'MVP Milestone 2: Add a Datase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LA_kwDOI3pPi88AAAABOBo1d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LA_kwDOI3pPi88AAAABOBo6C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LA_kwDOI3pPi88AAAABOBpMVA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LA_kwDOI3pPi88AAAABOBqQ1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LA_kwDOI3pPi88AAAABOBqsb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Infra &amp; Deployment Setup'</text:p>
          </table:table-cell>
          <table:table-cell office:value-type="string" calcext:value-type="string">
            <text:p>'LA_kwDOI3pPi88AAAABOZKlZw'</text:p>
          </table:table-cell>
          <table:table-cell office:value-type="string" calcext:value-type="string">
            <text:p>'5319E7'</text:p>
          </table:table-cell>
          <table:table-cell office:value-type="string" calcext:value-type="string">
            <text:p>'Deliverable: Infra &amp; Deployment Setup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Design System'</text:p>
          </table:table-cell>
          <table:table-cell office:value-type="string" calcext:value-type="string">
            <text:p>'LA_kwDOI3pPi88AAAABOZOUzA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Deliverable: Design System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API connectivity'</text:p>
          </table:table-cell>
          <table:table-cell office:value-type="string" calcext:value-type="string">
            <text:p>'LA_kwDOI3pPi88AAAABOdZ_Cw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Deliverable: API connectivit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1-t01'</text:p>
          </table:table-cell>
          <table:table-cell office:value-type="string" calcext:value-type="string">
            <text:p>'LA_kwDOI3pPi88AAAABOy9BU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1-t02'</text:p>
          </table:table-cell>
          <table:table-cell office:value-type="string" calcext:value-type="string">
            <text:p>'LA_kwDOI3pPi88AAAABOy9CW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2-t01'</text:p>
          </table:table-cell>
          <table:table-cell office:value-type="string" calcext:value-type="string">
            <text:p>'LA_kwDOI3pPi88AAAABOy9D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2-t02'</text:p>
          </table:table-cell>
          <table:table-cell office:value-type="string" calcext:value-type="string">
            <text:p>'LA_kwDOI3pPi88AAAABOy9E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3-t01'</text:p>
          </table:table-cell>
          <table:table-cell office:value-type="string" calcext:value-type="string">
            <text:p>'LA_kwDOI3pPi88AAAABOy9F6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3-t02'</text:p>
          </table:table-cell>
          <table:table-cell office:value-type="string" calcext:value-type="string">
            <text:p>'LA_kwDOI3pPi88AAAABOy9H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4-t01'</text:p>
          </table:table-cell>
          <table:table-cell office:value-type="string" calcext:value-type="string">
            <text:p>'LA_kwDOI3pPi88AAAABOy9H8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4-t02'</text:p>
          </table:table-cell>
          <table:table-cell office:value-type="string" calcext:value-type="string">
            <text:p>'LA_kwDOI3pPi88AAAABOy9J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5-t01'</text:p>
          </table:table-cell>
          <table:table-cell office:value-type="string" calcext:value-type="string">
            <text:p>'LA_kwDOI3pPi88AAAABOy9Kk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5-t02'</text:p>
          </table:table-cell>
          <table:table-cell office:value-type="string" calcext:value-type="string">
            <text:p>'LA_kwDOI3pPi88AAAABOy9O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6-t01'</text:p>
          </table:table-cell>
          <table:table-cell office:value-type="string" calcext:value-type="string">
            <text:p>'LA_kwDOI3pPi88AAAABOy9P0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6-t02'</text:p>
          </table:table-cell>
          <table:table-cell office:value-type="string" calcext:value-type="string">
            <text:p>'LA_kwDOI3pPi88AAAABOy9RM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7-t01'</text:p>
          </table:table-cell>
          <table:table-cell office:value-type="string" calcext:value-type="string">
            <text:p>'LA_kwDOI3pPi88AAAABOy9Sg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7-t02'</text:p>
          </table:table-cell>
          <table:table-cell office:value-type="string" calcext:value-type="string">
            <text:p>'LA_kwDOI3pPi88AAAABOy9Ts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8-t01'</text:p>
          </table:table-cell>
          <table:table-cell office:value-type="string" calcext:value-type="string">
            <text:p>'LA_kwDOI3pPi88AAAABOy9U8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8-t02'</text:p>
          </table:table-cell>
          <table:table-cell office:value-type="string" calcext:value-type="string">
            <text:p>'LA_kwDOI3pPi88AAAABOy9W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1-t01'</text:p>
          </table:table-cell>
          <table:table-cell office:value-type="string" calcext:value-type="string">
            <text:p>'LA_kwDOI3pPi88AAAABOy9X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1-t02'</text:p>
          </table:table-cell>
          <table:table-cell office:value-type="string" calcext:value-type="string">
            <text:p>'LA_kwDOI3pPi88AAAABOy9Yo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2-t01'</text:p>
          </table:table-cell>
          <table:table-cell office:value-type="string" calcext:value-type="string">
            <text:p>'LA_kwDOI3pPi88AAAABOy9Zm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2-t02'</text:p>
          </table:table-cell>
          <table:table-cell office:value-type="string" calcext:value-type="string">
            <text:p>'LA_kwDOI3pPi88AAAABOy9a0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3-t01'</text:p>
          </table:table-cell>
          <table:table-cell office:value-type="string" calcext:value-type="string">
            <text:p>'LA_kwDOI3pPi88AAAABOy9cB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3-t02'</text:p>
          </table:table-cell>
          <table:table-cell office:value-type="string" calcext:value-type="string">
            <text:p>'LA_kwDOI3pPi88AAAABOy9dW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4-t01'</text:p>
          </table:table-cell>
          <table:table-cell office:value-type="string" calcext:value-type="string">
            <text:p>'LA_kwDOI3pPi88AAAABOy9eQ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5-t01'</text:p>
          </table:table-cell>
          <table:table-cell office:value-type="string" calcext:value-type="string">
            <text:p>'LA_kwDOI3pPi88AAAABOy9fc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6-t01'</text:p>
          </table:table-cell>
          <table:table-cell office:value-type="string" calcext:value-type="string">
            <text:p>'LA_kwDOI3pPi88AAAABOy9gm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6-t02'</text:p>
          </table:table-cell>
          <table:table-cell office:value-type="string" calcext:value-type="string">
            <text:p>'LA_kwDOI3pPi88AAAABOy9h3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7-t01'</text:p>
          </table:table-cell>
          <table:table-cell office:value-type="string" calcext:value-type="string">
            <text:p>'LA_kwDOI3pPi88AAAABOy9j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7-t02'</text:p>
          </table:table-cell>
          <table:table-cell office:value-type="string" calcext:value-type="string">
            <text:p>'LA_kwDOI3pPi88AAAABOy9ka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8-t01'</text:p>
          </table:table-cell>
          <table:table-cell office:value-type="string" calcext:value-type="string">
            <text:p>'LA_kwDOI3pPi88AAAABOy9lo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8-t02'</text:p>
          </table:table-cell>
          <table:table-cell office:value-type="string" calcext:value-type="string">
            <text:p>'LA_kwDOI3pPi88AAAABOy9my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LA_kwDOIwMRzc8AAAABKZM0bg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ocumentation'</text:p>
          </table:table-cell>
          <table:table-cell office:value-type="string" calcext:value-type="string">
            <text:p>'LA_kwDOIwMRzc8AAAABKZM0dQ'</text:p>
          </table:table-cell>
          <table:table-cell office:value-type="string" calcext:value-type="string">
            <text:p>'0F9C56'</text:p>
          </table:table-cell>
          <table:table-cell office:value-type="string" calcext:value-type="string">
            <text:p>'Improvements or additions to documentati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LA_kwDOIwMRzc8AAAABKZM0eQ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LA_kwDOIwMRzc8AAAABKZM0fw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IwMRzc8AAAABKZM0hA'</text:p>
          </table:table-cell>
          <table:table-cell office:value-type="string" calcext:value-type="string">
            <text:p>'C1B8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LA_kwDOIwMRzc8AAAABKZM0iA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LA_kwDOIwMRzc8AAAABKZM0jA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LA_kwDOIwMRzc8AAAABKZM0kA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LA_kwDOIwMRzc8AAAABKZM0k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rint Retrospective'</text:p>
          </table:table-cell>
          <table:table-cell office:value-type="string" calcext:value-type="string">
            <text:p>'LA_kwDOIwMRzc8AAAABKZPfVA'</text:p>
          </table:table-cell>
          <table:table-cell office:value-type="string" calcext:value-type="string">
            <text:p>'2640B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'</text:p>
          </table:table-cell>
          <table:table-cell office:value-type="string" calcext:value-type="string">
            <text:p>'LA_kwDOIwMRzc8AAAABN1dw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docs.google.com/document/d/1RdifpHJDFqx8Y8-Dsv_VnnTgezjNHKpSyRei4cw3C-k/edit?usp=shar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ev'</text:p>
          </table:table-cell>
          <table:table-cell office:value-type="string" calcext:value-type="string">
            <text:p>'LA_kwDOIwMRzc8AAAABN1f0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to be measured as defined for developme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netcdf-hdf5'</text:p>
          </table:table-cell>
          <table:table-cell office:value-type="string" calcext:value-type="string">
            <text:p>'LA_kwDOIwMRzc8AAAABN1iI2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Funding: https://tinyurl.com/NIH-NetCDF-and-HDF5-aim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ImproveJsonValidation'</text:p>
          </table:table-cell>
          <table:table-cell office:value-type="string" calcext:value-type="string">
            <text:p>'LA_kwDOIwMRzc8AAAABOg4Aj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6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FixRateLimitingBehaviors'</text:p>
          </table:table-cell>
          <table:table-cell office:value-type="string" calcext:value-type="string">
            <text:p>'LA_kwDOIwMRzc8AAAABOg4F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SonarQubeCleanup'</text:p>
          </table:table-cell>
          <table:table-cell office:value-type="string" calcext:value-type="string">
            <text:p>'LA_kwDOIwMRzc8AAAABOg4Gs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ataverseInDocker'</text:p>
          </table:table-cell>
          <table:table-cell office:value-type="string" calcext:value-type="string">
            <text:p>'LA_kwDOIwMRzc8AAAABOg4Iu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Payara 6 Upgrade'</text:p>
          </table:table-cell>
          <table:table-cell office:value-type="string" calcext:value-type="string">
            <text:p>'LA_kwDOIwMRzc8AAAABOg4KH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5 Core PIDs'</text:p>
          </table:table-cell>
          <table:table-cell office:value-type="string" calcext:value-type="string">
            <text:p>'LA_kwDOIwMRzc8AAAABOg4MP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OpenDP Integration'</text:p>
          </table:table-cell>
          <table:table-cell office:value-type="string" calcext:value-type="string">
            <text:p>'LA_kwDOIwMRzc8AAAABOg4NB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GDC: Interop With DV'</text:p>
          </table:table-cell>
          <table:table-cell office:value-type="string" calcext:value-type="string">
            <text:p>'LA_kwDOIwMRzc8AAAABOg4OH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IwMRzc8AAAABOg5oQ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klog: Deliverable'</text:p>
          </table:table-cell>
          <table:table-cell office:value-type="string" calcext:value-type="string">
            <text:p>'LA_kwDOIwMRzc8AAAABOg5rfw'</text:p>
          </table:table-cell>
          <table:table-cell office:value-type="string" calcext:value-type="string">
            <text:p>'DE171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earch/Browse'</text:p>
          </table:table-cell>
          <table:table-cell office:value-type="string" calcext:value-type="string">
            <text:p>'LA_kwDOIwMRzc8AAAABOhGeb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1'</text:p>
          </table:table-cell>
          <table:table-cell office:value-type="string" calcext:value-type="string">
            <text:p>'LA_kwDOIwMRzc8AAAABOhKWX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2'</text:p>
          </table:table-cell>
          <table:table-cell office:value-type="string" calcext:value-type="string">
            <text:p>'LA_kwDOIwMRzc8AAAABOhKX4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3'</text:p>
          </table:table-cell>
          <table:table-cell office:value-type="string" calcext:value-type="string">
            <text:p>'LA_kwDOIwMRzc8AAAABOhKYj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4'</text:p>
          </table:table-cell>
          <table:table-cell office:value-type="string" calcext:value-type="string">
            <text:p>'LA_kwDOIwMRzc8AAAABOhKZ4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5'</text:p>
          </table:table-cell>
          <table:table-cell office:value-type="string" calcext:value-type="string">
            <text:p>'LA_kwDOIwMRzc8AAAABOhKao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6'</text:p>
          </table:table-cell>
          <table:table-cell office:value-type="string" calcext:value-type="string">
            <text:p>'LA_kwDOIwMRzc8AAAABOhKblg'</text:p>
          </table:table-cell>
          <table:table-cell office:value-type="string" calcext:value-type="string">
            <text:p>'FAF9E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7'</text:p>
          </table:table-cell>
          <table:table-cell office:value-type="string" calcext:value-type="string">
            <text:p>'LA_kwDOIwMRzc8AAAABOhKck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8'</text:p>
          </table:table-cell>
          <table:table-cell office:value-type="string" calcext:value-type="string">
            <text:p>'LA_kwDOIwMRzc8AAAABOhKd1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9'</text:p>
          </table:table-cell>
          <table:table-cell office:value-type="string" calcext:value-type="string">
            <text:p>'LA_kwDOIwMRzc8AAAABOhKfS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0'</text:p>
          </table:table-cell>
          <table:table-cell office:value-type="string" calcext:value-type="string">
            <text:p>'LA_kwDOIwMRzc8AAAABOhKh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1'</text:p>
          </table:table-cell>
          <table:table-cell office:value-type="string" calcext:value-type="string">
            <text:p>'LA_kwDOIwMRzc8AAAABOhKin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2'</text:p>
          </table:table-cell>
          <table:table-cell office:value-type="string" calcext:value-type="string">
            <text:p>'LA_kwDOIwMRzc8AAAABOhKjz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3'</text:p>
          </table:table-cell>
          <table:table-cell office:value-type="string" calcext:value-type="string">
            <text:p>'LA_kwDOIwMRzc8AAAABOhKl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4'</text:p>
          </table:table-cell>
          <table:table-cell office:value-type="string" calcext:value-type="string">
            <text:p>'LA_kwDOIwMRzc8AAAABOhKmR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5.1'</text:p>
          </table:table-cell>
          <table:table-cell office:value-type="string" calcext:value-type="string">
            <text:p>'LA_kwDOIwMRzc8AAAABOhKor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tatus: UX &amp; UI'</text:p>
          </table:table-cell>
          <table:table-cell office:value-type="string" calcext:value-type="string">
            <text:p>'LA_kwDOIwMRzc8AAAABOhLKUw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LA_kwDOIwMRzc8AAAABOhLLTg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Suggestion'</text:p>
          </table:table-cell>
          <table:table-cell office:value-type="string" calcext:value-type="string">
            <text:p>'LA_kwDOIwMRzc8AAAABOhLMMQ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tadata'</text:p>
          </table:table-cell>
          <table:table-cell office:value-type="string" calcext:value-type="string">
            <text:p>'LA_kwDOIwMRzc8AAAABOhLMz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PI'</text:p>
          </table:table-cell>
          <table:table-cell office:value-type="string" calcext:value-type="string">
            <text:p>'LA_kwDOIwMRzc8AAAABOhLNV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File Upload &amp; Handling'</text:p>
          </table:table-cell>
          <table:table-cell office:value-type="string" calcext:value-type="string">
            <text:p>'LA_kwDOIwMRzc8AAAABOhLNp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igration'</text:p>
          </table:table-cell>
          <table:table-cell office:value-type="string" calcext:value-type="string">
            <text:p>'LA_kwDOIwMRzc8AAAABOhLOp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Bug'</text:p>
          </table:table-cell>
          <table:table-cell office:value-type="string" calcext:value-type="string">
            <text:p>'LA_kwDOIwMRzc8AAAABOhLPRQ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Code Infrastructure'</text:p>
          </table:table-cell>
          <table:table-cell office:value-type="string" calcext:value-type="string">
            <text:p>'LA_kwDOIwMRzc8AAAABOhLQh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ermissions'</text:p>
          </table:table-cell>
          <table:table-cell office:value-type="string" calcext:value-type="string">
            <text:p>'LA_kwDOIwMRzc8AAAABOhLRq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staller'</text:p>
          </table:table-cell>
          <table:table-cell office:value-type="string" calcext:value-type="string">
            <text:p>'LA_kwDOIwMRzc8AAAABOhLSp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erformance &amp; Stability'</text:p>
          </table:table-cell>
          <table:table-cell office:value-type="string" calcext:value-type="string">
            <text:p>'LA_kwDOIwMRzc8AAAABOhLTj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ccount &amp; User Info'</text:p>
          </table:table-cell>
          <table:table-cell office:value-type="string" calcext:value-type="string">
            <text:p>'LA_kwDOIwMRzc8AAAABOhLUF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LA_kwDOIwMRzc8AAAABOhLU8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ublishing &amp; Versions'</text:p>
          </table:table-cell>
          <table:table-cell office:value-type="string" calcext:value-type="string">
            <text:p>'LA_kwDOIwMRzc8AAAABOhLVl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LA_kwDOIwMRzc8AAAABOhLWU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ataverse General Info'</text:p>
          </table:table-cell>
          <table:table-cell office:value-type="string" calcext:value-type="string">
            <text:p>'LA_kwDOIwMRzc8AAAABOhLW9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Harvesting'</text:p>
          </table:table-cell>
          <table:table-cell office:value-type="string" calcext:value-type="string">
            <text:p>'LA_kwDOIwMRzc8AAAABOhLXg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woRavens'</text:p>
          </table:table-cell>
          <table:table-cell office:value-type="string" calcext:value-type="string">
            <text:p>'LA_kwDOIwMRzc8AAAABOhLX5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ataTags'</text:p>
          </table:table-cell>
          <table:table-cell office:value-type="string" calcext:value-type="string">
            <text:p>'LA_kwDOIwMRzc8AAAABOhLYq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uperuser Dashboard'</text:p>
          </table:table-cell>
          <table:table-cell office:value-type="string" calcext:value-type="string">
            <text:p>'LA_kwDOIwMRzc8AAAABOhLZl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ternationalization'</text:p>
          </table:table-cell>
          <table:table-cell office:value-type="string" calcext:value-type="string">
            <text:p>'LA_kwDOIwMRzc8AAAABOhLaSQ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Collaboration: SBGrid'</text:p>
          </table:table-cell>
          <table:table-cell office:value-type="string" calcext:value-type="string">
            <text:p>'LA_kwDOIwMRzc8AAAABOhLbPQ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trics + Reports'</text:p>
          </table:table-cell>
          <table:table-cell office:value-type="string" calcext:value-type="string">
            <text:p>'LA_kwDOIwMRzc8AAAABOhLcKg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Low Hanging Fruit'</text:p>
          </table:table-cell>
          <table:table-cell office:value-type="string" calcext:value-type="string">
            <text:p>'LA_kwDOIwMRzc8AAAABOhLc-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OI &amp; Handle'</text:p>
          </table:table-cell>
          <table:table-cell office:value-type="string" calcext:value-type="string">
            <text:p>'LA_kwDOIwMRzc8AAAABOhLdX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Guestbook'</text:p>
          </table:table-cell>
          <table:table-cell office:value-type="string" calcext:value-type="string">
            <text:p>'LA_kwDOIwMRzc8AAAABOhLd4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 Review Workflow'</text:p>
          </table:table-cell>
          <table:table-cell office:value-type="string" calcext:value-type="string">
            <text:p>'LA_kwDOIwMRzc8AAAABOhLeN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y Data'</text:p>
          </table:table-cell>
          <table:table-cell office:value-type="string" calcext:value-type="string">
            <text:p>'LA_kwDOIwMRzc8AAAABOhLe9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Widgets'</text:p>
          </table:table-cell>
          <table:table-cell office:value-type="string" calcext:value-type="string">
            <text:p>'LA_kwDOIwMRzc8AAAABOhLfl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Notifications'</text:p>
          </table:table-cell>
          <table:table-cell office:value-type="string" calcext:value-type="string">
            <text:p>'LA_kwDOIwMRzc8AAAABOhLgH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eveloper Guide'</text:p>
          </table:table-cell>
          <table:table-cell office:value-type="string" calcext:value-type="string">
            <text:p>'LA_kwDOIwMRzc8AAAABOhLgp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PI Guide'</text:p>
          </table:table-cell>
          <table:table-cell office:value-type="string" calcext:value-type="string">
            <text:p>'LA_kwDOIwMRzc8AAAABOhLhJ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stallation Guide'</text:p>
          </table:table-cell>
          <table:table-cell office:value-type="string" calcext:value-type="string">
            <text:p>'LA_kwDOIwMRzc8AAAABOhLhr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dmin Guide'</text:p>
          </table:table-cell>
          <table:table-cell office:value-type="string" calcext:value-type="string">
            <text:p>'LA_kwDOIwMRzc8AAAABOhLiG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User Guide'</text:p>
          </table:table-cell>
          <table:table-cell office:value-type="string" calcext:value-type="string">
            <text:p>'LA_kwDOIwMRzc8AAAABOhLjQ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tyle Guide'</text:p>
          </table:table-cell>
          <table:table-cell office:value-type="string" calcext:value-type="string">
            <text:p>'LA_kwDOIwMRzc8AAAABOhLjr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Code'</text:p>
          </table:table-cell>
          <table:table-cell office:value-type="string" calcext:value-type="string">
            <text:p>'LA_kwDOIwMRzc8AAAABOhLj7Q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Documentation'</text:p>
          </table:table-cell>
          <table:table-cell office:value-type="string" calcext:value-type="string">
            <text:p>'LA_kwDOIwMRzc8AAAABOhLk3g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Mentor: pdurbin'</text:p>
          </table:table-cell>
          <table:table-cell office:value-type="string" calcext:value-type="string">
            <text:p>'LA_kwDOIwMRzc8AAAABOhLldA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rovenance'</text:p>
          </table:table-cell>
          <table:table-cell office:value-type="string" calcext:value-type="string">
            <text:p>'LA_kwDOIwMRzc8AAAABOhLmy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Cannot Reproduce'</text:p>
          </table:table-cell>
          <table:table-cell office:value-type="string" calcext:value-type="string">
            <text:p>'LA_kwDOIwMRzc8AAAABOhLnhg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Request Access Workflow'</text:p>
          </table:table-cell>
          <table:table-cell office:value-type="string" calcext:value-type="string">
            <text:p>'LA_kwDOIwMRzc8AAAABOhLoI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ssaging'</text:p>
          </table:table-cell>
          <table:table-cell office:value-type="string" calcext:value-type="string">
            <text:p>'LA_kwDOIwMRzc8AAAABOhLo1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Vote to Close: pdurbin'</text:p>
          </table:table-cell>
          <table:table-cell office:value-type="string" calcext:value-type="string">
            <text:p>'LA_kwDOIwMRzc8AAAABOhLpdA'</text:p>
          </table:table-cell>
          <table:table-cell office:value-type="string" calcext:value-type="string">
            <text:p>'00000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LA_kwDOIwMRzc8AAAABOhLqCQ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API User'</text:p>
          </table:table-cell>
          <table:table-cell office:value-type="string" calcext:value-type="string">
            <text:p>'LA_kwDOIwMRzc8AAAABOhLrCQ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LA_kwDOIwMRzc8AAAABOhLrq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LA_kwDOIwMRzc8AAAABOhLr9A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LA_kwDOIwMRzc8AAAABOhLsa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LA_kwDOIwMRzc8AAAABOhLta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Email Dataset Contact'</text:p>
          </table:table-cell>
          <table:table-cell office:value-type="string" calcext:value-type="string">
            <text:p>'LA_kwDOIwMRzc8AAAABOhLtt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Hackathon Participant'</text:p>
          </table:table-cell>
          <table:table-cell office:value-type="string" calcext:value-type="string">
            <text:p>'LA_kwDOIwMRzc8AAAABOhLuM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Technical Debt'</text:p>
          </table:table-cell>
          <table:table-cell office:value-type="string" calcext:value-type="string">
            <text:p>'LA_kwDOIwMRzc8AAAABOhLue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emplates'</text:p>
          </table:table-cell>
          <table:table-cell office:value-type="string" calcext:value-type="string">
            <text:p>'LA_kwDOIwMRzc8AAAABOhLvH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Branding'</text:p>
          </table:table-cell>
          <table:table-cell office:value-type="string" calcext:value-type="string">
            <text:p>'LA_kwDOIwMRzc8AAAABOhLwQ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reservation'</text:p>
          </table:table-cell>
          <table:table-cell office:value-type="string" calcext:value-type="string">
            <text:p>'LA_kwDOIwMRzc8AAAABOhLxMw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irst-timers-only'</text:p>
          </table:table-cell>
          <table:table-cell office:value-type="string" calcext:value-type="string">
            <text:p>'LA_kwDOIwMRzc8AAAABOhLxoA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LA_kwDOIwMRzc8AAAABOhLyM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ccessibility'</text:p>
          </table:table-cell>
          <table:table-cell office:value-type="string" calcext:value-type="string">
            <text:p>'LA_kwDOIwMRzc8AAAABOhSNB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ayara 5 Upgrade'</text:p>
          </table:table-cell>
          <table:table-cell office:value-type="string" calcext:value-type="string">
            <text:p>'LA_kwDOIwMRzc8AAAABOhSO9A'</text:p>
          </table:table-cell>
          <table:table-cell office:value-type="string" calcext:value-type="string">
            <text:p>'f9a89d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toberfest'</text:p>
          </table:table-cell>
          <table:table-cell office:value-type="string" calcext:value-type="string">
            <text:p>'LA_kwDOIwMRzc8AAAABOhSP0w'</text:p>
          </table:table-cell>
          <table:table-cell office:value-type="string" calcext:value-type="string">
            <text:p>'9e1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compatible w/ GF 4'</text:p>
          </table:table-cell>
          <table:table-cell office:value-type="string" calcext:value-type="string">
            <text:p>'LA_kwDOIwMRzc8AAAABOhSQVQ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eaccession'</text:p>
          </table:table-cell>
          <table:table-cell office:value-type="string" calcext:value-type="string">
            <text:p>'LA_kwDOIwMRzc8AAAABOhSQ_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nalytics'</text:p>
          </table:table-cell>
          <table:table-cell office:value-type="string" calcext:value-type="string">
            <text:p>'LA_kwDOIwMRzc8AAAABOhSRo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ependencies'</text:p>
          </table:table-cell>
          <table:table-cell office:value-type="string" calcext:value-type="string">
            <text:p>'LA_kwDOIwMRzc8AAAABOhSShg'</text:p>
          </table:table-cell>
          <table:table-cell office:value-type="string" calcext:value-type="string">
            <text:p>'0366d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Containers &amp; Cloud'</text:p>
          </table:table-cell>
          <table:table-cell office:value-type="string" calcext:value-type="string">
            <text:p>'LA_kwDOIwMRzc8AAAABOhSTIg'</text:p>
          </table:table-cell>
          <table:table-cell office:value-type="string" calcext:value-type="string">
            <text:p>'c61fb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ANS'</text:p>
          </table:table-cell>
          <table:table-cell office:value-type="string" calcext:value-type="string">
            <text:p>'LA_kwDOIwMRzc8AAAABOhSTkg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ciencesPO'</text:p>
          </table:table-cell>
          <table:table-cell office:value-type="string" calcext:value-type="string">
            <text:p>'LA_kwDOIwMRzc8AAAABOhSUZA'</text:p>
          </table:table-cell>
          <table:table-cell office:value-type="string" calcext:value-type="string">
            <text:p>'EA6A4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DL'</text:p>
          </table:table-cell>
          <table:table-cell office:value-type="string" calcext:value-type="string">
            <text:p>'LA_kwDOIwMRzc8AAAABOhSVkw'</text:p>
          </table:table-cell>
          <table:table-cell office:value-type="string" calcext:value-type="string">
            <text:p>'42D23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Working Group: SWC'</text:p>
          </table:table-cell>
          <table:table-cell office:value-type="string" calcext:value-type="string">
            <text:p>'LA_kwDOIwMRzc8AAAABOhSWLQ'</text:p>
          </table:table-cell>
          <table:table-cell office:value-type="string" calcext:value-type="string">
            <text:p>'94705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RMES'</text:p>
          </table:table-cell>
          <table:table-cell office:value-type="string" calcext:value-type="string">
            <text:p>'LA_kwDOIwMRzc8AAAABOhSWug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dc'</text:p>
          </table:table-cell>
          <table:table-cell office:value-type="string" calcext:value-type="string">
            <text:p>'LA_kwDOIwMRzc8AAAABOhSXXg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3a'</text:p>
          </table:table-cell>
          <table:table-cell office:value-type="string" calcext:value-type="string">
            <text:p>'LA_kwDOIwMRzc8AAAABOhSYKQ'</text:p>
          </table:table-cell>
          <table:table-cell office:value-type="string" calcext:value-type="string">
            <text:p>'32A21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 DC'</text:p>
          </table:table-cell>
          <table:table-cell office:value-type="string" calcext:value-type="string">
            <text:p>'LA_kwDOIwMRzc8AAAABOhSY7w'</text:p>
          </table:table-cell>
          <table:table-cell office:value-type="string" calcext:value-type="string">
            <text:p>'BEA1B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QDR'</text:p>
          </table:table-cell>
          <table:table-cell office:value-type="string" calcext:value-type="string">
            <text:p>'LA_kwDOIwMRzc8AAAABOhSZiQ'</text:p>
          </table:table-cell>
          <table:table-cell office:value-type="string" calcext:value-type="string">
            <text:p>'16F04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dexing'</text:p>
          </table:table-cell>
          <table:table-cell office:value-type="string" calcext:value-type="string">
            <text:p>'LA_kwDOIwMRzc8AAAABOhSaX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ike'</text:p>
          </table:table-cell>
          <table:table-cell office:value-type="string" calcext:value-type="string">
            <text:p>'LA_kwDOIwMRzc8AAAABOhSbgw'</text:p>
          </table:table-cell>
          <table:table-cell office:value-type="string" calcext:value-type="string">
            <text:p>'90E97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Controlled Vocabulary'</text:p>
          </table:table-cell>
          <table:table-cell office:value-type="string" calcext:value-type="string">
            <text:p>'LA_kwDOIwMRzc8AAAABOhScF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epic.nih_harvesting'</text:p>
          </table:table-cell>
          <table:table-cell office:value-type="string" calcext:value-type="string">
            <text:p>'LA_kwDOIwMRzc8AAAABOhScv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epic.nih_harvesting_framework'</text:p>
          </table:table-cell>
          <table:table-cell office:value-type="string" calcext:value-type="string">
            <text:p>'LA_kwDOIwMRzc8AAAABOhSdU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3b'</text:p>
          </table:table-cell>
          <table:table-cell office:value-type="string" calcext:value-type="string">
            <text:p>'LA_kwDOIwMRzc8AAAABOhSeWQ'</text:p>
          </table:table-cell>
          <table:table-cell office:value-type="string" calcext:value-type="string">
            <text:p>'5B986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LA_kwDOIwMRzc8AAAABOhSfHw'</text:p>
          </table:table-cell>
          <table:table-cell office:value-type="string" calcext:value-type="string">
            <text:p>'5DA62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LA_kwDOIwMRzc8AAAABOhSf5Q'</text:p>
          </table:table-cell>
          <table:table-cell office:value-type="string" calcext:value-type="string">
            <text:p>'82E75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ternal Infrastructure'</text:p>
          </table:table-cell>
          <table:table-cell office:value-type="string" calcext:value-type="string">
            <text:p>'LA_kwDOIwMRzc8AAAABOhSggQ'</text:p>
          </table:table-cell>
          <table:table-cell office:value-type="string" calcext:value-type="string">
            <text:p>'CC853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IwMRzc8AAAABOhSg7w'</text:p>
          </table:table-cell>
          <table:table-cell office:value-type="string" calcext:value-type="string">
            <text:p>'129AF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ataverseNO'</text:p>
          </table:table-cell>
          <table:table-cell office:value-type="string" calcext:value-type="string">
            <text:p>'LA_kwDOIwMRzc8AAAABOhShgw'</text:p>
          </table:table-cell>
          <table:table-cell office:value-type="string" calcext:value-type="string">
            <text:p>'1888B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JSF'</text:p>
          </table:table-cell>
          <table:table-cell office:value-type="string" calcext:value-type="string">
            <text:p>'LA_kwDOIwMRzc8AAAABOhSiS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Future UI'</text:p>
          </table:table-cell>
          <table:table-cell office:value-type="string" calcext:value-type="string">
            <text:p>'LA_kwDOIwMRzc8AAAABOhSit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JHU'</text:p>
          </table:table-cell>
          <table:table-cell office:value-type="string" calcext:value-type="string">
            <text:p>'LA_kwDOIwMRzc8AAAABOhSjrQ'</text:p>
          </table:table-cell>
          <table:table-cell office:value-type="string" calcext:value-type="string">
            <text:p>'B5279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IwMRzc8AAAABOhSl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6.1'</text:p>
          </table:table-cell>
          <table:table-cell office:value-type="string" calcext:value-type="string">
            <text:p>'LA_kwDOIwMRzc8AAAABOhSmB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7.2'</text:p>
          </table:table-cell>
          <table:table-cell office:value-type="string" calcext:value-type="string">
            <text:p>'LA_kwDOIwMRzc8AAAABOhSmx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4.1'</text:p>
          </table:table-cell>
          <table:table-cell office:value-type="string" calcext:value-type="string">
            <text:p>'LA_kwDOIwMRzc8AAAABOhSn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3.1'</text:p>
          </table:table-cell>
          <table:table-cell office:value-type="string" calcext:value-type="string">
            <text:p>'LA_kwDOIwMRzc8AAAABOhSoW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4.2'</text:p>
          </table:table-cell>
          <table:table-cell office:value-type="string" calcext:value-type="string">
            <text:p>'LA_kwDOIwMRzc8AAAABOhSo1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1.1'</text:p>
          </table:table-cell>
          <table:table-cell office:value-type="string" calcext:value-type="string">
            <text:p>'LA_kwDOIwMRzc8AAAABOhSpv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IwMRzc8AAAABOhSqT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2.2'</text:p>
          </table:table-cell>
          <table:table-cell office:value-type="string" calcext:value-type="string">
            <text:p>'LA_kwDOIwMRzc8AAAABOhSqn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2.1'</text:p>
          </table:table-cell>
          <table:table-cell office:value-type="string" calcext:value-type="string">
            <text:p>'LA_kwDOIwMRzc8AAAABOhSr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6.2'</text:p>
          </table:table-cell>
          <table:table-cell office:value-type="string" calcext:value-type="string">
            <text:p>'LA_kwDOIwMRzc8AAAABOhSr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More APIs'</text:p>
          </table:table-cell>
          <table:table-cell office:value-type="string" calcext:value-type="string">
            <text:p>'LA_kwDOIwMRzc8AAAABOhStH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Geospatial'</text:p>
          </table:table-cell>
          <table:table-cell office:value-type="string" calcext:value-type="string">
            <text:p>'LA_kwDOIwMRzc8AAAABOhStm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IwMRzc8AAAABOhSuc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ll 3 aims are currently under this deliverabl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esting: API'</text:p>
          </table:table-cell>
          <table:table-cell office:value-type="string" calcext:value-type="string">
            <text:p>'LA_kwDOIwMRzc8AAAABOhSvEA'</text:p>
          </table:table-cell>
          <table:table-cell office:value-type="string" calcext:value-type="string">
            <text:p>'6d99a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: GREI WG'</text:p>
          </table:table-cell>
          <table:table-cell office:value-type="string" calcext:value-type="string">
            <text:p>'LA_kwDOIwMRzc8AAAABOhSw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3.2'</text:p>
          </table:table-cell>
          <table:table-cell office:value-type="string" calcext:value-type="string">
            <text:p>'LA_kwDOIwMRzc8AAAABOhSx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rint: IsReady'</text:p>
          </table:table-cell>
          <table:table-cell office:value-type="string" calcext:value-type="string">
            <text:p>'LA_kwDOIwMRzc8AAAABOhSyXQ'</text:p>
          </table:table-cell>
          <table:table-cell office:value-type="string" calcext:value-type="string">
            <text:p>'81E69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IwMRzc8AAAABOhSy_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IwMRzc8AAAABOhSzq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IwMRzc8AAAABOhS0a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IwMRzc8AAAABOhS1l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IwMRzc8AAAABOhS3C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IwMRzc8AAAABOhS3u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olicy'</text:p>
          </table:table-cell>
          <table:table-cell office:value-type="string" calcext:value-type="string">
            <text:p>'LA_kwDOIwMRzc8AAAABOhS4Cg'</text:p>
          </table:table-cell>
          <table:table-cell office:value-type="string" calcext:value-type="string">
            <text:p>'A3B21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IwMRzc8AAAABOhS45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ASU'</text:p>
          </table:table-cell>
          <table:table-cell office:value-type="string" calcext:value-type="string">
            <text:p>'LA_kwDOIwMRzc8AAAABOhS6WQ'</text:p>
          </table:table-cell>
          <table:table-cell office:value-type="string" calcext:value-type="string">
            <text:p>'bfdad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ech Debt'</text:p>
          </table:table-cell>
          <table:table-cell office:value-type="string" calcext:value-type="string">
            <text:p>'LA_kwDOIwMRzc8AAAABOhS8Yg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I/UX: Design'</text:p>
          </table:table-cell>
          <table:table-cell office:value-type="string" calcext:value-type="string">
            <text:p>'LA_kwDOIwMRzc8AAAABOhS9EA'</text:p>
          </table:table-cell>
          <table:table-cell office:value-type="string" calcext:value-type="string">
            <text:p>'66B78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IwMRzc8AAAABOhS9v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IwMRzc8AAAABOhS_Lg'</text:p>
          </table:table-cell>
          <table:table-cell office:value-type="string" calcext:value-type="string">
            <text:p>'62B9E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evOps: Problem'</text:p>
          </table:table-cell>
          <table:table-cell office:value-type="string" calcext:value-type="string">
            <text:p>'LA_kwDOIwMRzc8AAAABOhTAGw'</text:p>
          </table:table-cell>
          <table:table-cell office:value-type="string" calcext:value-type="string">
            <text:p>'3C7CB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3.1'</text:p>
          </table:table-cell>
          <table:table-cell office:value-type="string" calcext:value-type="string">
            <text:p>'LA_kwDOIwMRzc8AAAABOhTCr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3.2'</text:p>
          </table:table-cell>
          <table:table-cell office:value-type="string" calcext:value-type="string">
            <text:p>'LA_kwDOIwMRzc8AAAABOhTD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IwMRzc8AAAABOhTEf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ataset: large number of files'</text:p>
          </table:table-cell>
          <table:table-cell office:value-type="string" calcext:value-type="string">
            <text:p>'LA_kwDOIwMRzc8AAAABOhTE9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1.1'</text:p>
          </table:table-cell>
          <table:table-cell office:value-type="string" calcext:value-type="string">
            <text:p>'LA_kwDOIwMRzc8AAAABOnGI_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1.2'</text:p>
          </table:table-cell>
          <table:table-cell office:value-type="string" calcext:value-type="string">
            <text:p>'LA_kwDOIwMRzc8AAAABOrVTe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2.1'</text:p>
          </table:table-cell>
          <table:table-cell office:value-type="string" calcext:value-type="string">
            <text:p>'LA_kwDOIwMRzc8AAAABOrVTq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2.2'</text:p>
          </table:table-cell>
          <table:table-cell office:value-type="string" calcext:value-type="string">
            <text:p>'LA_kwDOIwMRzc8AAAABOrVT0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3.1'</text:p>
          </table:table-cell>
          <table:table-cell office:value-type="string" calcext:value-type="string">
            <text:p>'LA_kwDOIwMRzc8AAAABOrVT-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3.2'</text:p>
          </table:table-cell>
          <table:table-cell office:value-type="string" calcext:value-type="string">
            <text:p>'LA_kwDOIwMRzc8AAAABOrVUN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4.1'</text:p>
          </table:table-cell>
          <table:table-cell office:value-type="string" calcext:value-type="string">
            <text:p>'LA_kwDOIwMRzc8AAAABOrVUU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4.2'</text:p>
          </table:table-cell>
          <table:table-cell office:value-type="string" calcext:value-type="string">
            <text:p>'LA_kwDOIwMRzc8AAAABOrVUb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5.1'</text:p>
          </table:table-cell>
          <table:table-cell office:value-type="string" calcext:value-type="string">
            <text:p>'LA_kwDOIwMRzc8AAAABOrVUi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5.2'</text:p>
          </table:table-cell>
          <table:table-cell office:value-type="string" calcext:value-type="string">
            <text:p>'LA_kwDOIwMRzc8AAAABOrVUl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6.1'</text:p>
          </table:table-cell>
          <table:table-cell office:value-type="string" calcext:value-type="string">
            <text:p>'LA_kwDOIwMRzc8AAAABOrVUy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6.2'</text:p>
          </table:table-cell>
          <table:table-cell office:value-type="string" calcext:value-type="string">
            <text:p>'LA_kwDOIwMRzc8AAAABOrVU6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71.1'</text:p>
          </table:table-cell>
          <table:table-cell office:value-type="string" calcext:value-type="string">
            <text:p>'LA_kwDOIwMRzc8AAAABOrVVL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7.2'</text:p>
          </table:table-cell>
          <table:table-cell office:value-type="string" calcext:value-type="string">
            <text:p>'LA_kwDOIwMRzc8AAAABOrVVS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8.1'</text:p>
          </table:table-cell>
          <table:table-cell office:value-type="string" calcext:value-type="string">
            <text:p>'LA_kwDOIwMRzc8AAAABOrVVW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8.2'</text:p>
          </table:table-cell>
          <table:table-cell office:value-type="string" calcext:value-type="string">
            <text:p>'LA_kwDOIwMRzc8AAAABOrVVf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1.1'</text:p>
          </table:table-cell>
          <table:table-cell office:value-type="string" calcext:value-type="string">
            <text:p>'LA_kwDOIwMRzc8AAAABOrVVt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1.2'</text:p>
          </table:table-cell>
          <table:table-cell office:value-type="string" calcext:value-type="string">
            <text:p>'LA_kwDOIwMRzc8AAAABOrVV2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2.1'</text:p>
          </table:table-cell>
          <table:table-cell office:value-type="string" calcext:value-type="string">
            <text:p>'LA_kwDOIwMRzc8AAAABOrVV-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2.2'</text:p>
          </table:table-cell>
          <table:table-cell office:value-type="string" calcext:value-type="string">
            <text:p>'LA_kwDOIwMRzc8AAAABOrVWG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3.1'</text:p>
          </table:table-cell>
          <table:table-cell office:value-type="string" calcext:value-type="string">
            <text:p>'LA_kwDOIwMRzc8AAAABOrVWZ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3.2'</text:p>
          </table:table-cell>
          <table:table-cell office:value-type="string" calcext:value-type="string">
            <text:p>'LA_kwDOIwMRzc8AAAABOrVWf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4.1'</text:p>
          </table:table-cell>
          <table:table-cell office:value-type="string" calcext:value-type="string">
            <text:p>'LA_kwDOIwMRzc8AAAABOrVW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5.1'</text:p>
          </table:table-cell>
          <table:table-cell office:value-type="string" calcext:value-type="string">
            <text:p>'LA_kwDOIwMRzc8AAAABOrVWp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6.1'</text:p>
          </table:table-cell>
          <table:table-cell office:value-type="string" calcext:value-type="string">
            <text:p>'LA_kwDOIwMRzc8AAAABOrVW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6.2'</text:p>
          </table:table-cell>
          <table:table-cell office:value-type="string" calcext:value-type="string">
            <text:p>'LA_kwDOIwMRzc8AAAABOrVW0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7.1'</text:p>
          </table:table-cell>
          <table:table-cell office:value-type="string" calcext:value-type="string">
            <text:p>'LA_kwDOIwMRzc8AAAABOrVXA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7.2'</text:p>
          </table:table-cell>
          <table:table-cell office:value-type="string" calcext:value-type="string">
            <text:p>'LA_kwDOIwMRzc8AAAABOrVza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GREI 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8.1'</text:p>
          </table:table-cell>
          <table:table-cell office:value-type="string" calcext:value-type="string">
            <text:p>'LA_kwDOIwMRzc8AAAABOrVz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GREI, yr2, aim8, task1: Design and create new data curation services focused on biomedical.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8.2'</text:p>
          </table:table-cell>
          <table:table-cell office:value-type="string" calcext:value-type="string">
            <text:p>'LA_kwDOIwMRzc8AAAABOrVzv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MDU6TGFiZWwxMjczNTAzODUw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MDU6TGFiZWwxMjczNTAzODUx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xMjczNTAzODUy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MDU6TGFiZWwxMjczNTAzODU0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MDU6TGFiZWwxMjczNTAzODUz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MDU6TGFiZWwxMjczNTAzODU1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MDU6TGFiZWwxMjczNTAzODU2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MDU6TGFiZWwxMjczNTAzODU3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CnjvWM8AAAABDQTW9g'</text:p>
          </table:table-cell>
          <table:table-cell office:value-type="string" calcext:value-type="string">
            <text:p>'51F8C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postmortem.V5.11'</text:p>
          </table:table-cell>
          <table:table-cell office:value-type="string" calcext:value-type="string">
            <text:p>'LA_kwDOCnjvWM8AAAABDQUCfQ'</text:p>
          </table:table-cell>
          <table:table-cell office:value-type="string" calcext:value-type="string">
            <text:p>'829DE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CnjvWM8AAAABHGhDH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relates to ops email issu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CnjvWM8AAAABI2rQm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CnjvWM8AAAABI2rz8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CnjvWM8AAAABI2r9Y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CnjvWM8AAAABI2sC8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CnjvWM8AAAABI2sLb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CnjvWM8AAAABI2sPW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</table:table-row>
      </table:table>
      <table:table table:name="labels-orig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ID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RepoID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LabelID</text:p>
          </table:table-cell>
          <table:table-cell office:value-type="string" calcext:value-type="string">
            <text:p>LabelColor</text:p>
          </table:table-cell>
          <table:table-cell office:value-type="string" calcext:value-type="string">
            <text:p>LabelDescription</text:p>
          </table:table-cell>
          <table:table-cell office:value-type="string" calcext:value-type="string">
            <text:p>RUNLABE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LA_kwDOI3pPi88AAAABL7tugQ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API connectivity'</text:p>
          </table:table-cell>
          <table:table-cell office:value-type="string" calcext:value-type="string">
            <text:p>'LA_kwDOI3pPi88AAAABOdZ_Cw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Deliverable: API connectivit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Design System'</text:p>
          </table:table-cell>
          <table:table-cell office:value-type="string" calcext:value-type="string">
            <text:p>'LA_kwDOI3pPi88AAAABOZOUzA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Deliverable: Design System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Infra &amp; Deployment Setup'</text:p>
          </table:table-cell>
          <table:table-cell office:value-type="string" calcext:value-type="string">
            <text:p>'LA_kwDOI3pPi88AAAABOZKlZw'</text:p>
          </table:table-cell>
          <table:table-cell office:value-type="string" calcext:value-type="string">
            <text:p>'5319E7'</text:p>
          </table:table-cell>
          <table:table-cell office:value-type="string" calcext:value-type="string">
            <text:p>'Deliverable: Infra &amp; Deployment Setup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ocumentation'</text:p>
          </table:table-cell>
          <table:table-cell office:value-type="string" calcext:value-type="string">
            <text:p>'LA_kwDOI3pPi88AAAABL7tukA'</text:p>
          </table:table-cell>
          <table:table-cell office:value-type="string" calcext:value-type="string">
            <text:p>'0075ca'</text:p>
          </table:table-cell>
          <table:table-cell office:value-type="string" calcext:value-type="string">
            <text:p>'Improvements or additions to documentati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LA_kwDOI3pPi88AAAABL7turQ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LA_kwDOI3pPi88AAAABL7tusA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I3pPi88AAAABL7tutw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LA_kwDOI3pPi88AAAABL7tuvg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LA_kwDOI3pPi88AAAABL7tuxg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MVP Milestone 1'</text:p>
          </table:table-cell>
          <table:table-cell office:value-type="string" calcext:value-type="string">
            <text:p>'LA_kwDOI3pPi88AAAABOBg-og'</text:p>
          </table:table-cell>
          <table:table-cell office:value-type="string" calcext:value-type="string">
            <text:p>'D4C5F9'</text:p>
          </table:table-cell>
          <table:table-cell office:value-type="string" calcext:value-type="string">
            <text:p>'MVP Milestone 1: The Setup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MVP Milestone 2'</text:p>
          </table:table-cell>
          <table:table-cell office:value-type="string" calcext:value-type="string">
            <text:p>'LA_kwDOI3pPi88AAAABOBhDmQ'</text:p>
          </table:table-cell>
          <table:table-cell office:value-type="string" calcext:value-type="string">
            <text:p>'CD13E8'</text:p>
          </table:table-cell>
          <table:table-cell office:value-type="string" calcext:value-type="string">
            <text:p>'MVP Milestone 2: Add a Datase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I3pPi88AAAABNo9Y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Deliverabl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1-t01'</text:p>
          </table:table-cell>
          <table:table-cell office:value-type="string" calcext:value-type="string">
            <text:p>'LA_kwDOI3pPi88AAAABOy9BU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1-t02'</text:p>
          </table:table-cell>
          <table:table-cell office:value-type="string" calcext:value-type="string">
            <text:p>'LA_kwDOI3pPi88AAAABOy9CW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2-t01'</text:p>
          </table:table-cell>
          <table:table-cell office:value-type="string" calcext:value-type="string">
            <text:p>'LA_kwDOI3pPi88AAAABOy9D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2-t02'</text:p>
          </table:table-cell>
          <table:table-cell office:value-type="string" calcext:value-type="string">
            <text:p>'LA_kwDOI3pPi88AAAABOy9E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3-t01'</text:p>
          </table:table-cell>
          <table:table-cell office:value-type="string" calcext:value-type="string">
            <text:p>'LA_kwDOI3pPi88AAAABOy9F6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3-t02'</text:p>
          </table:table-cell>
          <table:table-cell office:value-type="string" calcext:value-type="string">
            <text:p>'LA_kwDOI3pPi88AAAABOy9H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4-t01'</text:p>
          </table:table-cell>
          <table:table-cell office:value-type="string" calcext:value-type="string">
            <text:p>'LA_kwDOI3pPi88AAAABOy9H8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4-t02'</text:p>
          </table:table-cell>
          <table:table-cell office:value-type="string" calcext:value-type="string">
            <text:p>'LA_kwDOI3pPi88AAAABOy9J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5-t01'</text:p>
          </table:table-cell>
          <table:table-cell office:value-type="string" calcext:value-type="string">
            <text:p>'LA_kwDOI3pPi88AAAABOy9Kk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5-t02'</text:p>
          </table:table-cell>
          <table:table-cell office:value-type="string" calcext:value-type="string">
            <text:p>'LA_kwDOI3pPi88AAAABOy9O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6-t01'</text:p>
          </table:table-cell>
          <table:table-cell office:value-type="string" calcext:value-type="string">
            <text:p>'LA_kwDOI3pPi88AAAABOy9P0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6-t02'</text:p>
          </table:table-cell>
          <table:table-cell office:value-type="string" calcext:value-type="string">
            <text:p>'LA_kwDOI3pPi88AAAABOy9RM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7-t01'</text:p>
          </table:table-cell>
          <table:table-cell office:value-type="string" calcext:value-type="string">
            <text:p>'LA_kwDOI3pPi88AAAABOy9Sg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7-t02'</text:p>
          </table:table-cell>
          <table:table-cell office:value-type="string" calcext:value-type="string">
            <text:p>'LA_kwDOI3pPi88AAAABOy9Ts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8-t01'</text:p>
          </table:table-cell>
          <table:table-cell office:value-type="string" calcext:value-type="string">
            <text:p>'LA_kwDOI3pPi88AAAABOy9U8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8-t02'</text:p>
          </table:table-cell>
          <table:table-cell office:value-type="string" calcext:value-type="string">
            <text:p>'LA_kwDOI3pPi88AAAABOy9W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1-t01'</text:p>
          </table:table-cell>
          <table:table-cell office:value-type="string" calcext:value-type="string">
            <text:p>'LA_kwDOI3pPi88AAAABOy9X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1-t02'</text:p>
          </table:table-cell>
          <table:table-cell office:value-type="string" calcext:value-type="string">
            <text:p>'LA_kwDOI3pPi88AAAABOy9Yo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2-t01'</text:p>
          </table:table-cell>
          <table:table-cell office:value-type="string" calcext:value-type="string">
            <text:p>'LA_kwDOI3pPi88AAAABOy9Zm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2-t02'</text:p>
          </table:table-cell>
          <table:table-cell office:value-type="string" calcext:value-type="string">
            <text:p>'LA_kwDOI3pPi88AAAABOy9a0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3-t01'</text:p>
          </table:table-cell>
          <table:table-cell office:value-type="string" calcext:value-type="string">
            <text:p>'LA_kwDOI3pPi88AAAABOy9cB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3-t02'</text:p>
          </table:table-cell>
          <table:table-cell office:value-type="string" calcext:value-type="string">
            <text:p>'LA_kwDOI3pPi88AAAABOy9dW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4-t01'</text:p>
          </table:table-cell>
          <table:table-cell office:value-type="string" calcext:value-type="string">
            <text:p>'LA_kwDOI3pPi88AAAABOy9eQ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5-t01'</text:p>
          </table:table-cell>
          <table:table-cell office:value-type="string" calcext:value-type="string">
            <text:p>'LA_kwDOI3pPi88AAAABOy9fc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6-t01'</text:p>
          </table:table-cell>
          <table:table-cell office:value-type="string" calcext:value-type="string">
            <text:p>'LA_kwDOI3pPi88AAAABOy9gm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6-t02'</text:p>
          </table:table-cell>
          <table:table-cell office:value-type="string" calcext:value-type="string">
            <text:p>'LA_kwDOI3pPi88AAAABOy9h3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7-t01'</text:p>
          </table:table-cell>
          <table:table-cell office:value-type="string" calcext:value-type="string">
            <text:p>'LA_kwDOI3pPi88AAAABOy9j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7-t02'</text:p>
          </table:table-cell>
          <table:table-cell office:value-type="string" calcext:value-type="string">
            <text:p>'LA_kwDOI3pPi88AAAABOy9ka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8-t01'</text:p>
          </table:table-cell>
          <table:table-cell office:value-type="string" calcext:value-type="string">
            <text:p>'LA_kwDOI3pPi88AAAABOy9lo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8-t02'</text:p>
          </table:table-cell>
          <table:table-cell office:value-type="string" calcext:value-type="string">
            <text:p>'LA_kwDOI3pPi88AAAABOy9my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LA_kwDOI3pPi88AAAABL7tu0A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I3pPi88AAAABMeSas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I3pPi88AAAABMeSgW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I3pPi88AAAABMeSmZ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I3pPi88AAAABMeSO0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I3pPi88AAAABMeSsN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I3pPi88AAAABMeSUe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LA_kwDOI3pPi88AAAABOBo1d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LA_kwDOI3pPi88AAAABOBpMVA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LA_kwDOI3pPi88AAAABOBo6C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LA_kwDOI3pPi88AAAABOBqQ1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LA_kwDOI3pPi88AAAABOBqsb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LA_kwDOI3pPi88AAAABL7tu2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LA_kwDOIwMRzc8AAAABOhSf5Q'</text:p>
          </table:table-cell>
          <table:table-cell office:value-type="string" calcext:value-type="string">
            <text:p>'82E75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LA_kwDOIwMRzc8AAAABOhSfHw'</text:p>
          </table:table-cell>
          <table:table-cell office:value-type="string" calcext:value-type="string">
            <text:p>'5DA62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3a'</text:p>
          </table:table-cell>
          <table:table-cell office:value-type="string" calcext:value-type="string">
            <text:p>'LA_kwDOIwMRzc8AAAABOhSYKQ'</text:p>
          </table:table-cell>
          <table:table-cell office:value-type="string" calcext:value-type="string">
            <text:p>'32A21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3b'</text:p>
          </table:table-cell>
          <table:table-cell office:value-type="string" calcext:value-type="string">
            <text:p>'LA_kwDOIwMRzc8AAAABOhSeWQ'</text:p>
          </table:table-cell>
          <table:table-cell office:value-type="string" calcext:value-type="string">
            <text:p>'5B986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ASU'</text:p>
          </table:table-cell>
          <table:table-cell office:value-type="string" calcext:value-type="string">
            <text:p>'LA_kwDOIwMRzc8AAAABOhS6WQ'</text:p>
          </table:table-cell>
          <table:table-cell office:value-type="string" calcext:value-type="string">
            <text:p>'bfdad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klog: Deliverable'</text:p>
          </table:table-cell>
          <table:table-cell office:value-type="string" calcext:value-type="string">
            <text:p>'LA_kwDOIwMRzc8AAAABOg5rfw'</text:p>
          </table:table-cell>
          <table:table-cell office:value-type="string" calcext:value-type="string">
            <text:p>'DE171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IwMRzc8AAAABOg5oQ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LA_kwDOIwMRzc8AAAABKZM0bg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Collaboration: SBGrid'</text:p>
          </table:table-cell>
          <table:table-cell office:value-type="string" calcext:value-type="string">
            <text:p>'LA_kwDOIwMRzc8AAAABOhLbPQ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Containers &amp; Cloud'</text:p>
          </table:table-cell>
          <table:table-cell office:value-type="string" calcext:value-type="string">
            <text:p>'LA_kwDOIwMRzc8AAAABOhSTIg'</text:p>
          </table:table-cell>
          <table:table-cell office:value-type="string" calcext:value-type="string">
            <text:p>'c61fb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5 Core PIDs'</text:p>
          </table:table-cell>
          <table:table-cell office:value-type="string" calcext:value-type="string">
            <text:p>'LA_kwDOIwMRzc8AAAABOg4MP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ataset: large number of files'</text:p>
          </table:table-cell>
          <table:table-cell office:value-type="string" calcext:value-type="string">
            <text:p>'LA_kwDOIwMRzc8AAAABOhTE9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ataverseInDocker'</text:p>
          </table:table-cell>
          <table:table-cell office:value-type="string" calcext:value-type="string">
            <text:p>'LA_kwDOIwMRzc8AAAABOg4Iu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ev'</text:p>
          </table:table-cell>
          <table:table-cell office:value-type="string" calcext:value-type="string">
            <text:p>'LA_kwDOIwMRzc8AAAABN1f0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to be measured as defined for developme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FixRateLimitingBehaviors'</text:p>
          </table:table-cell>
          <table:table-cell office:value-type="string" calcext:value-type="string">
            <text:p>'LA_kwDOIwMRzc8AAAABOg4F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GDC: Interop With DV'</text:p>
          </table:table-cell>
          <table:table-cell office:value-type="string" calcext:value-type="string">
            <text:p>'LA_kwDOIwMRzc8AAAABOg4OH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ImproveJsonValidation'</text:p>
          </table:table-cell>
          <table:table-cell office:value-type="string" calcext:value-type="string">
            <text:p>'LA_kwDOIwMRzc8AAAABOg4Aj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6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OpenDP Integration'</text:p>
          </table:table-cell>
          <table:table-cell office:value-type="string" calcext:value-type="string">
            <text:p>'LA_kwDOIwMRzc8AAAABOg4NB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Payara 6 Upgrade'</text:p>
          </table:table-cell>
          <table:table-cell office:value-type="string" calcext:value-type="string">
            <text:p>'LA_kwDOIwMRzc8AAAABOg4KH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SonarQubeCleanup'</text:p>
          </table:table-cell>
          <table:table-cell office:value-type="string" calcext:value-type="string">
            <text:p>'LA_kwDOIwMRzc8AAAABOg4Gs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ANS'</text:p>
          </table:table-cell>
          <table:table-cell office:value-type="string" calcext:value-type="string">
            <text:p>'LA_kwDOIwMRzc8AAAABOhSTkg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ataverseNO'</text:p>
          </table:table-cell>
          <table:table-cell office:value-type="string" calcext:value-type="string">
            <text:p>'LA_kwDOIwMRzc8AAAABOhShgw'</text:p>
          </table:table-cell>
          <table:table-cell office:value-type="string" calcext:value-type="string">
            <text:p>'1888B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ependencies'</text:p>
          </table:table-cell>
          <table:table-cell office:value-type="string" calcext:value-type="string">
            <text:p>'LA_kwDOIwMRzc8AAAABOhSShg'</text:p>
          </table:table-cell>
          <table:table-cell office:value-type="string" calcext:value-type="string">
            <text:p>'0366d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evOps: Problem'</text:p>
          </table:table-cell>
          <table:table-cell office:value-type="string" calcext:value-type="string">
            <text:p>'LA_kwDOIwMRzc8AAAABOhTAGw'</text:p>
          </table:table-cell>
          <table:table-cell office:value-type="string" calcext:value-type="string">
            <text:p>'3C7CB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ocumentation'</text:p>
          </table:table-cell>
          <table:table-cell office:value-type="string" calcext:value-type="string">
            <text:p>'LA_kwDOIwMRzc8AAAABKZM0dQ'</text:p>
          </table:table-cell>
          <table:table-cell office:value-type="string" calcext:value-type="string">
            <text:p>'0F9C56'</text:p>
          </table:table-cell>
          <table:table-cell office:value-type="string" calcext:value-type="string">
            <text:p>'Improvements or additions to documentati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LA_kwDOIwMRzc8AAAABKZM0eQ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LA_kwDOIwMRzc8AAAABKZM0fw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ccessibility'</text:p>
          </table:table-cell>
          <table:table-cell office:value-type="string" calcext:value-type="string">
            <text:p>'LA_kwDOIwMRzc8AAAABOhSNB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ccount &amp; User Info'</text:p>
          </table:table-cell>
          <table:table-cell office:value-type="string" calcext:value-type="string">
            <text:p>'LA_kwDOIwMRzc8AAAABOhLUF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dmin Guide'</text:p>
          </table:table-cell>
          <table:table-cell office:value-type="string" calcext:value-type="string">
            <text:p>'LA_kwDOIwMRzc8AAAABOhLiG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nalytics'</text:p>
          </table:table-cell>
          <table:table-cell office:value-type="string" calcext:value-type="string">
            <text:p>'LA_kwDOIwMRzc8AAAABOhSRo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PI Guide'</text:p>
          </table:table-cell>
          <table:table-cell office:value-type="string" calcext:value-type="string">
            <text:p>'LA_kwDOIwMRzc8AAAABOhLhJ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PI'</text:p>
          </table:table-cell>
          <table:table-cell office:value-type="string" calcext:value-type="string">
            <text:p>'LA_kwDOIwMRzc8AAAABOhLNV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Branding'</text:p>
          </table:table-cell>
          <table:table-cell office:value-type="string" calcext:value-type="string">
            <text:p>'LA_kwDOIwMRzc8AAAABOhLwQ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Code Infrastructure'</text:p>
          </table:table-cell>
          <table:table-cell office:value-type="string" calcext:value-type="string">
            <text:p>'LA_kwDOIwMRzc8AAAABOhLQh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Controlled Vocabulary'</text:p>
          </table:table-cell>
          <table:table-cell office:value-type="string" calcext:value-type="string">
            <text:p>'LA_kwDOIwMRzc8AAAABOhScF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ataTags'</text:p>
          </table:table-cell>
          <table:table-cell office:value-type="string" calcext:value-type="string">
            <text:p>'LA_kwDOIwMRzc8AAAABOhLYq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ataverse General Info'</text:p>
          </table:table-cell>
          <table:table-cell office:value-type="string" calcext:value-type="string">
            <text:p>'LA_kwDOIwMRzc8AAAABOhLW9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eaccession'</text:p>
          </table:table-cell>
          <table:table-cell office:value-type="string" calcext:value-type="string">
            <text:p>'LA_kwDOIwMRzc8AAAABOhSQ_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eveloper Guide'</text:p>
          </table:table-cell>
          <table:table-cell office:value-type="string" calcext:value-type="string">
            <text:p>'LA_kwDOIwMRzc8AAAABOhLgp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OI &amp; Handle'</text:p>
          </table:table-cell>
          <table:table-cell office:value-type="string" calcext:value-type="string">
            <text:p>'LA_kwDOIwMRzc8AAAABOhLdX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Email Dataset Contact'</text:p>
          </table:table-cell>
          <table:table-cell office:value-type="string" calcext:value-type="string">
            <text:p>'LA_kwDOIwMRzc8AAAABOhLtt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LA_kwDOIwMRzc8AAAABOhLyM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File Upload &amp; Handling'</text:p>
          </table:table-cell>
          <table:table-cell office:value-type="string" calcext:value-type="string">
            <text:p>'LA_kwDOIwMRzc8AAAABOhLNp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Geospatial'</text:p>
          </table:table-cell>
          <table:table-cell office:value-type="string" calcext:value-type="string">
            <text:p>'LA_kwDOIwMRzc8AAAABOhStm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Guestbook'</text:p>
          </table:table-cell>
          <table:table-cell office:value-type="string" calcext:value-type="string">
            <text:p>'LA_kwDOIwMRzc8AAAABOhLd4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Harvesting'</text:p>
          </table:table-cell>
          <table:table-cell office:value-type="string" calcext:value-type="string">
            <text:p>'LA_kwDOIwMRzc8AAAABOhLXg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 Review Workflow'</text:p>
          </table:table-cell>
          <table:table-cell office:value-type="string" calcext:value-type="string">
            <text:p>'LA_kwDOIwMRzc8AAAABOhLeN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dexing'</text:p>
          </table:table-cell>
          <table:table-cell office:value-type="string" calcext:value-type="string">
            <text:p>'LA_kwDOIwMRzc8AAAABOhSaX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stallation Guide'</text:p>
          </table:table-cell>
          <table:table-cell office:value-type="string" calcext:value-type="string">
            <text:p>'LA_kwDOIwMRzc8AAAABOhLhr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staller'</text:p>
          </table:table-cell>
          <table:table-cell office:value-type="string" calcext:value-type="string">
            <text:p>'LA_kwDOIwMRzc8AAAABOhLSp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ternationalization'</text:p>
          </table:table-cell>
          <table:table-cell office:value-type="string" calcext:value-type="string">
            <text:p>'LA_kwDOIwMRzc8AAAABOhLaSQ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ssaging'</text:p>
          </table:table-cell>
          <table:table-cell office:value-type="string" calcext:value-type="string">
            <text:p>'LA_kwDOIwMRzc8AAAABOhLo1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tadata'</text:p>
          </table:table-cell>
          <table:table-cell office:value-type="string" calcext:value-type="string">
            <text:p>'LA_kwDOIwMRzc8AAAABOhLMz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trics + Reports'</text:p>
          </table:table-cell>
          <table:table-cell office:value-type="string" calcext:value-type="string">
            <text:p>'LA_kwDOIwMRzc8AAAABOhLcKg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igration'</text:p>
          </table:table-cell>
          <table:table-cell office:value-type="string" calcext:value-type="string">
            <text:p>'LA_kwDOIwMRzc8AAAABOhLOp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y Data'</text:p>
          </table:table-cell>
          <table:table-cell office:value-type="string" calcext:value-type="string">
            <text:p>'LA_kwDOIwMRzc8AAAABOhLe9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Notifications'</text:p>
          </table:table-cell>
          <table:table-cell office:value-type="string" calcext:value-type="string">
            <text:p>'LA_kwDOIwMRzc8AAAABOhLgH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erformance &amp; Stability'</text:p>
          </table:table-cell>
          <table:table-cell office:value-type="string" calcext:value-type="string">
            <text:p>'LA_kwDOIwMRzc8AAAABOhLTj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ermissions'</text:p>
          </table:table-cell>
          <table:table-cell office:value-type="string" calcext:value-type="string">
            <text:p>'LA_kwDOIwMRzc8AAAABOhLRq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reservation'</text:p>
          </table:table-cell>
          <table:table-cell office:value-type="string" calcext:value-type="string">
            <text:p>'LA_kwDOIwMRzc8AAAABOhLxMw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rovenance'</text:p>
          </table:table-cell>
          <table:table-cell office:value-type="string" calcext:value-type="string">
            <text:p>'LA_kwDOIwMRzc8AAAABOhLmy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ublishing &amp; Versions'</text:p>
          </table:table-cell>
          <table:table-cell office:value-type="string" calcext:value-type="string">
            <text:p>'LA_kwDOIwMRzc8AAAABOhLVl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Request Access Workflow'</text:p>
          </table:table-cell>
          <table:table-cell office:value-type="string" calcext:value-type="string">
            <text:p>'LA_kwDOIwMRzc8AAAABOhLoI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earch/Browse'</text:p>
          </table:table-cell>
          <table:table-cell office:value-type="string" calcext:value-type="string">
            <text:p>'LA_kwDOIwMRzc8AAAABOhGeb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tyle Guide'</text:p>
          </table:table-cell>
          <table:table-cell office:value-type="string" calcext:value-type="string">
            <text:p>'LA_kwDOIwMRzc8AAAABOhLjr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uperuser Dashboard'</text:p>
          </table:table-cell>
          <table:table-cell office:value-type="string" calcext:value-type="string">
            <text:p>'LA_kwDOIwMRzc8AAAABOhLZl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emplates'</text:p>
          </table:table-cell>
          <table:table-cell office:value-type="string" calcext:value-type="string">
            <text:p>'LA_kwDOIwMRzc8AAAABOhLvH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LA_kwDOIwMRzc8AAAABOhLWU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woRavens'</text:p>
          </table:table-cell>
          <table:table-cell office:value-type="string" calcext:value-type="string">
            <text:p>'LA_kwDOIwMRzc8AAAABOhLX5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User Guide'</text:p>
          </table:table-cell>
          <table:table-cell office:value-type="string" calcext:value-type="string">
            <text:p>'LA_kwDOIwMRzc8AAAABOhLjQ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Widgets'</text:p>
          </table:table-cell>
          <table:table-cell office:value-type="string" calcext:value-type="string">
            <text:p>'LA_kwDOIwMRzc8AAAABOhLfl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LA_kwDOIwMRzc8AAAABOhLU8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irst-timers-only'</text:p>
          </table:table-cell>
          <table:table-cell office:value-type="string" calcext:value-type="string">
            <text:p>'LA_kwDOIwMRzc8AAAABOhLxoA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1'</text:p>
          </table:table-cell>
          <table:table-cell office:value-type="string" calcext:value-type="string">
            <text:p>'LA_kwDOIwMRzc8AAAABOhKWX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2'</text:p>
          </table:table-cell>
          <table:table-cell office:value-type="string" calcext:value-type="string">
            <text:p>'LA_kwDOIwMRzc8AAAABOhKX4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3'</text:p>
          </table:table-cell>
          <table:table-cell office:value-type="string" calcext:value-type="string">
            <text:p>'LA_kwDOIwMRzc8AAAABOhKYj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4'</text:p>
          </table:table-cell>
          <table:table-cell office:value-type="string" calcext:value-type="string">
            <text:p>'LA_kwDOIwMRzc8AAAABOhKZ4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5'</text:p>
          </table:table-cell>
          <table:table-cell office:value-type="string" calcext:value-type="string">
            <text:p>'LA_kwDOIwMRzc8AAAABOhKao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6'</text:p>
          </table:table-cell>
          <table:table-cell office:value-type="string" calcext:value-type="string">
            <text:p>'LA_kwDOIwMRzc8AAAABOhKblg'</text:p>
          </table:table-cell>
          <table:table-cell office:value-type="string" calcext:value-type="string">
            <text:p>'FAF9E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7'</text:p>
          </table:table-cell>
          <table:table-cell office:value-type="string" calcext:value-type="string">
            <text:p>'LA_kwDOIwMRzc8AAAABOhKck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8'</text:p>
          </table:table-cell>
          <table:table-cell office:value-type="string" calcext:value-type="string">
            <text:p>'LA_kwDOIwMRzc8AAAABOhKd1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9'</text:p>
          </table:table-cell>
          <table:table-cell office:value-type="string" calcext:value-type="string">
            <text:p>'LA_kwDOIwMRzc8AAAABOhKfS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0'</text:p>
          </table:table-cell>
          <table:table-cell office:value-type="string" calcext:value-type="string">
            <text:p>'LA_kwDOIwMRzc8AAAABOhKh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1'</text:p>
          </table:table-cell>
          <table:table-cell office:value-type="string" calcext:value-type="string">
            <text:p>'LA_kwDOIwMRzc8AAAABOhKin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2'</text:p>
          </table:table-cell>
          <table:table-cell office:value-type="string" calcext:value-type="string">
            <text:p>'LA_kwDOIwMRzc8AAAABOhKjz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3'</text:p>
          </table:table-cell>
          <table:table-cell office:value-type="string" calcext:value-type="string">
            <text:p>'LA_kwDOIwMRzc8AAAABOhKl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4'</text:p>
          </table:table-cell>
          <table:table-cell office:value-type="string" calcext:value-type="string">
            <text:p>'LA_kwDOIwMRzc8AAAABOhKmR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IwMRzc8AAAABKZM0hA'</text:p>
          </table:table-cell>
          <table:table-cell office:value-type="string" calcext:value-type="string">
            <text:p>'C1B8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Future UI'</text:p>
          </table:table-cell>
          <table:table-cell office:value-type="string" calcext:value-type="string">
            <text:p>'LA_kwDOIwMRzc8AAAABOhSit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JSF'</text:p>
          </table:table-cell>
          <table:table-cell office:value-type="string" calcext:value-type="string">
            <text:p>'LA_kwDOIwMRzc8AAAABOhSiS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Low Hanging Fruit'</text:p>
          </table:table-cell>
          <table:table-cell office:value-type="string" calcext:value-type="string">
            <text:p>'LA_kwDOIwMRzc8AAAABOhLc-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More APIs'</text:p>
          </table:table-cell>
          <table:table-cell office:value-type="string" calcext:value-type="string">
            <text:p>'LA_kwDOIwMRzc8AAAABOhStH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Technical Debt'</text:p>
          </table:table-cell>
          <table:table-cell office:value-type="string" calcext:value-type="string">
            <text:p>'LA_kwDOIwMRzc8AAAABOhLue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toberfest'</text:p>
          </table:table-cell>
          <table:table-cell office:value-type="string" calcext:value-type="string">
            <text:p>'LA_kwDOIwMRzc8AAAABOhSP0w'</text:p>
          </table:table-cell>
          <table:table-cell office:value-type="string" calcext:value-type="string">
            <text:p>'9e1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dc'</text:p>
          </table:table-cell>
          <table:table-cell office:value-type="string" calcext:value-type="string">
            <text:p>'LA_kwDOIwMRzc8AAAABOhSXXg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Cannot Reproduce'</text:p>
          </table:table-cell>
          <table:table-cell office:value-type="string" calcext:value-type="string">
            <text:p>'LA_kwDOIwMRzc8AAAABOhLnhg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Code'</text:p>
          </table:table-cell>
          <table:table-cell office:value-type="string" calcext:value-type="string">
            <text:p>'LA_kwDOIwMRzc8AAAABOhLj7Q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Documentation'</text:p>
          </table:table-cell>
          <table:table-cell office:value-type="string" calcext:value-type="string">
            <text:p>'LA_kwDOIwMRzc8AAAABOhLk3g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LA_kwDOIwMRzc8AAAABKZM0iA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RMES'</text:p>
          </table:table-cell>
          <table:table-cell office:value-type="string" calcext:value-type="string">
            <text:p>'LA_kwDOIwMRzc8AAAABOhSWug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compatible w/ GF 4'</text:p>
          </table:table-cell>
          <table:table-cell office:value-type="string" calcext:value-type="string">
            <text:p>'LA_kwDOIwMRzc8AAAABOhSQVQ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ternal Infrastructure'</text:p>
          </table:table-cell>
          <table:table-cell office:value-type="string" calcext:value-type="string">
            <text:p>'LA_kwDOIwMRzc8AAAABOhSggQ'</text:p>
          </table:table-cell>
          <table:table-cell office:value-type="string" calcext:value-type="string">
            <text:p>'CC853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LA_kwDOIwMRzc8AAAABKZM0jA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JHU'</text:p>
          </table:table-cell>
          <table:table-cell office:value-type="string" calcext:value-type="string">
            <text:p>'LA_kwDOIwMRzc8AAAABOhSjrQ'</text:p>
          </table:table-cell>
          <table:table-cell office:value-type="string" calcext:value-type="string">
            <text:p>'B5279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Mentor: pdurbin'</text:p>
          </table:table-cell>
          <table:table-cell office:value-type="string" calcext:value-type="string">
            <text:p>'LA_kwDOIwMRzc8AAAABOhLldA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 DC'</text:p>
          </table:table-cell>
          <table:table-cell office:value-type="string" calcext:value-type="string">
            <text:p>'LA_kwDOIwMRzc8AAAABOhSY7w'</text:p>
          </table:table-cell>
          <table:table-cell office:value-type="string" calcext:value-type="string">
            <text:p>'BEA1B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1.1'</text:p>
          </table:table-cell>
          <table:table-cell office:value-type="string" calcext:value-type="string">
            <text:p>'LA_kwDOIwMRzc8AAAABOhSpv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2.1'</text:p>
          </table:table-cell>
          <table:table-cell office:value-type="string" calcext:value-type="string">
            <text:p>'LA_kwDOIwMRzc8AAAABOhSr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2.2'</text:p>
          </table:table-cell>
          <table:table-cell office:value-type="string" calcext:value-type="string">
            <text:p>'LA_kwDOIwMRzc8AAAABOhSqn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3.1'</text:p>
          </table:table-cell>
          <table:table-cell office:value-type="string" calcext:value-type="string">
            <text:p>'LA_kwDOIwMRzc8AAAABOhSoW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3.2'</text:p>
          </table:table-cell>
          <table:table-cell office:value-type="string" calcext:value-type="string">
            <text:p>'LA_kwDOIwMRzc8AAAABOhSx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4.1'</text:p>
          </table:table-cell>
          <table:table-cell office:value-type="string" calcext:value-type="string">
            <text:p>'LA_kwDOIwMRzc8AAAABOhSn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4.2'</text:p>
          </table:table-cell>
          <table:table-cell office:value-type="string" calcext:value-type="string">
            <text:p>'LA_kwDOIwMRzc8AAAABOhSo1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IwMRzc8AAAABOhSl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6.1'</text:p>
          </table:table-cell>
          <table:table-cell office:value-type="string" calcext:value-type="string">
            <text:p>'LA_kwDOIwMRzc8AAAABOhSmB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6.2'</text:p>
          </table:table-cell>
          <table:table-cell office:value-type="string" calcext:value-type="string">
            <text:p>'LA_kwDOIwMRzc8AAAABOhSr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IwMRzc8AAAABOhSqT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7.2'</text:p>
          </table:table-cell>
          <table:table-cell office:value-type="string" calcext:value-type="string">
            <text:p>'LA_kwDOIwMRzc8AAAABOhSmx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3.1'</text:p>
          </table:table-cell>
          <table:table-cell office:value-type="string" calcext:value-type="string">
            <text:p>'LA_kwDOIwMRzc8AAAABOhTCr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3.2'</text:p>
          </table:table-cell>
          <table:table-cell office:value-type="string" calcext:value-type="string">
            <text:p>'LA_kwDOIwMRzc8AAAABOhTD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5.1'</text:p>
          </table:table-cell>
          <table:table-cell office:value-type="string" calcext:value-type="string">
            <text:p>'LA_kwDOIwMRzc8AAAABOhKor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: GREI WG'</text:p>
          </table:table-cell>
          <table:table-cell office:value-type="string" calcext:value-type="string">
            <text:p>'LA_kwDOIwMRzc8AAAABOhSw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IwMRzc8AAAABOhSy_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ayara 5 Upgrade'</text:p>
          </table:table-cell>
          <table:table-cell office:value-type="string" calcext:value-type="string">
            <text:p>'LA_kwDOIwMRzc8AAAABOhSO9A'</text:p>
          </table:table-cell>
          <table:table-cell office:value-type="string" calcext:value-type="string">
            <text:p>'f9a89d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epic.nih_harvesting_framework'</text:p>
          </table:table-cell>
          <table:table-cell office:value-type="string" calcext:value-type="string">
            <text:p>'LA_kwDOIwMRzc8AAAABOhSdU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epic.nih_harvesting'</text:p>
          </table:table-cell>
          <table:table-cell office:value-type="string" calcext:value-type="string">
            <text:p>'LA_kwDOIwMRzc8AAAABOhScv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1.1'</text:p>
          </table:table-cell>
          <table:table-cell office:value-type="string" calcext:value-type="string">
            <text:p>'LA_kwDOIwMRzc8AAAABOnGI_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1.2'</text:p>
          </table:table-cell>
          <table:table-cell office:value-type="string" calcext:value-type="string">
            <text:p>'LA_kwDOIwMRzc8AAAABOrVTe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2.1'</text:p>
          </table:table-cell>
          <table:table-cell office:value-type="string" calcext:value-type="string">
            <text:p>'LA_kwDOIwMRzc8AAAABOrVTq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2.2'</text:p>
          </table:table-cell>
          <table:table-cell office:value-type="string" calcext:value-type="string">
            <text:p>'LA_kwDOIwMRzc8AAAABOrVT0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3.1'</text:p>
          </table:table-cell>
          <table:table-cell office:value-type="string" calcext:value-type="string">
            <text:p>'LA_kwDOIwMRzc8AAAABOrVT-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3.2'</text:p>
          </table:table-cell>
          <table:table-cell office:value-type="string" calcext:value-type="string">
            <text:p>'LA_kwDOIwMRzc8AAAABOrVUN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4.1'</text:p>
          </table:table-cell>
          <table:table-cell office:value-type="string" calcext:value-type="string">
            <text:p>'LA_kwDOIwMRzc8AAAABOrVUU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4.2'</text:p>
          </table:table-cell>
          <table:table-cell office:value-type="string" calcext:value-type="string">
            <text:p>'LA_kwDOIwMRzc8AAAABOrVUb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5.1'</text:p>
          </table:table-cell>
          <table:table-cell office:value-type="string" calcext:value-type="string">
            <text:p>'LA_kwDOIwMRzc8AAAABOrVUi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5.2'</text:p>
          </table:table-cell>
          <table:table-cell office:value-type="string" calcext:value-type="string">
            <text:p>'LA_kwDOIwMRzc8AAAABOrVUl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6.1'</text:p>
          </table:table-cell>
          <table:table-cell office:value-type="string" calcext:value-type="string">
            <text:p>'LA_kwDOIwMRzc8AAAABOrVUy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6.2'</text:p>
          </table:table-cell>
          <table:table-cell office:value-type="string" calcext:value-type="string">
            <text:p>'LA_kwDOIwMRzc8AAAABOrVU6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7.2'</text:p>
          </table:table-cell>
          <table:table-cell office:value-type="string" calcext:value-type="string">
            <text:p>'LA_kwDOIwMRzc8AAAABOrVVS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71.1'</text:p>
          </table:table-cell>
          <table:table-cell office:value-type="string" calcext:value-type="string">
            <text:p>'LA_kwDOIwMRzc8AAAABOrVVL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8.1'</text:p>
          </table:table-cell>
          <table:table-cell office:value-type="string" calcext:value-type="string">
            <text:p>'LA_kwDOIwMRzc8AAAABOrVVW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8.2'</text:p>
          </table:table-cell>
          <table:table-cell office:value-type="string" calcext:value-type="string">
            <text:p>'LA_kwDOIwMRzc8AAAABOrVVf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1.1'</text:p>
          </table:table-cell>
          <table:table-cell office:value-type="string" calcext:value-type="string">
            <text:p>'LA_kwDOIwMRzc8AAAABOrVVt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1.2'</text:p>
          </table:table-cell>
          <table:table-cell office:value-type="string" calcext:value-type="string">
            <text:p>'LA_kwDOIwMRzc8AAAABOrVV2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2.1'</text:p>
          </table:table-cell>
          <table:table-cell office:value-type="string" calcext:value-type="string">
            <text:p>'LA_kwDOIwMRzc8AAAABOrVV-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2.2'</text:p>
          </table:table-cell>
          <table:table-cell office:value-type="string" calcext:value-type="string">
            <text:p>'LA_kwDOIwMRzc8AAAABOrVWG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3.1'</text:p>
          </table:table-cell>
          <table:table-cell office:value-type="string" calcext:value-type="string">
            <text:p>'LA_kwDOIwMRzc8AAAABOrVWZ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3.2'</text:p>
          </table:table-cell>
          <table:table-cell office:value-type="string" calcext:value-type="string">
            <text:p>'LA_kwDOIwMRzc8AAAABOrVWf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4.1'</text:p>
          </table:table-cell>
          <table:table-cell office:value-type="string" calcext:value-type="string">
            <text:p>'LA_kwDOIwMRzc8AAAABOrVW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5.1'</text:p>
          </table:table-cell>
          <table:table-cell office:value-type="string" calcext:value-type="string">
            <text:p>'LA_kwDOIwMRzc8AAAABOrVWp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6.1'</text:p>
          </table:table-cell>
          <table:table-cell office:value-type="string" calcext:value-type="string">
            <text:p>'LA_kwDOIwMRzc8AAAABOrVW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6.2'</text:p>
          </table:table-cell>
          <table:table-cell office:value-type="string" calcext:value-type="string">
            <text:p>'LA_kwDOIwMRzc8AAAABOrVW0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7.1'</text:p>
          </table:table-cell>
          <table:table-cell office:value-type="string" calcext:value-type="string">
            <text:p>'LA_kwDOIwMRzc8AAAABOrVXA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7.2'</text:p>
          </table:table-cell>
          <table:table-cell office:value-type="string" calcext:value-type="string">
            <text:p>'LA_kwDOIwMRzc8AAAABOrVza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GREI 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8.1'</text:p>
          </table:table-cell>
          <table:table-cell office:value-type="string" calcext:value-type="string">
            <text:p>'LA_kwDOIwMRzc8AAAABOrVz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GREI, yr2, aim8, task1: Design and create new data curation services focused on biomedical.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8.2'</text:p>
          </table:table-cell>
          <table:table-cell office:value-type="string" calcext:value-type="string">
            <text:p>'LA_kwDOIwMRzc8AAAABOrVzv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'</text:p>
          </table:table-cell>
          <table:table-cell office:value-type="string" calcext:value-type="string">
            <text:p>'LA_kwDOIwMRzc8AAAABN1dw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docs.google.com/document/d/1RdifpHJDFqx8Y8-Dsv_VnnTgezjNHKpSyRei4cw3C-k/edit?usp=shar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IwMRzc8AAAABOhSuc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ll 3 aims are currently under this deliverabl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netcdf-hdf5'</text:p>
          </table:table-cell>
          <table:table-cell office:value-type="string" calcext:value-type="string">
            <text:p>'LA_kwDOIwMRzc8AAAABN1iI2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Funding: https://tinyurl.com/NIH-NetCDF-and-HDF5-aim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olicy'</text:p>
          </table:table-cell>
          <table:table-cell office:value-type="string" calcext:value-type="string">
            <text:p>'LA_kwDOIwMRzc8AAAABOhS4Cg'</text:p>
          </table:table-cell>
          <table:table-cell office:value-type="string" calcext:value-type="string">
            <text:p>'A3B21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IwMRzc8AAAABOhSg7w'</text:p>
          </table:table-cell>
          <table:table-cell office:value-type="string" calcext:value-type="string">
            <text:p>'129AF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QDR'</text:p>
          </table:table-cell>
          <table:table-cell office:value-type="string" calcext:value-type="string">
            <text:p>'LA_kwDOIwMRzc8AAAABOhSZiQ'</text:p>
          </table:table-cell>
          <table:table-cell office:value-type="string" calcext:value-type="string">
            <text:p>'16F04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LA_kwDOIwMRzc8AAAABKZM0kA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ciencesPO'</text:p>
          </table:table-cell>
          <table:table-cell office:value-type="string" calcext:value-type="string">
            <text:p>'LA_kwDOIwMRzc8AAAABOhSUZA'</text:p>
          </table:table-cell>
          <table:table-cell office:value-type="string" calcext:value-type="string">
            <text:p>'EA6A4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IwMRzc8AAAABOhS3C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IwMRzc8AAAABOhS0a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IwMRzc8AAAABOhS3u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IwMRzc8AAAABOhS45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IwMRzc8AAAABOhSzq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IwMRzc8AAAABOhS1l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IwMRzc8AAAABOhTEf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IwMRzc8AAAABOhS9v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IwMRzc8AAAABOhS_Lg'</text:p>
          </table:table-cell>
          <table:table-cell office:value-type="string" calcext:value-type="string">
            <text:p>'62B9E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ike'</text:p>
          </table:table-cell>
          <table:table-cell office:value-type="string" calcext:value-type="string">
            <text:p>'LA_kwDOIwMRzc8AAAABOhSbgw'</text:p>
          </table:table-cell>
          <table:table-cell office:value-type="string" calcext:value-type="string">
            <text:p>'90E97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rint Retrospective'</text:p>
          </table:table-cell>
          <table:table-cell office:value-type="string" calcext:value-type="string">
            <text:p>'LA_kwDOIwMRzc8AAAABKZPfVA'</text:p>
          </table:table-cell>
          <table:table-cell office:value-type="string" calcext:value-type="string">
            <text:p>'2640B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rint: IsReady'</text:p>
          </table:table-cell>
          <table:table-cell office:value-type="string" calcext:value-type="string">
            <text:p>'LA_kwDOIwMRzc8AAAABOhSyXQ'</text:p>
          </table:table-cell>
          <table:table-cell office:value-type="string" calcext:value-type="string">
            <text:p>'81E69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tatus: UX &amp; UI'</text:p>
          </table:table-cell>
          <table:table-cell office:value-type="string" calcext:value-type="string">
            <text:p>'LA_kwDOIwMRzc8AAAABOhLKUw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DL'</text:p>
          </table:table-cell>
          <table:table-cell office:value-type="string" calcext:value-type="string">
            <text:p>'LA_kwDOIwMRzc8AAAABOhSVkw'</text:p>
          </table:table-cell>
          <table:table-cell office:value-type="string" calcext:value-type="string">
            <text:p>'42D23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ech Debt'</text:p>
          </table:table-cell>
          <table:table-cell office:value-type="string" calcext:value-type="string">
            <text:p>'LA_kwDOIwMRzc8AAAABOhS8Yg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esting: API'</text:p>
          </table:table-cell>
          <table:table-cell office:value-type="string" calcext:value-type="string">
            <text:p>'LA_kwDOIwMRzc8AAAABOhSvEA'</text:p>
          </table:table-cell>
          <table:table-cell office:value-type="string" calcext:value-type="string">
            <text:p>'6d99a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Bug'</text:p>
          </table:table-cell>
          <table:table-cell office:value-type="string" calcext:value-type="string">
            <text:p>'LA_kwDOIwMRzc8AAAABOhLPRQ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LA_kwDOIwMRzc8AAAABOhLLTg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Suggestion'</text:p>
          </table:table-cell>
          <table:table-cell office:value-type="string" calcext:value-type="string">
            <text:p>'LA_kwDOIwMRzc8AAAABOhLMMQ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I/UX: Design'</text:p>
          </table:table-cell>
          <table:table-cell office:value-type="string" calcext:value-type="string">
            <text:p>'LA_kwDOIwMRzc8AAAABOhS9EA'</text:p>
          </table:table-cell>
          <table:table-cell office:value-type="string" calcext:value-type="string">
            <text:p>'66B78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API User'</text:p>
          </table:table-cell>
          <table:table-cell office:value-type="string" calcext:value-type="string">
            <text:p>'LA_kwDOIwMRzc8AAAABOhLrCQ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LA_kwDOIwMRzc8AAAABOhLqCQ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LA_kwDOIwMRzc8AAAABOhLr9A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LA_kwDOIwMRzc8AAAABOhLsa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Hackathon Participant'</text:p>
          </table:table-cell>
          <table:table-cell office:value-type="string" calcext:value-type="string">
            <text:p>'LA_kwDOIwMRzc8AAAABOhLuM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LA_kwDOIwMRzc8AAAABOhLta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LA_kwDOIwMRzc8AAAABOhLrq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Vote to Close: pdurbin'</text:p>
          </table:table-cell>
          <table:table-cell office:value-type="string" calcext:value-type="string">
            <text:p>'LA_kwDOIwMRzc8AAAABOhLpdA'</text:p>
          </table:table-cell>
          <table:table-cell office:value-type="string" calcext:value-type="string">
            <text:p>'00000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LA_kwDOIwMRzc8AAAABKZM0k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Working Group: SWC'</text:p>
          </table:table-cell>
          <table:table-cell office:value-type="string" calcext:value-type="string">
            <text:p>'LA_kwDOIwMRzc8AAAABOhSWLQ'</text:p>
          </table:table-cell>
          <table:table-cell office:value-type="string" calcext:value-type="string">
            <text:p>'94705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MDU6TGFiZWwxMjczNTAzODUw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MDU6TGFiZWwxMjczNTAzODUx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xMjczNTAzODUy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MDU6TGFiZWwxMjczNTAzODU0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MDU6TGFiZWwxMjczNTAzODUz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MDU6TGFiZWwxMjczNTAzODU1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CnjvWM8AAAABHGhDH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relates to ops email issu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postmortem.V5.11'</text:p>
          </table:table-cell>
          <table:table-cell office:value-type="string" calcext:value-type="string">
            <text:p>'LA_kwDOCnjvWM8AAAABDQUCfQ'</text:p>
          </table:table-cell>
          <table:table-cell office:value-type="string" calcext:value-type="string">
            <text:p>'829DE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CnjvWM8AAAABDQTW9g'</text:p>
          </table:table-cell>
          <table:table-cell office:value-type="string" calcext:value-type="string">
            <text:p>'51F8C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MDU6TGFiZWwxMjczNTAzODU2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CnjvWM8AAAABI2rQm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CnjvWM8AAAABI2r9Y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CnjvWM8AAAABI2sLb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CnjvWM8AAAABI2rz8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CnjvWM8AAAABI2sPW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CnjvWM8AAAABI2sC8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MDU6TGFiZWwxMjczNTAzODU3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Cl_kZ88AAAABMwOIS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needs discussion for clarification, prioritization, or siz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MDU6TGFiZWwxMjYwMjk1MDQw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Curation for Harvard Collection'</text:p>
          </table:table-cell>
          <table:table-cell office:value-type="string" calcext:value-type="string">
            <text:p>'LA_kwDOCl_kZ87qm7tj'</text:p>
          </table:table-cell>
          <table:table-cell office:value-type="string" calcext:value-type="string">
            <text:p>'bfd4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MDU6TGFiZWwxMjYwMjk1MDQy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xMjYwMjk1MDQ0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MDU6TGFiZWw0MDgwOTQzNjk4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MDU6TGFiZWw0MjUxNzY2NjQ1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MDU6TGFiZWw0MDgwOTQzNjk0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MDU6TGFiZWwxMjYwMjk1MDQ4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MDU6TGFiZWwxMjYwMjk1MDQ2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MDU6TGFiZWwxMjYwMjk1MDUw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Cl_kZ88AAAABE64N1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collection: 5 | 1.5.1 | Standardize download metrics for the Harvard Dataverse repository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ops: User Accounts'</text:p>
          </table:table-cell>
          <table:table-cell office:value-type="string" calcext:value-type="string">
            <text:p>'LA_kwDOCl_kZ88AAAABHTudsA'</text:p>
          </table:table-cell>
          <table:table-cell office:value-type="string" calcext:value-type="string">
            <text:p>'6FDDA8'</text:p>
          </table:table-cell>
          <table:table-cell office:value-type="string" calcext:value-type="string">
            <text:p>'issues related to production abuse via unauthorized content and accoun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1-t01'</text:p>
          </table:table-cell>
          <table:table-cell office:value-type="string" calcext:value-type="string">
            <text:p>'LA_kwDOCl_kZ88AAAABOy9A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1-t02'</text:p>
          </table:table-cell>
          <table:table-cell office:value-type="string" calcext:value-type="string">
            <text:p>'LA_kwDOCl_kZ88AAAABOy9B5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2-t01'</text:p>
          </table:table-cell>
          <table:table-cell office:value-type="string" calcext:value-type="string">
            <text:p>'LA_kwDOCl_kZ88AAAABOy9C4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2-t02'</text:p>
          </table:table-cell>
          <table:table-cell office:value-type="string" calcext:value-type="string">
            <text:p>'LA_kwDOCl_kZ88AAAABOy9E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3-t01'</text:p>
          </table:table-cell>
          <table:table-cell office:value-type="string" calcext:value-type="string">
            <text:p>'LA_kwDOCl_kZ88AAAABOy9FV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3-t02'</text:p>
          </table:table-cell>
          <table:table-cell office:value-type="string" calcext:value-type="string">
            <text:p>'LA_kwDOCl_kZ88AAAABOy9G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4-t01'</text:p>
          </table:table-cell>
          <table:table-cell office:value-type="string" calcext:value-type="string">
            <text:p>'LA_kwDOCl_kZ88AAAABOy9Hs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4-t02'</text:p>
          </table:table-cell>
          <table:table-cell office:value-type="string" calcext:value-type="string">
            <text:p>'LA_kwDOCl_kZ88AAAABOy9I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5-t01'</text:p>
          </table:table-cell>
          <table:table-cell office:value-type="string" calcext:value-type="string">
            <text:p>'LA_kwDOCl_kZ88AAAABOy9J3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5-t02'</text:p>
          </table:table-cell>
          <table:table-cell office:value-type="string" calcext:value-type="string">
            <text:p>'LA_kwDOCl_kZ88AAAABOy9L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6-t01'</text:p>
          </table:table-cell>
          <table:table-cell office:value-type="string" calcext:value-type="string">
            <text:p>'LA_kwDOCl_kZ88AAAABOy9P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6-t02'</text:p>
          </table:table-cell>
          <table:table-cell office:value-type="string" calcext:value-type="string">
            <text:p>'LA_kwDOCl_kZ88AAAABOy9Qi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7-t01'</text:p>
          </table:table-cell>
          <table:table-cell office:value-type="string" calcext:value-type="string">
            <text:p>'LA_kwDOCl_kZ88AAAABOy9R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7-t02'</text:p>
          </table:table-cell>
          <table:table-cell office:value-type="string" calcext:value-type="string">
            <text:p>'LA_kwDOCl_kZ88AAAABOy9TD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8-t01'</text:p>
          </table:table-cell>
          <table:table-cell office:value-type="string" calcext:value-type="string">
            <text:p>'LA_kwDOCl_kZ88AAAABOy9UU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8-t02'</text:p>
          </table:table-cell>
          <table:table-cell office:value-type="string" calcext:value-type="string">
            <text:p>'LA_kwDOCl_kZ88AAAABOy9Vk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1-t01'</text:p>
          </table:table-cell>
          <table:table-cell office:value-type="string" calcext:value-type="string">
            <text:p>'LA_kwDOCl_kZ88AAAABOy9Wt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1-t02'</text:p>
          </table:table-cell>
          <table:table-cell office:value-type="string" calcext:value-type="string">
            <text:p>'LA_kwDOCl_kZ88AAAABOy9X-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2-t01'</text:p>
          </table:table-cell>
          <table:table-cell office:value-type="string" calcext:value-type="string">
            <text:p>'LA_kwDOCl_kZ88AAAABOy9ZG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2-t02'</text:p>
          </table:table-cell>
          <table:table-cell office:value-type="string" calcext:value-type="string">
            <text:p>'LA_kwDOCl_kZ88AAAABOy9a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3-t01'</text:p>
          </table:table-cell>
          <table:table-cell office:value-type="string" calcext:value-type="string">
            <text:p>'LA_kwDOCl_kZ88AAAABOy9bn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3-t02'</text:p>
          </table:table-cell>
          <table:table-cell office:value-type="string" calcext:value-type="string">
            <text:p>'LA_kwDOCl_kZ88AAAABOy9cp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4-t01'</text:p>
          </table:table-cell>
          <table:table-cell office:value-type="string" calcext:value-type="string">
            <text:p>'LA_kwDOCl_kZ88AAAABOy9dt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5-t01'</text:p>
          </table:table-cell>
          <table:table-cell office:value-type="string" calcext:value-type="string">
            <text:p>'LA_kwDOCl_kZ88AAAABOy9e4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6-t01'</text:p>
          </table:table-cell>
          <table:table-cell office:value-type="string" calcext:value-type="string">
            <text:p>'LA_kwDOCl_kZ88AAAABOy9g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6-t02'</text:p>
          </table:table-cell>
          <table:table-cell office:value-type="string" calcext:value-type="string">
            <text:p>'LA_kwDOCl_kZ88AAAABOy9hQ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7-t01'</text:p>
          </table:table-cell>
          <table:table-cell office:value-type="string" calcext:value-type="string">
            <text:p>'LA_kwDOCl_kZ88AAAABOy9iX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7-t02'</text:p>
          </table:table-cell>
          <table:table-cell office:value-type="string" calcext:value-type="string">
            <text:p>'LA_kwDOCl_kZ88AAAABOy9jo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8-t01'</text:p>
          </table:table-cell>
          <table:table-cell office:value-type="string" calcext:value-type="string">
            <text:p>'LA_kwDOCl_kZ88AAAABOy9k_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8-t02'</text:p>
          </table:table-cell>
          <table:table-cell office:value-type="string" calcext:value-type="string">
            <text:p>'LA_kwDOCl_kZ88AAAABOy9mX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Cl_kZ88AAAABNpI7C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ODSS supplement (NetCDF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MDU6TGFiZWwxMjYwMjk1MDUy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ready for estimation'</text:p>
          </table:table-cell>
          <table:table-cell office:value-type="string" calcext:value-type="string">
            <text:p>'MDU6TGFiZWwxMjczMzM3ODg5'</text:p>
          </table:table-cell>
          <table:table-cell office:value-type="string" calcext:value-type="string">
            <text:p>'efd76b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Cl_kZ88AAAABIWbB-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Cl_kZ88AAAABIWbNo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Cl_kZ88AAAABIWbQB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Cl_kZ88AAAABIZ5bw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Cl_kZ88AAAABIWbIv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Cl_kZ88AAAABIWbL3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Cl_kZ88AAAABLm-KR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Cl_kZ88AAAABMwOXr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issue needs sizing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Cl_kZ88AAAABMwOQE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Issues that have made it into Ready for QA or further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Code Review'</text:p>
          </table:table-cell>
          <table:table-cell office:value-type="string" calcext:value-type="string">
            <text:p>'MDU6TGFiZWwxMzQ0ODA2Njgy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Development'</text:p>
          </table:table-cell>
          <table:table-cell office:value-type="string" calcext:value-type="string">
            <text:p>'MDU6TGFiZWwxMjYxNDc3MTI1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QA'</text:p>
          </table:table-cell>
          <table:table-cell office:value-type="string" calcext:value-type="string">
            <text:p>'MDU6TGFiZWwxMzQ0ODA3MjU4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Ready'</text:p>
          </table:table-cell>
          <table:table-cell office:value-type="string" calcext:value-type="string">
            <text:p>'MDU6TGFiZWwxMjcxNjgzNzA5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This/Next Sprint'</text:p>
          </table:table-cell>
          <table:table-cell office:value-type="string" calcext:value-type="string">
            <text:p>'MDU6TGFiZWwxMjkyMzkwMjg5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upport: prod. data corruption'</text:p>
          </table:table-cell>
          <table:table-cell office:value-type="string" calcext:value-type="string">
            <text:p>'LA_kwDOCl_kZ88AAAABIenamg'</text:p>
          </table:table-cell>
          <table:table-cell office:value-type="string" calcext:value-type="string">
            <text:p>'B1B4C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upport'</text:p>
          </table:table-cell>
          <table:table-cell office:value-type="string" calcext:value-type="string">
            <text:p>'LA_kwDOCl_kZ88AAAABIenWNQ'</text:p>
          </table:table-cell>
          <table:table-cell office:value-type="string" calcext:value-type="string">
            <text:p>'bfd4f2'</text:p>
          </table:table-cell>
          <table:table-cell office:value-type="string" calcext:value-type="string">
            <text:p>'dataverse.harvard.edu support issu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Large'</text:p>
          </table:table-cell>
          <table:table-cell office:value-type="string" calcext:value-type="string">
            <text:p>'MDU6TGFiZWwxMzcyOTQyMjIz'</text:p>
          </table:table-cell>
          <table:table-cell office:value-type="string" calcext:value-type="string">
            <text:p>'a82d2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Medium'</text:p>
          </table:table-cell>
          <table:table-cell office:value-type="string" calcext:value-type="string">
            <text:p>'MDU6TGFiZWwxMzU0OTAzMjQ0'</text:p>
          </table:table-cell>
          <table:table-cell office:value-type="string" calcext:value-type="string">
            <text:p>'1ccea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Small'</text:p>
          </table:table-cell>
          <table:table-cell office:value-type="string" calcext:value-type="string">
            <text:p>'MDU6TGFiZWwxMzU0ODk3ODIw'</text:p>
          </table:table-cell>
          <table:table-cell office:value-type="string" calcext:value-type="string">
            <text:p>'0052c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trivial'</text:p>
          </table:table-cell>
          <table:table-cell office:value-type="string" calcext:value-type="string">
            <text:p>'LA_kwDOCl_kZ88AAAABBcQ_vA'</text:p>
          </table:table-cell>
          <table:table-cell office:value-type="string" calcext:value-type="string">
            <text:p>'98E74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MDU6TGFiZWw0MDgwOTQzNjkw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Usability testing'</text:p>
          </table:table-cell>
          <table:table-cell office:value-type="string" calcext:value-type="string">
            <text:p>'MDU6TGFiZWwzMDUzNDg5MjM4'</text:p>
          </table:table-cell>
          <table:table-cell office:value-type="string" calcext:value-type="string">
            <text:p>'47695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UX &amp; UI'</text:p>
          </table:table-cell>
          <table:table-cell office:value-type="string" calcext:value-type="string">
            <text:p>'MDU6TGFiZWwzMDUzNDg4MjI3'</text:p>
          </table:table-cell>
          <table:table-cell office:value-type="string" calcext:value-type="string">
            <text:p>'3E986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MDU6TGFiZWwxMjYwMjk1MDU0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LA_kwDOANZmvM8AAAABBcF4hQ'</text:p>
          </table:table-cell>
          <table:table-cell office:value-type="string" calcext:value-type="string">
            <text:p>'82E75F'</text:p>
          </table:table-cell>
          <table:table-cell office:value-type="string" calcext:value-type="string">
            <text:p>'Harvard Data Commons Obj. 1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LA_kwDOANZmvM8AAAABBVodJA'</text:p>
          </table:table-cell>
          <table:table-cell office:value-type="string" calcext:value-type="string">
            <text:p>'5DA628'</text:p>
          </table:table-cell>
          <table:table-cell office:value-type="string" calcext:value-type="string">
            <text:p>'Harvard Data Commons Obj. 2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3a'</text:p>
          </table:table-cell>
          <table:table-cell office:value-type="string" calcext:value-type="string">
            <text:p>'LA_kwDOANZmvM7o4J88'</text:p>
          </table:table-cell>
          <table:table-cell office:value-type="string" calcext:value-type="string">
            <text:p>'32A21A'</text:p>
          </table:table-cell>
          <table:table-cell office:value-type="string" calcext:value-type="string">
            <text:p>'Harvard Data Commons Obj. 3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3b'</text:p>
          </table:table-cell>
          <table:table-cell office:value-type="string" calcext:value-type="string">
            <text:p>'LA_kwDOANZmvM76O4gL'</text:p>
          </table:table-cell>
          <table:table-cell office:value-type="string" calcext:value-type="string">
            <text:p>'5B9868'</text:p>
          </table:table-cell>
          <table:table-cell office:value-type="string" calcext:value-type="string">
            <text:p>'Harvard Data Commons Objective 3B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ASU'</text:p>
          </table:table-cell>
          <table:table-cell office:value-type="string" calcext:value-type="string">
            <text:p>'LA_kwDOANZmvM8AAAABIa2-BA'</text:p>
          </table:table-cell>
          <table:table-cell office:value-type="string" calcext:value-type="string">
            <text:p>'bfdadc'</text:p>
          </table:table-cell>
          <table:table-cell office:value-type="string" calcext:value-type="string">
            <text:p>'Arizona State Univ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bklog: Deliverable'</text:p>
          </table:table-cell>
          <table:table-cell office:value-type="string" calcext:value-type="string">
            <text:p>'LA_kwDOANZmvM8AAAABE2283A'</text:p>
          </table:table-cell>
          <table:table-cell office:value-type="string" calcext:value-type="string">
            <text:p>'DE1710'</text:p>
          </table:table-cell>
          <table:table-cell office:value-type="string" calcext:value-type="string">
            <text:p>'This is an item synched from the product planning proces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ANZmvM8AAAABLm-6P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needs discussion for clarification, prioritization, or siz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Collaboration: SBGrid'</text:p>
          </table:table-cell>
          <table:table-cell office:value-type="string" calcext:value-type="string">
            <text:p>'MDU6TGFiZWw0NTcwMjY1MjI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Containers &amp; Cloud'</text:p>
          </table:table-cell>
          <table:table-cell office:value-type="string" calcext:value-type="string">
            <text:p>'MDU6TGFiZWwyMzE0OTA1MzYy'</text:p>
          </table:table-cell>
          <table:table-cell office:value-type="string" calcext:value-type="string">
            <text:p>'c61fb8'</text:p>
          </table:table-cell>
          <table:table-cell office:value-type="string" calcext:value-type="string">
            <text:p>'Anything related to cloudy Dataverse, shipped in containe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5 Core PIDs'</text:p>
          </table:table-cell>
          <table:table-cell office:value-type="string" calcext:value-type="string">
            <text:p>'LA_kwDOANZmvM8AAAABMaIwp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Increment defining how we support the 5 core PI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Dataset: large number of files'</text:p>
          </table:table-cell>
          <table:table-cell office:value-type="string" calcext:value-type="string">
            <text:p>'LA_kwDOANZmvM8AAAABMwVz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7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DataverseInDocker'</text:p>
          </table:table-cell>
          <table:table-cell office:value-type="string" calcext:value-type="string">
            <text:p>'LA_kwDOANZmvM8AAAABNtjTd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of running Dataverse within Docker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FixRateLimitingBehaviors'</text:p>
          </table:table-cell>
          <table:table-cell office:value-type="string" calcext:value-type="string">
            <text:p>'LA_kwDOANZmvM8AAAABNpETr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ddress this collection of issues that impact rate limi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GDC: Interop With DV'</text:p>
          </table:table-cell>
          <table:table-cell office:value-type="string" calcext:value-type="string">
            <text:p>'LA_kwDOANZmvM8AAAABMWng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Google datacommons/Dataverse Interoperabilit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ImproveJsonValidation'</text:p>
          </table:table-cell>
          <table:table-cell office:value-type="string" calcext:value-type="string">
            <text:p>'LA_kwDOANZmvM8AAAABOg0FG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6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OpenDP Integration'</text:p>
          </table:table-cell>
          <table:table-cell office:value-type="string" calcext:value-type="string">
            <text:p>'LA_kwDOANZmvM8AAAABKHGE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Asscociated with NIH GREI deliverable 1.6.1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Payara 6 Upgrade'</text:p>
          </table:table-cell>
          <table:table-cell office:value-type="string" calcext:value-type="string">
            <text:p>'LA_kwDOANZmvM8AAAABG1TB8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Issues and PRs about the move to Jakarta EE 10 + Payara 6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SonarQubeCleanup'</text:p>
          </table:table-cell>
          <table:table-cell office:value-type="string" calcext:value-type="string">
            <text:p>'LA_kwDOANZmvM8AAAABNpCv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Issues related to cleanup based on Sonar Cube too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ANS'</text:p>
          </table:table-cell>
          <table:table-cell office:value-type="string" calcext:value-type="string">
            <text:p>'MDU6TGFiZWwyNjczNzU4MzUy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related to GDCC work for DA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ataverseNO'</text:p>
          </table:table-cell>
          <table:table-cell office:value-type="string" calcext:value-type="string">
            <text:p>'LA_kwDOANZmvM8AAAABDMRWyg'</text:p>
          </table:table-cell>
          <table:table-cell office:value-type="string" calcext:value-type="string">
            <text:p>'1888B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ependencies'</text:p>
          </table:table-cell>
          <table:table-cell office:value-type="string" calcext:value-type="string">
            <text:p>'MDU6TGFiZWwyMTM5MTE1NDk2'</text:p>
          </table:table-cell>
          <table:table-cell office:value-type="string" calcext:value-type="string">
            <text:p>'0366d6'</text:p>
          </table:table-cell>
          <table:table-cell office:value-type="string" calcext:value-type="string">
            <text:p>'Pull requests that update a dependency fil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evOps: Problem'</text:p>
          </table:table-cell>
          <table:table-cell office:value-type="string" calcext:value-type="string">
            <text:p>'LA_kwDOANZmvM8AAAABMFK5pQ'</text:p>
          </table:table-cell>
          <table:table-cell office:value-type="string" calcext:value-type="string">
            <text:p>'3C7CBC'</text:p>
          </table:table-cell>
          <table:table-cell office:value-type="string" calcext:value-type="string">
            <text:p>'Indicates we have an issue with our dev/QA environme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0MDA3NDQ1MjIz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ccessibility'</text:p>
          </table:table-cell>
          <table:table-cell office:value-type="string" calcext:value-type="string">
            <text:p>'MDU6TGFiZWwxMzAyNTQ0MDQz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Accessibility is the practice of making your websites usable by as many people as possible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ccount &amp; User Info'</text:p>
          </table:table-cell>
          <table:table-cell office:value-type="string" calcext:value-type="string">
            <text:p>'MDU6TGFiZWwzMTc1MTkyMj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dmin Guide'</text:p>
          </table:table-cell>
          <table:table-cell office:value-type="string" calcext:value-type="string">
            <text:p>'MDU6TGFiZWw2MzI0ODgxO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nalytics'</text:p>
          </table:table-cell>
          <table:table-cell office:value-type="string" calcext:value-type="string">
            <text:p>'MDU6TGFiZWwyMDkwMDM0NjAy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PI Guide'</text:p>
          </table:table-cell>
          <table:table-cell office:value-type="string" calcext:value-type="string">
            <text:p>'MDU6TGFiZWw2MzI0ODA5Mz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PI'</text:p>
          </table:table-cell>
          <table:table-cell office:value-type="string" calcext:value-type="string">
            <text:p>'MDU6TGFiZWwxMTI3MjM5MTQ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Branding'</text:p>
          </table:table-cell>
          <table:table-cell office:value-type="string" calcext:value-type="string">
            <text:p>'MDU6TGFiZWw3Mjg2NzA3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Code Infrastructure'</text:p>
          </table:table-cell>
          <table:table-cell office:value-type="string" calcext:value-type="string">
            <text:p>'MDU6TGFiZWwxNTkxODI0Nz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Controlled Vocabulary'</text:p>
          </table:table-cell>
          <table:table-cell office:value-type="string" calcext:value-type="string">
            <text:p>'LA_kwDOANZmvM71PwJu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Includes both Internal and external controlled vocabulari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ataTags'</text:p>
          </table:table-cell>
          <table:table-cell office:value-type="string" calcext:value-type="string">
            <text:p>'MDU6TGFiZWwzMTgwODQ4Mz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ataverse General Info'</text:p>
          </table:table-cell>
          <table:table-cell office:value-type="string" calcext:value-type="string">
            <text:p>'MDU6TGFiZWwzMTc1NTY4O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Edit dataverse &gt; "General Information" &gt; Name, Alias, Email, Metadata Fields, et al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eaccession'</text:p>
          </table:table-cell>
          <table:table-cell office:value-type="string" calcext:value-type="string">
            <text:p>'MDU6TGFiZWwyMDA2ODI3OTU5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eveloper Guide'</text:p>
          </table:table-cell>
          <table:table-cell office:value-type="string" calcext:value-type="string">
            <text:p>'MDU6TGFiZWw2MzI0ODAxM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OI &amp; Handle'</text:p>
          </table:table-cell>
          <table:table-cell office:value-type="string" calcext:value-type="string">
            <text:p>'MDU6TGFiZWw1MzE3Nzg2N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Email Dataset Contact'</text:p>
          </table:table-cell>
          <table:table-cell office:value-type="string" calcext:value-type="string">
            <text:p>'MDU6TGFiZWw2Mzk4ODY4NT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MDU6TGFiZWw5OTE5MDcyM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File Upload &amp; Handling'</text:p>
          </table:table-cell>
          <table:table-cell office:value-type="string" calcext:value-type="string">
            <text:p>'MDU6TGFiZWwxMTI3MjM5Mj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Geospatial'</text:p>
          </table:table-cell>
          <table:table-cell office:value-type="string" calcext:value-type="string">
            <text:p>'LA_kwDOANZmvM8AAAABFGwxK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Guestbook'</text:p>
          </table:table-cell>
          <table:table-cell office:value-type="string" calcext:value-type="string">
            <text:p>'MDU6TGFiZWw1MzUyODIzMD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Harvesting'</text:p>
          </table:table-cell>
          <table:table-cell office:value-type="string" calcext:value-type="string">
            <text:p>'MDU6TGFiZWwzMTc1NzUyN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 Review Workflow'</text:p>
          </table:table-cell>
          <table:table-cell office:value-type="string" calcext:value-type="string">
            <text:p>'MDU6TGFiZWw1NjMwMTE2ND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dexing'</text:p>
          </table:table-cell>
          <table:table-cell office:value-type="string" calcext:value-type="string">
            <text:p>'LA_kwDOANZmvM7yienr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stallation Guide'</text:p>
          </table:table-cell>
          <table:table-cell office:value-type="string" calcext:value-type="string">
            <text:p>'MDU6TGFiZWw2MzI0ODYzMz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staller'</text:p>
          </table:table-cell>
          <table:table-cell office:value-type="string" calcext:value-type="string">
            <text:p>'MDU6TGFiZWwzMTcwNTkzMj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ternationalization'</text:p>
          </table:table-cell>
          <table:table-cell office:value-type="string" calcext:value-type="string">
            <text:p>'MDU6TGFiZWwzNzcyMTQ1MzU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ssaging'</text:p>
          </table:table-cell>
          <table:table-cell office:value-type="string" calcext:value-type="string">
            <text:p>'MDU6TGFiZWw2MzQwODIyMT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tadata'</text:p>
          </table:table-cell>
          <table:table-cell office:value-type="string" calcext:value-type="string">
            <text:p>'MDU6TGFiZWwxMTI3MjM5M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trics + Reports'</text:p>
          </table:table-cell>
          <table:table-cell office:value-type="string" calcext:value-type="string">
            <text:p>'MDU6TGFiZWw0NTg2NzEyNTA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igration'</text:p>
          </table:table-cell>
          <table:table-cell office:value-type="string" calcext:value-type="string">
            <text:p>'MDU6TGFiZWwxMTI3MjM5Mj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y Data'</text:p>
          </table:table-cell>
          <table:table-cell office:value-type="string" calcext:value-type="string">
            <text:p>'MDU6TGFiZWw2MjIwNTMzOT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Notifications'</text:p>
          </table:table-cell>
          <table:table-cell office:value-type="string" calcext:value-type="string">
            <text:p>'MDU6TGFiZWw2MzIxMTE2ND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erformance &amp; Stability'</text:p>
          </table:table-cell>
          <table:table-cell office:value-type="string" calcext:value-type="string">
            <text:p>'MDU6TGFiZWwzMTc0OTM5NDE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ermissions'</text:p>
          </table:table-cell>
          <table:table-cell office:value-type="string" calcext:value-type="string">
            <text:p>'MDU6TGFiZWwyNzUxOTk2Nj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reservation'</text:p>
          </table:table-cell>
          <table:table-cell office:value-type="string" calcext:value-type="string">
            <text:p>'MDU6TGFiZWw3ODAwNjExMDE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rovenance'</text:p>
          </table:table-cell>
          <table:table-cell office:value-type="string" calcext:value-type="string">
            <text:p>'MDU6TGFiZWw2MzM5NDM5ND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ublishing &amp; Versions'</text:p>
          </table:table-cell>
          <table:table-cell office:value-type="string" calcext:value-type="string">
            <text:p>'MDU6TGFiZWwzMTc1NTE5M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Request Access Workflow'</text:p>
          </table:table-cell>
          <table:table-cell office:value-type="string" calcext:value-type="string">
            <text:p>'MDU6TGFiZWw2MzQwMTQ5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earch/Browse'</text:p>
          </table:table-cell>
          <table:table-cell office:value-type="string" calcext:value-type="string">
            <text:p>'MDU6TGFiZWwxMTI3MjM4Nz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tyle Guide'</text:p>
          </table:table-cell>
          <table:table-cell office:value-type="string" calcext:value-type="string">
            <text:p>'MDU6TGFiZWw2MzI0OTYyNz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uperuser Dashboard'</text:p>
          </table:table-cell>
          <table:table-cell office:value-type="string" calcext:value-type="string">
            <text:p>'MDU6TGFiZWwzMTgxMjAzODA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emplates'</text:p>
          </table:table-cell>
          <table:table-cell office:value-type="string" calcext:value-type="string">
            <text:p>'MDU6TGFiZWw2NDU4NzkxM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MDU6TGFiZWwzMTc1NTIxMz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woRavens'</text:p>
          </table:table-cell>
          <table:table-cell office:value-type="string" calcext:value-type="string">
            <text:p>'MDU6TGFiZWwzMTgwNTcyMz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User Guide'</text:p>
          </table:table-cell>
          <table:table-cell office:value-type="string" calcext:value-type="string">
            <text:p>'MDU6TGFiZWw2MzI0OTYx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Widgets'</text:p>
          </table:table-cell>
          <table:table-cell office:value-type="string" calcext:value-type="string">
            <text:p>'MDU6TGFiZWw2MjIwNzc5MzQ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MDU6TGFiZWwzMTc1MjYxOT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irst-timers-only'</text:p>
          </table:table-cell>
          <table:table-cell office:value-type="string" calcext:value-type="string">
            <text:p>'MDU6TGFiZWw4OTE3NzEzOTU=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1'</text:p>
          </table:table-cell>
          <table:table-cell office:value-type="string" calcext:value-type="string">
            <text:p>'LA_kwDOANZmvM8AAAABNpKqI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Community Backlog (Phil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2'</text:p>
          </table:table-cell>
          <table:table-cell office:value-type="string" calcext:value-type="string">
            <text:p>'LA_kwDOANZmvM8AAAABNpKrn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HERMES (Oliver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3'</text:p>
          </table:table-cell>
          <table:table-cell office:value-type="string" calcext:value-type="string">
            <text:p>'LA_kwDOANZmvM8AAAABNpKtN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External Commitments (Jim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4'</text:p>
          </table:table-cell>
          <table:table-cell office:value-type="string" calcext:value-type="string">
            <text:p>'LA_kwDOANZmvM8AAAABNpKvk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Dataverse Team (Gustavo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5'</text:p>
          </table:table-cell>
          <table:table-cell office:value-type="string" calcext:value-type="string">
            <text:p>'LA_kwDOANZmvM8AAAABNpKwR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SonarQube cleanup (Gustavo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6'</text:p>
          </table:table-cell>
          <table:table-cell office:value-type="string" calcext:value-type="string">
            <text:p>'LA_kwDOANZmvM8AAAABNpKxQQ'</text:p>
          </table:table-cell>
          <table:table-cell office:value-type="string" calcext:value-type="string">
            <text:p>'FAF9E3'</text:p>
          </table:table-cell>
          <table:table-cell office:value-type="string" calcext:value-type="string">
            <text:p>'Harvard Dataverse Instance (Sonia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7'</text:p>
          </table:table-cell>
          <table:table-cell office:value-type="string" calcext:value-type="string">
            <text:p>'LA_kwDOANZmvM8AAAABNpKy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NIH NetCDF (Phil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8'</text:p>
          </table:table-cell>
          <table:table-cell office:value-type="string" calcext:value-type="string">
            <text:p>'LA_kwDOANZmvM8AAAABNpKy_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Datacommons/DV Interop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9'</text:p>
          </table:table-cell>
          <table:table-cell office:value-type="string" calcext:value-type="string">
            <text:p>'LA_kwDOANZmvM8AAAABNpKz0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5 Core PI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0'</text:p>
          </table:table-cell>
          <table:table-cell office:value-type="string" calcext:value-type="string">
            <text:p>'LA_kwDOANZmvM8AAAABNpK1C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Upgrades in Prep for DV6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1'</text:p>
          </table:table-cell>
          <table:table-cell office:value-type="string" calcext:value-type="string">
            <text:p>'LA_kwDOANZmvM8AAAABNpK1Y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NIH bklog items (Stefano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2'</text:p>
          </table:table-cell>
          <table:table-cell office:value-type="string" calcext:value-type="string">
            <text:p>'LA_kwDOANZmvM8AAAABNpK13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Re-arch: Auth MVP (Phil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3'</text:p>
          </table:table-cell>
          <table:table-cell office:value-type="string" calcext:value-type="string">
            <text:p>'LA_kwDOANZmvM8AAAABNpK2h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Re-arch: SPA MVP (Guillermo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4'</text:p>
          </table:table-cell>
          <table:table-cell office:value-type="string" calcext:value-type="string">
            <text:p>'LA_kwDOANZmvM8AAAABNpK3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A backlog reporting/tracking 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ANZmvM8AAAABOPHy4g'</text:p>
          </table:table-cell>
          <table:table-cell office:value-type="string" calcext:value-type="string">
            <text:p>'C1B8FF'</text:p>
          </table:table-cell>
          <table:table-cell office:value-type="string" calcext:value-type="string">
            <text:p>'appears at https://github.com/IQSS/dataverse/contribut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Future UI'</text:p>
          </table:table-cell>
          <table:table-cell office:value-type="string" calcext:value-type="string">
            <text:p>'LA_kwDOANZmvM8AAAABEosJNQ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Maybe for the a future UI, need significant desig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JSF'</text:p>
          </table:table-cell>
          <table:table-cell office:value-type="string" calcext:value-type="string">
            <text:p>'LA_kwDOANZmvM8AAAABEndiU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Involves hacking on JSF (Jakarta Server Faces) cod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Low Hanging Fruit'</text:p>
          </table:table-cell>
          <table:table-cell office:value-type="string" calcext:value-type="string">
            <text:p>'MDU6TGFiZWw0NjE2MTIyNTU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More APIs'</text:p>
          </table:table-cell>
          <table:table-cell office:value-type="string" calcext:value-type="string">
            <text:p>'LA_kwDOANZmvM8AAAABFGTyX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Add new or missing API endpoin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Technical Debt'</text:p>
          </table:table-cell>
          <table:table-cell office:value-type="string" calcext:value-type="string">
            <text:p>'MDU6TGFiZWw2NDAxOTI5NjY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toberfest'</text:p>
          </table:table-cell>
          <table:table-cell office:value-type="string" calcext:value-type="string">
            <text:p>'MDU6TGFiZWwxNTg5MTY2MzIx'</text:p>
          </table:table-cell>
          <table:table-cell office:value-type="string" calcext:value-type="string">
            <text:p>'9e1740'</text:p>
          </table:table-cell>
          <table:table-cell office:value-type="string" calcext:value-type="string">
            <text:p>'It's Hacktoberfest! https://hacktoberfest.digitalocean.com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dc'</text:p>
          </table:table-cell>
          <table:table-cell office:value-type="string" calcext:value-type="string">
            <text:p>'LA_kwDOANZmvM7mTyVz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Harvard Data Comm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Cannot Reproduce'</text:p>
          </table:table-cell>
          <table:table-cell office:value-type="string" calcext:value-type="string">
            <text:p>'MDU6TGFiZWw2MzM5NDY3NDU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Code'</text:p>
          </table:table-cell>
          <table:table-cell office:value-type="string" calcext:value-type="string">
            <text:p>'MDU6TGFiZWw2MzM4MDg4MTM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Documentation'</text:p>
          </table:table-cell>
          <table:table-cell office:value-type="string" calcext:value-type="string">
            <text:p>'MDU6TGFiZWw2MzM4MDg5NDk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RMES'</text:p>
          </table:table-cell>
          <table:table-cell office:value-type="string" calcext:value-type="string">
            <text:p>'LA_kwDOANZmvM7SNuzl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related to @hermes-hmc work on Dataverse cod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Incompatible w/ GF 4'</text:p>
          </table:table-cell>
          <table:table-cell office:value-type="string" calcext:value-type="string">
            <text:p>'MDU6TGFiZWwxOTg0OTkxNjA5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Marking any proposes changes that introduce a breaking change, not backwards compatible with GF 4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Internal Infrastructure'</text:p>
          </table:table-cell>
          <table:table-cell office:value-type="string" calcext:value-type="string">
            <text:p>'LA_kwDOANZmvM8AAAABBxeStQ'</text:p>
          </table:table-cell>
          <table:table-cell office:value-type="string" calcext:value-type="string">
            <text:p>'CC853F'</text:p>
          </table:table-cell>
          <table:table-cell office:value-type="string" calcext:value-type="string">
            <text:p>'This issue applies to the inner workings of the dev process and/or environme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JHU'</text:p>
          </table:table-cell>
          <table:table-cell office:value-type="string" calcext:value-type="string">
            <text:p>'LA_kwDOANZmvM8AAAABErgsmQ'</text:p>
          </table:table-cell>
          <table:table-cell office:value-type="string" calcext:value-type="string">
            <text:p>'B5279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Mentor: pdurbin'</text:p>
          </table:table-cell>
          <table:table-cell office:value-type="string" calcext:value-type="string">
            <text:p>'MDU6TGFiZWw2MzM4MDkxMzI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 DC'</text:p>
          </table:table-cell>
          <table:table-cell office:value-type="string" calcext:value-type="string">
            <text:p>'LA_kwDOANZmvM7uewOS'</text:p>
          </table:table-cell>
          <table:table-cell office:value-type="string" calcext:value-type="string">
            <text:p>'BEA1BA'</text:p>
          </table:table-cell>
          <table:table-cell office:value-type="string" calcext:value-type="string">
            <text:p>'Grant: The Harvard Dataverse repository: A generalist repository integrated with a Data Comm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1.1'</text:p>
          </table:table-cell>
          <table:table-cell office:value-type="string" calcext:value-type="string">
            <text:p>'LA_kwDOANZmvM8AAAABFArFN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1 | 1.1.1 | Minimum Viable Product (MVP) for registering metadata in the repository and connectin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2.1'</text:p>
          </table:table-cell>
          <table:table-cell office:value-type="string" calcext:value-type="string">
            <text:p>'LA_kwDOANZmvM8AAAABFArbF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2 | 1.2.1 | Design and implement integration with controlled vocabularies | 5 prdOwnThis is an it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2.2'</text:p>
          </table:table-cell>
          <table:table-cell office:value-type="string" calcext:value-type="string">
            <text:p>'LA_kwDOANZmvM8AAAABFArOJ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2 | 1.2.2 | Define use cases for DDI-CDI support | 5 prdOwnThis is an item synched from the produ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3.1'</text:p>
          </table:table-cell>
          <table:table-cell office:value-type="string" calcext:value-type="string">
            <text:p>'LA_kwDOANZmvM8AAAABFAq2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1.3.1 | Support software metadata | 5 prdOwnThis is an item synched from the product planning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3.2'</text:p>
          </table:table-cell>
          <table:table-cell office:value-type="string" calcext:value-type="string">
            <text:p>'LA_kwDOANZmvM8AAAABG9tQ8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1.3.2 | Research and discovery phase for biomedical workflows support | 5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4.1'</text:p>
          </table:table-cell>
          <table:table-cell office:value-type="string" calcext:value-type="string">
            <text:p>'LA_kwDOANZmvM8AAAABFAqtv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4 | 1.4.1 | Resolve OAI-PMH harvesting issues | 5 prdOwnThis is an item synched from the product 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4.2'</text:p>
          </table:table-cell>
          <table:table-cell office:value-type="string" calcext:value-type="string">
            <text:p>'LA_kwDOANZmvM8AAAABFAq_i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4 | 1.4.2 | Create working group on packaging standards to share metadata and data across reposit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ANZmvM8AAAABE6nBd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collection: 5 | 1.5.1 | Standardize download metrics for the Harvard Dataverse repository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6.1'</text:p>
          </table:table-cell>
          <table:table-cell office:value-type="string" calcext:value-type="string">
            <text:p>'LA_kwDOANZmvM8AAAABE8HHh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6 | 1.6.1 | Integrate with OpenDP tools to support differentially private statistical releases 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6.2'</text:p>
          </table:table-cell>
          <table:table-cell office:value-type="string" calcext:value-type="string">
            <text:p>'LA_kwDOANZmvM8AAAABFArqi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6 | 1.6.2 | Discovery phase to support DataTags | 10 prdOwnThis is an item synched from the produ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ANZmvM8AAAABFArJH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7 | 1.7.1 | Research &amp; architecture for separating backend and frontend to enable a flexible, sca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7.2'</text:p>
          </table:table-cell>
          <table:table-cell office:value-type="string" calcext:value-type="string">
            <text:p>'LA_kwDOANZmvM8AAAABFAqA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7 | 1.7.2 | Implementation of UI modules to improve the dataset landing page and access to remote..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3.1'</text:p>
          </table:table-cell>
          <table:table-cell office:value-type="string" calcext:value-type="string">
            <text:p>'LA_kwDOANZmvM8AAAABMbUeH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2.3.1 |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3.2'</text:p>
          </table:table-cell>
          <table:table-cell office:value-type="string" calcext:value-type="string">
            <text:p>'LA_kwDOANZmvM8AAAABMbUiu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2.3.2 <text:s/>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5.1'</text:p>
          </table:table-cell>
          <table:table-cell office:value-type="string" calcext:value-type="string">
            <text:p>'LA_kwDOANZmvM8AAAABN1WW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esign and implement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: GREI WG'</text:p>
          </table:table-cell>
          <table:table-cell office:value-type="string" calcext:value-type="string">
            <text:p>'LA_kwDOANZmvM8AAAABG9ic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ANZmvM8AAAABHGgHZ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Related to resolving email issues in Production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ayara 5 Upgrade'</text:p>
          </table:table-cell>
          <table:table-cell office:value-type="string" calcext:value-type="string">
            <text:p>'MDU6TGFiZWwxNTc3MzM3MzUx'</text:p>
          </table:table-cell>
          <table:table-cell office:value-type="string" calcext:value-type="string">
            <text:p>'f9a89d'</text:p>
          </table:table-cell>
          <table:table-cell office:value-type="string" calcext:value-type="string">
            <text:p>'Issues related to the upgrade from Glassfish 4.1 to Payara 5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epic.nih_harvesting_framework'</text:p>
          </table:table-cell>
          <table:table-cell office:value-type="string" calcext:value-type="string">
            <text:p>'LA_kwDOANZmvM72pZ6n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epic.nih_harvesting'</text:p>
          </table:table-cell>
          <table:table-cell office:value-type="string" calcext:value-type="string">
            <text:p>'LA_kwDOANZmvM71P55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1.1'</text:p>
          </table:table-cell>
          <table:table-cell office:value-type="string" calcext:value-type="string">
            <text:p>'LA_kwDOANZmvM8AAAABOyytz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1.2'</text:p>
          </table:table-cell>
          <table:table-cell office:value-type="string" calcext:value-type="string">
            <text:p>'LA_kwDOANZmvM8AAAABOyyua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2.1'</text:p>
          </table:table-cell>
          <table:table-cell office:value-type="string" calcext:value-type="string">
            <text:p>'LA_kwDOANZmvM8AAAABOyyu4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2.2'</text:p>
          </table:table-cell>
          <table:table-cell office:value-type="string" calcext:value-type="string">
            <text:p>'LA_kwDOANZmvM8AAAABOyyv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3.1'</text:p>
          </table:table-cell>
          <table:table-cell office:value-type="string" calcext:value-type="string">
            <text:p>'LA_kwDOANZmvM8AAAABOyywM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3.2'</text:p>
          </table:table-cell>
          <table:table-cell office:value-type="string" calcext:value-type="string">
            <text:p>'LA_kwDOANZmvM8AAAABOyyw6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4.1'</text:p>
          </table:table-cell>
          <table:table-cell office:value-type="string" calcext:value-type="string">
            <text:p>'LA_kwDOANZmvM8AAAABOyyx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4.2'</text:p>
          </table:table-cell>
          <table:table-cell office:value-type="string" calcext:value-type="string">
            <text:p>'LA_kwDOANZmvM8AAAABOyyxt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5.1'</text:p>
          </table:table-cell>
          <table:table-cell office:value-type="string" calcext:value-type="string">
            <text:p>'LA_kwDOANZmvM8AAAABOyyx0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5.2'</text:p>
          </table:table-cell>
          <table:table-cell office:value-type="string" calcext:value-type="string">
            <text:p>'LA_kwDOANZmvM8AAAABOyyyS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6.1'</text:p>
          </table:table-cell>
          <table:table-cell office:value-type="string" calcext:value-type="string">
            <text:p>'LA_kwDOANZmvM8AAAABOyyzR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6.2'</text:p>
          </table:table-cell>
          <table:table-cell office:value-type="string" calcext:value-type="string">
            <text:p>'LA_kwDOANZmvM8AAAABOyy0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7.1'</text:p>
          </table:table-cell>
          <table:table-cell office:value-type="string" calcext:value-type="string">
            <text:p>'LA_kwDOANZmvM8AAAABOyy0f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7.2'</text:p>
          </table:table-cell>
          <table:table-cell office:value-type="string" calcext:value-type="string">
            <text:p>'LA_kwDOANZmvM8AAAABOyy0n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8.1'</text:p>
          </table:table-cell>
          <table:table-cell office:value-type="string" calcext:value-type="string">
            <text:p>'LA_kwDOANZmvM8AAAABOyy1L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8.2'</text:p>
          </table:table-cell>
          <table:table-cell office:value-type="string" calcext:value-type="string">
            <text:p>'LA_kwDOANZmvM8AAAABOyy2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1.1'</text:p>
          </table:table-cell>
          <table:table-cell office:value-type="string" calcext:value-type="string">
            <text:p>'LA_kwDOANZmvM8AAAABOyy24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1.2'</text:p>
          </table:table-cell>
          <table:table-cell office:value-type="string" calcext:value-type="string">
            <text:p>'LA_kwDOANZmvM8AAAABOyy3I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2.1'</text:p>
          </table:table-cell>
          <table:table-cell office:value-type="string" calcext:value-type="string">
            <text:p>'LA_kwDOANZmvM8AAAABOyy3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2.2'</text:p>
          </table:table-cell>
          <table:table-cell office:value-type="string" calcext:value-type="string">
            <text:p>'LA_kwDOANZmvM8AAAABOyy38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3.1'</text:p>
          </table:table-cell>
          <table:table-cell office:value-type="string" calcext:value-type="string">
            <text:p>'LA_kwDOANZmvM8AAAABOyy46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3.2'</text:p>
          </table:table-cell>
          <table:table-cell office:value-type="string" calcext:value-type="string">
            <text:p>'LA_kwDOANZmvM8AAAABOyy56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4.1'</text:p>
          </table:table-cell>
          <table:table-cell office:value-type="string" calcext:value-type="string">
            <text:p>'LA_kwDOANZmvM8AAAABOyy6D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5.1'</text:p>
          </table:table-cell>
          <table:table-cell office:value-type="string" calcext:value-type="string">
            <text:p>'LA_kwDOANZmvM8AAAABOyy6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6.1'</text:p>
          </table:table-cell>
          <table:table-cell office:value-type="string" calcext:value-type="string">
            <text:p>'LA_kwDOANZmvM8AAAABOyy6t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6.2'</text:p>
          </table:table-cell>
          <table:table-cell office:value-type="string" calcext:value-type="string">
            <text:p>'LA_kwDOANZmvM8AAAABOyy71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7.1'</text:p>
          </table:table-cell>
          <table:table-cell office:value-type="string" calcext:value-type="string">
            <text:p>'LA_kwDOANZmvM8AAAABOyy85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7.2'</text:p>
          </table:table-cell>
          <table:table-cell office:value-type="string" calcext:value-type="string">
            <text:p>'LA_kwDOANZmvM8AAAABOyy9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8.1'</text:p>
          </table:table-cell>
          <table:table-cell office:value-type="string" calcext:value-type="string">
            <text:p>'LA_kwDOANZmvM8AAAABOyy9Y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8.2'</text:p>
          </table:table-cell>
          <table:table-cell office:value-type="string" calcext:value-type="string">
            <text:p>'LA_kwDOANZmvM8AAAABOyy9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ANZmvM8AAAABFaZtb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ll 3 aims are currently under this deliverabl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olicy'</text:p>
          </table:table-cell>
          <table:table-cell office:value-type="string" calcext:value-type="string">
            <text:p>'LA_kwDOANZmvM8AAAABIZt_kg'</text:p>
          </table:table-cell>
          <table:table-cell office:value-type="string" calcext:value-type="string">
            <text:p>'A3B21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ANZmvM8AAAABCaHwKQ'</text:p>
          </table:table-cell>
          <table:table-cell office:value-type="string" calcext:value-type="string">
            <text:p>'129AF1'</text:p>
          </table:table-cell>
          <table:table-cell office:value-type="string" calcext:value-type="string">
            <text:p>'This is related to a postmortem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QDR'</text:p>
          </table:table-cell>
          <table:table-cell office:value-type="string" calcext:value-type="string">
            <text:p>'LA_kwDOANZmvM7wYLxH'</text:p>
          </table:table-cell>
          <table:table-cell office:value-type="string" calcext:value-type="string">
            <text:p>'16F041'</text:p>
          </table:table-cell>
          <table:table-cell office:value-type="string" calcext:value-type="string">
            <text:p>'of interest to QDR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ciencesPO'</text:p>
          </table:table-cell>
          <table:table-cell office:value-type="string" calcext:value-type="string">
            <text:p>'MDU6TGFiZWwyNjkzMTI5ODg2'</text:p>
          </table:table-cell>
          <table:table-cell office:value-type="string" calcext:value-type="string">
            <text:p>'EA6A49'</text:p>
          </table:table-cell>
          <table:table-cell office:value-type="string" calcext:value-type="string">
            <text:p>'related to GDCC work for Sciences PO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ANZmvM8AAAABIWNip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ANZmvM8AAAABIWNUd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ANZmvM8AAAABIWbk-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ANZmvM8AAAABIZ5Q1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ANZmvM8AAAABIWNO2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ANZmvM8AAAABIWNcc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ANZmvM8AAAABMwNeW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No coding involved. corner case Placeholder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ANZmvM8AAAABLi_KW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PM has called this issue out specifically for sizing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ANZmvM8AAAABLvfUEg'</text:p>
          </table:table-cell>
          <table:table-cell office:value-type="string" calcext:value-type="string">
            <text:p>'62B9EF'</text:p>
          </table:table-cell>
          <table:table-cell office:value-type="string" calcext:value-type="string">
            <text:p>'Issues that have made it into Ready for QA or further righ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ike'</text:p>
          </table:table-cell>
          <table:table-cell office:value-type="string" calcext:value-type="string">
            <text:p>'LA_kwDOANZmvM71PEIg'</text:p>
          </table:table-cell>
          <table:table-cell office:value-type="string" calcext:value-type="string">
            <text:p>'90E971'</text:p>
          </table:table-cell>
          <table:table-cell office:value-type="string" calcext:value-type="string">
            <text:p>'This is a spik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rint Retrospective'</text:p>
          </table:table-cell>
          <table:table-cell office:value-type="string" calcext:value-type="string">
            <text:p>'LA_kwDOANZmvM8AAAABIaipPw'</text:p>
          </table:table-cell>
          <table:table-cell office:value-type="string" calcext:value-type="string">
            <text:p>'2640B5'</text:p>
          </table:table-cell>
          <table:table-cell office:value-type="string" calcext:value-type="string">
            <text:p>'This is a special issue. It came out of the team retrospectiv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rint: IsReady'</text:p>
          </table:table-cell>
          <table:table-cell office:value-type="string" calcext:value-type="string">
            <text:p>'LA_kwDOANZmvM8AAAABHGf2wg'</text:p>
          </table:table-cell>
          <table:table-cell office:value-type="string" calcext:value-type="string">
            <text:p>'81E694'</text:p>
          </table:table-cell>
          <table:table-cell office:value-type="string" calcext:value-type="string">
            <text:p>'This issue is ready to be put into a sprint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tatus: UX &amp; UI'</text:p>
          </table:table-cell>
          <table:table-cell office:value-type="string" calcext:value-type="string">
            <text:p>'MDU6TGFiZWwxMTI3MjM4Nzc=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tatus: Won't Fix'</text:p>
          </table:table-cell>
          <table:table-cell office:value-type="string" calcext:value-type="string">
            <text:p>'MDU6TGFiZWwxMDI5NzE1NjQ0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No plans to fix or change the behavior.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DL'</text:p>
          </table:table-cell>
          <table:table-cell office:value-type="string" calcext:value-type="string">
            <text:p>'MDU6TGFiZWwyNzk4NTA5OTMz'</text:p>
          </table:table-cell>
          <table:table-cell office:value-type="string" calcext:value-type="string">
            <text:p>'42D236'</text:p>
          </table:table-cell>
          <table:table-cell office:value-type="string" calcext:value-type="string">
            <text:p>'supported by Texas Digital Library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ech Debt'</text:p>
          </table:table-cell>
          <table:table-cell office:value-type="string" calcext:value-type="string">
            <text:p>'LA_kwDOANZmvM8AAAABKdRLag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esting: API'</text:p>
          </table:table-cell>
          <table:table-cell office:value-type="string" calcext:value-type="string">
            <text:p>'LA_kwDOANZmvM8AAAABGWXJGA'</text:p>
          </table:table-cell>
          <table:table-cell office:value-type="string" calcext:value-type="string">
            <text:p>'6d99a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Bug'</text:p>
          </table:table-cell>
          <table:table-cell office:value-type="string" calcext:value-type="string">
            <text:p>'MDU6TGFiZWwxMTI3MjQwMzA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MDU6TGFiZWwxMTI3MjM4NzU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Suggestion'</text:p>
          </table:table-cell>
          <table:table-cell office:value-type="string" calcext:value-type="string">
            <text:p>'MDU6TGFiZWwxMTI3MjM5MDE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I/UX: Design'</text:p>
          </table:table-cell>
          <table:table-cell office:value-type="string" calcext:value-type="string">
            <text:p>'LA_kwDOANZmvM8AAAABK040iQ'</text:p>
          </table:table-cell>
          <table:table-cell office:value-type="string" calcext:value-type="string">
            <text:p>'66B78B'</text:p>
          </table:table-cell>
          <table:table-cell office:value-type="string" calcext:value-type="string">
            <text:p>'this issue needs input on the design of the UI and from the product owner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API User'</text:p>
          </table:table-cell>
          <table:table-cell office:value-type="string" calcext:value-type="string">
            <text:p>'MDU6TGFiZWw2MzkzNjQ0ODc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MDU6TGFiZWw2MzkzNjQyODI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MDU6TGFiZWw2MzkzNzY3ODE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MDU6TGFiZWw2Mzk0NzA2MjM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Hackathon Participant'</text:p>
          </table:table-cell>
          <table:table-cell office:value-type="string" calcext:value-type="string">
            <text:p>'MDU6TGFiZWw2Mzk5NzI3NzM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MDU6TGFiZWw2Mzk0NzM2MTI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MDU6TGFiZWw2MzkzNjU2MDk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Vote to Close: pdurbin'</text:p>
          </table:table-cell>
          <table:table-cell office:value-type="string" calcext:value-type="string">
            <text:p>'MDU6TGFiZWw2MzQ5MjI3Nzk='</text:p>
          </table:table-cell>
          <table:table-cell office:value-type="string" calcext:value-type="string">
            <text:p>'00000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Working Group: SWC'</text:p>
          </table:table-cell>
          <table:table-cell office:value-type="string" calcext:value-type="string">
            <text:p>'MDU6TGFiZWwyOTcxMzcxODg1'</text:p>
          </table:table-cell>
          <table:table-cell office:value-type="string" calcext:value-type="string">
            <text:p>'947055'</text:p>
          </table:table-cell>
          <table:table-cell office:value-type="string" calcext:value-type="string">
            <text:p>'Work related to the GDCC Software, Workflows &amp; Containers Working Group'</text:p>
          </table:table-cell>
          <table:table-cell office:value-type="string" calcext:value-type="string">
            <text:p>'TEST'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9"/>
        </table:table-row>
      </table:table>
      <table:table table:name="labels-orig_2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ID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RepoID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LabelID</text:p>
          </table:table-cell>
          <table:table-cell office:value-type="string" calcext:value-type="string">
            <text:p>LabelColor</text:p>
          </table:table-cell>
          <table:table-cell office:value-type="string" calcext:value-type="string">
            <text:p>LabelDescription</text:p>
          </table:table-cell>
          <table:table-cell office:value-type="string" calcext:value-type="string">
            <text:p>RUNLABEL</text:p>
          </table:table-cell>
          <table:table-cell office:value-type="string" calcext:value-type="string">
            <text:p>NewLabelNam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LA_kwDOI3pPi88AAAABL7tugQ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API connectivity'</text:p>
          </table:table-cell>
          <table:table-cell office:value-type="string" calcext:value-type="string">
            <text:p>'LA_kwDOI3pPi88AAAABOdZ_Cw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Deliverable: API connectivity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Design System'</text:p>
          </table:table-cell>
          <table:table-cell office:value-type="string" calcext:value-type="string">
            <text:p>'LA_kwDOI3pPi88AAAABOZOUzA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Deliverable: Design System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: Infra &amp; Deployment Setup'</text:p>
          </table:table-cell>
          <table:table-cell office:value-type="string" calcext:value-type="string">
            <text:p>'LA_kwDOI3pPi88AAAABOZKlZw'</text:p>
          </table:table-cell>
          <table:table-cell office:value-type="string" calcext:value-type="string">
            <text:p>'5319E7'</text:p>
          </table:table-cell>
          <table:table-cell office:value-type="string" calcext:value-type="string">
            <text:p>'Deliverable: Infra &amp; Deployment Setup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ocumentation'</text:p>
          </table:table-cell>
          <table:table-cell office:value-type="string" calcext:value-type="string">
            <text:p>'LA_kwDOI3pPi88AAAABL7tukA'</text:p>
          </table:table-cell>
          <table:table-cell office:value-type="string" calcext:value-type="string">
            <text:p>'0075ca'</text:p>
          </table:table-cell>
          <table:table-cell office:value-type="string" calcext:value-type="string">
            <text:p>'Improvements or additions to documentation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LA_kwDOI3pPi88AAAABL7turQ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LA_kwDOI3pPi88AAAABL7tusA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I3pPi88AAAABL7tutw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LA_kwDOI3pPi88AAAABL7tuvg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LA_kwDOI3pPi88AAAABL7tuxg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MVP Milestone 1'</text:p>
          </table:table-cell>
          <table:table-cell office:value-type="string" calcext:value-type="string">
            <text:p>'LA_kwDOI3pPi88AAAABOBg-og'</text:p>
          </table:table-cell>
          <table:table-cell office:value-type="string" calcext:value-type="string">
            <text:p>'D4C5F9'</text:p>
          </table:table-cell>
          <table:table-cell office:value-type="string" calcext:value-type="string">
            <text:p>'MVP Milestone 1: The Setup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MVP Milestone 2'</text:p>
          </table:table-cell>
          <table:table-cell office:value-type="string" calcext:value-type="string">
            <text:p>'LA_kwDOI3pPi88AAAABOBhDmQ'</text:p>
          </table:table-cell>
          <table:table-cell office:value-type="string" calcext:value-type="string">
            <text:p>'CD13E8'</text:p>
          </table:table-cell>
          <table:table-cell office:value-type="string" calcext:value-type="string">
            <text:p>'MVP Milestone 2: Add a Datase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I3pPi88AAAABNo9Y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Deliverabl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1-t01'</text:p>
          </table:table-cell>
          <table:table-cell office:value-type="string" calcext:value-type="string">
            <text:p>'LA_kwDOI3pPi88AAAABOy9BU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1.1'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1-t02'</text:p>
          </table:table-cell>
          <table:table-cell office:value-type="string" calcext:value-type="string">
            <text:p>'LA_kwDOI3pPi88AAAABOy9CW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1.2'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2-t01'</text:p>
          </table:table-cell>
          <table:table-cell office:value-type="string" calcext:value-type="string">
            <text:p>'LA_kwDOI3pPi88AAAABOy9D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2.1'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2-t02'</text:p>
          </table:table-cell>
          <table:table-cell office:value-type="string" calcext:value-type="string">
            <text:p>'LA_kwDOI3pPi88AAAABOy9E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2.2'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3-t01'</text:p>
          </table:table-cell>
          <table:table-cell office:value-type="string" calcext:value-type="string">
            <text:p>'LA_kwDOI3pPi88AAAABOy9F6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3.1'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3-t02'</text:p>
          </table:table-cell>
          <table:table-cell office:value-type="string" calcext:value-type="string">
            <text:p>'LA_kwDOI3pPi88AAAABOy9H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3.2'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4-t01'</text:p>
          </table:table-cell>
          <table:table-cell office:value-type="string" calcext:value-type="string">
            <text:p>'LA_kwDOI3pPi88AAAABOy9H8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4.1'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4-t02'</text:p>
          </table:table-cell>
          <table:table-cell office:value-type="string" calcext:value-type="string">
            <text:p>'LA_kwDOI3pPi88AAAABOy9J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4.2'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5-t01'</text:p>
          </table:table-cell>
          <table:table-cell office:value-type="string" calcext:value-type="string">
            <text:p>'LA_kwDOI3pPi88AAAABOy9Kk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5.1'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5-t02'</text:p>
          </table:table-cell>
          <table:table-cell office:value-type="string" calcext:value-type="string">
            <text:p>'LA_kwDOI3pPi88AAAABOy9O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5.2'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6-t01'</text:p>
          </table:table-cell>
          <table:table-cell office:value-type="string" calcext:value-type="string">
            <text:p>'LA_kwDOI3pPi88AAAABOy9P0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6.1'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6-t02'</text:p>
          </table:table-cell>
          <table:table-cell office:value-type="string" calcext:value-type="string">
            <text:p>'LA_kwDOI3pPi88AAAABOy9RM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6.2'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7-t01'</text:p>
          </table:table-cell>
          <table:table-cell office:value-type="string" calcext:value-type="string">
            <text:p>'LA_kwDOI3pPi88AAAABOy9Sg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7.1'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7-t02'</text:p>
          </table:table-cell>
          <table:table-cell office:value-type="string" calcext:value-type="string">
            <text:p>'LA_kwDOI3pPi88AAAABOy9Ts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7.2'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8-t01'</text:p>
          </table:table-cell>
          <table:table-cell office:value-type="string" calcext:value-type="string">
            <text:p>'LA_kwDOI3pPi88AAAABOy9U8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8.1'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8-t02'</text:p>
          </table:table-cell>
          <table:table-cell office:value-type="string" calcext:value-type="string">
            <text:p>'LA_kwDOI3pPi88AAAABOy9W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8.2'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1-t01'</text:p>
          </table:table-cell>
          <table:table-cell office:value-type="string" calcext:value-type="string">
            <text:p>'LA_kwDOI3pPi88AAAABOy9X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1.1'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1-t02'</text:p>
          </table:table-cell>
          <table:table-cell office:value-type="string" calcext:value-type="string">
            <text:p>'LA_kwDOI3pPi88AAAABOy9Yo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1.2'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2-t01'</text:p>
          </table:table-cell>
          <table:table-cell office:value-type="string" calcext:value-type="string">
            <text:p>'LA_kwDOI3pPi88AAAABOy9Zm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2.1'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2-t02'</text:p>
          </table:table-cell>
          <table:table-cell office:value-type="string" calcext:value-type="string">
            <text:p>'LA_kwDOI3pPi88AAAABOy9a0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2.2'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3-t01'</text:p>
          </table:table-cell>
          <table:table-cell office:value-type="string" calcext:value-type="string">
            <text:p>'LA_kwDOI3pPi88AAAABOy9cB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3.1'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3-t02'</text:p>
          </table:table-cell>
          <table:table-cell office:value-type="string" calcext:value-type="string">
            <text:p>'LA_kwDOI3pPi88AAAABOy9dW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3.2'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4-t01'</text:p>
          </table:table-cell>
          <table:table-cell office:value-type="string" calcext:value-type="string">
            <text:p>'LA_kwDOI3pPi88AAAABOy9eQ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4.1'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5-t01'</text:p>
          </table:table-cell>
          <table:table-cell office:value-type="string" calcext:value-type="string">
            <text:p>'LA_kwDOI3pPi88AAAABOy9fc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5.1'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6-t01'</text:p>
          </table:table-cell>
          <table:table-cell office:value-type="string" calcext:value-type="string">
            <text:p>'LA_kwDOI3pPi88AAAABOy9gm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6.1'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6-t02'</text:p>
          </table:table-cell>
          <table:table-cell office:value-type="string" calcext:value-type="string">
            <text:p>'LA_kwDOI3pPi88AAAABOy9h3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6.2'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7-t01'</text:p>
          </table:table-cell>
          <table:table-cell office:value-type="string" calcext:value-type="string">
            <text:p>'LA_kwDOI3pPi88AAAABOy9j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7.1'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7-t02'</text:p>
          </table:table-cell>
          <table:table-cell office:value-type="string" calcext:value-type="string">
            <text:p>'LA_kwDOI3pPi88AAAABOy9ka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7.2'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8-t01'</text:p>
          </table:table-cell>
          <table:table-cell office:value-type="string" calcext:value-type="string">
            <text:p>'LA_kwDOI3pPi88AAAABOy9lo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8.1'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8-t02'</text:p>
          </table:table-cell>
          <table:table-cell office:value-type="string" calcext:value-type="string">
            <text:p>'LA_kwDOI3pPi88AAAABOy9my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8.2'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LA_kwDOI3pPi88AAAABL7tu0A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I3pPi88AAAABMeSas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I3pPi88AAAABMeSgW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I3pPi88AAAABMeSmZ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I3pPi88AAAABMeSO0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I3pPi88AAAABMeSsN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I3pPi88AAAABMeSUe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LA_kwDOI3pPi88AAAABOBo1d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LA_kwDOI3pPi88AAAABOBpMVA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LA_kwDOI3pPi88AAAABOBo6C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LA_kwDOI3pPi88AAAABOBqQ1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LA_kwDOI3pPi88AAAABOBqsb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LA_kwDOI3pPi88AAAABL7tu2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LA_kwDOIwMRzc8AAAABOhSf5Q'</text:p>
          </table:table-cell>
          <table:table-cell office:value-type="string" calcext:value-type="string">
            <text:p>'82E75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LA_kwDOIwMRzc8AAAABOhSfHw'</text:p>
          </table:table-cell>
          <table:table-cell office:value-type="string" calcext:value-type="string">
            <text:p>'5DA62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3a'</text:p>
          </table:table-cell>
          <table:table-cell office:value-type="string" calcext:value-type="string">
            <text:p>'LA_kwDOIwMRzc8AAAABOhSYKQ'</text:p>
          </table:table-cell>
          <table:table-cell office:value-type="string" calcext:value-type="string">
            <text:p>'32A21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3b'</text:p>
          </table:table-cell>
          <table:table-cell office:value-type="string" calcext:value-type="string">
            <text:p>'LA_kwDOIwMRzc8AAAABOhSeWQ'</text:p>
          </table:table-cell>
          <table:table-cell office:value-type="string" calcext:value-type="string">
            <text:p>'5B986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ASU'</text:p>
          </table:table-cell>
          <table:table-cell office:value-type="string" calcext:value-type="string">
            <text:p>'LA_kwDOIwMRzc8AAAABOhS6WQ'</text:p>
          </table:table-cell>
          <table:table-cell office:value-type="string" calcext:value-type="string">
            <text:p>'bfdad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klog: Deliverable'</text:p>
          </table:table-cell>
          <table:table-cell office:value-type="string" calcext:value-type="string">
            <text:p>'LA_kwDOIwMRzc8AAAABOg5rfw'</text:p>
          </table:table-cell>
          <table:table-cell office:value-type="string" calcext:value-type="string">
            <text:p>'DE171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IwMRzc8AAAABOg5oQ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LA_kwDOIwMRzc8AAAABKZM0bg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Collaboration: SBGrid'</text:p>
          </table:table-cell>
          <table:table-cell office:value-type="string" calcext:value-type="string">
            <text:p>'LA_kwDOIwMRzc8AAAABOhLbPQ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Containers &amp; Cloud'</text:p>
          </table:table-cell>
          <table:table-cell office:value-type="string" calcext:value-type="string">
            <text:p>'LA_kwDOIwMRzc8AAAABOhSTIg'</text:p>
          </table:table-cell>
          <table:table-cell office:value-type="string" calcext:value-type="string">
            <text:p>'c61fb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5 Core PIDs'</text:p>
          </table:table-cell>
          <table:table-cell office:value-type="string" calcext:value-type="string">
            <text:p>'LA_kwDOIwMRzc8AAAABOg4MP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ataset: large number of files'</text:p>
          </table:table-cell>
          <table:table-cell office:value-type="string" calcext:value-type="string">
            <text:p>'LA_kwDOIwMRzc8AAAABOhTE9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ataverseInDocker'</text:p>
          </table:table-cell>
          <table:table-cell office:value-type="string" calcext:value-type="string">
            <text:p>'LA_kwDOIwMRzc8AAAABOg4Iu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Dev'</text:p>
          </table:table-cell>
          <table:table-cell office:value-type="string" calcext:value-type="string">
            <text:p>'LA_kwDOIwMRzc8AAAABN1f0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to be measured as defined for developmen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FixRateLimitingBehaviors'</text:p>
          </table:table-cell>
          <table:table-cell office:value-type="string" calcext:value-type="string">
            <text:p>'LA_kwDOIwMRzc8AAAABOg4F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GDC: Interop With DV'</text:p>
          </table:table-cell>
          <table:table-cell office:value-type="string" calcext:value-type="string">
            <text:p>'LA_kwDOIwMRzc8AAAABOg4OH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ImproveJsonValidation'</text:p>
          </table:table-cell>
          <table:table-cell office:value-type="string" calcext:value-type="string">
            <text:p>'LA_kwDOIwMRzc8AAAABOg4Aj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6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OpenDP Integration'</text:p>
          </table:table-cell>
          <table:table-cell office:value-type="string" calcext:value-type="string">
            <text:p>'LA_kwDOIwMRzc8AAAABOg4NB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Payara 6 Upgrade'</text:p>
          </table:table-cell>
          <table:table-cell office:value-type="string" calcext:value-type="string">
            <text:p>'LA_kwDOIwMRzc8AAAABOg4KH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: SonarQubeCleanup'</text:p>
          </table:table-cell>
          <table:table-cell office:value-type="string" calcext:value-type="string">
            <text:p>'LA_kwDOIwMRzc8AAAABOg4Gs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ANS'</text:p>
          </table:table-cell>
          <table:table-cell office:value-type="string" calcext:value-type="string">
            <text:p>'LA_kwDOIwMRzc8AAAABOhSTkg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ataverseNO'</text:p>
          </table:table-cell>
          <table:table-cell office:value-type="string" calcext:value-type="string">
            <text:p>'LA_kwDOIwMRzc8AAAABOhShgw'</text:p>
          </table:table-cell>
          <table:table-cell office:value-type="string" calcext:value-type="string">
            <text:p>'1888B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ependencies'</text:p>
          </table:table-cell>
          <table:table-cell office:value-type="string" calcext:value-type="string">
            <text:p>'LA_kwDOIwMRzc8AAAABOhSShg'</text:p>
          </table:table-cell>
          <table:table-cell office:value-type="string" calcext:value-type="string">
            <text:p>'0366d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evOps: Problem'</text:p>
          </table:table-cell>
          <table:table-cell office:value-type="string" calcext:value-type="string">
            <text:p>'LA_kwDOIwMRzc8AAAABOhTAGw'</text:p>
          </table:table-cell>
          <table:table-cell office:value-type="string" calcext:value-type="string">
            <text:p>'3C7CB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ocumentation'</text:p>
          </table:table-cell>
          <table:table-cell office:value-type="string" calcext:value-type="string">
            <text:p>'LA_kwDOIwMRzc8AAAABKZM0dQ'</text:p>
          </table:table-cell>
          <table:table-cell office:value-type="string" calcext:value-type="string">
            <text:p>'0F9C56'</text:p>
          </table:table-cell>
          <table:table-cell office:value-type="string" calcext:value-type="string">
            <text:p>'Improvements or additions to documentation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LA_kwDOIwMRzc8AAAABKZM0eQ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LA_kwDOIwMRzc8AAAABKZM0fw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ccessibility'</text:p>
          </table:table-cell>
          <table:table-cell office:value-type="string" calcext:value-type="string">
            <text:p>'LA_kwDOIwMRzc8AAAABOhSNB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ccount &amp; User Info'</text:p>
          </table:table-cell>
          <table:table-cell office:value-type="string" calcext:value-type="string">
            <text:p>'LA_kwDOIwMRzc8AAAABOhLUF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dmin Guide'</text:p>
          </table:table-cell>
          <table:table-cell office:value-type="string" calcext:value-type="string">
            <text:p>'LA_kwDOIwMRzc8AAAABOhLiG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nalytics'</text:p>
          </table:table-cell>
          <table:table-cell office:value-type="string" calcext:value-type="string">
            <text:p>'LA_kwDOIwMRzc8AAAABOhSRo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PI Guide'</text:p>
          </table:table-cell>
          <table:table-cell office:value-type="string" calcext:value-type="string">
            <text:p>'LA_kwDOIwMRzc8AAAABOhLhJ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API'</text:p>
          </table:table-cell>
          <table:table-cell office:value-type="string" calcext:value-type="string">
            <text:p>'LA_kwDOIwMRzc8AAAABOhLNV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Branding'</text:p>
          </table:table-cell>
          <table:table-cell office:value-type="string" calcext:value-type="string">
            <text:p>'LA_kwDOIwMRzc8AAAABOhLwQ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Code Infrastructure'</text:p>
          </table:table-cell>
          <table:table-cell office:value-type="string" calcext:value-type="string">
            <text:p>'LA_kwDOIwMRzc8AAAABOhLQh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Controlled Vocabulary'</text:p>
          </table:table-cell>
          <table:table-cell office:value-type="string" calcext:value-type="string">
            <text:p>'LA_kwDOIwMRzc8AAAABOhScF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ataTags'</text:p>
          </table:table-cell>
          <table:table-cell office:value-type="string" calcext:value-type="string">
            <text:p>'LA_kwDOIwMRzc8AAAABOhLYq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ataverse General Info'</text:p>
          </table:table-cell>
          <table:table-cell office:value-type="string" calcext:value-type="string">
            <text:p>'LA_kwDOIwMRzc8AAAABOhLW9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eaccession'</text:p>
          </table:table-cell>
          <table:table-cell office:value-type="string" calcext:value-type="string">
            <text:p>'LA_kwDOIwMRzc8AAAABOhSQ_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eveloper Guide'</text:p>
          </table:table-cell>
          <table:table-cell office:value-type="string" calcext:value-type="string">
            <text:p>'LA_kwDOIwMRzc8AAAABOhLgp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DOI &amp; Handle'</text:p>
          </table:table-cell>
          <table:table-cell office:value-type="string" calcext:value-type="string">
            <text:p>'LA_kwDOIwMRzc8AAAABOhLdX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Email Dataset Contact'</text:p>
          </table:table-cell>
          <table:table-cell office:value-type="string" calcext:value-type="string">
            <text:p>'LA_kwDOIwMRzc8AAAABOhLtt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LA_kwDOIwMRzc8AAAABOhLyM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File Upload &amp; Handling'</text:p>
          </table:table-cell>
          <table:table-cell office:value-type="string" calcext:value-type="string">
            <text:p>'LA_kwDOIwMRzc8AAAABOhLNp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Geospatial'</text:p>
          </table:table-cell>
          <table:table-cell office:value-type="string" calcext:value-type="string">
            <text:p>'LA_kwDOIwMRzc8AAAABOhStm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Guestbook'</text:p>
          </table:table-cell>
          <table:table-cell office:value-type="string" calcext:value-type="string">
            <text:p>'LA_kwDOIwMRzc8AAAABOhLd4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Harvesting'</text:p>
          </table:table-cell>
          <table:table-cell office:value-type="string" calcext:value-type="string">
            <text:p>'LA_kwDOIwMRzc8AAAABOhLXg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 Review Workflow'</text:p>
          </table:table-cell>
          <table:table-cell office:value-type="string" calcext:value-type="string">
            <text:p>'LA_kwDOIwMRzc8AAAABOhLeN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dexing'</text:p>
          </table:table-cell>
          <table:table-cell office:value-type="string" calcext:value-type="string">
            <text:p>'LA_kwDOIwMRzc8AAAABOhSaX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stallation Guide'</text:p>
          </table:table-cell>
          <table:table-cell office:value-type="string" calcext:value-type="string">
            <text:p>'LA_kwDOIwMRzc8AAAABOhLhr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staller'</text:p>
          </table:table-cell>
          <table:table-cell office:value-type="string" calcext:value-type="string">
            <text:p>'LA_kwDOIwMRzc8AAAABOhLSp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Internationalization'</text:p>
          </table:table-cell>
          <table:table-cell office:value-type="string" calcext:value-type="string">
            <text:p>'LA_kwDOIwMRzc8AAAABOhLaSQ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ssaging'</text:p>
          </table:table-cell>
          <table:table-cell office:value-type="string" calcext:value-type="string">
            <text:p>'LA_kwDOIwMRzc8AAAABOhLo1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tadata'</text:p>
          </table:table-cell>
          <table:table-cell office:value-type="string" calcext:value-type="string">
            <text:p>'LA_kwDOIwMRzc8AAAABOhLMz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etrics + Reports'</text:p>
          </table:table-cell>
          <table:table-cell office:value-type="string" calcext:value-type="string">
            <text:p>'LA_kwDOIwMRzc8AAAABOhLcKg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igration'</text:p>
          </table:table-cell>
          <table:table-cell office:value-type="string" calcext:value-type="string">
            <text:p>'LA_kwDOIwMRzc8AAAABOhLOp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My Data'</text:p>
          </table:table-cell>
          <table:table-cell office:value-type="string" calcext:value-type="string">
            <text:p>'LA_kwDOIwMRzc8AAAABOhLe9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Notifications'</text:p>
          </table:table-cell>
          <table:table-cell office:value-type="string" calcext:value-type="string">
            <text:p>'LA_kwDOIwMRzc8AAAABOhLgH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erformance &amp; Stability'</text:p>
          </table:table-cell>
          <table:table-cell office:value-type="string" calcext:value-type="string">
            <text:p>'LA_kwDOIwMRzc8AAAABOhLTj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ermissions'</text:p>
          </table:table-cell>
          <table:table-cell office:value-type="string" calcext:value-type="string">
            <text:p>'LA_kwDOIwMRzc8AAAABOhLRq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reservation'</text:p>
          </table:table-cell>
          <table:table-cell office:value-type="string" calcext:value-type="string">
            <text:p>'LA_kwDOIwMRzc8AAAABOhLxMw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rovenance'</text:p>
          </table:table-cell>
          <table:table-cell office:value-type="string" calcext:value-type="string">
            <text:p>'LA_kwDOIwMRzc8AAAABOhLmy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Publishing &amp; Versions'</text:p>
          </table:table-cell>
          <table:table-cell office:value-type="string" calcext:value-type="string">
            <text:p>'LA_kwDOIwMRzc8AAAABOhLVl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Request Access Workflow'</text:p>
          </table:table-cell>
          <table:table-cell office:value-type="string" calcext:value-type="string">
            <text:p>'LA_kwDOIwMRzc8AAAABOhLoI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earch/Browse'</text:p>
          </table:table-cell>
          <table:table-cell office:value-type="string" calcext:value-type="string">
            <text:p>'LA_kwDOIwMRzc8AAAABOhGeb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tyle Guide'</text:p>
          </table:table-cell>
          <table:table-cell office:value-type="string" calcext:value-type="string">
            <text:p>'LA_kwDOIwMRzc8AAAABOhLjr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Superuser Dashboard'</text:p>
          </table:table-cell>
          <table:table-cell office:value-type="string" calcext:value-type="string">
            <text:p>'LA_kwDOIwMRzc8AAAABOhLZl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emplates'</text:p>
          </table:table-cell>
          <table:table-cell office:value-type="string" calcext:value-type="string">
            <text:p>'LA_kwDOIwMRzc8AAAABOhLvHA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LA_kwDOIwMRzc8AAAABOhLWU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TwoRavens'</text:p>
          </table:table-cell>
          <table:table-cell office:value-type="string" calcext:value-type="string">
            <text:p>'LA_kwDOIwMRzc8AAAABOhLX5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User Guide'</text:p>
          </table:table-cell>
          <table:table-cell office:value-type="string" calcext:value-type="string">
            <text:p>'LA_kwDOIwMRzc8AAAABOhLjQQ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Widgets'</text:p>
          </table:table-cell>
          <table:table-cell office:value-type="string" calcext:value-type="string">
            <text:p>'LA_kwDOIwMRzc8AAAABOhLflw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LA_kwDOIwMRzc8AAAABOhLU8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first-timers-only'</text:p>
          </table:table-cell>
          <table:table-cell office:value-type="string" calcext:value-type="string">
            <text:p>'LA_kwDOIwMRzc8AAAABOhLxoA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1'</text:p>
          </table:table-cell>
          <table:table-cell office:value-type="string" calcext:value-type="string">
            <text:p>'LA_kwDOIwMRzc8AAAABOhKWX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2'</text:p>
          </table:table-cell>
          <table:table-cell office:value-type="string" calcext:value-type="string">
            <text:p>'LA_kwDOIwMRzc8AAAABOhKX4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3'</text:p>
          </table:table-cell>
          <table:table-cell office:value-type="string" calcext:value-type="string">
            <text:p>'LA_kwDOIwMRzc8AAAABOhKYj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4'</text:p>
          </table:table-cell>
          <table:table-cell office:value-type="string" calcext:value-type="string">
            <text:p>'LA_kwDOIwMRzc8AAAABOhKZ4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5'</text:p>
          </table:table-cell>
          <table:table-cell office:value-type="string" calcext:value-type="string">
            <text:p>'LA_kwDOIwMRzc8AAAABOhKao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6'</text:p>
          </table:table-cell>
          <table:table-cell office:value-type="string" calcext:value-type="string">
            <text:p>'LA_kwDOIwMRzc8AAAABOhKblg'</text:p>
          </table:table-cell>
          <table:table-cell office:value-type="string" calcext:value-type="string">
            <text:p>'FAF9E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7'</text:p>
          </table:table-cell>
          <table:table-cell office:value-type="string" calcext:value-type="string">
            <text:p>'LA_kwDOIwMRzc8AAAABOhKck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8'</text:p>
          </table:table-cell>
          <table:table-cell office:value-type="string" calcext:value-type="string">
            <text:p>'LA_kwDOIwMRzc8AAAABOhKd1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09'</text:p>
          </table:table-cell>
          <table:table-cell office:value-type="string" calcext:value-type="string">
            <text:p>'LA_kwDOIwMRzc8AAAABOhKfS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0'</text:p>
          </table:table-cell>
          <table:table-cell office:value-type="string" calcext:value-type="string">
            <text:p>'LA_kwDOIwMRzc8AAAABOhKh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1'</text:p>
          </table:table-cell>
          <table:table-cell office:value-type="string" calcext:value-type="string">
            <text:p>'LA_kwDOIwMRzc8AAAABOhKin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2'</text:p>
          </table:table-cell>
          <table:table-cell office:value-type="string" calcext:value-type="string">
            <text:p>'LA_kwDOIwMRzc8AAAABOhKjz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3'</text:p>
          </table:table-cell>
          <table:table-cell office:value-type="string" calcext:value-type="string">
            <text:p>'LA_kwDOIwMRzc8AAAABOhKl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B14'</text:p>
          </table:table-cell>
          <table:table-cell office:value-type="string" calcext:value-type="string">
            <text:p>'LA_kwDOIwMRzc8AAAABOhKmR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IwMRzc8AAAABKZM0hA'</text:p>
          </table:table-cell>
          <table:table-cell office:value-type="string" calcext:value-type="string">
            <text:p>'C1B8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Future UI'</text:p>
          </table:table-cell>
          <table:table-cell office:value-type="string" calcext:value-type="string">
            <text:p>'LA_kwDOIwMRzc8AAAABOhSit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JSF'</text:p>
          </table:table-cell>
          <table:table-cell office:value-type="string" calcext:value-type="string">
            <text:p>'LA_kwDOIwMRzc8AAAABOhSiS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Low Hanging Fruit'</text:p>
          </table:table-cell>
          <table:table-cell office:value-type="string" calcext:value-type="string">
            <text:p>'LA_kwDOIwMRzc8AAAABOhLc-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More APIs'</text:p>
          </table:table-cell>
          <table:table-cell office:value-type="string" calcext:value-type="string">
            <text:p>'LA_kwDOIwMRzc8AAAABOhStH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athon: Technical Debt'</text:p>
          </table:table-cell>
          <table:table-cell office:value-type="string" calcext:value-type="string">
            <text:p>'LA_kwDOIwMRzc8AAAABOhLue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acktoberfest'</text:p>
          </table:table-cell>
          <table:table-cell office:value-type="string" calcext:value-type="string">
            <text:p>'LA_kwDOIwMRzc8AAAABOhSP0w'</text:p>
          </table:table-cell>
          <table:table-cell office:value-type="string" calcext:value-type="string">
            <text:p>'9e17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dc'</text:p>
          </table:table-cell>
          <table:table-cell office:value-type="string" calcext:value-type="string">
            <text:p>'LA_kwDOIwMRzc8AAAABOhSXXg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Cannot Reproduce'</text:p>
          </table:table-cell>
          <table:table-cell office:value-type="string" calcext:value-type="string">
            <text:p>'LA_kwDOIwMRzc8AAAABOhLnhg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Code'</text:p>
          </table:table-cell>
          <table:table-cell office:value-type="string" calcext:value-type="string">
            <text:p>'LA_kwDOIwMRzc8AAAABOhLj7Q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: Documentation'</text:p>
          </table:table-cell>
          <table:table-cell office:value-type="string" calcext:value-type="string">
            <text:p>'LA_kwDOIwMRzc8AAAABOhLk3g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LA_kwDOIwMRzc8AAAABKZM0iA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HERMES'</text:p>
          </table:table-cell>
          <table:table-cell office:value-type="string" calcext:value-type="string">
            <text:p>'LA_kwDOIwMRzc8AAAABOhSWug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compatible w/ GF 4'</text:p>
          </table:table-cell>
          <table:table-cell office:value-type="string" calcext:value-type="string">
            <text:p>'LA_kwDOIwMRzc8AAAABOhSQVQ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ternal Infrastructure'</text:p>
          </table:table-cell>
          <table:table-cell office:value-type="string" calcext:value-type="string">
            <text:p>'LA_kwDOIwMRzc8AAAABOhSggQ'</text:p>
          </table:table-cell>
          <table:table-cell office:value-type="string" calcext:value-type="string">
            <text:p>'CC853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LA_kwDOIwMRzc8AAAABKZM0jA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JHU'</text:p>
          </table:table-cell>
          <table:table-cell office:value-type="string" calcext:value-type="string">
            <text:p>'LA_kwDOIwMRzc8AAAABOhSjrQ'</text:p>
          </table:table-cell>
          <table:table-cell office:value-type="string" calcext:value-type="string">
            <text:p>'B5279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Mentor: pdurbin'</text:p>
          </table:table-cell>
          <table:table-cell office:value-type="string" calcext:value-type="string">
            <text:p>'LA_kwDOIwMRzc8AAAABOhLldA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 DC'</text:p>
          </table:table-cell>
          <table:table-cell office:value-type="string" calcext:value-type="string">
            <text:p>'LA_kwDOIwMRzc8AAAABOhSY7w'</text:p>
          </table:table-cell>
          <table:table-cell office:value-type="string" calcext:value-type="string">
            <text:p>'BEA1B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1.1'</text:p>
          </table:table-cell>
          <table:table-cell office:value-type="string" calcext:value-type="string">
            <text:p>'LA_kwDOIwMRzc8AAAABOhSpv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2.1'</text:p>
          </table:table-cell>
          <table:table-cell office:value-type="string" calcext:value-type="string">
            <text:p>'LA_kwDOIwMRzc8AAAABOhSr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2.2'</text:p>
          </table:table-cell>
          <table:table-cell office:value-type="string" calcext:value-type="string">
            <text:p>'LA_kwDOIwMRzc8AAAABOhSqn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3.1'</text:p>
          </table:table-cell>
          <table:table-cell office:value-type="string" calcext:value-type="string">
            <text:p>'LA_kwDOIwMRzc8AAAABOhSoW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3.2'</text:p>
          </table:table-cell>
          <table:table-cell office:value-type="string" calcext:value-type="string">
            <text:p>'LA_kwDOIwMRzc8AAAABOhSx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4.1'</text:p>
          </table:table-cell>
          <table:table-cell office:value-type="string" calcext:value-type="string">
            <text:p>'LA_kwDOIwMRzc8AAAABOhSn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4.2'</text:p>
          </table:table-cell>
          <table:table-cell office:value-type="string" calcext:value-type="string">
            <text:p>'LA_kwDOIwMRzc8AAAABOhSo1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IwMRzc8AAAABOhSl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6.1'</text:p>
          </table:table-cell>
          <table:table-cell office:value-type="string" calcext:value-type="string">
            <text:p>'LA_kwDOIwMRzc8AAAABOhSmB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6.2'</text:p>
          </table:table-cell>
          <table:table-cell office:value-type="string" calcext:value-type="string">
            <text:p>'LA_kwDOIwMRzc8AAAABOhSr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IwMRzc8AAAABOhSqT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1.7.2'</text:p>
          </table:table-cell>
          <table:table-cell office:value-type="string" calcext:value-type="string">
            <text:p>'LA_kwDOIwMRzc8AAAABOhSmx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3.1'</text:p>
          </table:table-cell>
          <table:table-cell office:value-type="string" calcext:value-type="string">
            <text:p>'LA_kwDOIwMRzc8AAAABOhTCr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3.2'</text:p>
          </table:table-cell>
          <table:table-cell office:value-type="string" calcext:value-type="string">
            <text:p>'LA_kwDOIwMRzc8AAAABOhTD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 OTA: 2.5.1'</text:p>
          </table:table-cell>
          <table:table-cell office:value-type="string" calcext:value-type="string">
            <text:p>'LA_kwDOIwMRzc8AAAABOhKor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NIH: GREI WG'</text:p>
          </table:table-cell>
          <table:table-cell office:value-type="string" calcext:value-type="string">
            <text:p>'LA_kwDOIwMRzc8AAAABOhSw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IwMRzc8AAAABOhSy_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ayara 5 Upgrade'</text:p>
          </table:table-cell>
          <table:table-cell office:value-type="string" calcext:value-type="string">
            <text:p>'LA_kwDOIwMRzc8AAAABOhSO9A'</text:p>
          </table:table-cell>
          <table:table-cell office:value-type="string" calcext:value-type="string">
            <text:p>'f9a89d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epic.nih_harvesting_framework'</text:p>
          </table:table-cell>
          <table:table-cell office:value-type="string" calcext:value-type="string">
            <text:p>'LA_kwDOIwMRzc8AAAABOhSdU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epic.nih_harvesting'</text:p>
          </table:table-cell>
          <table:table-cell office:value-type="string" calcext:value-type="string">
            <text:p>'LA_kwDOIwMRzc8AAAABOhScv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1.1'</text:p>
          </table:table-cell>
          <table:table-cell office:value-type="string" calcext:value-type="string">
            <text:p>'LA_kwDOIwMRzc8AAAABOnGI_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1.2'</text:p>
          </table:table-cell>
          <table:table-cell office:value-type="string" calcext:value-type="string">
            <text:p>'LA_kwDOIwMRzc8AAAABOrVTe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2.1'</text:p>
          </table:table-cell>
          <table:table-cell office:value-type="string" calcext:value-type="string">
            <text:p>'LA_kwDOIwMRzc8AAAABOrVTq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2.2'</text:p>
          </table:table-cell>
          <table:table-cell office:value-type="string" calcext:value-type="string">
            <text:p>'LA_kwDOIwMRzc8AAAABOrVT0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3.1'</text:p>
          </table:table-cell>
          <table:table-cell office:value-type="string" calcext:value-type="string">
            <text:p>'LA_kwDOIwMRzc8AAAABOrVT-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3.2'</text:p>
          </table:table-cell>
          <table:table-cell office:value-type="string" calcext:value-type="string">
            <text:p>'LA_kwDOIwMRzc8AAAABOrVUN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4.1'</text:p>
          </table:table-cell>
          <table:table-cell office:value-type="string" calcext:value-type="string">
            <text:p>'LA_kwDOIwMRzc8AAAABOrVUU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4.2'</text:p>
          </table:table-cell>
          <table:table-cell office:value-type="string" calcext:value-type="string">
            <text:p>'LA_kwDOIwMRzc8AAAABOrVUb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5.1'</text:p>
          </table:table-cell>
          <table:table-cell office:value-type="string" calcext:value-type="string">
            <text:p>'LA_kwDOIwMRzc8AAAABOrVUi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5.2'</text:p>
          </table:table-cell>
          <table:table-cell office:value-type="string" calcext:value-type="string">
            <text:p>'LA_kwDOIwMRzc8AAAABOrVUl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6.1'</text:p>
          </table:table-cell>
          <table:table-cell office:value-type="string" calcext:value-type="string">
            <text:p>'LA_kwDOIwMRzc8AAAABOrVUy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6.2'</text:p>
          </table:table-cell>
          <table:table-cell office:value-type="string" calcext:value-type="string">
            <text:p>'LA_kwDOIwMRzc8AAAABOrVU6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7.2'</text:p>
          </table:table-cell>
          <table:table-cell office:value-type="string" calcext:value-type="string">
            <text:p>'LA_kwDOIwMRzc8AAAABOrVVS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71.1'</text:p>
          </table:table-cell>
          <table:table-cell office:value-type="string" calcext:value-type="string">
            <text:p>'LA_kwDOIwMRzc8AAAABOrVVL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8.1'</text:p>
          </table:table-cell>
          <table:table-cell office:value-type="string" calcext:value-type="string">
            <text:p>'LA_kwDOIwMRzc8AAAABOrVVW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1.8.2'</text:p>
          </table:table-cell>
          <table:table-cell office:value-type="string" calcext:value-type="string">
            <text:p>'LA_kwDOIwMRzc8AAAABOrVVf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1.1'</text:p>
          </table:table-cell>
          <table:table-cell office:value-type="string" calcext:value-type="string">
            <text:p>'LA_kwDOIwMRzc8AAAABOrVVt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1.2'</text:p>
          </table:table-cell>
          <table:table-cell office:value-type="string" calcext:value-type="string">
            <text:p>'LA_kwDOIwMRzc8AAAABOrVV2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2.1'</text:p>
          </table:table-cell>
          <table:table-cell office:value-type="string" calcext:value-type="string">
            <text:p>'LA_kwDOIwMRzc8AAAABOrVV-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2.2'</text:p>
          </table:table-cell>
          <table:table-cell office:value-type="string" calcext:value-type="string">
            <text:p>'LA_kwDOIwMRzc8AAAABOrVWG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3.1'</text:p>
          </table:table-cell>
          <table:table-cell office:value-type="string" calcext:value-type="string">
            <text:p>'LA_kwDOIwMRzc8AAAABOrVWZ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3.2'</text:p>
          </table:table-cell>
          <table:table-cell office:value-type="string" calcext:value-type="string">
            <text:p>'LA_kwDOIwMRzc8AAAABOrVWf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4.1'</text:p>
          </table:table-cell>
          <table:table-cell office:value-type="string" calcext:value-type="string">
            <text:p>'LA_kwDOIwMRzc8AAAABOrVW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5.1'</text:p>
          </table:table-cell>
          <table:table-cell office:value-type="string" calcext:value-type="string">
            <text:p>'LA_kwDOIwMRzc8AAAABOrVWp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6.1'</text:p>
          </table:table-cell>
          <table:table-cell office:value-type="string" calcext:value-type="string">
            <text:p>'LA_kwDOIwMRzc8AAAABOrVW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6.2'</text:p>
          </table:table-cell>
          <table:table-cell office:value-type="string" calcext:value-type="string">
            <text:p>'LA_kwDOIwMRzc8AAAABOrVW0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7.1'</text:p>
          </table:table-cell>
          <table:table-cell office:value-type="string" calcext:value-type="string">
            <text:p>'LA_kwDOIwMRzc8AAAABOrVXA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7.2'</text:p>
          </table:table-cell>
          <table:table-cell office:value-type="string" calcext:value-type="string">
            <text:p>'LA_kwDOIwMRzc8AAAABOrVza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GREI 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8.1'</text:p>
          </table:table-cell>
          <table:table-cell office:value-type="string" calcext:value-type="string">
            <text:p>'LA_kwDOIwMRzc8AAAABOrVz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GREI, yr2, aim8, task1: Design and create new data curation services focused on biomedical.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-d-2.8.2'</text:p>
          </table:table-cell>
          <table:table-cell office:value-type="string" calcext:value-type="string">
            <text:p>'LA_kwDOIwMRzc8AAAABOrVzv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GREI'</text:p>
          </table:table-cell>
          <table:table-cell office:value-type="string" calcext:value-type="string">
            <text:p>'LA_kwDOIwMRzc8AAAABN1dw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docs.google.com/document/d/1RdifpHJDFqx8Y8-Dsv_VnnTgezjNHKpSyRei4cw3C-k/edit?usp=shar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IwMRzc8AAAABOhSuc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ll 3 aims are currently under this deliverabl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m.netcdf-hdf5'</text:p>
          </table:table-cell>
          <table:table-cell office:value-type="string" calcext:value-type="string">
            <text:p>'LA_kwDOIwMRzc8AAAABN1iI2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Funding: https://tinyurl.com/NIH-NetCDF-and-HDF5-aim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olicy'</text:p>
          </table:table-cell>
          <table:table-cell office:value-type="string" calcext:value-type="string">
            <text:p>'LA_kwDOIwMRzc8AAAABOhS4Cg'</text:p>
          </table:table-cell>
          <table:table-cell office:value-type="string" calcext:value-type="string">
            <text:p>'A3B21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IwMRzc8AAAABOhSg7w'</text:p>
          </table:table-cell>
          <table:table-cell office:value-type="string" calcext:value-type="string">
            <text:p>'129AF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QDR'</text:p>
          </table:table-cell>
          <table:table-cell office:value-type="string" calcext:value-type="string">
            <text:p>'LA_kwDOIwMRzc8AAAABOhSZiQ'</text:p>
          </table:table-cell>
          <table:table-cell office:value-type="string" calcext:value-type="string">
            <text:p>'16F04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LA_kwDOIwMRzc8AAAABKZM0kA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ciencesPO'</text:p>
          </table:table-cell>
          <table:table-cell office:value-type="string" calcext:value-type="string">
            <text:p>'LA_kwDOIwMRzc8AAAABOhSUZA'</text:p>
          </table:table-cell>
          <table:table-cell office:value-type="string" calcext:value-type="string">
            <text:p>'EA6A4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IwMRzc8AAAABOhS3C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IwMRzc8AAAABOhS0a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IwMRzc8AAAABOhS3u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IwMRzc8AAAABOhS45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IwMRzc8AAAABOhSzq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IwMRzc8AAAABOhS1l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IwMRzc8AAAABOhTEf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IwMRzc8AAAABOhS9v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IwMRzc8AAAABOhS_Lg'</text:p>
          </table:table-cell>
          <table:table-cell office:value-type="string" calcext:value-type="string">
            <text:p>'62B9E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ike'</text:p>
          </table:table-cell>
          <table:table-cell office:value-type="string" calcext:value-type="string">
            <text:p>'LA_kwDOIwMRzc8AAAABOhSbgw'</text:p>
          </table:table-cell>
          <table:table-cell office:value-type="string" calcext:value-type="string">
            <text:p>'90E97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rint Retrospective'</text:p>
          </table:table-cell>
          <table:table-cell office:value-type="string" calcext:value-type="string">
            <text:p>'LA_kwDOIwMRzc8AAAABKZPfVA'</text:p>
          </table:table-cell>
          <table:table-cell office:value-type="string" calcext:value-type="string">
            <text:p>'2640B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print: IsReady'</text:p>
          </table:table-cell>
          <table:table-cell office:value-type="string" calcext:value-type="string">
            <text:p>'LA_kwDOIwMRzc8AAAABOhSyXQ'</text:p>
          </table:table-cell>
          <table:table-cell office:value-type="string" calcext:value-type="string">
            <text:p>'81E69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Status: UX &amp; UI'</text:p>
          </table:table-cell>
          <table:table-cell office:value-type="string" calcext:value-type="string">
            <text:p>'LA_kwDOIwMRzc8AAAABOhLKUw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DL'</text:p>
          </table:table-cell>
          <table:table-cell office:value-type="string" calcext:value-type="string">
            <text:p>'LA_kwDOIwMRzc8AAAABOhSVkw'</text:p>
          </table:table-cell>
          <table:table-cell office:value-type="string" calcext:value-type="string">
            <text:p>'42D23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ech Debt'</text:p>
          </table:table-cell>
          <table:table-cell office:value-type="string" calcext:value-type="string">
            <text:p>'LA_kwDOIwMRzc8AAAABOhS8Yg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esting: API'</text:p>
          </table:table-cell>
          <table:table-cell office:value-type="string" calcext:value-type="string">
            <text:p>'LA_kwDOIwMRzc8AAAABOhSvEA'</text:p>
          </table:table-cell>
          <table:table-cell office:value-type="string" calcext:value-type="string">
            <text:p>'6d99a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Bug'</text:p>
          </table:table-cell>
          <table:table-cell office:value-type="string" calcext:value-type="string">
            <text:p>'LA_kwDOIwMRzc8AAAABOhLPRQ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LA_kwDOIwMRzc8AAAABOhLLTg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Type: Suggestion'</text:p>
          </table:table-cell>
          <table:table-cell office:value-type="string" calcext:value-type="string">
            <text:p>'LA_kwDOIwMRzc8AAAABOhLMMQ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I/UX: Design'</text:p>
          </table:table-cell>
          <table:table-cell office:value-type="string" calcext:value-type="string">
            <text:p>'LA_kwDOIwMRzc8AAAABOhS9EA'</text:p>
          </table:table-cell>
          <table:table-cell office:value-type="string" calcext:value-type="string">
            <text:p>'66B78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API User'</text:p>
          </table:table-cell>
          <table:table-cell office:value-type="string" calcext:value-type="string">
            <text:p>'LA_kwDOIwMRzc8AAAABOhLrCQ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LA_kwDOIwMRzc8AAAABOhLqCQ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LA_kwDOIwMRzc8AAAABOhLr9A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LA_kwDOIwMRzc8AAAABOhLsa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Hackathon Participant'</text:p>
          </table:table-cell>
          <table:table-cell office:value-type="string" calcext:value-type="string">
            <text:p>'LA_kwDOIwMRzc8AAAABOhLuM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LA_kwDOIwMRzc8AAAABOhLtaw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LA_kwDOIwMRzc8AAAABOhLrqg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Vote to Close: pdurbin'</text:p>
          </table:table-cell>
          <table:table-cell office:value-type="string" calcext:value-type="string">
            <text:p>'LA_kwDOIwMRzc8AAAABOhLpdA'</text:p>
          </table:table-cell>
          <table:table-cell office:value-type="string" calcext:value-type="string">
            <text:p>'00000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LA_kwDOIwMRzc8AAAABKZM0k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pm'</text:p>
          </table:table-cell>
          <table:table-cell office:value-type="string" calcext:value-type="string">
            <text:p>'R_kgDOIwMRzQ'</text:p>
          </table:table-cell>
          <table:table-cell office:value-type="string" calcext:value-type="string">
            <text:p>'Working Group: SWC'</text:p>
          </table:table-cell>
          <table:table-cell office:value-type="string" calcext:value-type="string">
            <text:p>'LA_kwDOIwMRzc8AAAABOhSWLQ'</text:p>
          </table:table-cell>
          <table:table-cell office:value-type="string" calcext:value-type="string">
            <text:p>'94705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MDU6TGFiZWwxMjczNTAzODUw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MDU6TGFiZWwxMjczNTAzODUx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xMjczNTAzODUy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MDU6TGFiZWwxMjczNTAzODU0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MDU6TGFiZWwxMjczNTAzODUz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MDU6TGFiZWwxMjczNTAzODU1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CnjvWM8AAAABHGhDH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relates to ops email issu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postmortem.V5.11'</text:p>
          </table:table-cell>
          <table:table-cell office:value-type="string" calcext:value-type="string">
            <text:p>'LA_kwDOCnjvWM8AAAABDQUCfQ'</text:p>
          </table:table-cell>
          <table:table-cell office:value-type="string" calcext:value-type="string">
            <text:p>'829DE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CnjvWM8AAAABDQTW9g'</text:p>
          </table:table-cell>
          <table:table-cell office:value-type="string" calcext:value-type="string">
            <text:p>'51F8C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MDU6TGFiZWwxMjczNTAzODU2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CnjvWM8AAAABI2rQm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CnjvWM8AAAABI2r9Y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CnjvWM8AAAABI2sLb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CnjvWM8AAAABI2rz8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CnjvWM8AAAABI2sPW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CnjvWM8AAAABI2sC8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security'</text:p>
          </table:table-cell>
          <table:table-cell office:value-type="string" calcext:value-type="string">
            <text:p>'MDEwOlJlcG9zaXRvcnkxNzU2OTc3NTI=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MDU6TGFiZWwxMjczNTAzODU3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Cl_kZ88AAAABMwOIS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needs discussion for clarification, prioritization, or siz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bug'</text:p>
          </table:table-cell>
          <table:table-cell office:value-type="string" calcext:value-type="string">
            <text:p>'MDU6TGFiZWwxMjYwMjk1MDQw'</text:p>
          </table:table-cell>
          <table:table-cell office:value-type="string" calcext:value-type="string">
            <text:p>'d73a4a'</text:p>
          </table:table-cell>
          <table:table-cell office:value-type="string" calcext:value-type="string">
            <text:p>'Something isn't work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Curation for Harvard Collection'</text:p>
          </table:table-cell>
          <table:table-cell office:value-type="string" calcext:value-type="string">
            <text:p>'LA_kwDOCl_kZ87qm7tj'</text:p>
          </table:table-cell>
          <table:table-cell office:value-type="string" calcext:value-type="string">
            <text:p>'bfd4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duplicate'</text:p>
          </table:table-cell>
          <table:table-cell office:value-type="string" calcext:value-type="string">
            <text:p>'MDU6TGFiZWwxMjYwMjk1MDQy'</text:p>
          </table:table-cell>
          <table:table-cell office:value-type="string" calcext:value-type="string">
            <text:p>'cfd3d7'</text:p>
          </table:table-cell>
          <table:table-cell office:value-type="string" calcext:value-type="string">
            <text:p>'This issue or pull request already exist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xMjYwMjk1MDQ0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ew feature or reques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MDU6TGFiZWw0MDgwOTQzNjk4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MDU6TGFiZWw0MjUxNzY2NjQ1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MDU6TGFiZWw0MDgwOTQzNjk0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MDU6TGFiZWwxMjYwMjk1MDQ4'</text:p>
          </table:table-cell>
          <table:table-cell office:value-type="string" calcext:value-type="string">
            <text:p>'7057ff'</text:p>
          </table:table-cell>
          <table:table-cell office:value-type="string" calcext:value-type="string">
            <text:p>'Good for newcomer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help wanted'</text:p>
          </table:table-cell>
          <table:table-cell office:value-type="string" calcext:value-type="string">
            <text:p>'MDU6TGFiZWwxMjYwMjk1MDQ2'</text:p>
          </table:table-cell>
          <table:table-cell office:value-type="string" calcext:value-type="string">
            <text:p>'008672'</text:p>
          </table:table-cell>
          <table:table-cell office:value-type="string" calcext:value-type="string">
            <text:p>'Extra attention is neede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invalid'</text:p>
          </table:table-cell>
          <table:table-cell office:value-type="string" calcext:value-type="string">
            <text:p>'MDU6TGFiZWwxMjYwMjk1MDUw'</text:p>
          </table:table-cell>
          <table:table-cell office:value-type="string" calcext:value-type="string">
            <text:p>'e4e669'</text:p>
          </table:table-cell>
          <table:table-cell office:value-type="string" calcext:value-type="string">
            <text:p>'This doesn't seem righ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Cl_kZ88AAAABE64N1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collection: 5 | 1.5.1 | Standardize download metrics for the Harvard Dataverse repository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ops: User Accounts'</text:p>
          </table:table-cell>
          <table:table-cell office:value-type="string" calcext:value-type="string">
            <text:p>'LA_kwDOCl_kZ88AAAABHTudsA'</text:p>
          </table:table-cell>
          <table:table-cell office:value-type="string" calcext:value-type="string">
            <text:p>'6FDDA8'</text:p>
          </table:table-cell>
          <table:table-cell office:value-type="string" calcext:value-type="string">
            <text:p>'issues related to production abuse via unauthorized content and account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1-t01'</text:p>
          </table:table-cell>
          <table:table-cell office:value-type="string" calcext:value-type="string">
            <text:p>'LA_kwDOCl_kZ88AAAABOy9A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1.1'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1-t02'</text:p>
          </table:table-cell>
          <table:table-cell office:value-type="string" calcext:value-type="string">
            <text:p>'LA_kwDOCl_kZ88AAAABOy9B5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1.2'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2-t01'</text:p>
          </table:table-cell>
          <table:table-cell office:value-type="string" calcext:value-type="string">
            <text:p>'LA_kwDOCl_kZ88AAAABOy9C4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2.1'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2-t02'</text:p>
          </table:table-cell>
          <table:table-cell office:value-type="string" calcext:value-type="string">
            <text:p>'LA_kwDOCl_kZ88AAAABOy9E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2.2'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3-t01'</text:p>
          </table:table-cell>
          <table:table-cell office:value-type="string" calcext:value-type="string">
            <text:p>'LA_kwDOCl_kZ88AAAABOy9FV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3.1'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3-t02'</text:p>
          </table:table-cell>
          <table:table-cell office:value-type="string" calcext:value-type="string">
            <text:p>'LA_kwDOCl_kZ88AAAABOy9G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3.2'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4-t01'</text:p>
          </table:table-cell>
          <table:table-cell office:value-type="string" calcext:value-type="string">
            <text:p>'LA_kwDOCl_kZ88AAAABOy9Hs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4.1'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4-t02'</text:p>
          </table:table-cell>
          <table:table-cell office:value-type="string" calcext:value-type="string">
            <text:p>'LA_kwDOCl_kZ88AAAABOy9I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4.2'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5-t01'</text:p>
          </table:table-cell>
          <table:table-cell office:value-type="string" calcext:value-type="string">
            <text:p>'LA_kwDOCl_kZ88AAAABOy9J3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5.1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5-t02'</text:p>
          </table:table-cell>
          <table:table-cell office:value-type="string" calcext:value-type="string">
            <text:p>'LA_kwDOCl_kZ88AAAABOy9L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5.2'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6-t01'</text:p>
          </table:table-cell>
          <table:table-cell office:value-type="string" calcext:value-type="string">
            <text:p>'LA_kwDOCl_kZ88AAAABOy9P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6.1'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6-t02'</text:p>
          </table:table-cell>
          <table:table-cell office:value-type="string" calcext:value-type="string">
            <text:p>'LA_kwDOCl_kZ88AAAABOy9Qi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6.2'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7-t01'</text:p>
          </table:table-cell>
          <table:table-cell office:value-type="string" calcext:value-type="string">
            <text:p>'LA_kwDOCl_kZ88AAAABOy9R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7.1'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7-t02'</text:p>
          </table:table-cell>
          <table:table-cell office:value-type="string" calcext:value-type="string">
            <text:p>'LA_kwDOCl_kZ88AAAABOy9TD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7.2'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8-t01'</text:p>
          </table:table-cell>
          <table:table-cell office:value-type="string" calcext:value-type="string">
            <text:p>'LA_kwDOCl_kZ88AAAABOy9UU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8.1'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8-t02'</text:p>
          </table:table-cell>
          <table:table-cell office:value-type="string" calcext:value-type="string">
            <text:p>'LA_kwDOCl_kZ88AAAABOy9Vk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8.2'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1-t01'</text:p>
          </table:table-cell>
          <table:table-cell office:value-type="string" calcext:value-type="string">
            <text:p>'LA_kwDOCl_kZ88AAAABOy9Wt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1.1'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1-t02'</text:p>
          </table:table-cell>
          <table:table-cell office:value-type="string" calcext:value-type="string">
            <text:p>'LA_kwDOCl_kZ88AAAABOy9X-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1.2'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2-t01'</text:p>
          </table:table-cell>
          <table:table-cell office:value-type="string" calcext:value-type="string">
            <text:p>'LA_kwDOCl_kZ88AAAABOy9ZG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2.1'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2-t02'</text:p>
          </table:table-cell>
          <table:table-cell office:value-type="string" calcext:value-type="string">
            <text:p>'LA_kwDOCl_kZ88AAAABOy9a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2.2'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3-t01'</text:p>
          </table:table-cell>
          <table:table-cell office:value-type="string" calcext:value-type="string">
            <text:p>'LA_kwDOCl_kZ88AAAABOy9bn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3.1'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3-t02'</text:p>
          </table:table-cell>
          <table:table-cell office:value-type="string" calcext:value-type="string">
            <text:p>'LA_kwDOCl_kZ88AAAABOy9cp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3.2'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4-t01'</text:p>
          </table:table-cell>
          <table:table-cell office:value-type="string" calcext:value-type="string">
            <text:p>'LA_kwDOCl_kZ88AAAABOy9dt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4.1'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5-t01'</text:p>
          </table:table-cell>
          <table:table-cell office:value-type="string" calcext:value-type="string">
            <text:p>'LA_kwDOCl_kZ88AAAABOy9e4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5.1'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6-t01'</text:p>
          </table:table-cell>
          <table:table-cell office:value-type="string" calcext:value-type="string">
            <text:p>'LA_kwDOCl_kZ88AAAABOy9g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6.1'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6-t02'</text:p>
          </table:table-cell>
          <table:table-cell office:value-type="string" calcext:value-type="string">
            <text:p>'LA_kwDOCl_kZ88AAAABOy9hQ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6.2'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7-t01'</text:p>
          </table:table-cell>
          <table:table-cell office:value-type="string" calcext:value-type="string">
            <text:p>'LA_kwDOCl_kZ88AAAABOy9iX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7.1'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7-t02'</text:p>
          </table:table-cell>
          <table:table-cell office:value-type="string" calcext:value-type="string">
            <text:p>'LA_kwDOCl_kZ88AAAABOy9jo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7.2'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8-t01'</text:p>
          </table:table-cell>
          <table:table-cell office:value-type="string" calcext:value-type="string">
            <text:p>'LA_kwDOCl_kZ88AAAABOy9k_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8.1'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8-t02'</text:p>
          </table:table-cell>
          <table:table-cell office:value-type="string" calcext:value-type="string">
            <text:p>'LA_kwDOCl_kZ88AAAABOy9mX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8.2'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Cl_kZ88AAAABNpI7C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ODSS supplement (NetCDF)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netcdf-hdf5.d'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question'</text:p>
          </table:table-cell>
          <table:table-cell office:value-type="string" calcext:value-type="string">
            <text:p>'MDU6TGFiZWwxMjYwMjk1MDUy'</text:p>
          </table:table-cell>
          <table:table-cell office:value-type="string" calcext:value-type="string">
            <text:p>'d876e3'</text:p>
          </table:table-cell>
          <table:table-cell office:value-type="string" calcext:value-type="string">
            <text:p>'Further information is requeste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ready for estimation'</text:p>
          </table:table-cell>
          <table:table-cell office:value-type="string" calcext:value-type="string">
            <text:p>'MDU6TGFiZWwxMjczMzM3ODg5'</text:p>
          </table:table-cell>
          <table:table-cell office:value-type="string" calcext:value-type="string">
            <text:p>'efd76b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Cl_kZ88AAAABIWbB-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Cl_kZ88AAAABIWbNo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Cl_kZ88AAAABIWbQB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Cl_kZ88AAAABIZ5bw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Cl_kZ88AAAABIWbIv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Cl_kZ88AAAABIWbL3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Cl_kZ88AAAABLm-KR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Cl_kZ88AAAABMwOXr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issue needs sizing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Cl_kZ88AAAABMwOQE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Issues that have made it into Ready for QA or further righ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Code Review'</text:p>
          </table:table-cell>
          <table:table-cell office:value-type="string" calcext:value-type="string">
            <text:p>'MDU6TGFiZWwxMzQ0ODA2Njgy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Development'</text:p>
          </table:table-cell>
          <table:table-cell office:value-type="string" calcext:value-type="string">
            <text:p>'MDU6TGFiZWwxMjYxNDc3MTI1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QA'</text:p>
          </table:table-cell>
          <table:table-cell office:value-type="string" calcext:value-type="string">
            <text:p>'MDU6TGFiZWwxMzQ0ODA3MjU4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Ready'</text:p>
          </table:table-cell>
          <table:table-cell office:value-type="string" calcext:value-type="string">
            <text:p>'MDU6TGFiZWwxMjcxNjgzNzA5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tatus: This/Next Sprint'</text:p>
          </table:table-cell>
          <table:table-cell office:value-type="string" calcext:value-type="string">
            <text:p>'MDU6TGFiZWwxMjkyMzkwMjg5'</text:p>
          </table:table-cell>
          <table:table-cell office:value-type="string" calcext:value-type="string">
            <text:p>'ededed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upport: prod. data corruption'</text:p>
          </table:table-cell>
          <table:table-cell office:value-type="string" calcext:value-type="string">
            <text:p>'LA_kwDOCl_kZ88AAAABIenamg'</text:p>
          </table:table-cell>
          <table:table-cell office:value-type="string" calcext:value-type="string">
            <text:p>'B1B4C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upport'</text:p>
          </table:table-cell>
          <table:table-cell office:value-type="string" calcext:value-type="string">
            <text:p>'LA_kwDOCl_kZ88AAAABIenWNQ'</text:p>
          </table:table-cell>
          <table:table-cell office:value-type="string" calcext:value-type="string">
            <text:p>'bfd4f2'</text:p>
          </table:table-cell>
          <table:table-cell office:value-type="string" calcext:value-type="string">
            <text:p>'dataverse.harvard.edu support issu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Large'</text:p>
          </table:table-cell>
          <table:table-cell office:value-type="string" calcext:value-type="string">
            <text:p>'MDU6TGFiZWwxMzcyOTQyMjIz'</text:p>
          </table:table-cell>
          <table:table-cell office:value-type="string" calcext:value-type="string">
            <text:p>'a82d2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Medium'</text:p>
          </table:table-cell>
          <table:table-cell office:value-type="string" calcext:value-type="string">
            <text:p>'MDU6TGFiZWwxMzU0OTAzMjQ0'</text:p>
          </table:table-cell>
          <table:table-cell office:value-type="string" calcext:value-type="string">
            <text:p>'1ccea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Small'</text:p>
          </table:table-cell>
          <table:table-cell office:value-type="string" calcext:value-type="string">
            <text:p>'MDU6TGFiZWwxMzU0ODk3ODIw'</text:p>
          </table:table-cell>
          <table:table-cell office:value-type="string" calcext:value-type="string">
            <text:p>'0052cc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sz.trivial'</text:p>
          </table:table-cell>
          <table:table-cell office:value-type="string" calcext:value-type="string">
            <text:p>'LA_kwDOCl_kZ88AAAABBcQ_vA'</text:p>
          </table:table-cell>
          <table:table-cell office:value-type="string" calcext:value-type="string">
            <text:p>'98E74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MDU6TGFiZWw0MDgwOTQzNjkw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Usability testing'</text:p>
          </table:table-cell>
          <table:table-cell office:value-type="string" calcext:value-type="string">
            <text:p>'MDU6TGFiZWwzMDUzNDg5MjM4'</text:p>
          </table:table-cell>
          <table:table-cell office:value-type="string" calcext:value-type="string">
            <text:p>'47695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UX &amp; UI'</text:p>
          </table:table-cell>
          <table:table-cell office:value-type="string" calcext:value-type="string">
            <text:p>'MDU6TGFiZWwzMDUzNDg4MjI3'</text:p>
          </table:table-cell>
          <table:table-cell office:value-type="string" calcext:value-type="string">
            <text:p>'3E986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wontfix'</text:p>
          </table:table-cell>
          <table:table-cell office:value-type="string" calcext:value-type="string">
            <text:p>'MDU6TGFiZWwxMjYwMjk1MDU0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This will not be worked on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LA_kwDOANZmvM8AAAABBcF4hQ'</text:p>
          </table:table-cell>
          <table:table-cell office:value-type="string" calcext:value-type="string">
            <text:p>'82E75F'</text:p>
          </table:table-cell>
          <table:table-cell office:value-type="string" calcext:value-type="string">
            <text:p>'Harvard Data Commons Obj. 1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'LA_kwDOANZmvM8AAAABBVodJA'</text:p>
          </table:table-cell>
          <table:table-cell office:value-type="string" calcext:value-type="string">
            <text:p>'5DA628'</text:p>
          </table:table-cell>
          <table:table-cell office:value-type="string" calcext:value-type="string">
            <text:p>'Harvard Data Commons Obj. 2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3a'</text:p>
          </table:table-cell>
          <table:table-cell office:value-type="string" calcext:value-type="string">
            <text:p>'LA_kwDOANZmvM7o4J88'</text:p>
          </table:table-cell>
          <table:table-cell office:value-type="string" calcext:value-type="string">
            <text:p>'32A21A'</text:p>
          </table:table-cell>
          <table:table-cell office:value-type="string" calcext:value-type="string">
            <text:p>'Harvard Data Commons Obj. 3A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3b'</text:p>
          </table:table-cell>
          <table:table-cell office:value-type="string" calcext:value-type="string">
            <text:p>'LA_kwDOANZmvM76O4gL'</text:p>
          </table:table-cell>
          <table:table-cell office:value-type="string" calcext:value-type="string">
            <text:p>'5B9868'</text:p>
          </table:table-cell>
          <table:table-cell office:value-type="string" calcext:value-type="string">
            <text:p>'Harvard Data Commons Objective 3B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ASU'</text:p>
          </table:table-cell>
          <table:table-cell office:value-type="string" calcext:value-type="string">
            <text:p>'LA_kwDOANZmvM8AAAABIa2-BA'</text:p>
          </table:table-cell>
          <table:table-cell office:value-type="string" calcext:value-type="string">
            <text:p>'bfdadc'</text:p>
          </table:table-cell>
          <table:table-cell office:value-type="string" calcext:value-type="string">
            <text:p>'Arizona State Univ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bklog: Deliverable'</text:p>
          </table:table-cell>
          <table:table-cell office:value-type="string" calcext:value-type="string">
            <text:p>'LA_kwDOANZmvM8AAAABE2283A'</text:p>
          </table:table-cell>
          <table:table-cell office:value-type="string" calcext:value-type="string">
            <text:p>'DE1710'</text:p>
          </table:table-cell>
          <table:table-cell office:value-type="string" calcext:value-type="string">
            <text:p>'This is an item synched from the product planning proces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bklog: NeedsDiscussion'</text:p>
          </table:table-cell>
          <table:table-cell office:value-type="string" calcext:value-type="string">
            <text:p>'LA_kwDOANZmvM8AAAABLm-6P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This needs discussion for clarification, prioritization, or siz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Collaboration: SBGrid'</text:p>
          </table:table-cell>
          <table:table-cell office:value-type="string" calcext:value-type="string">
            <text:p>'MDU6TGFiZWw0NTcwMjY1MjI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Containers &amp; Cloud'</text:p>
          </table:table-cell>
          <table:table-cell office:value-type="string" calcext:value-type="string">
            <text:p>'MDU6TGFiZWwyMzE0OTA1MzYy'</text:p>
          </table:table-cell>
          <table:table-cell office:value-type="string" calcext:value-type="string">
            <text:p>'c61fb8'</text:p>
          </table:table-cell>
          <table:table-cell office:value-type="string" calcext:value-type="string">
            <text:p>'Anything related to cloudy Dataverse, shipped in containe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5 Core PIDs'</text:p>
          </table:table-cell>
          <table:table-cell office:value-type="string" calcext:value-type="string">
            <text:p>'LA_kwDOANZmvM8AAAABMaIwp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Increment defining how we support the 5 core PID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Dataset: large number of files'</text:p>
          </table:table-cell>
          <table:table-cell office:value-type="string" calcext:value-type="string">
            <text:p>'LA_kwDOANZmvM8AAAABMwVz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7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DataverseInDocker'</text:p>
          </table:table-cell>
          <table:table-cell office:value-type="string" calcext:value-type="string">
            <text:p>'LA_kwDOANZmvM8AAAABNtjTd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of running Dataverse within Docker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FixRateLimitingBehaviors'</text:p>
          </table:table-cell>
          <table:table-cell office:value-type="string" calcext:value-type="string">
            <text:p>'LA_kwDOANZmvM8AAAABNpETr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ddress this collection of issues that impact rate limit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GDC: Interop With DV'</text:p>
          </table:table-cell>
          <table:table-cell office:value-type="string" calcext:value-type="string">
            <text:p>'LA_kwDOANZmvM8AAAABMWng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Google datacommons/Dataverse Interoperability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ImproveJsonValidation'</text:p>
          </table:table-cell>
          <table:table-cell office:value-type="string" calcext:value-type="string">
            <text:p>'LA_kwDOANZmvM8AAAABOg0FG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https://github.com/IQSS/dataverse-pm/issues/26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OpenDP Integration'</text:p>
          </table:table-cell>
          <table:table-cell office:value-type="string" calcext:value-type="string">
            <text:p>'LA_kwDOANZmvM8AAAABKHGE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deliverable Asscociated with NIH GREI deliverable 1.6.1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Payara 6 Upgrade'</text:p>
          </table:table-cell>
          <table:table-cell office:value-type="string" calcext:value-type="string">
            <text:p>'LA_kwDOANZmvM8AAAABG1TB8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Issues and PRs about the move to Jakarta EE 10 + Payara 6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: SonarQubeCleanup'</text:p>
          </table:table-cell>
          <table:table-cell office:value-type="string" calcext:value-type="string">
            <text:p>'LA_kwDOANZmvM8AAAABNpCv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Issues related to cleanup based on Sonar Cube tool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ANS'</text:p>
          </table:table-cell>
          <table:table-cell office:value-type="string" calcext:value-type="string">
            <text:p>'MDU6TGFiZWwyNjczNzU4MzUy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related to GDCC work for DAN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ataverseNO'</text:p>
          </table:table-cell>
          <table:table-cell office:value-type="string" calcext:value-type="string">
            <text:p>'LA_kwDOANZmvM8AAAABDMRWyg'</text:p>
          </table:table-cell>
          <table:table-cell office:value-type="string" calcext:value-type="string">
            <text:p>'1888BE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ependencies'</text:p>
          </table:table-cell>
          <table:table-cell office:value-type="string" calcext:value-type="string">
            <text:p>'MDU6TGFiZWwyMTM5MTE1NDk2'</text:p>
          </table:table-cell>
          <table:table-cell office:value-type="string" calcext:value-type="string">
            <text:p>'0366d6'</text:p>
          </table:table-cell>
          <table:table-cell office:value-type="string" calcext:value-type="string">
            <text:p>'Pull requests that update a dependency fil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DevOps: Problem'</text:p>
          </table:table-cell>
          <table:table-cell office:value-type="string" calcext:value-type="string">
            <text:p>'LA_kwDOANZmvM8AAAABMFK5pQ'</text:p>
          </table:table-cell>
          <table:table-cell office:value-type="string" calcext:value-type="string">
            <text:p>'3C7CBC'</text:p>
          </table:table-cell>
          <table:table-cell office:value-type="string" calcext:value-type="string">
            <text:p>'Indicates we have an issue with our dev/QA environmen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enhancement'</text:p>
          </table:table-cell>
          <table:table-cell office:value-type="string" calcext:value-type="string">
            <text:p>'MDU6TGFiZWw0MDA3NDQ1MjIz'</text:p>
          </table:table-cell>
          <table:table-cell office:value-type="string" calcext:value-type="string">
            <text:p>'a2eee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ccessibility'</text:p>
          </table:table-cell>
          <table:table-cell office:value-type="string" calcext:value-type="string">
            <text:p>'MDU6TGFiZWwxMzAyNTQ0MDQz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Accessibility is the practice of making your websites usable by as many people as possible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ccount &amp; User Info'</text:p>
          </table:table-cell>
          <table:table-cell office:value-type="string" calcext:value-type="string">
            <text:p>'MDU6TGFiZWwzMTc1MTkyMj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dmin Guide'</text:p>
          </table:table-cell>
          <table:table-cell office:value-type="string" calcext:value-type="string">
            <text:p>'MDU6TGFiZWw2MzI0ODgxO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nalytics'</text:p>
          </table:table-cell>
          <table:table-cell office:value-type="string" calcext:value-type="string">
            <text:p>'MDU6TGFiZWwyMDkwMDM0NjAy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PI Guide'</text:p>
          </table:table-cell>
          <table:table-cell office:value-type="string" calcext:value-type="string">
            <text:p>'MDU6TGFiZWw2MzI0ODA5Mz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API'</text:p>
          </table:table-cell>
          <table:table-cell office:value-type="string" calcext:value-type="string">
            <text:p>'MDU6TGFiZWwxMTI3MjM5MTQ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Branding'</text:p>
          </table:table-cell>
          <table:table-cell office:value-type="string" calcext:value-type="string">
            <text:p>'MDU6TGFiZWw3Mjg2NzA3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Code Infrastructure'</text:p>
          </table:table-cell>
          <table:table-cell office:value-type="string" calcext:value-type="string">
            <text:p>'MDU6TGFiZWwxNTkxODI0Nz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Controlled Vocabulary'</text:p>
          </table:table-cell>
          <table:table-cell office:value-type="string" calcext:value-type="string">
            <text:p>'LA_kwDOANZmvM71PwJu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Includes both Internal and external controlled vocabularie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ataTags'</text:p>
          </table:table-cell>
          <table:table-cell office:value-type="string" calcext:value-type="string">
            <text:p>'MDU6TGFiZWwzMTgwODQ4Mz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ataverse General Info'</text:p>
          </table:table-cell>
          <table:table-cell office:value-type="string" calcext:value-type="string">
            <text:p>'MDU6TGFiZWwzMTc1NTY4O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Edit dataverse &gt; "General Information" &gt; Name, Alias, Email, Metadata Fields, et al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eaccession'</text:p>
          </table:table-cell>
          <table:table-cell office:value-type="string" calcext:value-type="string">
            <text:p>'MDU6TGFiZWwyMDA2ODI3OTU5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eveloper Guide'</text:p>
          </table:table-cell>
          <table:table-cell office:value-type="string" calcext:value-type="string">
            <text:p>'MDU6TGFiZWw2MzI0ODAxM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DOI &amp; Handle'</text:p>
          </table:table-cell>
          <table:table-cell office:value-type="string" calcext:value-type="string">
            <text:p>'MDU6TGFiZWw1MzE3Nzg2N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Email Dataset Contact'</text:p>
          </table:table-cell>
          <table:table-cell office:value-type="string" calcext:value-type="string">
            <text:p>'MDU6TGFiZWw2Mzk4ODY4NT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External Tool'</text:p>
          </table:table-cell>
          <table:table-cell office:value-type="string" calcext:value-type="string">
            <text:p>'MDU6TGFiZWw5OTE5MDcyMT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File Upload &amp; Handling'</text:p>
          </table:table-cell>
          <table:table-cell office:value-type="string" calcext:value-type="string">
            <text:p>'MDU6TGFiZWwxMTI3MjM5Mj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Geospatial'</text:p>
          </table:table-cell>
          <table:table-cell office:value-type="string" calcext:value-type="string">
            <text:p>'LA_kwDOANZmvM8AAAABFGwxKg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Guestbook'</text:p>
          </table:table-cell>
          <table:table-cell office:value-type="string" calcext:value-type="string">
            <text:p>'MDU6TGFiZWw1MzUyODIzMD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Harvesting'</text:p>
          </table:table-cell>
          <table:table-cell office:value-type="string" calcext:value-type="string">
            <text:p>'MDU6TGFiZWwzMTc1NzUyN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 Review Workflow'</text:p>
          </table:table-cell>
          <table:table-cell office:value-type="string" calcext:value-type="string">
            <text:p>'MDU6TGFiZWw1NjMwMTE2ND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dexing'</text:p>
          </table:table-cell>
          <table:table-cell office:value-type="string" calcext:value-type="string">
            <text:p>'LA_kwDOANZmvM7yienr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stallation Guide'</text:p>
          </table:table-cell>
          <table:table-cell office:value-type="string" calcext:value-type="string">
            <text:p>'MDU6TGFiZWw2MzI0ODYzMz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staller'</text:p>
          </table:table-cell>
          <table:table-cell office:value-type="string" calcext:value-type="string">
            <text:p>'MDU6TGFiZWwzMTcwNTkzMj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Internationalization'</text:p>
          </table:table-cell>
          <table:table-cell office:value-type="string" calcext:value-type="string">
            <text:p>'MDU6TGFiZWwzNzcyMTQ1MzU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ssaging'</text:p>
          </table:table-cell>
          <table:table-cell office:value-type="string" calcext:value-type="string">
            <text:p>'MDU6TGFiZWw2MzQwODIyMT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tadata'</text:p>
          </table:table-cell>
          <table:table-cell office:value-type="string" calcext:value-type="string">
            <text:p>'MDU6TGFiZWwxMTI3MjM5M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etrics + Reports'</text:p>
          </table:table-cell>
          <table:table-cell office:value-type="string" calcext:value-type="string">
            <text:p>'MDU6TGFiZWw0NTg2NzEyNTA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igration'</text:p>
          </table:table-cell>
          <table:table-cell office:value-type="string" calcext:value-type="string">
            <text:p>'MDU6TGFiZWwxMTI3MjM5Mj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My Data'</text:p>
          </table:table-cell>
          <table:table-cell office:value-type="string" calcext:value-type="string">
            <text:p>'MDU6TGFiZWw2MjIwNTMzOTc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Notifications'</text:p>
          </table:table-cell>
          <table:table-cell office:value-type="string" calcext:value-type="string">
            <text:p>'MDU6TGFiZWw2MzIxMTE2ND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erformance &amp; Stability'</text:p>
          </table:table-cell>
          <table:table-cell office:value-type="string" calcext:value-type="string">
            <text:p>'MDU6TGFiZWwzMTc0OTM5NDE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ermissions'</text:p>
          </table:table-cell>
          <table:table-cell office:value-type="string" calcext:value-type="string">
            <text:p>'MDU6TGFiZWwyNzUxOTk2Nj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reservation'</text:p>
          </table:table-cell>
          <table:table-cell office:value-type="string" calcext:value-type="string">
            <text:p>'MDU6TGFiZWw3ODAwNjExMDE='</text:p>
          </table:table-cell>
          <table:table-cell office:value-type="string" calcext:value-type="string">
            <text:p>'c5def5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rovenance'</text:p>
          </table:table-cell>
          <table:table-cell office:value-type="string" calcext:value-type="string">
            <text:p>'MDU6TGFiZWw2MzM5NDM5ND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Publishing &amp; Versions'</text:p>
          </table:table-cell>
          <table:table-cell office:value-type="string" calcext:value-type="string">
            <text:p>'MDU6TGFiZWwzMTc1NTE5MTI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Request Access Workflow'</text:p>
          </table:table-cell>
          <table:table-cell office:value-type="string" calcext:value-type="string">
            <text:p>'MDU6TGFiZWw2MzQwMTQ5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earch/Browse'</text:p>
          </table:table-cell>
          <table:table-cell office:value-type="string" calcext:value-type="string">
            <text:p>'MDU6TGFiZWwxMTI3MjM4NzY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tyle Guide'</text:p>
          </table:table-cell>
          <table:table-cell office:value-type="string" calcext:value-type="string">
            <text:p>'MDU6TGFiZWw2MzI0OTYyNz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Superuser Dashboard'</text:p>
          </table:table-cell>
          <table:table-cell office:value-type="string" calcext:value-type="string">
            <text:p>'MDU6TGFiZWwzMTgxMjAzODA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emplates'</text:p>
          </table:table-cell>
          <table:table-cell office:value-type="string" calcext:value-type="string">
            <text:p>'MDU6TGFiZWw2NDU4NzkxMj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erms &amp; Licensing'</text:p>
          </table:table-cell>
          <table:table-cell office:value-type="string" calcext:value-type="string">
            <text:p>'MDU6TGFiZWwzMTc1NTIxMzk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TwoRavens'</text:p>
          </table:table-cell>
          <table:table-cell office:value-type="string" calcext:value-type="string">
            <text:p>'MDU6TGFiZWwzMTgwNTcyMzg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User Guide'</text:p>
          </table:table-cell>
          <table:table-cell office:value-type="string" calcext:value-type="string">
            <text:p>'MDU6TGFiZWw2MzI0OTYxNDU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Widgets'</text:p>
          </table:table-cell>
          <table:table-cell office:value-type="string" calcext:value-type="string">
            <text:p>'MDU6TGFiZWw2MjIwNzc5MzQ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eature: WorldMap &amp; GeoConnect'</text:p>
          </table:table-cell>
          <table:table-cell office:value-type="string" calcext:value-type="string">
            <text:p>'MDU6TGFiZWwzMTc1MjYxOTM='</text:p>
          </table:table-cell>
          <table:table-cell office:value-type="string" calcext:value-type="string">
            <text:p>'c7def8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first-timers-only'</text:p>
          </table:table-cell>
          <table:table-cell office:value-type="string" calcext:value-type="string">
            <text:p>'MDU6TGFiZWw4OTE3NzEzOTU='</text:p>
          </table:table-cell>
          <table:table-cell office:value-type="string" calcext:value-type="string">
            <text:p>'0e8a1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1'</text:p>
          </table:table-cell>
          <table:table-cell office:value-type="string" calcext:value-type="string">
            <text:p>'LA_kwDOANZmvM8AAAABNpKqI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Community Backlog (Phil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2'</text:p>
          </table:table-cell>
          <table:table-cell office:value-type="string" calcext:value-type="string">
            <text:p>'LA_kwDOANZmvM8AAAABNpKrn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HERMES (Oliver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3'</text:p>
          </table:table-cell>
          <table:table-cell office:value-type="string" calcext:value-type="string">
            <text:p>'LA_kwDOANZmvM8AAAABNpKtN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External Commitments (Jim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4'</text:p>
          </table:table-cell>
          <table:table-cell office:value-type="string" calcext:value-type="string">
            <text:p>'LA_kwDOANZmvM8AAAABNpKvk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Dataverse Team (Gustavo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5'</text:p>
          </table:table-cell>
          <table:table-cell office:value-type="string" calcext:value-type="string">
            <text:p>'LA_kwDOANZmvM8AAAABNpKwR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SonarQube cleanup (Gustavo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6'</text:p>
          </table:table-cell>
          <table:table-cell office:value-type="string" calcext:value-type="string">
            <text:p>'LA_kwDOANZmvM8AAAABNpKxQQ'</text:p>
          </table:table-cell>
          <table:table-cell office:value-type="string" calcext:value-type="string">
            <text:p>'FAF9E3'</text:p>
          </table:table-cell>
          <table:table-cell office:value-type="string" calcext:value-type="string">
            <text:p>'Harvard Dataverse Instance (Sonia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7'</text:p>
          </table:table-cell>
          <table:table-cell office:value-type="string" calcext:value-type="string">
            <text:p>'LA_kwDOANZmvM8AAAABNpKy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NIH NetCDF (Phil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8'</text:p>
          </table:table-cell>
          <table:table-cell office:value-type="string" calcext:value-type="string">
            <text:p>'LA_kwDOANZmvM8AAAABNpKy_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Datacommons/DV Interop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09'</text:p>
          </table:table-cell>
          <table:table-cell office:value-type="string" calcext:value-type="string">
            <text:p>'LA_kwDOANZmvM8AAAABNpKz0A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5 Core PID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0'</text:p>
          </table:table-cell>
          <table:table-cell office:value-type="string" calcext:value-type="string">
            <text:p>'LA_kwDOANZmvM8AAAABNpK1Cw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Upgrades in Prep for DV6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1'</text:p>
          </table:table-cell>
          <table:table-cell office:value-type="string" calcext:value-type="string">
            <text:p>'LA_kwDOANZmvM8AAAABNpK1Y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NIH bklog items (Stefano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2'</text:p>
          </table:table-cell>
          <table:table-cell office:value-type="string" calcext:value-type="string">
            <text:p>'LA_kwDOANZmvM8AAAABNpK13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Re-arch: Auth MVP (Phil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3'</text:p>
          </table:table-cell>
          <table:table-cell office:value-type="string" calcext:value-type="string">
            <text:p>'LA_kwDOANZmvM8AAAABNpK2hQ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Re-arch: SPA MVP (Guillermo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B14'</text:p>
          </table:table-cell>
          <table:table-cell office:value-type="string" calcext:value-type="string">
            <text:p>'LA_kwDOANZmvM8AAAABNpK3eg'</text:p>
          </table:table-cell>
          <table:table-cell office:value-type="string" calcext:value-type="string">
            <text:p>'FAF9EA'</text:p>
          </table:table-cell>
          <table:table-cell office:value-type="string" calcext:value-type="string">
            <text:p>'A backlog reporting/tracking ta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good first issue'</text:p>
          </table:table-cell>
          <table:table-cell office:value-type="string" calcext:value-type="string">
            <text:p>'LA_kwDOANZmvM8AAAABOPHy4g'</text:p>
          </table:table-cell>
          <table:table-cell office:value-type="string" calcext:value-type="string">
            <text:p>'C1B8FF'</text:p>
          </table:table-cell>
          <table:table-cell office:value-type="string" calcext:value-type="string">
            <text:p>'appears at https://github.com/IQSS/dataverse/contribut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Future UI'</text:p>
          </table:table-cell>
          <table:table-cell office:value-type="string" calcext:value-type="string">
            <text:p>'LA_kwDOANZmvM8AAAABEosJNQ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Maybe for the a future UI, need significant design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JSF'</text:p>
          </table:table-cell>
          <table:table-cell office:value-type="string" calcext:value-type="string">
            <text:p>'LA_kwDOANZmvM8AAAABEndiUA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Involves hacking on JSF (Jakarta Server Faces) cod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Low Hanging Fruit'</text:p>
          </table:table-cell>
          <table:table-cell office:value-type="string" calcext:value-type="string">
            <text:p>'MDU6TGFiZWw0NjE2MTIyNTU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More APIs'</text:p>
          </table:table-cell>
          <table:table-cell office:value-type="string" calcext:value-type="string">
            <text:p>'LA_kwDOANZmvM8AAAABFGTyXg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Add new or missing API endpoint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athon: Technical Debt'</text:p>
          </table:table-cell>
          <table:table-cell office:value-type="string" calcext:value-type="string">
            <text:p>'MDU6TGFiZWw2NDAxOTI5NjY=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acktoberfest'</text:p>
          </table:table-cell>
          <table:table-cell office:value-type="string" calcext:value-type="string">
            <text:p>'MDU6TGFiZWwxNTg5MTY2MzIx'</text:p>
          </table:table-cell>
          <table:table-cell office:value-type="string" calcext:value-type="string">
            <text:p>'9e1740'</text:p>
          </table:table-cell>
          <table:table-cell office:value-type="string" calcext:value-type="string">
            <text:p>'It's Hacktoberfest! https://hacktoberfest.digitalocean.com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dc'</text:p>
          </table:table-cell>
          <table:table-cell office:value-type="string" calcext:value-type="string">
            <text:p>'LA_kwDOANZmvM7mTyVz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Harvard Data Common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Cannot Reproduce'</text:p>
          </table:table-cell>
          <table:table-cell office:value-type="string" calcext:value-type="string">
            <text:p>'MDU6TGFiZWw2MzM5NDY3NDU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Code'</text:p>
          </table:table-cell>
          <table:table-cell office:value-type="string" calcext:value-type="string">
            <text:p>'MDU6TGFiZWw2MzM4MDg4MTM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lp Wanted: Documentation'</text:p>
          </table:table-cell>
          <table:table-cell office:value-type="string" calcext:value-type="string">
            <text:p>'MDU6TGFiZWw2MzM4MDg5NDk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HERMES'</text:p>
          </table:table-cell>
          <table:table-cell office:value-type="string" calcext:value-type="string">
            <text:p>'LA_kwDOANZmvM7SNuzl'</text:p>
          </table:table-cell>
          <table:table-cell office:value-type="string" calcext:value-type="string">
            <text:p>'BBB2C8'</text:p>
          </table:table-cell>
          <table:table-cell office:value-type="string" calcext:value-type="string">
            <text:p>'related to @hermes-hmc work on Dataverse cod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Incompatible w/ GF 4'</text:p>
          </table:table-cell>
          <table:table-cell office:value-type="string" calcext:value-type="string">
            <text:p>'MDU6TGFiZWwxOTg0OTkxNjA5'</text:p>
          </table:table-cell>
          <table:table-cell office:value-type="string" calcext:value-type="string">
            <text:p>'b60205'</text:p>
          </table:table-cell>
          <table:table-cell office:value-type="string" calcext:value-type="string">
            <text:p>'Marking any proposes changes that introduce a breaking change, not backwards compatible with GF 4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Internal Infrastructure'</text:p>
          </table:table-cell>
          <table:table-cell office:value-type="string" calcext:value-type="string">
            <text:p>'LA_kwDOANZmvM8AAAABBxeStQ'</text:p>
          </table:table-cell>
          <table:table-cell office:value-type="string" calcext:value-type="string">
            <text:p>'CC853F'</text:p>
          </table:table-cell>
          <table:table-cell office:value-type="string" calcext:value-type="string">
            <text:p>'This issue applies to the inner workings of the dev process and/or environmen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JHU'</text:p>
          </table:table-cell>
          <table:table-cell office:value-type="string" calcext:value-type="string">
            <text:p>'LA_kwDOANZmvM8AAAABErgsmQ'</text:p>
          </table:table-cell>
          <table:table-cell office:value-type="string" calcext:value-type="string">
            <text:p>'B5279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Mentor: pdurbin'</text:p>
          </table:table-cell>
          <table:table-cell office:value-type="string" calcext:value-type="string">
            <text:p>'MDU6TGFiZWw2MzM4MDkxMzI='</text:p>
          </table:table-cell>
          <table:table-cell office:value-type="string" calcext:value-type="string">
            <text:p>'128A0C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 DC'</text:p>
          </table:table-cell>
          <table:table-cell office:value-type="string" calcext:value-type="string">
            <text:p>'LA_kwDOANZmvM7uewOS'</text:p>
          </table:table-cell>
          <table:table-cell office:value-type="string" calcext:value-type="string">
            <text:p>'BEA1BA'</text:p>
          </table:table-cell>
          <table:table-cell office:value-type="string" calcext:value-type="string">
            <text:p>'Grant: The Harvard Dataverse repository: A generalist repository integrated with a Data Common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1.1'</text:p>
          </table:table-cell>
          <table:table-cell office:value-type="string" calcext:value-type="string">
            <text:p>'LA_kwDOANZmvM8AAAABFArFN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1 | 1.1.1 | Minimum Viable Product (MVP) for registering metadata in the repository and connectin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2.1'</text:p>
          </table:table-cell>
          <table:table-cell office:value-type="string" calcext:value-type="string">
            <text:p>'LA_kwDOANZmvM8AAAABFArbF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2 | 1.2.1 | Design and implement integration with controlled vocabularies | 5 prdOwnThis is an it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2.2'</text:p>
          </table:table-cell>
          <table:table-cell office:value-type="string" calcext:value-type="string">
            <text:p>'LA_kwDOANZmvM8AAAABFArOJ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2 | 1.2.2 | Define use cases for DDI-CDI support | 5 prdOwnThis is an item synched from the produ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3.1'</text:p>
          </table:table-cell>
          <table:table-cell office:value-type="string" calcext:value-type="string">
            <text:p>'LA_kwDOANZmvM8AAAABFAq2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1.3.1 | Support software metadata | 5 prdOwnThis is an item synched from the product planning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3.2'</text:p>
          </table:table-cell>
          <table:table-cell office:value-type="string" calcext:value-type="string">
            <text:p>'LA_kwDOANZmvM8AAAABG9tQ8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1.3.2 | Research and discovery phase for biomedical workflows support | 5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4.1'</text:p>
          </table:table-cell>
          <table:table-cell office:value-type="string" calcext:value-type="string">
            <text:p>'LA_kwDOANZmvM8AAAABFAqtv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4 | 1.4.1 | Resolve OAI-PMH harvesting issues | 5 prdOwnThis is an item synched from the product 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4.2'</text:p>
          </table:table-cell>
          <table:table-cell office:value-type="string" calcext:value-type="string">
            <text:p>'LA_kwDOANZmvM8AAAABFAq_i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4 | 1.4.2 | Create working group on packaging standards to share metadata and data across reposit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5.1'</text:p>
          </table:table-cell>
          <table:table-cell office:value-type="string" calcext:value-type="string">
            <text:p>'LA_kwDOANZmvM8AAAABE6nBd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collection: 5 | 1.5.1 | Standardize download metrics for the Harvard Dataverse repository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6.1'</text:p>
          </table:table-cell>
          <table:table-cell office:value-type="string" calcext:value-type="string">
            <text:p>'LA_kwDOANZmvM8AAAABE8HHh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6 | 1.6.1 | Integrate with OpenDP tools to support differentially private statistical releases 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6.2'</text:p>
          </table:table-cell>
          <table:table-cell office:value-type="string" calcext:value-type="string">
            <text:p>'LA_kwDOANZmvM8AAAABFArqi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6 | 1.6.2 | Discovery phase to support DataTags | 10 prdOwnThis is an item synched from the produ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7.1 (reArchitecture)'</text:p>
          </table:table-cell>
          <table:table-cell office:value-type="string" calcext:value-type="string">
            <text:p>'LA_kwDOANZmvM8AAAABFArJH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7 | 1.7.1 | Research &amp; architecture for separating backend and frontend to enable a flexible, sca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1.7.2'</text:p>
          </table:table-cell>
          <table:table-cell office:value-type="string" calcext:value-type="string">
            <text:p>'LA_kwDOANZmvM8AAAABFAqA2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7 | 1.7.2 | Implementation of UI modules to improve the dataset landing page and access to remote..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3.1'</text:p>
          </table:table-cell>
          <table:table-cell office:value-type="string" calcext:value-type="string">
            <text:p>'LA_kwDOANZmvM8AAAABMbUeH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2.3.1 | Support biomedical workflow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3.2'</text:p>
          </table:table-cell>
          <table:table-cell office:value-type="string" calcext:value-type="string">
            <text:p>'LA_kwDOANZmvM8AAAABMbUiu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3 | 2.3.2 <text:s/>Research and discovery phase for containers and research objects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 OTA: 2.5.1'</text:p>
          </table:table-cell>
          <table:table-cell office:value-type="string" calcext:value-type="string">
            <text:p>'LA_kwDOANZmvM8AAAABN1WW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esign and implement usage reports and data citation metrics based on Make Data Coun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NIH: GREI WG'</text:p>
          </table:table-cell>
          <table:table-cell office:value-type="string" calcext:value-type="string">
            <text:p>'LA_kwDOANZmvM8AAAABG9ic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ops: Email Issue'</text:p>
          </table:table-cell>
          <table:table-cell office:value-type="string" calcext:value-type="string">
            <text:p>'LA_kwDOANZmvM8AAAABHGgHZ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Related to resolving email issues in Production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ayara 5 Upgrade'</text:p>
          </table:table-cell>
          <table:table-cell office:value-type="string" calcext:value-type="string">
            <text:p>'MDU6TGFiZWwxNTc3MzM3MzUx'</text:p>
          </table:table-cell>
          <table:table-cell office:value-type="string" calcext:value-type="string">
            <text:p>'f9a89d'</text:p>
          </table:table-cell>
          <table:table-cell office:value-type="string" calcext:value-type="string">
            <text:p>'Issues related to the upgrade from Glassfish 4.1 to Payara 5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epic.nih_harvesting_framework'</text:p>
          </table:table-cell>
          <table:table-cell office:value-type="string" calcext:value-type="string">
            <text:p>'LA_kwDOANZmvM72pZ6n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epic.nih_harvesting'</text:p>
          </table:table-cell>
          <table:table-cell office:value-type="string" calcext:value-type="string">
            <text:p>'LA_kwDOANZmvM71P55w'</text:p>
          </table:table-cell>
          <table:table-cell office:value-type="string" calcext:value-type="string">
            <text:p>'ffffff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1.1'</text:p>
          </table:table-cell>
          <table:table-cell office:value-type="string" calcext:value-type="string">
            <text:p>'LA_kwDOANZmvM8AAAABOyytz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1.2'</text:p>
          </table:table-cell>
          <table:table-cell office:value-type="string" calcext:value-type="string">
            <text:p>'LA_kwDOANZmvM8AAAABOyyua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2.1'</text:p>
          </table:table-cell>
          <table:table-cell office:value-type="string" calcext:value-type="string">
            <text:p>'LA_kwDOANZmvM8AAAABOyyu4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2.2'</text:p>
          </table:table-cell>
          <table:table-cell office:value-type="string" calcext:value-type="string">
            <text:p>'LA_kwDOANZmvM8AAAABOyyv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3.1'</text:p>
          </table:table-cell>
          <table:table-cell office:value-type="string" calcext:value-type="string">
            <text:p>'LA_kwDOANZmvM8AAAABOyywM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3.2'</text:p>
          </table:table-cell>
          <table:table-cell office:value-type="string" calcext:value-type="string">
            <text:p>'LA_kwDOANZmvM8AAAABOyyw6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4.1'</text:p>
          </table:table-cell>
          <table:table-cell office:value-type="string" calcext:value-type="string">
            <text:p>'LA_kwDOANZmvM8AAAABOyyx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4.2'</text:p>
          </table:table-cell>
          <table:table-cell office:value-type="string" calcext:value-type="string">
            <text:p>'LA_kwDOANZmvM8AAAABOyyxt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5.1'</text:p>
          </table:table-cell>
          <table:table-cell office:value-type="string" calcext:value-type="string">
            <text:p>'LA_kwDOANZmvM8AAAABOyyx0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5.2'</text:p>
          </table:table-cell>
          <table:table-cell office:value-type="string" calcext:value-type="string">
            <text:p>'LA_kwDOANZmvM8AAAABOyyyS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6.1'</text:p>
          </table:table-cell>
          <table:table-cell office:value-type="string" calcext:value-type="string">
            <text:p>'LA_kwDOANZmvM8AAAABOyyzR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6.2'</text:p>
          </table:table-cell>
          <table:table-cell office:value-type="string" calcext:value-type="string">
            <text:p>'LA_kwDOANZmvM8AAAABOyy0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7.1'</text:p>
          </table:table-cell>
          <table:table-cell office:value-type="string" calcext:value-type="string">
            <text:p>'LA_kwDOANZmvM8AAAABOyy0f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7.2'</text:p>
          </table:table-cell>
          <table:table-cell office:value-type="string" calcext:value-type="string">
            <text:p>'LA_kwDOANZmvM8AAAABOyy0n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8.1'</text:p>
          </table:table-cell>
          <table:table-cell office:value-type="string" calcext:value-type="string">
            <text:p>'LA_kwDOANZmvM8AAAABOyy1L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1.8.2'</text:p>
          </table:table-cell>
          <table:table-cell office:value-type="string" calcext:value-type="string">
            <text:p>'LA_kwDOANZmvM8AAAABOyy2E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1.1'</text:p>
          </table:table-cell>
          <table:table-cell office:value-type="string" calcext:value-type="string">
            <text:p>'LA_kwDOANZmvM8AAAABOyy24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1.2'</text:p>
          </table:table-cell>
          <table:table-cell office:value-type="string" calcext:value-type="string">
            <text:p>'LA_kwDOANZmvM8AAAABOyy3I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2.1'</text:p>
          </table:table-cell>
          <table:table-cell office:value-type="string" calcext:value-type="string">
            <text:p>'LA_kwDOANZmvM8AAAABOyy3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2.2'</text:p>
          </table:table-cell>
          <table:table-cell office:value-type="string" calcext:value-type="string">
            <text:p>'LA_kwDOANZmvM8AAAABOyy38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3.1'</text:p>
          </table:table-cell>
          <table:table-cell office:value-type="string" calcext:value-type="string">
            <text:p>'LA_kwDOANZmvM8AAAABOyy46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3.2'</text:p>
          </table:table-cell>
          <table:table-cell office:value-type="string" calcext:value-type="string">
            <text:p>'LA_kwDOANZmvM8AAAABOyy56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4.1'</text:p>
          </table:table-cell>
          <table:table-cell office:value-type="string" calcext:value-type="string">
            <text:p>'LA_kwDOANZmvM8AAAABOyy6D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5.1'</text:p>
          </table:table-cell>
          <table:table-cell office:value-type="string" calcext:value-type="string">
            <text:p>'LA_kwDOANZmvM8AAAABOyy6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6.1'</text:p>
          </table:table-cell>
          <table:table-cell office:value-type="string" calcext:value-type="string">
            <text:p>'LA_kwDOANZmvM8AAAABOyy6t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6.2'</text:p>
          </table:table-cell>
          <table:table-cell office:value-type="string" calcext:value-type="string">
            <text:p>'LA_kwDOANZmvM8AAAABOyy71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7.1'</text:p>
          </table:table-cell>
          <table:table-cell office:value-type="string" calcext:value-type="string">
            <text:p>'LA_kwDOANZmvM8AAAABOyy85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7.2'</text:p>
          </table:table-cell>
          <table:table-cell office:value-type="string" calcext:value-type="string">
            <text:p>'LA_kwDOANZmvM8AAAABOyy9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8.1'</text:p>
          </table:table-cell>
          <table:table-cell office:value-type="string" calcext:value-type="string">
            <text:p>'LA_kwDOANZmvM8AAAABOyy9Y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GREI-d-2.8.2'</text:p>
          </table:table-cell>
          <table:table-cell office:value-type="string" calcext:value-type="string">
            <text:p>'LA_kwDOANZmvM8AAAABOyy93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ANZmvM8AAAABFaZtb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All 3 aims are currently under this deliverabl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olicy'</text:p>
          </table:table-cell>
          <table:table-cell office:value-type="string" calcext:value-type="string">
            <text:p>'LA_kwDOANZmvM8AAAABIZt_kg'</text:p>
          </table:table-cell>
          <table:table-cell office:value-type="string" calcext:value-type="string">
            <text:p>'A3B21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postmortem'</text:p>
          </table:table-cell>
          <table:table-cell office:value-type="string" calcext:value-type="string">
            <text:p>'LA_kwDOANZmvM8AAAABCaHwKQ'</text:p>
          </table:table-cell>
          <table:table-cell office:value-type="string" calcext:value-type="string">
            <text:p>'129AF1'</text:p>
          </table:table-cell>
          <table:table-cell office:value-type="string" calcext:value-type="string">
            <text:p>'This is related to a postmortem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QDR'</text:p>
          </table:table-cell>
          <table:table-cell office:value-type="string" calcext:value-type="string">
            <text:p>'LA_kwDOANZmvM7wYLxH'</text:p>
          </table:table-cell>
          <table:table-cell office:value-type="string" calcext:value-type="string">
            <text:p>'16F041'</text:p>
          </table:table-cell>
          <table:table-cell office:value-type="string" calcext:value-type="string">
            <text:p>'of interest to QDR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ciencesPO'</text:p>
          </table:table-cell>
          <table:table-cell office:value-type="string" calcext:value-type="string">
            <text:p>'MDU6TGFiZWwyNjkzMTI5ODg2'</text:p>
          </table:table-cell>
          <table:table-cell office:value-type="string" calcext:value-type="string">
            <text:p>'EA6A49'</text:p>
          </table:table-cell>
          <table:table-cell office:value-type="string" calcext:value-type="string">
            <text:p>'related to GDCC work for Sciences PO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10'</text:p>
          </table:table-cell>
          <table:table-cell office:value-type="string" calcext:value-type="string">
            <text:p>'LA_kwDOANZmvM8AAAABIWNip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7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130'</text:p>
          </table:table-cell>
          <table:table-cell office:value-type="string" calcext:value-type="string">
            <text:p>'LA_kwDOANZmvM8AAAABIWNUdw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9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210'</text:p>
          </table:table-cell>
          <table:table-cell office:value-type="string" calcext:value-type="string">
            <text:p>'LA_kwDOANZmvM8AAAABIWbk-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147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3'</text:p>
          </table:table-cell>
          <table:table-cell office:value-type="string" calcext:value-type="string">
            <text:p>'LA_kwDOANZmvM8AAAABIZ5Q1g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.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33'</text:p>
          </table:table-cell>
          <table:table-cell office:value-type="string" calcext:value-type="string">
            <text:p>'LA_kwDOANZmvM8AAAABIWNO2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23.1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80'</text:p>
          </table:table-cell>
          <table:table-cell office:value-type="string" calcext:value-type="string">
            <text:p>'LA_kwDOANZmvM8AAAABIWNcc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A percentage of a sprint. 56 hours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NoSprintCost'</text:p>
          </table:table-cell>
          <table:table-cell office:value-type="string" calcext:value-type="string">
            <text:p>'LA_kwDOANZmvM8AAAABMwNeWA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No coding involved. corner case Placeholder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Queued'</text:p>
          </table:table-cell>
          <table:table-cell office:value-type="string" calcext:value-type="string">
            <text:p>'LA_kwDOANZmvM8AAAABLi_KWQ'</text:p>
          </table:table-cell>
          <table:table-cell office:value-type="string" calcext:value-type="string">
            <text:p>'7CCBF2'</text:p>
          </table:table-cell>
          <table:table-cell office:value-type="string" calcext:value-type="string">
            <text:p>'PM has called this issue out specifically for sizing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ize: SprintTail'</text:p>
          </table:table-cell>
          <table:table-cell office:value-type="string" calcext:value-type="string">
            <text:p>'LA_kwDOANZmvM8AAAABLvfUEg'</text:p>
          </table:table-cell>
          <table:table-cell office:value-type="string" calcext:value-type="string">
            <text:p>'62B9EF'</text:p>
          </table:table-cell>
          <table:table-cell office:value-type="string" calcext:value-type="string">
            <text:p>'Issues that have made it into Ready for QA or further righ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ike'</text:p>
          </table:table-cell>
          <table:table-cell office:value-type="string" calcext:value-type="string">
            <text:p>'LA_kwDOANZmvM71PEIg'</text:p>
          </table:table-cell>
          <table:table-cell office:value-type="string" calcext:value-type="string">
            <text:p>'90E971'</text:p>
          </table:table-cell>
          <table:table-cell office:value-type="string" calcext:value-type="string">
            <text:p>'This is a spik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rint Retrospective'</text:p>
          </table:table-cell>
          <table:table-cell office:value-type="string" calcext:value-type="string">
            <text:p>'LA_kwDOANZmvM8AAAABIaipPw'</text:p>
          </table:table-cell>
          <table:table-cell office:value-type="string" calcext:value-type="string">
            <text:p>'2640B5'</text:p>
          </table:table-cell>
          <table:table-cell office:value-type="string" calcext:value-type="string">
            <text:p>'This is a special issue. It came out of the team retrospectiv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print: IsReady'</text:p>
          </table:table-cell>
          <table:table-cell office:value-type="string" calcext:value-type="string">
            <text:p>'LA_kwDOANZmvM8AAAABHGf2wg'</text:p>
          </table:table-cell>
          <table:table-cell office:value-type="string" calcext:value-type="string">
            <text:p>'81E694'</text:p>
          </table:table-cell>
          <table:table-cell office:value-type="string" calcext:value-type="string">
            <text:p>'This issue is ready to be put into a sprint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tatus: UX &amp; UI'</text:p>
          </table:table-cell>
          <table:table-cell office:value-type="string" calcext:value-type="string">
            <text:p>'MDU6TGFiZWwxMTI3MjM4Nzc=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Status: Won't Fix'</text:p>
          </table:table-cell>
          <table:table-cell office:value-type="string" calcext:value-type="string">
            <text:p>'MDU6TGFiZWwxMDI5NzE1NjQ0'</text:p>
          </table:table-cell>
          <table:table-cell office:value-type="string" calcext:value-type="string">
            <text:p>'e6e6e6'</text:p>
          </table:table-cell>
          <table:table-cell office:value-type="string" calcext:value-type="string">
            <text:p>'No plans to fix or change the behavior.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DL'</text:p>
          </table:table-cell>
          <table:table-cell office:value-type="string" calcext:value-type="string">
            <text:p>'MDU6TGFiZWwyNzk4NTA5OTMz'</text:p>
          </table:table-cell>
          <table:table-cell office:value-type="string" calcext:value-type="string">
            <text:p>'42D236'</text:p>
          </table:table-cell>
          <table:table-cell office:value-type="string" calcext:value-type="string">
            <text:p>'supported by Texas Digital Library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ech Debt'</text:p>
          </table:table-cell>
          <table:table-cell office:value-type="string" calcext:value-type="string">
            <text:p>'LA_kwDOANZmvM8AAAABKdRLag'</text:p>
          </table:table-cell>
          <table:table-cell office:value-type="string" calcext:value-type="string">
            <text:p>'d93f0b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esting: API'</text:p>
          </table:table-cell>
          <table:table-cell office:value-type="string" calcext:value-type="string">
            <text:p>'LA_kwDOANZmvM8AAAABGWXJGA'</text:p>
          </table:table-cell>
          <table:table-cell office:value-type="string" calcext:value-type="string">
            <text:p>'6d99a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Bug'</text:p>
          </table:table-cell>
          <table:table-cell office:value-type="string" calcext:value-type="string">
            <text:p>'MDU6TGFiZWwxMTI3MjQwMzA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Feature'</text:p>
          </table:table-cell>
          <table:table-cell office:value-type="string" calcext:value-type="string">
            <text:p>'MDU6TGFiZWwxMTI3MjM4NzU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Type: Suggestion'</text:p>
          </table:table-cell>
          <table:table-cell office:value-type="string" calcext:value-type="string">
            <text:p>'MDU6TGFiZWwxMTI3MjM5MDE='</text:p>
          </table:table-cell>
          <table:table-cell office:value-type="string" calcext:value-type="string">
            <text:p>'fef2c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I/UX: Design'</text:p>
          </table:table-cell>
          <table:table-cell office:value-type="string" calcext:value-type="string">
            <text:p>'LA_kwDOANZmvM8AAAABK040iQ'</text:p>
          </table:table-cell>
          <table:table-cell office:value-type="string" calcext:value-type="string">
            <text:p>'66B78B'</text:p>
          </table:table-cell>
          <table:table-cell office:value-type="string" calcext:value-type="string">
            <text:p>'this issue needs input on the design of the UI and from the product owner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API User'</text:p>
          </table:table-cell>
          <table:table-cell office:value-type="string" calcext:value-type="string">
            <text:p>'MDU6TGFiZWw2MzkzNjQ0ODc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Curator'</text:p>
          </table:table-cell>
          <table:table-cell office:value-type="string" calcext:value-type="string">
            <text:p>'MDU6TGFiZWw2MzkzNjQyODI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Depositor'</text:p>
          </table:table-cell>
          <table:table-cell office:value-type="string" calcext:value-type="string">
            <text:p>'MDU6TGFiZWw2MzkzNzY3ODE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Guest'</text:p>
          </table:table-cell>
          <table:table-cell office:value-type="string" calcext:value-type="string">
            <text:p>'MDU6TGFiZWw2Mzk0NzA2MjM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Hackathon Participant'</text:p>
          </table:table-cell>
          <table:table-cell office:value-type="string" calcext:value-type="string">
            <text:p>'MDU6TGFiZWw2Mzk5NzI3NzM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Superuser'</text:p>
          </table:table-cell>
          <table:table-cell office:value-type="string" calcext:value-type="string">
            <text:p>'MDU6TGFiZWw2Mzk0NzM2MTI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User Role: Sysadmin'</text:p>
          </table:table-cell>
          <table:table-cell office:value-type="string" calcext:value-type="string">
            <text:p>'MDU6TGFiZWw2MzkzNjU2MDk='</text:p>
          </table:table-cell>
          <table:table-cell office:value-type="string" calcext:value-type="string">
            <text:p>'a38b2a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Vote to Close: pdurbin'</text:p>
          </table:table-cell>
          <table:table-cell office:value-type="string" calcext:value-type="string">
            <text:p>'MDU6TGFiZWw2MzQ5MjI3Nzk='</text:p>
          </table:table-cell>
          <table:table-cell office:value-type="string" calcext:value-type="string">
            <text:p>'000000'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'</text:p>
          </table:table-cell>
          <table:table-cell office:value-type="string" calcext:value-type="string">
            <text:p>'MDEwOlJlcG9zaXRvcnkxNDA1MTAwNA=='</text:p>
          </table:table-cell>
          <table:table-cell office:value-type="string" calcext:value-type="string">
            <text:p>'Working Group: SWC'</text:p>
          </table:table-cell>
          <table:table-cell office:value-type="string" calcext:value-type="string">
            <text:p>'MDU6TGFiZWwyOTcxMzcxODg1'</text:p>
          </table:table-cell>
          <table:table-cell office:value-type="string" calcext:value-type="string">
            <text:p>'947055'</text:p>
          </table:table-cell>
          <table:table-cell office:value-type="string" calcext:value-type="string">
            <text:p>'Work related to the GDCC Software, Workflows &amp; Containers Working Group'</text:p>
          </table:table-cell>
          <table:table-cell office:value-type="string" calcext:value-type="string">
            <text:p>'TEST'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0"/>
        </table:table-row>
      </table:table>
      <table:table table:name="labels-modify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OrganizationID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RepoID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LabelID</text:p>
          </table:table-cell>
          <table:table-cell office:value-type="string" calcext:value-type="string">
            <text:p>LabelColor</text:p>
          </table:table-cell>
          <table:table-cell office:value-type="string" calcext:value-type="string">
            <text:p>LabelDescription</text:p>
          </table:table-cell>
          <table:table-cell office:value-type="string" calcext:value-type="string">
            <text:p>RUNLABEL</text:p>
          </table:table-cell>
          <table:table-cell table:style-name="ce2" office:value-type="string" calcext:value-type="string">
            <text:p>LabelName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1-t01'</text:p>
          </table:table-cell>
          <table:table-cell office:value-type="string" calcext:value-type="string">
            <text:p>'LA_kwDOI3pPi88AAAABOy9BU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1.1'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1-t02'</text:p>
          </table:table-cell>
          <table:table-cell office:value-type="string" calcext:value-type="string">
            <text:p>'LA_kwDOI3pPi88AAAABOy9CW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1.2'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2-t01'</text:p>
          </table:table-cell>
          <table:table-cell office:value-type="string" calcext:value-type="string">
            <text:p>'LA_kwDOI3pPi88AAAABOy9D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2.1'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2-t02'</text:p>
          </table:table-cell>
          <table:table-cell office:value-type="string" calcext:value-type="string">
            <text:p>'LA_kwDOI3pPi88AAAABOy9E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2.2'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3-t01'</text:p>
          </table:table-cell>
          <table:table-cell office:value-type="string" calcext:value-type="string">
            <text:p>'LA_kwDOI3pPi88AAAABOy9F6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3.1'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3-t02'</text:p>
          </table:table-cell>
          <table:table-cell office:value-type="string" calcext:value-type="string">
            <text:p>'LA_kwDOI3pPi88AAAABOy9HY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3.2'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4-t01'</text:p>
          </table:table-cell>
          <table:table-cell office:value-type="string" calcext:value-type="string">
            <text:p>'LA_kwDOI3pPi88AAAABOy9H8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4.1'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4-t02'</text:p>
          </table:table-cell>
          <table:table-cell office:value-type="string" calcext:value-type="string">
            <text:p>'LA_kwDOI3pPi88AAAABOy9JT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4.2'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5-t01'</text:p>
          </table:table-cell>
          <table:table-cell office:value-type="string" calcext:value-type="string">
            <text:p>'LA_kwDOI3pPi88AAAABOy9Kk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5.1'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5-t02'</text:p>
          </table:table-cell>
          <table:table-cell office:value-type="string" calcext:value-type="string">
            <text:p>'LA_kwDOI3pPi88AAAABOy9OX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5.2'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6-t01'</text:p>
          </table:table-cell>
          <table:table-cell office:value-type="string" calcext:value-type="string">
            <text:p>'LA_kwDOI3pPi88AAAABOy9P0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6.1'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6-t02'</text:p>
          </table:table-cell>
          <table:table-cell office:value-type="string" calcext:value-type="string">
            <text:p>'LA_kwDOI3pPi88AAAABOy9RM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6.2'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7-t01'</text:p>
          </table:table-cell>
          <table:table-cell office:value-type="string" calcext:value-type="string">
            <text:p>'LA_kwDOI3pPi88AAAABOy9Sg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7.1'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7-t02'</text:p>
          </table:table-cell>
          <table:table-cell office:value-type="string" calcext:value-type="string">
            <text:p>'LA_kwDOI3pPi88AAAABOy9Ts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7.2'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8-t01'</text:p>
          </table:table-cell>
          <table:table-cell office:value-type="string" calcext:value-type="string">
            <text:p>'LA_kwDOI3pPi88AAAABOy9U8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8.1'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1-a08-t02'</text:p>
          </table:table-cell>
          <table:table-cell office:value-type="string" calcext:value-type="string">
            <text:p>'LA_kwDOI3pPi88AAAABOy9WF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8.2'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1-t01'</text:p>
          </table:table-cell>
          <table:table-cell office:value-type="string" calcext:value-type="string">
            <text:p>'LA_kwDOI3pPi88AAAABOy9X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1.1'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1-t02'</text:p>
          </table:table-cell>
          <table:table-cell office:value-type="string" calcext:value-type="string">
            <text:p>'LA_kwDOI3pPi88AAAABOy9Yo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1.2'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2-t01'</text:p>
          </table:table-cell>
          <table:table-cell office:value-type="string" calcext:value-type="string">
            <text:p>'LA_kwDOI3pPi88AAAABOy9Zm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2.1'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2-t02'</text:p>
          </table:table-cell>
          <table:table-cell office:value-type="string" calcext:value-type="string">
            <text:p>'LA_kwDOI3pPi88AAAABOy9a0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2.2'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3-t01'</text:p>
          </table:table-cell>
          <table:table-cell office:value-type="string" calcext:value-type="string">
            <text:p>'LA_kwDOI3pPi88AAAABOy9cB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3.1'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3-t02'</text:p>
          </table:table-cell>
          <table:table-cell office:value-type="string" calcext:value-type="string">
            <text:p>'LA_kwDOI3pPi88AAAABOy9dW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3.2'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4-t01'</text:p>
          </table:table-cell>
          <table:table-cell office:value-type="string" calcext:value-type="string">
            <text:p>'LA_kwDOI3pPi88AAAABOy9eQ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4.1'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5-t01'</text:p>
          </table:table-cell>
          <table:table-cell office:value-type="string" calcext:value-type="string">
            <text:p>'LA_kwDOI3pPi88AAAABOy9fc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5.1'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6-t01'</text:p>
          </table:table-cell>
          <table:table-cell office:value-type="string" calcext:value-type="string">
            <text:p>'LA_kwDOI3pPi88AAAABOy9gm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6.1'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6-t02'</text:p>
          </table:table-cell>
          <table:table-cell office:value-type="string" calcext:value-type="string">
            <text:p>'LA_kwDOI3pPi88AAAABOy9h3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6.2'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7-t01'</text:p>
          </table:table-cell>
          <table:table-cell office:value-type="string" calcext:value-type="string">
            <text:p>'LA_kwDOI3pPi88AAAABOy9j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7.1'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7-t02'</text:p>
          </table:table-cell>
          <table:table-cell office:value-type="string" calcext:value-type="string">
            <text:p>'LA_kwDOI3pPi88AAAABOy9ka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7.2'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8-t01'</text:p>
          </table:table-cell>
          <table:table-cell office:value-type="string" calcext:value-type="string">
            <text:p>'LA_kwDOI3pPi88AAAABOy9lo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8.1'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-frontend'</text:p>
          </table:table-cell>
          <table:table-cell office:value-type="string" calcext:value-type="string">
            <text:p>'R_kgDOI3pPiw'</text:p>
          </table:table-cell>
          <table:table-cell office:value-type="string" calcext:value-type="string">
            <text:p>'pm.f01-d-y02-a08-t02'</text:p>
          </table:table-cell>
          <table:table-cell office:value-type="string" calcext:value-type="string">
            <text:p>'LA_kwDOI3pPi88AAAABOy9my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8.2'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1-t01'</text:p>
          </table:table-cell>
          <table:table-cell office:value-type="string" calcext:value-type="string">
            <text:p>'LA_kwDOCl_kZ88AAAABOy9Ar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1: MVP for registering metadata in the repository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1.1'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1-t02'</text:p>
          </table:table-cell>
          <table:table-cell office:value-type="string" calcext:value-type="string">
            <text:p>'LA_kwDOCl_kZ88AAAABOy9B5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1, task2: Define a cost recovery model for large dataset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1.2'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2-t01'</text:p>
          </table:table-cell>
          <table:table-cell office:value-type="string" calcext:value-type="string">
            <text:p>'LA_kwDOCl_kZ88AAAABOy9C4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1: Design and implement integration with controlled voc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2.1'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2-t02'</text:p>
          </table:table-cell>
          <table:table-cell office:value-type="string" calcext:value-type="string">
            <text:p>'LA_kwDOCl_kZ88AAAABOy9ES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2, task2: Define use cases for DDI-CDI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2.2'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3-t01'</text:p>
          </table:table-cell>
          <table:table-cell office:value-type="string" calcext:value-type="string">
            <text:p>'LA_kwDOCl_kZ88AAAABOy9FV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1: Support software metadata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3.1'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3-t02'</text:p>
          </table:table-cell>
          <table:table-cell office:value-type="string" calcext:value-type="string">
            <text:p>'LA_kwDOCl_kZ88AAAABOy9G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3, task2: R &amp; D phase biomedical workflows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3.2'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4-t01'</text:p>
          </table:table-cell>
          <table:table-cell office:value-type="string" calcext:value-type="string">
            <text:p>'LA_kwDOCl_kZ88AAAABOy9Hs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1: Resolve OAI-PMH harvesting issue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4.1'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4-t02'</text:p>
          </table:table-cell>
          <table:table-cell office:value-type="string" calcext:value-type="string">
            <text:p>'LA_kwDOCl_kZ88AAAABOy9Ik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4, task2: Create working group on packaging standard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4.2'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5-t01'</text:p>
          </table:table-cell>
          <table:table-cell office:value-type="string" calcext:value-type="string">
            <text:p>'LA_kwDOCl_kZ88AAAABOy9J3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1: Standardize download metric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5.1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5-t02'</text:p>
          </table:table-cell>
          <table:table-cell office:value-type="string" calcext:value-type="string">
            <text:p>'LA_kwDOCl_kZ88AAAABOy9L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5, task2: WG with other repositories to follow Make Data Count recommendation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5.2'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6-t01'</text:p>
          </table:table-cell>
          <table:table-cell office:value-type="string" calcext:value-type="string">
            <text:p>'LA_kwDOCl_kZ88AAAABOy9PL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1: Integrate OpenDP tools on private statistical release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6.1'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6-t02'</text:p>
          </table:table-cell>
          <table:table-cell office:value-type="string" calcext:value-type="string">
            <text:p>'LA_kwDOCl_kZ88AAAABOy9Qi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6, task2: Discovery phase to support DataTag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6.2'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7-t01'</text:p>
          </table:table-cell>
          <table:table-cell office:value-type="string" calcext:value-type="string">
            <text:p>'LA_kwDOCl_kZ88AAAABOy9Rz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1: Research &amp; architecture for separating backend and frontend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7.1'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7-t02'</text:p>
          </table:table-cell>
          <table:table-cell office:value-type="string" calcext:value-type="string">
            <text:p>'LA_kwDOCl_kZ88AAAABOy9TD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7, task2: Improve the dataset landing page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7.2'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8-t01'</text:p>
          </table:table-cell>
          <table:table-cell office:value-type="string" calcext:value-type="string">
            <text:p>'LA_kwDOCl_kZ88AAAABOy9UU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1: Provide support for researchers using Harvard Med…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8.1'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1-a08-t02'</text:p>
          </table:table-cell>
          <table:table-cell office:value-type="string" calcext:value-type="string">
            <text:p>'LA_kwDOCl_kZ88AAAABOy9Vk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1, aim8, task2: Outreach, training,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1.8.2'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1-t01'</text:p>
          </table:table-cell>
          <table:table-cell office:value-type="string" calcext:value-type="string">
            <text:p>'LA_kwDOCl_kZ88AAAABOy9Wt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1: Metadata reg lg datasets integr w rsrch comp NIH-fund cost recvry mdl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1.1'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1-t02'</text:p>
          </table:table-cell>
          <table:table-cell office:value-type="string" calcext:value-type="string">
            <text:p>'LA_kwDOCl_kZ88AAAABOy9X-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1, task2: MVP for integration the repository with computation (NERC)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1.2'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2-t01'</text:p>
          </table:table-cell>
          <table:table-cell office:value-type="string" calcext:value-type="string">
            <text:p>'LA_kwDOCl_kZ88AAAABOy9ZG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1: Design and implement support for DDI-CDI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2.1'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2-t02'</text:p>
          </table:table-cell>
          <table:table-cell office:value-type="string" calcext:value-type="string">
            <text:p>'LA_kwDOCl_kZ88AAAABOy9aE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2, task2: Define use cases for supporting biomedical metadata standard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2.2'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3-t01'</text:p>
          </table:table-cell>
          <table:table-cell office:value-type="string" calcext:value-type="string">
            <text:p>'LA_kwDOCl_kZ88AAAABOy9bn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1: Support biomedical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3.1'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3-t02'</text:p>
          </table:table-cell>
          <table:table-cell office:value-type="string" calcext:value-type="string">
            <text:p>'LA_kwDOCl_kZ88AAAABOy9cp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3, task2: Research and discovery phase for containers and research objects suppor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3.2'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4-t01'</text:p>
          </table:table-cell>
          <table:table-cell office:value-type="string" calcext:value-type="string">
            <text:p>'LA_kwDOCl_kZ88AAAABOy9dt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4, task1: Implement packaging standards based on working group feedback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4.1'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5-t01'</text:p>
          </table:table-cell>
          <table:table-cell office:value-type="string" calcext:value-type="string">
            <text:p>'LA_kwDOCl_kZ88AAAABOy9e4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5, task1: Usage reports and data citation metrics based on Make Data Count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5.1'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6-t01'</text:p>
          </table:table-cell>
          <table:table-cell office:value-type="string" calcext:value-type="string">
            <text:p>'LA_kwDOCl_kZ88AAAABOy9gLA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1: Test differentially private releases with NIH-funded dataset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6.1'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6-t02'</text:p>
          </table:table-cell>
          <table:table-cell office:value-type="string" calcext:value-type="string">
            <text:p>'LA_kwDOCl_kZ88AAAABOy9hQQ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6, task2: Design and implement MVP for DataTags level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6.2'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7-t01'</text:p>
          </table:table-cell>
          <table:table-cell office:value-type="string" calcext:value-type="string">
            <text:p>'LA_kwDOCl_kZ88AAAABOy9iX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1: R&amp;D UI modules for creating datasets and supporting publishing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7.1'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7-t02'</text:p>
          </table:table-cell>
          <table:table-cell office:value-type="string" calcext:value-type="string">
            <text:p>'LA_kwDOCl_kZ88AAAABOy9jo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7, task2: Implement UI modules for creating datasets and publishing workflows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7.2'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8-t01'</text:p>
          </table:table-cell>
          <table:table-cell office:value-type="string" calcext:value-type="string">
            <text:p>'LA_kwDOCl_kZ88AAAABOy9k_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1: Design and create new data curation services focused on biomedical metadata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8.1'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f01-d-y02-a08-t02'</text:p>
          </table:table-cell>
          <table:table-cell office:value-type="string" calcext:value-type="string">
            <text:p>'LA_kwDOCl_kZ88AAAABOy9mXw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, yr2, aim8, task2: Outreach, training, on Generalist repositoriesincludin Community meeting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GREI-d-2.8.2'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'IQSS'</text:p>
          </table:table-cell>
          <table:table-cell office:value-type="string" calcext:value-type="string">
            <text:p>'MDEyOk9yZ2FuaXphdGlvbjY3NTIzNw=='</text:p>
          </table:table-cell>
          <table:table-cell office:value-type="string" calcext:value-type="string">
            <text:p>'dataverse.harvard.edu'</text:p>
          </table:table-cell>
          <table:table-cell office:value-type="string" calcext:value-type="string">
            <text:p>'MDEwOlJlcG9zaXRvcnkxNzQwNTY1NTE='</text:p>
          </table:table-cell>
          <table:table-cell office:value-type="string" calcext:value-type="string">
            <text:p>'pm.netcdf-hdf5.d'</text:p>
          </table:table-cell>
          <table:table-cell office:value-type="string" calcext:value-type="string">
            <text:p>'LA_kwDOCl_kZ88AAAABNpI7Cg'</text:p>
          </table:table-cell>
          <table:table-cell office:value-type="string" calcext:value-type="string">
            <text:p>'1d76db'</text:p>
          </table:table-cell>
          <table:table-cell office:value-type="string" calcext:value-type="string">
            <text:p>'NIH ODSS supplement (NetCDF)'</text:p>
          </table:table-cell>
          <table:table-cell office:value-type="string" calcext:value-type="string">
            <text:p>'TEST'</text:p>
          </table:table-cell>
          <table:table-cell office:value-type="string" calcext:value-type="string">
            <text:p>'pm.netcdf-hdf5.d'</text:p>
          </table:table-cell>
        </table:table-row>
      </table:table>
      <table:table table:name="Sheet5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1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rojectTitle</text:p>
          </table:table-cell>
          <table:table-cell office:value-type="string" calcext:value-type="string">
            <text:p>ProjectNumber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ssigned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ssueNumber</text:p>
          </table:table-cell>
          <table:table-cell office:value-type="string" calcext:value-type="string">
            <text:p>Issue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belString</text:p>
          </table:table-cell>
          <table:table-cell office:value-type="string" calcext:value-type="string">
            <text:p>closingIssuesReferences</text:p>
          </table:table-cell>
          <table:table-cell office:value-type="string" calcext:value-type="string">
            <text:p>OG Queue</text:p>
          </table:table-cell>
          <table:table-cell table:style-name="Default" office:value-type="string" calcext:value-type="string">
            <text:p>Closed</text:p>
          </table:table-cell>
          <table:table-cell office:value-type="string" calcext:value-type="string">
            <text:p>ClosedAt</text:p>
          </table:table-cell>
          <table:table-cell office:value-type="string" calcext:value-type="string">
            <text:p>RUNLABEL</text:p>
          </table:table-cell>
          <table:table-cell office:value-type="string" calcext:value-type="string">
            <text:p>LabelsCount</text:p>
          </table:table-cell>
          <table:table-cell office:value-type="string" calcext:value-type="string">
            <text:p>Title.1</text:p>
          </table:table-cell>
          <table:table-cell office:value-type="string" calcext:value-type="string">
            <text:p>Status.1</text:p>
          </table:table-cell>
          <table:table-cell table:style-name="Default" office:value-type="string" calcext:value-type="string">
            <text:p>LatestSprintIssueActiveIn</text:p>
          </table:table-cell>
          <table:table-cell office:value-type="string" calcext:value-type="string">
            <text:p>ScratchCheckbox</text:p>
          </table:table-cell>
          <table:table-cell office:value-type="string" calcext:value-type="string">
            <text:p>OGQueue</text:p>
          </table:table-cell>
          <table:table-cell office:value-type="string" calcext:value-type="string">
            <text:p>(lbl)pm.netcdf-hdf5.d</text:p>
          </table:table-cell>
          <table:table-cell office:value-type="string" calcext:value-type="string">
            <text:p>(lbl)pm.GREI-d-1.7.1</text:p>
          </table:table-cell>
          <table:table-cell office:value-type="string" calcext:value-type="string">
            <text:p>(lbl)pm.GREI-d-1.2.1</text:p>
          </table:table-cell>
          <table:table-cell office:value-type="string" calcext:value-type="string">
            <text:p>(lbl)pm.GREI-d-1.4.1</text:p>
          </table:table-cell>
          <table:table-cell office:value-type="string" calcext:value-type="string">
            <text:p>(lbl)pm.GREI-d-1.4.2</text:p>
          </table:table-cell>
          <table:table-cell office:value-type="string" calcext:value-type="string">
            <text:p>(lbl)pm.GREI-d-1.7.2</text:p>
          </table:table-cell>
          <table:table-cell office:value-type="string" calcext:value-type="string">
            <text:p>(lbl)pm.GREI-d-1.3.1</text:p>
          </table:table-cell>
          <table:table-cell office:value-type="string" calcext:value-type="string">
            <text:p>(lbl)pm.GREI-d-1.3.2</text:p>
          </table:table-cell>
          <table:table-cell office:value-type="string" calcext:value-type="string">
            <text:p>(lbl)pm.epic.nih_harvesting</text:p>
          </table:table-cell>
          <table:table-cell office:value-type="string" calcext:value-type="string">
            <text:p>(lbl)pm.GREI-d-1.5.1</text:p>
          </table:table-cell>
          <table:table-cell office:value-type="string" calcext:value-type="string">
            <text:p>(lbl)pm.GREI-d-1.5.2</text:p>
          </table:table-cell>
          <table:table-cell office:value-type="string" calcext:value-type="string">
            <text:p>(lbl)pm.GREI-d-1.1.1</text:p>
          </table:table-cell>
          <table:table-cell office:value-type="string" calcext:value-type="string">
            <text:p>(lbl)pm.epic.nih_harvesting_framework</text:p>
          </table:table-cell>
          <table:table-cell office:value-type="string" calcext:value-type="string">
            <text:p>(lbl)pm.GREI</text:p>
          </table:table-cell>
          <table:table-cell office:value-type="string" calcext:value-type="string">
            <text:p>Unnamed: 131</text:p>
          </table:table-cell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193" calcext:value-type="float">
            <text:p>9193</text:p>
          </table:table-cell>
          <table:table-cell office:value-type="string" calcext:value-type="string">
            <text:p>'PVTI_lADOAApNpc4AHKIszgEdV3I'</text:p>
          </table:table-cell>
          <table:table-cell office:value-type="string" calcext:value-type="string">
            <text:p>'IQSS/9189-fix non-Globus properti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918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07:04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QSS/9189-fix non-Globus properti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External Commitments (Jim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'PVTI_lADOAApNpc4AHKIszgEjFxw'</text:p>
          </table:table-cell>
          <table:table-cell office:value-type="string" calcext:value-type="string">
            <text:p>'Add Binder button for operating on datasets with Jupyter notebooks, Python, R, etc.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Size: 3','pm.netcdf-hdf5.d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6:11:04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Binder button for operating on datasets with Jupyter notebooks, Python, R, etc.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293" calcext:value-type="float">
            <text:p>9293</text:p>
          </table:table-cell>
          <table:table-cell office:value-type="string" calcext:value-type="string">
            <text:p>'PVTI_lADOAApNpc4AHKIszgEW8Kk'</text:p>
          </table:table-cell>
          <table:table-cell office:value-type="string" calcext:value-type="string">
            <text:p>'New filter-based design for the API authentication mechanism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User Role: API User','NIH OTA: 1.7.1 (reArchitecture)','Size: 33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22T15:14:06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filter-based design for the API authentication mechanism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-arch: Auth MVP (Phi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'PVTI_lADOAApNpc4AHKIszgEPm1E'</text:p>
          </table:table-cell>
          <table:table-cell office:value-type="string" calcext:value-type="string">
            <text:p>'Create a javascript for the frontend that supports Fundref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80','D: 5 Core PIDs','pm.GREI-d-1.2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a javascript for the frontend that supports Fundref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/>
          <table:table-cell office:value-type="string" calcext:value-type="string">
            <text:p>5 Core PI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086" calcext:value-type="float">
            <text:p>9086</text:p>
          </table:table-cell>
          <table:table-cell office:value-type="string" calcext:value-type="string">
            <text:p>'PVTI_lADOAApNpc4AHKIszgDNTck'</text:p>
          </table:table-cell>
          <table:table-cell office:value-type="string" calcext:value-type="string">
            <text:p>'Iqss/7349 2 improve related pub citation entr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QDR','Size: 3'</text:p>
          </table:table-cell>
          <table:table-cell office:value-type="string" calcext:value-type="string">
            <text:p>'734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40:09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7349 2 improve related pub citation entry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External Commitments (Jim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'PVTI_lADOAApNpc4AHKIszgEPm2g'</text:p>
          </table:table-cell>
          <table:table-cell office:value-type="string" calcext:value-type="string">
            <text:p>'Get the existing ROR plug-in working on the dataverse demo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80','D: 5 Core PIDs','pm.GREI-d-1.2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t the existing ROR plug-in working on the dataverse demo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NIH NetCDF (Phil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101" calcext:value-type="float">
            <text:p>9101</text:p>
          </table:table-cell>
          <table:table-cell office:value-type="string" calcext:value-type="string">
            <text:p>'PVTI_lADOAApNpc4AHKIszgDNnG4'</text:p>
          </table:table-cell>
          <table:table-cell office:value-type="string" calcext:value-type="string">
            <text:p>'IQSS/7349-5 - Use brand name for catalo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QDR','Size: 3'</text:p>
          </table:table-cell>
          <table:table-cell office:value-type="string" calcext:value-type="string">
            <text:p>'734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8:37:14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7349-5 - Use brand name for catalog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External Commitments (Jim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8975" calcext:value-type="float">
            <text:p>8975</text:p>
          </table:table-cell>
          <table:table-cell office:value-type="string" calcext:value-type="string">
            <text:p>'PVTI_lADOAApNpc4AHKIszgD1Szg'</text:p>
          </table:table-cell>
          <table:table-cell office:value-type="string" calcext:value-type="string">
            <text:p>'File level metadata: File level metadata tags should wrap and not run off the p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Type: Bug','Feature: Style Guide','User Role: Superuser','Feature: Controlled Vocabulary','Hackathon: JSF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1T18:27:25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e level metadata: File level metadata tags should wrap and not run off the pag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Harvard Dataverse Instance (Sonia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087" calcext:value-type="float">
            <text:p>9087</text:p>
          </table:table-cell>
          <table:table-cell office:value-type="string" calcext:value-type="string">
            <text:p>'PVTI_lADOAApNpc4AHKIszgDNTcg'</text:p>
          </table:table-cell>
          <table:table-cell office:value-type="string" calcext:value-type="string">
            <text:p>'IQSS/7349-3 file updates for schema.or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QDR','Size: 3'</text:p>
          </table:table-cell>
          <table:table-cell office:value-type="string" calcext:value-type="string">
            <text:p>'734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52:10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7349-3 file updates for schema.org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External Commitments (Jim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SprintTail</text:p>
          </table:table-cell>
          <table:table-cell office:value-type="string" calcext:value-type="string">
            <text:p>'PULL_REQUEST'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'PVTI_lADOAApNpc4AHKIszgDgBco'</text:p>
          </table:table-cell>
          <table:table-cell office:value-type="string" calcext:value-type="string">
            <text:p>'Dataset files cleanup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SprintTail'</text:p>
          </table:table-cell>
          <table:table-cell office:value-type="string" calcext:value-type="string">
            <text:p>'913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7T21:02:15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set files cleanup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Community Backlog (Phil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12" calcext:value-type="float">
            <text:p>9212</text:p>
          </table:table-cell>
          <table:table-cell office:value-type="string" calcext:value-type="string">
            <text:p>'PVTI_lADOAApNpc4AHKIszgDy_vQ'</text:p>
          </table:table-cell>
          <table:table-cell office:value-type="string" calcext:value-type="string">
            <text:p>'#9211 fix render logic display with TOA OR restricted fil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921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1T19:27:31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9211 fix render logic display with TOA OR restricted fil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Dataverse Team (Gustav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325" calcext:value-type="float">
            <text:p>9325</text:p>
          </table:table-cell>
          <table:table-cell office:value-type="string" calcext:value-type="string">
            <text:p>'PVTI_lADOAApNpc4AHKIszgEgUqU'</text:p>
          </table:table-cell>
          <table:table-cell office:value-type="string" calcext:value-type="string">
            <text:p>'Description metadata field: Description field text should wrap and not run off the p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14T18:33:31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ption metadata field: Description field text should wrap and not run off the pag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085" calcext:value-type="float">
            <text:p>9085</text:p>
          </table:table-cell>
          <table:table-cell office:value-type="string" calcext:value-type="string">
            <text:p>'PVTI_lADOAApNpc4AHKIszgDNTco'</text:p>
          </table:table-cell>
          <table:table-cell office:value-type="string" calcext:value-type="string">
            <text:p>'Iqss/7349 1 truncate descrip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QDR','Size: 3'</text:p>
          </table:table-cell>
          <table:table-cell office:value-type="string" calcext:value-type="string">
            <text:p>'734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20:38:16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7349 1 truncate descripti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6807" calcext:value-type="float">
            <text:p>6807</text:p>
          </table:table-cell>
          <table:table-cell office:value-type="string" calcext:value-type="string">
            <text:p>'PVTI_lADOAApNpc4AHKIszgENlb0'</text:p>
          </table:table-cell>
          <table:table-cell office:value-type="string" calcext:value-type="string">
            <text:p>'Explore button for Bind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External Tool','pm.netcdf-hdf5.d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1T19:20:02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ore button for Binder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49" calcext:value-type="float">
            <text:p>9249</text:p>
          </table:table-cell>
          <table:table-cell office:value-type="string" calcext:value-type="string">
            <text:p>'PVTI_lADOAApNpc4AHKIszgEIJwM'</text:p>
          </table:table-cell>
          <table:table-cell office:value-type="string" calcext:value-type="string">
            <text:p>'DOCS: add link to development documentation buil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User Guide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18:15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S: add link to development documentation build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54" calcext:value-type="float">
            <text:p>9254</text:p>
          </table:table-cell>
          <table:table-cell office:value-type="string" calcext:value-type="string">
            <text:p>'PVTI_lADOAApNpc4AHKIszgEJJIY'</text:p>
          </table:table-cell>
          <table:table-cell office:value-type="string" calcext:value-type="string">
            <text:p>'Make productionPlace multiple, facetable, and enabled for Advanced Search #9253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Size: 3'</text:p>
          </table:table-cell>
          <table:table-cell office:value-type="string" calcext:value-type="string">
            <text:p>'925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9T19:59:4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productionPlace multiple, facetable, and enabled for Advanced Search #9253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'PVTI_lADOAApNpc4AHKIszgDNTc4'</text:p>
          </table:table-cell>
          <table:table-cell office:value-type="string" calcext:value-type="string">
            <text:p>'GDCC/9016-handle no file PID case in metric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JHU','Size: 10'</text:p>
          </table:table-cell>
          <table:table-cell office:value-type="string" calcext:value-type="string">
            <text:p>'901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1T20:51:49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CC/9016-handle no file PID case in metric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PULL_REQUEST'</text:p>
          </table:table-cell>
          <table:table-cell office:value-type="float" office:value="8674" calcext:value-type="float">
            <text:p>8674</text:p>
          </table:table-cell>
          <table:table-cell office:value-type="string" calcext:value-type="string">
            <text:p>'PVTI_lADOAApNpc4AHKIszgDNTjw'</text:p>
          </table:table-cell>
          <table:table-cell office:value-type="string" calcext:value-type="string">
            <text:p>'DANS/Local PermaLink PID Provid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NS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0T15:49:3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/Local PermaLink PID Provider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316" calcext:value-type="float">
            <text:p>9316</text:p>
          </table:table-cell>
          <table:table-cell office:value-type="string" calcext:value-type="string">
            <text:p>'PVTI_lADOAApNpc4AHKIszgEex98'</text:p>
          </table:table-cell>
          <table:table-cell office:value-type="string" calcext:value-type="string">
            <text:p>'Fix for the broken "earliest date" (#9309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</text:p>
          </table:table-cell>
          <table:table-cell office:value-type="string" calcext:value-type="string">
            <text:p>'930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22:19:20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for the broken "earliest date" (#9309)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'PVTI_lADOAApNpc4AHKIszgEQ8hQ'</text:p>
          </table:table-cell>
          <table:table-cell office:value-type="string" calcext:value-type="string">
            <text:p>'Feature request: Add the ability to configure a Harvesting Client to add a custom header to OAI call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6T20:17:32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ature request: Add the ability to configure a Harvesting Client to add a custom header to OAI call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SprintTail</text:p>
          </table:table-cell>
          <table:table-cell office:value-type="string" calcext:value-type="string">
            <text:p>'PULL_REQUEST'</text:p>
          </table:table-cell>
          <table:table-cell office:value-type="float" office:value="9269" calcext:value-type="float">
            <text:p>9269</text:p>
          </table:table-cell>
          <table:table-cell office:value-type="string" calcext:value-type="string">
            <text:p>'PVTI_lADOAApNpc4AHKIszgEREPI'</text:p>
          </table:table-cell>
          <table:table-cell office:value-type="string" calcext:value-type="string">
            <text:p>'8339 file data ap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SprintTail'</text:p>
          </table:table-cell>
          <table:table-cell office:value-type="string" calcext:value-type="string">
            <text:p>'833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57:01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39 file data api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'PVTI_lADOAApNpc4AHKIszgERENo'</text:p>
          </table:table-cell>
          <table:table-cell office:value-type="string" calcext:value-type="string">
            <text:p>'extract metadata (NcML XML) from NetCDF/HDF5 files, new "requirements" option for external tool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</text:p>
          </table:table-cell>
          <table:table-cell office:value-type="string" calcext:value-type="string">
            <text:p>'915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0T16:03:40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t metadata (NcML XML) from NetCDF/HDF5 files, new "requirements" option for external tool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/>
          <table:table-cell office:value-type="string" calcext:value-type="string">
            <text:p>NIH NetCDF (Phil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915" calcext:value-type="float">
            <text:p>8915</text:p>
          </table:table-cell>
          <table:table-cell office:value-type="string" calcext:value-type="string">
            <text:p>'PVTI_lADOAApNpc4AHKIszgDO4h0'</text:p>
          </table:table-cell>
          <table:table-cell office:value-type="string" calcext:value-type="string">
            <text:p>'7980 enhanced ds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User Role: Sysadmin','Size: 3'</text:p>
          </table:table-cell>
          <table:table-cell office:value-type="string" calcext:value-type="string">
            <text:p>'798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4T18:25:11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80 enhanced dsd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827" calcext:value-type="float">
            <text:p>8827</text:p>
          </table:table-cell>
          <table:table-cell office:value-type="string" calcext:value-type="string">
            <text:p>'PVTI_lADOAApNpc4AHKIszgDPakE'</text:p>
          </table:table-cell>
          <table:table-cell office:value-type="string" calcext:value-type="string">
            <text:p>'7000 mpconfig files basic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Feature: Code Infrastructure','Feature: Installation Guide','User Role: Sysadmin','Containers &amp; Cloud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8T22:19:29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000 mpconfig files basic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105" calcext:value-type="float">
            <text:p>9105</text:p>
          </table:table-cell>
          <table:table-cell office:value-type="string" calcext:value-type="string">
            <text:p>'PVTI_lADOAApNpc4AHKIszgDNnFM'</text:p>
          </table:table-cell>
          <table:table-cell office:value-type="string" calcext:value-type="string">
            <text:p>'Add quotes around CVoc term URIs on advanced search p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NS','Size: 10'</text:p>
          </table:table-cell>
          <table:table-cell office:value-type="string" calcext:value-type="string">
            <text:p>'910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3T15:15:4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quotes around CVoc term URIs on advanced search pag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122" calcext:value-type="float">
            <text:p>9122</text:p>
          </table:table-cell>
          <table:table-cell office:value-type="string" calcext:value-type="string">
            <text:p>'PVTI_lADOAApNpc4AHKIszgDP82U'</text:p>
          </table:table-cell>
          <table:table-cell office:value-type="string" calcext:value-type="string">
            <text:p>'IQSS/9121 Fix for search display with ext. CVoc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NS','Size: 10'</text:p>
          </table:table-cell>
          <table:table-cell office:value-type="string" calcext:value-type="string">
            <text:p>'912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3T15:25:40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9121 Fix for search display with ext. CVoc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129" calcext:value-type="float">
            <text:p>9129</text:p>
          </table:table-cell>
          <table:table-cell office:value-type="string" calcext:value-type="string">
            <text:p>'PVTI_lADOAApNpc4AHKIszgDQd5Q'</text:p>
          </table:table-cell>
          <table:table-cell office:value-type="string" calcext:value-type="string">
            <text:p>'IQSS/9126- Fix workflow token acces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NS','Size: 10'</text:p>
          </table:table-cell>
          <table:table-cell office:value-type="string" calcext:value-type="string">
            <text:p>'912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8T20:17:06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9126- Fix workflow token acces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282" calcext:value-type="float">
            <text:p>9282</text:p>
          </table:table-cell>
          <table:table-cell office:value-type="string" calcext:value-type="string">
            <text:p>'PVTI_lADOAApNpc4AHKIszgEQ35M'</text:p>
          </table:table-cell>
          <table:table-cell office:value-type="string" calcext:value-type="string">
            <text:p>'In TabularSubsetGenerator.java use try-with-resources for BufferedWrit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,'Tech Debt','D: SonarQubeCleanup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6T18:18:23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TabularSubsetGenerator.java use try-with-resources for BufferedWriter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280" calcext:value-type="float">
            <text:p>9280</text:p>
          </table:table-cell>
          <table:table-cell office:value-type="string" calcext:value-type="string">
            <text:p>'PVTI_lADOAApNpc4AHKIszgEQ28M'</text:p>
          </table:table-cell>
          <table:table-cell office:value-type="string" calcext:value-type="string">
            <text:p>'In Files.java usr try-with-resources to for JsonRead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,'Tech Debt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6T18:18:2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Files.java usr try-with-resources to for <text:s/>JsonReader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830" calcext:value-type="float">
            <text:p>8830</text:p>
          </table:table-cell>
          <table:table-cell office:value-type="string" calcext:value-type="string">
            <text:p>'PVTI_lADOAApNpc4AHKIszgDPajk'</text:p>
          </table:table-cell>
          <table:table-cell office:value-type="string" calcext:value-type="string">
            <text:p>'7000 mpconfig rserv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Feature','Feature: Code Infrastructure','Feature: Installation Guide','User Role: Sysadmin','Containers &amp; Cloud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15:23:24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000 mpconfig rserv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201" calcext:value-type="float">
            <text:p>9201</text:p>
          </table:table-cell>
          <table:table-cell office:value-type="string" calcext:value-type="string">
            <text:p>'PVTI_lADOAApNpc4AHKIszgDr79w'</text:p>
          </table:table-cell>
          <table:table-cell office:value-type="string" calcext:value-type="string">
            <text:p>'Retrospective: Continue the daily standups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print Retrospectiv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7:28:36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ospective: Continue the daily standups.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096" calcext:value-type="float">
            <text:p>9096</text:p>
          </table:table-cell>
          <table:table-cell office:value-type="string" calcext:value-type="string">
            <text:p>'PVTI_lADOAApNpc4AHKIszgDNnIs'</text:p>
          </table:table-cell>
          <table:table-cell office:value-type="string" calcext:value-type="string">
            <text:p>'IQSS/9095-dvwebloader integra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taverseNO','Size: 10'</text:p>
          </table:table-cell>
          <table:table-cell office:value-type="string" calcext:value-type="string">
            <text:p>'909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3T22:13:20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9095-dvwebloader integrati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'PVTI_lADOAApNpc4AHKIszgEJPkw'</text:p>
          </table:table-cell>
          <table:table-cell office:value-type="string" calcext:value-type="string">
            <text:p>'9228 - add OIDC development setup for OIDC login feature test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ccount &amp; User Info','NIH OTA: 1.7.1 (reArchitecture)','Size: 3','pm.GREI-d-1.7.1','pm.GREI-d-1.7.2'</text:p>
          </table:table-cell>
          <table:table-cell office:value-type="string" calcext:value-type="string">
            <text:p>'922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9T16:10:49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228 - add OIDC development setup for OIDC login feature testing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'PVTI_lADOAApNpc4AHKIszgD575s'</text:p>
          </table:table-cell>
          <table:table-cell office:value-type="string" calcext:value-type="string">
            <text:p>'8843 more harvest tes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</text:p>
          </table:table-cell>
          <table:table-cell office:value-type="string" calcext:value-type="string">
            <text:p>'884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5T18:45:07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3 more harvest test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'PVTI_lADOAApNpc4AHKIszgDieAs'</text:p>
          </table:table-cell>
          <table:table-cell office:value-type="string" calcext:value-type="string">
            <text:p>'QDR/9172-fix messag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917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5T20:23:09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DR/9172-fix messag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26" calcext:value-type="float">
            <text:p>9226</text:p>
          </table:table-cell>
          <table:table-cell office:value-type="string" calcext:value-type="string">
            <text:p>'PVTI_lADOAApNpc4AHKIszgD4sWU'</text:p>
          </table:table-cell>
          <table:table-cell office:value-type="string" calcext:value-type="string">
            <text:p>'import function DatasetUti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6T14:18:18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 function DatasetUtil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'PVTI_lADOAApNpc4AHKIszgDWIBo'</text:p>
          </table:table-cell>
          <table:table-cell office:value-type="string" calcext:value-type="string">
            <text:p>'Extract metadata from NetCDF and HDF5 files as XML in NcML forma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pm.netcdf-hdf5.d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0T16:03:4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ct metadata from NetCDF and HDF5 files as XML in NcML forma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8339" calcext:value-type="float">
            <text:p>8339</text:p>
          </table:table-cell>
          <table:table-cell office:value-type="string" calcext:value-type="string">
            <text:p>'PVTI_lADOAApNpc4AHKIszgDNX3k'</text:p>
          </table:table-cell>
          <table:table-cell office:value-type="string" calcext:value-type="string">
            <text:p>'Provide an API for retrieving information about an individual datafil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57:04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 an API for retrieving information about an individual datafil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'PVTI_lADOAApNpc4AHKIszgDNc7o'</text:p>
          </table:table-cell>
          <table:table-cell office:value-type="string" calcext:value-type="string">
            <text:p>'7844 codemeta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Working Group: SWC','HERMES','NIH OTA: 1.3.1','Size: 10','pm.GREI-d-1.3.1','pm.GREI-d-1.3.2'</text:p>
          </table:table-cell>
          <table:table-cell office:value-type="string" calcext:value-type="string">
            <text:p>'78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17:22:13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844 codemeta schema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'PVTI_lADOAApNpc4AHKIszgDNTdo'</text:p>
          </table:table-cell>
          <table:table-cell office:value-type="string" calcext:value-type="string">
            <text:p>'Trigger auto-analyze more frequently for guestbook estimat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88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17:41:20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 auto-analyze more frequently for guestbook estimat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ULL_REQUEST'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'PVTI_lADOAApNpc4AHKIszgDNTc0'</text:p>
          </table:table-cell>
          <table:table-cell office:value-type="string" calcext:value-type="string">
            <text:p>'GDCC/9005 replace files api cal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NS','Size: 33'</text:p>
          </table:table-cell>
          <table:table-cell office:value-type="string" calcext:value-type="string">
            <text:p>'5924','90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0T23:44:5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CC/9005 replace files api call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962" calcext:value-type="float">
            <text:p>8962</text:p>
          </table:table-cell>
          <table:table-cell office:value-type="string" calcext:value-type="string">
            <text:p>'PVTI_lADOAApNpc4AHKIszgDNTdw'</text:p>
          </table:table-cell>
          <table:table-cell office:value-type="string" calcext:value-type="string">
            <text:p>'IQSS/8730 - fix direct upload progres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taverseNO','Size: 3'</text:p>
          </table:table-cell>
          <table:table-cell office:value-type="string" calcext:value-type="string">
            <text:p>'873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6T16:19:5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8730 - fix direct upload progres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933" calcext:value-type="float">
            <text:p>8933</text:p>
          </table:table-cell>
          <table:table-cell office:value-type="string" calcext:value-type="string">
            <text:p>'PVTI_lADOAApNpc4AHKIszgDO5Ug'</text:p>
          </table:table-cell>
          <table:table-cell office:value-type="string" calcext:value-type="string">
            <text:p>'8932 container base im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Containers &amp; Cloud','Working Group: SWC','Size: 3'</text:p>
          </table:table-cell>
          <table:table-cell office:value-type="string" calcext:value-type="string">
            <text:p>'893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6T19:58:41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32 container base imag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'PVTI_lADOAApNpc4AHKIszgDNTcs'</text:p>
          </table:table-cell>
          <table:table-cell office:value-type="string" calcext:value-type="string">
            <text:p>'#9074 - Added support for building sphinx docs using python 3.10+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907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6T22:47:09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9074 - Added support for building sphinx docs using python 3.10+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824" calcext:value-type="float">
            <text:p>8824</text:p>
          </table:table-cell>
          <table:table-cell office:value-type="string" calcext:value-type="string">
            <text:p>'PVTI_lADOAApNpc4AHKIszgDRVZw'</text:p>
          </table:table-cell>
          <table:table-cell office:value-type="string" calcext:value-type="string">
            <text:p>'7000 mpconfig vers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Developer Guide','Containers &amp; Cloud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6T21:01:50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00 mpconfig versi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'PVTI_lADOAApNpc4AHKIszgDPaiw'</text:p>
          </table:table-cell>
          <table:table-cell office:value-type="string" calcext:value-type="string">
            <text:p>'7000 mpconfig fqdn &amp; siteUr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Installation Guide','User Role: Sysadmin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0T17:43:32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00 mpconfig fqdn &amp; siteUrl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'PVTI_lADOAApNpc4AHKIszgDPajM'</text:p>
          </table:table-cell>
          <table:table-cell office:value-type="string" calcext:value-type="string">
            <text:p>'7000 mpconfig sol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Installation Guide','User Role: Sysadmin','Containers &amp; Cloud','Feature: Indexing','Size: 3'</text:p>
          </table:table-cell>
          <table:table-cell office:value-type="string" calcext:value-type="string">
            <text:p>'321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21T21:24:28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000 mpconfig solr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'PVTI_lADOAApNpc4AHKIszgDr8_I'</text:p>
          </table:table-cell>
          <table:table-cell office:value-type="string" calcext:value-type="string">
            <text:p>'Retrospective: All dev work gets represented on the board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print Retrospectiv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8T15:30:53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ospective: All dev work gets represented on the board.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'PVTI_lADOAApNpc4AHKIszgDtA3k'</text:p>
          </table:table-cell>
          <table:table-cell office:value-type="string" calcext:value-type="string">
            <text:p>'7940 stop harvest in progres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</text:p>
          </table:table-cell>
          <table:table-cell office:value-type="string" calcext:value-type="string">
            <text:p>'794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2T18:57:01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40 stop harvest in progres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8843" calcext:value-type="float">
            <text:p>8843</text:p>
          </table:table-cell>
          <table:table-cell office:value-type="string" calcext:value-type="string">
            <text:p>'PVTI_lADOAApNpc4AHKIszgDPAxw'</text:p>
          </table:table-cell>
          <table:table-cell office:value-type="string" calcext:value-type="string">
            <text:p>'Expand the suite of automated tests of the Harvesting functionalit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Testing: API','Size: 80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5T18:45:07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and the suite of automated tests of the Harvesting functionality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202" calcext:value-type="float">
            <text:p>9202</text:p>
          </table:table-cell>
          <table:table-cell office:value-type="string" calcext:value-type="string">
            <text:p>'PVTI_lADOAApNpc4AHKIszgDr8GU'</text:p>
          </table:table-cell>
          <table:table-cell office:value-type="string" calcext:value-type="string">
            <text:p>'Retrospective: make the sprint board so that everything moves left to right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,'Sprint Retrospectiv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8T15:15:18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rospective: make the sprint board so that everything moves left to right.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ULL_REQUEST'</text:p>
          </table:table-cell>
          <table:table-cell office:value-type="float" office:value="8983" calcext:value-type="float">
            <text:p>8983</text:p>
          </table:table-cell>
          <table:table-cell office:value-type="string" calcext:value-type="string">
            <text:p>'PVTI_lADOAApNpc4AHKIszgDYaFc'</text:p>
          </table:table-cell>
          <table:table-cell office:value-type="string" calcext:value-type="string">
            <text:p>'feat(upload): make upload file storage path configurable #6656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3'</text:p>
          </table:table-cell>
          <table:table-cell office:value-type="string" calcext:value-type="string">
            <text:p>'665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5T20:51:48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t(upload): make upload file storage path configurable #6656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091" calcext:value-type="float">
            <text:p>9091</text:p>
          </table:table-cell>
          <table:table-cell office:value-type="string" calcext:value-type="string">
            <text:p>'PVTI_lADOAApNpc4AHKIszgDNTcQ'</text:p>
          </table:table-cell>
          <table:table-cell office:value-type="string" calcext:value-type="string">
            <text:p>'Extend 'metadatablocks/{block_id}' endpoint JSON output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89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8T11:46:01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 'metadatablocks/{block_id}' endpoint JSON outpu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'PVTI_lADOAApNpc4AHKIszgDPA0M'</text:p>
          </table:table-cell>
          <table:table-cell office:value-type="string" calcext:value-type="string">
            <text:p>'invalid schema and metadataNamespace fields in OAI-PMH ListMetadataFormats respon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User Role: Sysadmin','NIH OTA: 1.4.1','Size: 10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7T21:42:11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 schema and metadataNamespace fields in OAI-PMH ListMetadataFormats respons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441" calcext:value-type="float">
            <text:p>9441</text:p>
          </table:table-cell>
          <table:table-cell office:value-type="string" calcext:value-type="string">
            <text:p>'PVTI_lADOAApNpc4AHKIszgFb_iY'</text:p>
          </table:table-cell>
          <table:table-cell office:value-type="string" calcext:value-type="string">
            <text:p>'File ingest: Some extra Netcdf logging was left in place, making ingest noisy, especially of non netcdf files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ackathon: Low Hanging Fruit','Mentor: pdurbin','pm.netcdf-hdf5.d','Size: 3','good first issu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 ingest: Some extra Netcdf logging was left in place, making ingest noisy, especially of non netcdf files.</text:p>
          </table:table-cell>
          <table:table-cell office:value-type="string" calcext:value-type="string">
            <text:p>Dataverse Team (Gustavo)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'PVTI_lADOAApNpc4AHKIszgFfsTw'</text:p>
          </table:table-cell>
          <table:table-cell office:value-type="string" calcext:value-type="string">
            <text:p>'9444 push imag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Installation Guide','User Role: Sysadmin','Containers &amp; Cloud','Size: 3','D: DataverseInDocker'</text:p>
          </table:table-cell>
          <table:table-cell office:value-type="string" calcext:value-type="string">
            <text:p>'94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444 push images</text:p>
          </table:table-cell>
          <table:table-cell office:value-type="string" calcext:value-type="string">
            <text:p>Dataverse Team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361" calcext:value-type="float">
            <text:p>9361</text:p>
          </table:table-cell>
          <table:table-cell office:value-type="string" calcext:value-type="string">
            <text:p>'PVTI_lADOAApNpc4AHKIszgEqby4'</text:p>
          </table:table-cell>
          <table:table-cell office:value-type="string" calcext:value-type="string">
            <text:p>'Add GENERIC storage quota check to the file upload framework.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D: FixRateLimitingBehavior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GENERIC storage quota check to the file upload framework. </text:p>
          </table:table-cell>
          <table:table-cell office:value-type="string" calcext:value-type="string">
            <text:p>Dataverse Team (Gustavo)</text:p>
          </table:table-cell>
          <table:table-cell office:value-type="string" calcext:value-type="string">
            <text:p>February 8, 2023</text:p>
          </table:table-cell>
          <table:table-cell/>
          <table:table-cell office:value-type="string" calcext:value-type="string">
            <text:p>Dataverse Team (Gustav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'PVTI_lADOAApNpc4AHKIszgExTZE'</text:p>
          </table:table-cell>
          <table:table-cell office:value-type="string" calcext:value-type="string">
            <text:p>'shibb group: create a shibb group for Cornell University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13T17:26:58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bb group: create a shibb group for Cornell University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ULL_REQUEST'</text:p>
          </table:table-cell>
          <table:table-cell office:value-type="float" office:value="8940" calcext:value-type="float">
            <text:p>8940</text:p>
          </table:table-cell>
          <table:table-cell office:value-type="string" calcext:value-type="string">
            <text:p>'PVTI_lADOAApNpc4AHKIszgDNTd4'</text:p>
          </table:table-cell>
          <table:table-cell office:value-type="string" calcext:value-type="string">
            <text:p>'8822 incomplete datasets via ap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API','Size: 33','UI/UX: Design'</text:p>
          </table:table-cell>
          <table:table-cell office:value-type="string" calcext:value-type="string">
            <text:p>'882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822 incomplete datasets via api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326" calcext:value-type="float">
            <text:p>9326</text:p>
          </table:table-cell>
          <table:table-cell office:value-type="string" calcext:value-type="string">
            <text:p>'PVTI_lADOAApNpc4AHKIszgEgjkU'</text:p>
          </table:table-cell>
          <table:table-cell office:value-type="string" calcext:value-type="string">
            <text:p>'Payara 6: during password reset, users asked to accept term but there is no checkbox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Account &amp; User Info','D: Payara 6 Upgrade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yara 6: during password reset, users asked to accept term but there is no checkbox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367" calcext:value-type="float">
            <text:p>9367</text:p>
          </table:table-cell>
          <table:table-cell office:value-type="string" calcext:value-type="string">
            <text:p>'PVTI_lADOAApNpc4AHKIszgErtco'</text:p>
          </table:table-cell>
          <table:table-cell office:value-type="string" calcext:value-type="string">
            <text:p>'Text corrections #936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Size: 3'</text:p>
          </table:table-cell>
          <table:table-cell office:value-type="string" calcext:value-type="string">
            <text:p>'936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9T19:29:58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 corrections #9365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'PVTI_lADOAApNpc4AHKIszgE3DYc'</text:p>
          </table:table-cell>
          <table:table-cell office:value-type="string" calcext:value-type="string">
            <text:p>'Performance: Slow response for the versions API call with large number of files or version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Feature: Performance &amp; Stability','Size: 33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ormance: Slow response for the versions API call with large number of files or versions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06" calcext:value-type="float">
            <text:p>9206</text:p>
          </table:table-cell>
          <table:table-cell office:value-type="string" calcext:value-type="string">
            <text:p>'PVTI_lADOAApNpc4AHKIszgEvt4I'</text:p>
          </table:table-cell>
          <table:table-cell office:value-type="string" calcext:value-type="string">
            <text:p>'IQSS/9205-Add role-based provider for S3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92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4-05T19:53:53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QSS/9205-Add role-based provider for S3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'PVTI_lADOAApNpc4AHKIszgE3DcU'</text:p>
          </table:table-cell>
          <table:table-cell office:value-type="string" calcext:value-type="string">
            <text:p>'spike: reproduce - Permissions: Grant access errors for large # of fil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tatus: UX &amp; UI','Feature: File Upload &amp; Handling','Type: Bug','Feature: Permissions','User Role: Curator','Size: 3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ike: reproduce - Permissions: Grant access errors for large # of files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'PVTI_lADOAApNpc4AHKIszgDNTdE'</text:p>
          </table:table-cell>
          <table:table-cell office:value-type="string" calcext:value-type="string">
            <text:p>'rename role.editor to role.contributo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712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ame role.editor to role.contributor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356" calcext:value-type="float">
            <text:p>9356</text:p>
          </table:table-cell>
          <table:table-cell office:value-type="string" calcext:value-type="string">
            <text:p>'PVTI_lADOAApNpc4AHKIszgEqbxk'</text:p>
          </table:table-cell>
          <table:table-cell office:value-type="string" calcext:value-type="string">
            <text:p>'Add execution rate metering to the command engin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D: FixRateLimitingBehavior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execution rate metering to the command engine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8256" calcext:value-type="float">
            <text:p>8256</text:p>
          </table:table-cell>
          <table:table-cell office:value-type="string" calcext:value-type="string">
            <text:p>'PVTI_lADOAApNpc4AHKIszgE3DW8'</text:p>
          </table:table-cell>
          <table:table-cell office:value-type="string" calcext:value-type="string">
            <text:p>'Investigate performance degradation in reindex of datasets with large numbers of fil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3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stigate performance degradation in reindex of datasets with large numbers of files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312" calcext:value-type="float">
            <text:p>9312</text:p>
          </table:table-cell>
          <table:table-cell office:value-type="string" calcext:value-type="string">
            <text:p>'PVTI_lADOAApNpc4AHKIszgEdbng'</text:p>
          </table:table-cell>
          <table:table-cell office:value-type="string" calcext:value-type="string">
            <text:p>'In FileUtil.java use try-with-resources for in = new FileInputStream(inputFile).getChannel(); and out = new FileOutputStream(outputFile).getChannel(); in method copyFile(...) and out = new FileOutputStream(outputFile).getChannel(); in method determineFileType(...) and FileReader fileReader = new FileReader(file); in isGraphMLFile(...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,'D: SonarQubeCleanup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FileUtil.java use try-with-resources for in = new FileInputStream(inputFile).getChannel(); and out = new FileOutputStream(outputFile).getChannel(); in method copyFile(...) and out = new FileOutputStream(outputFile).getChannel(); in method determineFileType(...) and FileReader fileReader = new FileReader(file); in isGraphMLFile(...)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306" calcext:value-type="float">
            <text:p>9306</text:p>
          </table:table-cell>
          <table:table-cell office:value-type="string" calcext:value-type="string">
            <text:p>'PVTI_lADOAApNpc4AHKIszgEuT1s'</text:p>
          </table:table-cell>
          <table:table-cell office:value-type="string" calcext:value-type="string">
            <text:p>'9277 - correcting the sphinx documentation pdf buil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User Guide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4T20:19:2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77 - correcting the sphinx documentation pdf build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366" calcext:value-type="float">
            <text:p>9366</text:p>
          </table:table-cell>
          <table:table-cell office:value-type="string" calcext:value-type="string">
            <text:p>'PVTI_lADOAApNpc4AHKIszgEr1q4'</text:p>
          </table:table-cell>
          <table:table-cell office:value-type="string" calcext:value-type="string">
            <text:p>'Add initial support for .eln file forma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9T22:09:55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itial support for .eln file forma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'PVTI_lADOAApNpc4AHKIszgEWUw8'</text:p>
          </table:table-cell>
          <table:table-cell office:value-type="string" calcext:value-type="string">
            <text:p>'9063 - add session API auth mechanism with feature fla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User Role: API User','NIH OTA: 1.7.1 (reArchitecture)','Size: 10','pm.GREI-d-1.7.1'</text:p>
          </table:table-cell>
          <table:table-cell office:value-type="string" calcext:value-type="string">
            <text:p>'906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8T23:26:49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063 - add session API auth mechanism with feature flag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338" calcext:value-type="float">
            <text:p>9338</text:p>
          </table:table-cell>
          <table:table-cell office:value-type="string" calcext:value-type="string">
            <text:p>'PVTI_lADOAApNpc4AHKIszgEjAlM'</text:p>
          </table:table-cell>
          <table:table-cell office:value-type="string" calcext:value-type="string">
            <text:p>'Inconsistent behavior relating to Rol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nsistent behavior relating to Roles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329" calcext:value-type="float">
            <text:p>9329</text:p>
          </table:table-cell>
          <table:table-cell office:value-type="string" calcext:value-type="string">
            <text:p>'PVTI_lADOAApNpc4AHKIszgEh3ys'</text:p>
          </table:table-cell>
          <table:table-cell office:value-type="string" calcext:value-type="string">
            <text:p>'Payara 6: ensure API tests are execut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: Payara 6 Upgrade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0T18:16:25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ara 6: ensure API tests are executing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323" calcext:value-type="float">
            <text:p>9323</text:p>
          </table:table-cell>
          <table:table-cell office:value-type="string" calcext:value-type="string">
            <text:p>'PVTI_lADOAApNpc4AHKIszgEgjmE'</text:p>
          </table:table-cell>
          <table:table-cell office:value-type="string" calcext:value-type="string">
            <text:p>'Payara 6: Can't publish some datase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: Payara 6 Upgrade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ara 6: Can't publish some dataset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99" calcext:value-type="float">
            <text:p>9299</text:p>
          </table:table-cell>
          <table:table-cell office:value-type="string" calcext:value-type="string">
            <text:p>'PVTI_lADOAApNpc4AHKIszgEYXVI'</text:p>
          </table:table-cell>
          <table:table-cell office:value-type="string" calcext:value-type="string">
            <text:p>'9297 feature flag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Developer Guide','Feature: Installation Guide','User Role: Sysadmin','Testing: API','Size: 3'</text:p>
          </table:table-cell>
          <table:table-cell office:value-type="string" calcext:value-type="string">
            <text:p>'929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0T20:37:53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297 feature flag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'PVTI_lADOAApNpc4AHKIszgD1buo'</text:p>
          </table:table-cell>
          <table:table-cell office:value-type="string" calcext:value-type="string">
            <text:p>'Fix order of metadatablocks when creating and editing dataset templates in NDR collec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9T22:27:54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order of metadatablocks when creating and editing dataset templates in NDR collecti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'PVTI_lADOAApNpc4AHKIszgD1WOI'</text:p>
          </table:table-cell>
          <table:table-cell office:value-type="string" calcext:value-type="string">
            <text:p>'In Harvard Dataverse Repository, three published datasets are in unpublished Dataverse collections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2T20:37:33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Harvard Dataverse Repository, three published datasets are in unpublished Dataverse collection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'PVTI_lADOAApNpc4AHKIszgD1bqg'</text:p>
          </table:table-cell>
          <table:table-cell office:value-type="string" calcext:value-type="string">
            <text:p>'Some datasets are uneditable, have finalizePublication lock, but DOIs work, "Draft"/"Unpublished" labels are missing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9T20:30:31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datasets are uneditable, have finalizePublication lock, but DOIs work, "Draft"/"Unpublished" labels are missing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8981" calcext:value-type="float">
            <text:p>8981</text:p>
          </table:table-cell>
          <table:table-cell office:value-type="string" calcext:value-type="string">
            <text:p>'PVTI_lADOAApNpc4AHKIszgDNTdk'</text:p>
          </table:table-cell>
          <table:table-cell office:value-type="string" calcext:value-type="string">
            <text:p>'Gdcc/Signpost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</text:p>
          </table:table-cell>
          <table:table-cell office:value-type="string" calcext:value-type="string">
            <text:p>'596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4T15:51:25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cc/Signposting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External Commitments (Jim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ULL_REQUEST'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'PVTI_lADOAApNpc4AHKIszgDsD5w'</text:p>
          </table:table-cell>
          <table:table-cell office:value-type="string" calcext:value-type="string">
            <text:p>'IQSS/4959-Support-By-Category-and-Folder-Group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QDR','JHU','Size: 33','ASU'</text:p>
          </table:table-cell>
          <table:table-cell office:value-type="string" calcext:value-type="string">
            <text:p>'4959','693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SS/4959-Support-By-Category-and-Folder-Grouping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102" calcext:value-type="float">
            <text:p>9102</text:p>
          </table:table-cell>
          <table:table-cell office:value-type="string" calcext:value-type="string">
            <text:p>'PVTI_lADOAApNpc4AHKIszgDNnGc'</text:p>
          </table:table-cell>
          <table:table-cell office:value-type="string" calcext:value-type="string">
            <text:p>'IQSS/9100 OpenAire update for org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NS','Size: 10'</text:p>
          </table:table-cell>
          <table:table-cell office:value-type="string" calcext:value-type="string">
            <text:p>'910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9100 OpenAire update for orgs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'PVTI_lADOAApNpc4AHKIszgDy_uQ'</text:p>
          </table:table-cell>
          <table:table-cell office:value-type="string" calcext:value-type="string">
            <text:p>'Make Dataverse produce valid DDI codebook 2.5 XM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Type: Bug','Feature: Harvesting','User Role: Sysadmin','NIH OTA: 1.2.1','Size: 33','pm.GREI-d-1.2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ke Dataverse produce valid DDI codebook 2.5 XML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'PVTI_lADOAApNpc4AHKIszgEPdLg'</text:p>
          </table:table-cell>
          <table:table-cell office:value-type="string" calcext:value-type="string">
            <text:p>'Spike: Datacite request to avoid creating unecessary file DOI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ke: Datacite request to avoid creating unecessary file DOIs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7736" calcext:value-type="float">
            <text:p>7736</text:p>
          </table:table-cell>
          <table:table-cell office:value-type="string" calcext:value-type="string">
            <text:p>'PVTI_lADOAApNpc4AHKIszgDPA2s'</text:p>
          </table:table-cell>
          <table:table-cell office:value-type="string" calcext:value-type="string">
            <text:p>'Fix handling of storageidentifiers in dataverse_json harves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Size: 10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4T16:31:29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x handling of storageidentifiers in dataverse_json harvest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'PVTI_lADOAApNpc4AHKIszgDPA5I'</text:p>
          </table:table-cell>
          <table:table-cell office:value-type="string" calcext:value-type="string">
            <text:p>'The "ListSets" command fails during the creation of a harvesting client for Zenodo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Size: 33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1T21:21:45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"ListSets" command fails during the creation of a harvesting client for Zenodo 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'PVTI_lADOAApNpc4AHKIszgD8XA4'</text:p>
          </table:table-cell>
          <table:table-cell office:value-type="string" calcext:value-type="string">
            <text:p>'Update dataverse.xhtml to add "read more/read less" buttons for dataverse description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Search/Browse','Size: 3'</text:p>
          </table:table-cell>
          <table:table-cell office:value-type="string" calcext:value-type="string">
            <text:p>'124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10T17:27:44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 dataverse.xhtml to add "read more/read less" buttons for dataverse description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'PVTI_lADOAApNpc4AHKIszgEI4go'</text:p>
          </table:table-cell>
          <table:table-cell office:value-type="string" calcext:value-type="string">
            <text:p>'Iqss/9183 terms of access validation fix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Code Infrastructure','Size: 3'</text:p>
          </table:table-cell>
          <table:table-cell office:value-type="string" calcext:value-type="string">
            <text:p>'918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4-06T13:55:05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qss/9183 terms of access validation fix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970" calcext:value-type="float">
            <text:p>8970</text:p>
          </table:table-cell>
          <table:table-cell office:value-type="string" calcext:value-type="string">
            <text:p>'PVTI_lADOAApNpc4AHKIszgDNTds'</text:p>
          </table:table-cell>
          <table:table-cell office:value-type="string" calcext:value-type="string">
            <text:p>'class field can be replaced by local variabl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Code Infrastructure','User Role: Hackathon Participant','Size: 3'</text:p>
          </table:table-cell>
          <table:table-cell office:value-type="string" calcext:value-type="string">
            <text:p>'877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16T21:52:07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s field can be replaced by local variabl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56" calcext:value-type="float">
            <text:p>9256</text:p>
          </table:table-cell>
          <table:table-cell office:value-type="string" calcext:value-type="string">
            <text:p>'PVTI_lADOAApNpc4AHKIszgEJLes'</text:p>
          </table:table-cell>
          <table:table-cell office:value-type="string" calcext:value-type="string">
            <text:p>'Make Series multiple #925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Size: 3'</text:p>
          </table:table-cell>
          <table:table-cell office:value-type="string" calcext:value-type="string">
            <text:p>'925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Series multiple #9255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PVTI_lADOAApNpc4AHKIszgEPnvA'</text:p>
          </table:table-cell>
          <table:table-cell office:value-type="string" calcext:value-type="string">
            <text:p>'Spike: finalize the plan for transition to Make Data Count, how to display the metrics, how to handle legacy counts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NIH OTA: 1.5.1','Size: 10','pm.GREI-d-1.5.1','pm.GREI-d-1.5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ke: finalize the plan for transition to Make Data Count, how to display the metrics, how to handle legacy counts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57" calcext:value-type="float">
            <text:p>9257</text:p>
          </table:table-cell>
          <table:table-cell office:value-type="string" calcext:value-type="string">
            <text:p>'PVTI_lADOAApNpc4AHKIszgEJRAc'</text:p>
          </table:table-cell>
          <table:table-cell office:value-type="string" calcext:value-type="string">
            <text:p>'8092 timestamp of data access reques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Request Access Workflow','DANS','Size: 3'</text:p>
          </table:table-cell>
          <table:table-cell office:value-type="string" calcext:value-type="string">
            <text:p>'809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92 timestamp of data access reques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'PVTI_lADOAApNpc4AHKIszgDNc9E'</text:p>
          </table:table-cell>
          <table:table-cell office:value-type="string" calcext:value-type="string">
            <text:p>'Fix at 'Show the dataset whose id is passed' section #6083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API Guide','User Role: API User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30T19:13:22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 at 'Show the dataset whose id is passed' section #6083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147" calcext:value-type="float">
            <text:p>9147</text:p>
          </table:table-cell>
          <table:table-cell office:value-type="string" calcext:value-type="string">
            <text:p>'PVTI_lADOAApNpc4AHKIszgDU1Dk'</text:p>
          </table:table-cell>
          <table:table-cell office:value-type="string" calcext:value-type="string">
            <text:p>'Draft design doc for NetCDF/HDF5/geospatia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pm.netcdf-hdf5.d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5T18:22:04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ft design doc for NetCDF/HDF5/geospatial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NoSprintCost</text:p>
          </table:table-cell>
          <table:table-cell office:value-type="string" calcext:value-type="string">
            <text:p>'ISSUE'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'PVTI_lADOAApNpc4AHKIszgDTpWM'</text:p>
          </table:table-cell>
          <table:table-cell office:value-type="string" calcext:value-type="string">
            <text:p>'Spike: Add more licenses using multiple license feature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Size: NoSprintCost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22T16:50:42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ke: Add more licenses using multiple license featur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'PVTI_lADOAApNpc4AHKIszgDNTjA'</text:p>
          </table:table-cell>
          <table:table-cell office:value-type="string" calcext:value-type="string">
            <text:p>'Linking Dataverse does not update child dataset index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3T23:30:18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king Dataverse does not update child dataset index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'PVTI_lADOAApNpc4AHKIszgDPA3Q'</text:p>
          </table:table-cell>
          <table:table-cell office:value-type="string" calcext:value-type="string">
            <text:p>'Exclude deaccessioned dataset from being harveste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Harvesting','User Role: Superuser','NIH OTA: 1.4.1','Size: 3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0T20:44:45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clude deaccessioned dataset from being harvested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283" calcext:value-type="float">
            <text:p>9283</text:p>
          </table:table-cell>
          <table:table-cell office:value-type="string" calcext:value-type="string">
            <text:p>'PVTI_lADOAApNpc4AHKIszgEQ-GQ'</text:p>
          </table:table-cell>
          <table:table-cell office:value-type="string" calcext:value-type="string">
            <text:p>'Payara 6: resolve conflicts and look for next bu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: Payara 6 Upgrade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45:48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ara 6: resolve conflicts and look for next bug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PVTI_lADOAApNpc4AHKIszgEN4RM'</text:p>
          </table:table-cell>
          <table:table-cell office:value-type="string" calcext:value-type="string">
            <text:p>'Spike: Inventory and prioritize all existing Harvesting related issue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20:17:0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ke: Inventory and prioritize all existing Harvesting related issu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'PVTI_lADOAApNpc4AHKIszgDNTjQ'</text:p>
          </table:table-cell>
          <table:table-cell office:value-type="string" calcext:value-type="string">
            <text:p>'Linked dataverses dont (always) show up in their linking datavers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3T23:44:38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ked dataverses dont (always) show up in their linking datavers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214" calcext:value-type="float">
            <text:p>9214</text:p>
          </table:table-cell>
          <table:table-cell office:value-type="string" calcext:value-type="string">
            <text:p>'PVTI_lADOAApNpc4AHKIszgD0MTE'</text:p>
          </table:table-cell>
          <table:table-cell office:value-type="string" calcext:value-type="string">
            <text:p>'Bug: Fix dataset creation in the payara 6 branch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: Payara 6 Upgrade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1T16:06:5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: Fix dataset creation in the payara 6 branch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PVTI_lADOAApNpc4AHKIszgDNXqw'</text:p>
          </table:table-cell>
          <table:table-cell office:value-type="string" calcext:value-type="string">
            <text:p>'Password update to bcrypt12'</text:p>
          </table:table-cell>
          <table:table-cell office:value-type="string" calcext:value-type="string">
            <text:p>'dataverse-security'</text:p>
          </table:table-cell>
          <table:table-cell/>
          <table:table-cell office:value-type="string" calcext:value-type="string">
            <text:p>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1T15:18:43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 update to bcrypt12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'PVTI_lADOAApNpc4AHKIszgDfLyU'</text:p>
          </table:table-cell>
          <table:table-cell office:value-type="string" calcext:value-type="string">
            <text:p>'Purge unused user accounts (as in, first consider and discuss, then, potentially, purge)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ops: User Accounts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3T02:08:58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ge unused user accounts (as in, first consider and discuss, then, potentially, purge)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'PVTI_lADOAApNpc4AHKIszgDNm-g'</text:p>
          </table:table-cell>
          <table:table-cell office:value-type="string" calcext:value-type="string">
            <text:p>'fix for cvv and editMetadata replace=true, and tes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NS','Size: 3'</text:p>
          </table:table-cell>
          <table:table-cell office:value-type="string" calcext:value-type="string">
            <text:p>'910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7T22:38:0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 for cvv and editMetadata replace=true, and tes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125" calcext:value-type="float">
            <text:p>9125</text:p>
          </table:table-cell>
          <table:table-cell office:value-type="string" calcext:value-type="string">
            <text:p>'PVTI_lADOAApNpc4AHKIszgDQQ_E'</text:p>
          </table:table-cell>
          <table:table-cell office:value-type="string" calcext:value-type="string">
            <text:p>'8346 License internationalizata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</text:p>
          </table:table-cell>
          <table:table-cell office:value-type="string" calcext:value-type="string">
            <text:p>'8346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7T20:45:49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46 License internationalizatai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'PVTI_lADOAApNpc4AHKIszgDTsGM'</text:p>
          </table:table-cell>
          <table:table-cell office:value-type="string" calcext:value-type="string">
            <text:p>'Restore access to two published datasets' whose pages fail to load; API endpoint for getting their dataset metadata fails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Size: 10','Support','Support: prod. data corruption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20:32:38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ore access to two published datasets' whose pages fail to load; API endpoint for getting their dataset metadata fails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'PVTI_lADOAApNpc4AHKIszgDtA6o'</text:p>
          </table:table-cell>
          <table:table-cell office:value-type="string" calcext:value-type="string">
            <text:p>'8290 harvest client ap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8267','829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5:59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90 harvest client api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'PVTI_lADOAApNpc4AHKIszgDNnqw'</text:p>
          </table:table-cell>
          <table:table-cell office:value-type="string" calcext:value-type="string">
            <text:p>'Create a whitepaper for external vocabulary work 1.2.1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2.1','Size: 3','pm.GREI-d-1.2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50:19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 whitepaper for external vocabulary work 1.2.1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'PVTI_lADOAApNpc4AHKIszgDPA1M'</text:p>
          </table:table-cell>
          <table:table-cell office:value-type="string" calcext:value-type="string">
            <text:p>'OAI server: metadataPrefix unknown: Internal server erro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7:16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AI server: metadataPrefix unknown: Internal server error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'PVTI_lADOAApNpc4AHKIszgDPA2E'</text:p>
          </table:table-cell>
          <table:table-cell office:value-type="string" calcext:value-type="string">
            <text:p>'[feature request] stop an harvest job in progres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 DC','pm.epic.nih_harvesting','NIH OTA: 1.4.1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12T18:57:02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feature request] stop an harvest job in progres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'PVTI_lADOAApNpc4AHKIszgDNX3s'</text:p>
          </table:table-cell>
          <table:table-cell office:value-type="string" calcext:value-type="string">
            <text:p>'"Securing Your Installation" section of Installation Guide could cover ongoing security, advisories, private discuss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Installation Guide','postmortem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03T20:11:59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ng Your Installation section of Installation Guide could cover ongoing security, advisories, private discussi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'PVTI_lADOAApNpc4AHKIszgDPAzU'</text:p>
          </table:table-cell>
          <table:table-cell office:value-type="string" calcext:value-type="string">
            <text:p>'OAI-PMH responses indicating errors should be processable by OAI-PMH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Bug','Feature: Harvesting','User Role: Sysadmin','NIH OTA: 1.4.1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8T18:55:02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AI-PMH responses indicating errors should be processable by OAI-PMH clients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656" calcext:value-type="float">
            <text:p>8656</text:p>
          </table:table-cell>
          <table:table-cell office:value-type="string" calcext:value-type="string">
            <text:p>'PVTI_lADOAApNpc4AHKIszgDNX3I'</text:p>
          </table:table-cell>
          <table:table-cell office:value-type="string" calcext:value-type="string">
            <text:p>'Popup text can be hidden under Primefaces 11'</text:p>
          </table:table-cell>
          <table:table-cell office:value-type="string" calcext:value-type="string">
            <text:p>'dataverse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02T17:30:00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p text can be hidden under Primefaces 11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426" calcext:value-type="float">
            <text:p>9426</text:p>
          </table:table-cell>
          <table:table-cell office:value-type="string" calcext:value-type="string">
            <text:p>'PVTI_lADOAApNpc4AHKIszgFSpqA'</text:p>
          </table:table-cell>
          <table:table-cell office:value-type="string" calcext:value-type="string">
            <text:p>'Payara 6 testing'</text:p>
          </table:table-cell>
          <table:table-cell office:value-type="string" calcext:value-type="string">
            <text:p>'dataverse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4T13:23:16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yara 6 testing</text:p>
          </table:table-cell>
          <table:table-cell office:value-type="string" calcext:value-type="string">
            <text:p>Upgrades in Prep for DV6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'PVTI_lADOAApNpc4AHKIszgEwBGE'</text:p>
          </table:table-cell>
          <table:table-cell office:value-type="string" calcext:value-type="string">
            <text:p>'bklog: Deliverable - Upgrade to Payara 6 and from EE 8 to EE 10 (end of Payara 5 Community Edition security patches Q2/2022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bklog: Deliverable','D: Payara 6 Upgrad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klog: Deliverable - Upgrade to Payara 6 and from EE 8 to EE 10 (end of Payara 5 Community Edition security patches Q2/2022)</text:p>
          </table:table-cell>
          <table:table-cell office:value-type="string" calcext:value-type="string">
            <text:p>Upgrades in Prep for DV6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PULL_REQUEST'</text:p>
          </table:table-cell>
          <table:table-cell office:value-type="float" office:value="9116" calcext:value-type="float">
            <text:p>9116</text:p>
          </table:table-cell>
          <table:table-cell office:value-type="string" calcext:value-type="string">
            <text:p>'PVTI_lADOAApNpc4AHKIszgDO5cU'</text:p>
          </table:table-cell>
          <table:table-cell office:value-type="string" calcext:value-type="string">
            <text:p>'8305 Upgrade to Jakarta EE 10 and Payara 6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Installer','Feature: Installation Guide','D: Payara 6 Upgrade','Size: Queued'</text:p>
          </table:table-cell>
          <table:table-cell office:value-type="string" calcext:value-type="string">
            <text:p>'83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305 Upgrade to Jakarta EE 10 and Payara 6</text:p>
          </table:table-cell>
          <table:table-cell office:value-type="string" calcext:value-type="string">
            <text:p>Upgrades in Prep for DV6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026" calcext:value-type="float">
            <text:p>9026</text:p>
          </table:table-cell>
          <table:table-cell office:value-type="string" calcext:value-type="string">
            <text:p>'PVTI_lADOAApNpc4AHKIszgDNnM0'</text:p>
          </table:table-cell>
          <table:table-cell office:value-type="string" calcext:value-type="string">
            <text:p>'GDCC/Harvesting server it test failing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893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30T18:51:53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DCC/Harvesting server it test failing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23" calcext:value-type="float">
            <text:p>9123</text:p>
          </table:table-cell>
          <table:table-cell office:value-type="string" calcext:value-type="string">
            <text:p>'PVTI_lADOAApNpc4AHKIszgDQBHg'</text:p>
          </table:table-cell>
          <table:table-cell office:value-type="string" calcext:value-type="string">
            <text:p>'Enhance Globus support for remote endpoints and tape stor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1.1','pm.GREI-d-1.1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hance Globus support for remote endpoints and tape stores</text:p>
          </table:table-cell>
          <table:table-cell office:value-type="string" calcext:value-type="string">
            <text:p>NIH bklog items (Stefano)</text:p>
          </table:table-cell>
          <table:table-cell table:style-name="Default"/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'PVTI_lADOAApNpc4AHKIszgDPA5g'</text:p>
          </table:table-cell>
          <table:table-cell office:value-type="string" calcext:value-type="string">
            <text:p>'Refactor the OAI code, Step 2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NIH OTA: 1.4.1','Size: Queued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factor the OAI code, Step 2</text:p>
          </table:table-cell>
          <table:table-cell office:value-type="string" calcext:value-type="string">
            <text:p>NIH bklog items (Stefano)</text:p>
          </table:table-cell>
          <table:table-cell table:style-name="Default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8984" calcext:value-type="float">
            <text:p>8984</text:p>
          </table:table-cell>
          <table:table-cell office:value-type="string" calcext:value-type="string">
            <text:p>'PVTI_lADOAApNpc4AHKIszgEXba0'</text:p>
          </table:table-cell>
          <table:table-cell office:value-type="string" calcext:value-type="string">
            <text:p>'Update GUIDE to include GeoJS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Developer Guide','Feature: Admin Guide','Feature: User Guide','Feature: External Tool','Feature: Geospatial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10T16:24:30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date GUIDE to include GeoJS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'PVTI_lADOAApNpc4AHKIszgD1cao'</text:p>
          </table:table-cell>
          <table:table-cell office:value-type="string" calcext:value-type="string">
            <text:p>'file tab display of image for "restricted file" is cluttered when not logged in for access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bug','enhancement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9T16:30:13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 tab display of image for "restricted file" is cluttered when not logged in for acces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11, 2023</text:p>
          </table:table-cell>
          <table:table-cell/>
          <table:table-cell office:value-type="string" calcext:value-type="string">
            <text:p>Harvard Dataverse Instance (Sonia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'PVTI_lADOAApNpc4AHKIszgDRr8A'</text:p>
          </table:table-cell>
          <table:table-cell office:value-type="string" calcext:value-type="string">
            <text:p>'Some researchers unsure of difference between "Private URL" and "Anonymous Private URL"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tatus: UX &amp; UI','Size: Queued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researchers unsure of difference between "Private URL" and "Anonymous Private URL"</text:p>
          </table:table-cell>
          <table:table-cell office:value-type="string" calcext:value-type="string">
            <text:p>Harvard Dataverse Instance (Sonia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8328" calcext:value-type="float">
            <text:p>8328</text:p>
          </table:table-cell>
          <table:table-cell office:value-type="string" calcext:value-type="string">
            <text:p>'PVTI_lADOAApNpc4AHKIszgDU9A0'</text:p>
          </table:table-cell>
          <table:table-cell office:value-type="string" calcext:value-type="string">
            <text:p>'versioning: optimize load time for dataset with multiple version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Feature','Type: Bug','Feature: Publishing &amp; Versions','Size: Queued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ioning: optimize load time for dataset with multiple versions</text:p>
          </table:table-cell>
          <table:table-cell office:value-type="string" calcext:value-type="string">
            <text:p>Harvard Dataverse Instance (Sonia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'PVTI_lADOAApNpc4AHKIszgEh5Xc'</text:p>
          </table:table-cell>
          <table:table-cell office:value-type="string" calcext:value-type="string">
            <text:p>'Add Badge for DataCite registration provider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Badge for DataCite registration provider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8889" calcext:value-type="float">
            <text:p>8889</text:p>
          </table:table-cell>
          <table:table-cell office:value-type="string" calcext:value-type="string">
            <text:p>'PVTI_lADOAApNpc4AHKIszgDNTeE'</text:p>
          </table:table-cell>
          <table:table-cell office:value-type="string" calcext:value-type="string">
            <text:p>'Feature Request: Enable file PIDs at Dataverse Collection Leve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DOI &amp; Handle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ature Request: Enable file PIDs at Dataverse Collection Level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631" calcext:value-type="float">
            <text:p>7631</text:p>
          </table:table-cell>
          <table:table-cell office:value-type="string" calcext:value-type="string">
            <text:p>'PVTI_lADOAApNpc4AHKIszgDNTj8'</text:p>
          </table:table-cell>
          <table:table-cell office:value-type="string" calcext:value-type="string">
            <text:p>'7527 redetect api error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752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04T22:01:41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27 redetect api error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8958" calcext:value-type="float">
            <text:p>8958</text:p>
          </table:table-cell>
          <table:table-cell office:value-type="string" calcext:value-type="string">
            <text:p>'PVTI_lADOAApNpc4AHKIszgDNTd0'</text:p>
          </table:table-cell>
          <table:table-cell office:value-type="string" calcext:value-type="string">
            <text:p>'IQSS/8957 JWT creation test for DRS Archiv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dc','3a','Size: 3'</text:p>
          </table:table-cell>
          <table:table-cell office:value-type="string" calcext:value-type="string">
            <text:p>'895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1T23:17:09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QSS/8957 JWT creation test for DRS Archiver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/>
          <table:table-cell office:value-type="string" calcext:value-type="string">
            <text:p>External Commitments (Jim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061" calcext:value-type="float">
            <text:p>9061</text:p>
          </table:table-cell>
          <table:table-cell office:value-type="string" calcext:value-type="string">
            <text:p>'PVTI_lADOAApNpc4AHKIszgDNTcw'</text:p>
          </table:table-cell>
          <table:table-cell office:value-type="string" calcext:value-type="string">
            <text:p>'IQSS/9020- Fix for Update current version issue when a file is the dataset thumb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902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2T16:28:05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QSS/9020- Fix for Update current version issue when a file is the dataset thumb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'PVTI_lADOAApNpc4AHKIszgEgRmM'</text:p>
          </table:table-cell>
          <table:table-cell office:value-type="string" calcext:value-type="string">
            <text:p>'Intermittent error from the new Harvesting Clients test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NIH OTA: 1.4.1','Size: 10','pm.GREI-d-1.4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mittent error from the new Harvesting Clients test 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339" calcext:value-type="float">
            <text:p>9339</text:p>
          </table:table-cell>
          <table:table-cell office:value-type="string" calcext:value-type="string">
            <text:p>'PVTI_lADOAApNpc4AHKIszgEjA8A'</text:p>
          </table:table-cell>
          <table:table-cell office:value-type="string" calcext:value-type="string">
            <text:p>'Update Dataverse pom file to build with the 5.0.0 release of XOAI library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1T21:52:18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ate Dataverse pom file to build with the 5.0.0 release of XOAI library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148" calcext:value-type="float">
            <text:p>9148</text:p>
          </table:table-cell>
          <table:table-cell office:value-type="string" calcext:value-type="string">
            <text:p>'PVTI_lADOAApNpc4AHKIszgDU-iA'</text:p>
          </table:table-cell>
          <table:table-cell office:value-type="string" calcext:value-type="string">
            <text:p>'Feature Request/Idea: As a curator or collection manager, I'd like to ensure that datasets published using the Dataverse APIs include a license or have Terms of U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Feature: Terms &amp; Licensing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ature Request/Idea: As a curator or collection manager, I'd like to ensure that datasets published using the Dataverse APIs include a license or have Terms of Use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74" calcext:value-type="float">
            <text:p>8774</text:p>
          </table:table-cell>
          <table:table-cell office:value-type="string" calcext:value-type="string">
            <text:p>'PVTI_lADOAApNpc4AHKIszgDNTjg'</text:p>
          </table:table-cell>
          <table:table-cell office:value-type="string" calcext:value-type="string">
            <text:p>'Upgrade from Payara 5 to 6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83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02T13:16:34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 from Payara 5 to 6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'PVTI_lADOAApNpc4AHKIszgDPbg8'</text:p>
          </table:table-cell>
          <table:table-cell office:value-type="string" calcext:value-type="string">
            <text:p>'README for the Dataverse Community Backlog'</text:p>
          </table:table-cell>
          <table:table-cell office:value-type="string" calcext:value-type="string">
            <text:p>'dataverse.org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ME for the Dataverse Community Backlog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493" calcext:value-type="float">
            <text:p>9493</text:p>
          </table:table-cell>
          <table:table-cell office:value-type="string" calcext:value-type="string">
            <text:p>'PVTI_lADOAApNpc4AHKIszgF623M'</text:p>
          </table:table-cell>
          <table:table-cell office:value-type="string" calcext:value-type="string">
            <text:p>'9488 internationlization issu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Internationalization','Size: 3'</text:p>
          </table:table-cell>
          <table:table-cell office:value-type="string" calcext:value-type="string">
            <text:p>'948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488 internationlization issues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'PVTI_lADOAApNpc4AHKIszgDyp34'</text:p>
          </table:table-cell>
          <table:table-cell office:value-type="string" calcext:value-type="string">
            <text:p>'bklog: Deliverable - As a system integrator, I would appreciate a JSON Schema for validating my dataset JSON before uploading via API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ImproveJsonValidation','bklog: Deliverabl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7T18:41:29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klog: Deliverable - As a system integrator, I would appreciate a JSON Schema for validating my dataset JSON before uploading via API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Not-In-This-List</text:p>
          </table:table-cell>
          <table:table-cell/>
          <table:table-cell office:value-type="string" calcext:value-type="string">
            <text:p>HERMES (Oliver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225" calcext:value-type="float">
            <text:p>9225</text:p>
          </table:table-cell>
          <table:table-cell office:value-type="string" calcext:value-type="string">
            <text:p>'PVTI_lADOAApNpc4AHKIszgD4phc'</text:p>
          </table:table-cell>
          <table:table-cell office:value-type="string" calcext:value-type="string">
            <text:p>'9224 - revert workflow metadata block in Solr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HERMES','hdc','2','Size: 3'</text:p>
          </table:table-cell>
          <table:table-cell office:value-type="string" calcext:value-type="string">
            <text:p>'922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6T20:34:35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224 - revert workflow metadata block in Solr schema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395" calcext:value-type="float">
            <text:p>9395</text:p>
          </table:table-cell>
          <table:table-cell office:value-type="string" calcext:value-type="string">
            <text:p>'PVTI_lADOAApNpc4AHKIszgFAUPA'</text:p>
          </table:table-cell>
          <table:table-cell office:value-type="string" calcext:value-type="string">
            <text:p>'Add GitLab, iRODS, and RedCap (via rdm-integrations) to "Getting Data In" documentation (list of integrations) and as a GUI upload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dmin Guide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0T14:42:02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GitLab, iRODS, and RedCap (via rdm-integrations) to "Getting Data In" documentation (list of integrations) and as a GUI uploader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Community Backlog (Phil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451" calcext:value-type="float">
            <text:p>9451</text:p>
          </table:table-cell>
          <table:table-cell office:value-type="string" calcext:value-type="string">
            <text:p>'PVTI_lADOAApNpc4AHKIszgFhC8U'</text:p>
          </table:table-cell>
          <table:table-cell office:value-type="string" calcext:value-type="string">
            <text:p>'Replaced hard coded strings in File Access button by new Bundle properti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Internationalization','Size: 3'</text:p>
          </table:table-cell>
          <table:table-cell office:value-type="string" calcext:value-type="string">
            <text:p>'939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laced hard coded strings in File Access button by new Bundle properties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406" calcext:value-type="float">
            <text:p>9406</text:p>
          </table:table-cell>
          <table:table-cell office:value-type="string" calcext:value-type="string">
            <text:p>'PVTI_lADOAApNpc4AHKIszgFJKHU'</text:p>
          </table:table-cell>
          <table:table-cell office:value-type="string" calcext:value-type="string">
            <text:p>'#9404 Added Harvesting key to customize facet labe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Search/Browse','Feature: Internationalization','Size: 3'</text:p>
          </table:table-cell>
          <table:table-cell office:value-type="string" calcext:value-type="string">
            <text:p>'940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9404 Added Harvesting key to customize facet label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440" calcext:value-type="float">
            <text:p>9440</text:p>
          </table:table-cell>
          <table:table-cell office:value-type="string" calcext:value-type="string">
            <text:p>'PVTI_lADOAApNpc4AHKIszgF6ghs'</text:p>
          </table:table-cell>
          <table:table-cell office:value-type="string" calcext:value-type="string">
            <text:p>'9428 alternative title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942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28 alternative title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'PVTI_lADOAApNpc4AHKIszgFARxw'</text:p>
          </table:table-cell>
          <table:table-cell office:value-type="string" calcext:value-type="string">
            <text:p>'#9398 - fixing issues with metadata language inherited option labe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Size: 3'</text:p>
          </table:table-cell>
          <table:table-cell office:value-type="string" calcext:value-type="string">
            <text:p>'939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9398 - fixing issues with metadata language inherited option label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378" calcext:value-type="float">
            <text:p>9378</text:p>
          </table:table-cell>
          <table:table-cell office:value-type="string" calcext:value-type="string">
            <text:p>'PVTI_lADOAApNpc4AHKIszgFvCw0'</text:p>
          </table:table-cell>
          <table:table-cell office:value-type="string" calcext:value-type="string">
            <text:p>'Update native-api.rs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ate native-api.rst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302" calcext:value-type="float">
            <text:p>9302</text:p>
          </table:table-cell>
          <table:table-cell office:value-type="string" calcext:value-type="string">
            <text:p>'PVTI_lADOAApNpc4AHKIszgEuT6o'</text:p>
          </table:table-cell>
          <table:table-cell office:value-type="string" calcext:value-type="string">
            <text:p>'add custom license for France to the Dataverse Doc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Terms &amp; Licensing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custom license for France to the Dataverse Doc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PULL_REQUEST'</text:p>
          </table:table-cell>
          <table:table-cell office:value-type="float" office:value="9262" calcext:value-type="float">
            <text:p>9262</text:p>
          </table:table-cell>
          <table:table-cell office:value-type="string" calcext:value-type="string">
            <text:p>'PVTI_lADOAApNpc4AHKIszgEKRMQ'</text:p>
          </table:table-cell>
          <table:table-cell office:value-type="string" calcext:value-type="string">
            <text:p>'8512 standardize license configura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Queued'</text:p>
          </table:table-cell>
          <table:table-cell office:value-type="string" calcext:value-type="string">
            <text:p>'851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12 standardize license configuration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383" calcext:value-type="float">
            <text:p>9383</text:p>
          </table:table-cell>
          <table:table-cell office:value-type="string" calcext:value-type="string">
            <text:p>'PVTI_lADOAApNpc4AHKIszgE0dq8'</text:p>
          </table:table-cell>
          <table:table-cell office:value-type="string" calcext:value-type="string">
            <text:p>'Support for deleting files using native AP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Feature: File Upload &amp; Handling','Size: 3'</text:p>
          </table:table-cell>
          <table:table-cell office:value-type="string" calcext:value-type="string">
            <text:p>'391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8T22:52:21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port for deleting files using native API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Community Backlog (Phil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461" calcext:value-type="float">
            <text:p>9461</text:p>
          </table:table-cell>
          <table:table-cell office:value-type="string" calcext:value-type="string">
            <text:p>'PVTI_lADOAApNpc4AHKIszgFvC_U'</text:p>
          </table:table-cell>
          <table:table-cell office:value-type="string" calcext:value-type="string">
            <text:p>'8573 Add Shib attribute characterset conversion to getValueFromAsser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ccount &amp; User Info','Size: 3'</text:p>
          </table:table-cell>
          <table:table-cell office:value-type="string" calcext:value-type="string">
            <text:p>'857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73 Add Shib attribute characterset conversion to getValueFromAssertion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PULL_REQUEST'</text:p>
          </table:table-cell>
          <table:table-cell office:value-type="float" office:value="8357" calcext:value-type="float">
            <text:p>8357</text:p>
          </table:table-cell>
          <table:table-cell office:value-type="string" calcext:value-type="string">
            <text:p>'PVTI_lADOAApNpc4AHKIszgDNX3g'</text:p>
          </table:table-cell>
          <table:table-cell office:value-type="string" calcext:value-type="string">
            <text:p>'issue #5277: first implementation step for exporting related publicat…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Queued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sue #5277: first implementation step for exporting related publicat…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'PVTI_lADOAApNpc4AHKIszgDNTc8'</text:p>
          </table:table-cell>
          <table:table-cell office:value-type="string" calcext:value-type="string">
            <text:p>'Harvest: map publisher tag to distributorName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873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vest: map publisher tag to distributorName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982" calcext:value-type="float">
            <text:p>8982</text:p>
          </table:table-cell>
          <table:table-cell office:value-type="string" calcext:value-type="string">
            <text:p>'PVTI_lADOAApNpc4AHKIszgDNTdc'</text:p>
          </table:table-cell>
          <table:table-cell office:value-type="string" calcext:value-type="string">
            <text:p>'GitHub Workflows security hardening'</text:p>
          </table:table-cell>
          <table:table-cell office:value-type="string" calcext:value-type="string">
            <text:p>'dataverse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tHub Workflows security hardening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'PVTI_lADOAApNpc4AHKIszgDPA6Y'</text:p>
          </table:table-cell>
          <table:table-cell office:value-type="string" calcext:value-type="string">
            <text:p>'Revisit/reimplement the concept of a "Harvested file". 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pm.epic.nih_harvesting_framework','NIH OTA: 1.4.1','Size: 10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sit/reimplement the concept of a "Harvested file". </text:p>
          </table:table-cell>
          <table:table-cell office:value-type="string" calcext:value-type="string">
            <text:p>NIH bklog items (Stefano)</text:p>
          </table:table-cell>
          <table:table-cell table:style-name="Default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267" calcext:value-type="float">
            <text:p>8267</text:p>
          </table:table-cell>
          <table:table-cell office:value-type="string" calcext:value-type="string">
            <text:p>'PVTI_lADOAApNpc4AHKIszgDPA34'</text:p>
          </table:table-cell>
          <table:table-cell office:value-type="string" calcext:value-type="string">
            <text:p>'Feature Request/Idea: Documentation for the API to create and edit harvesting clien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Harvesting','Feature: API Guide','NIH OTA: 1.4.1','pm.GREI-d-1.4.1','pm.GREI-d-1.4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1T19:46:00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ature Request/Idea: Documentation for the API to create and edit harvesting clients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'PVTI_lADOAApNpc4AHKIszgDNTdI'</text:p>
          </table:table-cell>
          <table:table-cell office:value-type="string" calcext:value-type="string">
            <text:p>'9002 allow direct upload setting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900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02 allow direct upload setting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995" calcext:value-type="float">
            <text:p>8995</text:p>
          </table:table-cell>
          <table:table-cell office:value-type="string" calcext:value-type="string">
            <text:p>'PVTI_lADOAApNpc4AHKIszgDNTdY'</text:p>
          </table:table-cell>
          <table:table-cell office:value-type="string" calcext:value-type="string">
            <text:p>'allow slash in check permissions api request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899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w slash in check permissions api request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908" calcext:value-type="float">
            <text:p>8908</text:p>
          </table:table-cell>
          <table:table-cell office:value-type="string" calcext:value-type="string">
            <text:p>'PVTI_lADOAApNpc4AHKIszgDNnSQ'</text:p>
          </table:table-cell>
          <table:table-cell office:value-type="string" calcext:value-type="string">
            <text:p>'Improve archiving api error handling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890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30T19:56:21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rove archiving api error handling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117" calcext:value-type="float">
            <text:p>9117</text:p>
          </table:table-cell>
          <table:table-cell office:value-type="string" calcext:value-type="string">
            <text:p>'PVTI_lADOAApNpc4AHKIszgDO1K4'</text:p>
          </table:table-cell>
          <table:table-cell office:value-type="string" calcext:value-type="string">
            <text:p>'Improve file type detection of NetCDF and HDF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pm.netcdf-hdf5.d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22T19:35:04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ove file type detection of NetCDF and HDF5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'PVTI_lADOAApNpc4AHKIszgDPGK4'</text:p>
          </table:table-cell>
          <table:table-cell office:value-type="string" calcext:value-type="string">
            <text:p>'Add SAEF metadata block to Harvard Dataverse Repository'</text:p>
          </table:table-cell>
          <table:table-cell office:value-type="string" calcext:value-type="string">
            <text:p>'dataverse.harvard.edu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0-31T15:05:43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SAEF metadata block to Harvard Dataverse Repository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/>
          <table:table-cell office:value-type="string" calcext:value-type="string">
            <text:p>Harvard Dataverse Instance (Sonia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261" calcext:value-type="float">
            <text:p>7261</text:p>
          </table:table-cell>
          <table:table-cell office:value-type="string" calcext:value-type="string">
            <text:p>'PVTI_lADOAApNpc4AHKIszgDPaks'</text:p>
          </table:table-cell>
          <table:table-cell office:value-type="string" calcext:value-type="string">
            <text:p>'6810 - refactor JSON dep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</text:p>
          </table:table-cell>
          <table:table-cell office:value-type="string" calcext:value-type="string">
            <text:p>'681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10 - refactor JSON deps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6977" calcext:value-type="float">
            <text:p>6977</text:p>
          </table:table-cell>
          <table:table-cell office:value-type="string" calcext:value-type="string">
            <text:p>'PVTI_lADOAApNpc4AHKIszgDPalE'</text:p>
          </table:table-cell>
          <table:table-cell office:value-type="string" calcext:value-type="string">
            <text:p>'6970 proxy client ip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Feature','Feature: Permissions','Feature: Metrics + Reports','Feature: Admin Guide','User Role: Sysadmin'</text:p>
          </table:table-cell>
          <table:table-cell office:value-type="string" calcext:value-type="string">
            <text:p>'6456','6970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970 proxy client ip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786" calcext:value-type="float">
            <text:p>8786</text:p>
          </table:table-cell>
          <table:table-cell office:value-type="string" calcext:value-type="string">
            <text:p>'PVTI_lADOAApNpc4AHKIszgDQgGg'</text:p>
          </table:table-cell>
          <table:table-cell office:value-type="string" calcext:value-type="string">
            <text:p>'8778 harvester ddi exporter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877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78 harvester ddi exporter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978" calcext:value-type="float">
            <text:p>6978</text:p>
          </table:table-cell>
          <table:table-cell office:value-type="string" calcext:value-type="string">
            <text:p>'PVTI_lADOAApNpc4AHKIszgDNX3o'</text:p>
          </table:table-cell>
          <table:table-cell office:value-type="string" calcext:value-type="string">
            <text:p>'Query Dataverse for mandatory metadata fields via API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User Role: API User','HERMES','Hackathon: More API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ery Dataverse for mandatory metadata fields via API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044" calcext:value-type="float">
            <text:p>7044</text:p>
          </table:table-cell>
          <table:table-cell office:value-type="string" calcext:value-type="string">
            <text:p>'PVTI_lADOAApNpc4AHKIszgDNTkY'</text:p>
          </table:table-cell>
          <table:table-cell office:value-type="string" calcext:value-type="string">
            <text:p>'fix mimetype of error pages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704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x mimetype of error pages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636" calcext:value-type="float">
            <text:p>7636</text:p>
          </table:table-cell>
          <table:table-cell office:value-type="string" calcext:value-type="string">
            <text:p>'PVTI_lADOAApNpc4AHKIszgDNTj4'</text:p>
          </table:table-cell>
          <table:table-cell office:value-type="string" calcext:value-type="string">
            <text:p>'Exclusions to remove module/classpath warnings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763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clusions to remove module/classpath warnings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5506" calcext:value-type="float">
            <text:p>5506</text:p>
          </table:table-cell>
          <table:table-cell office:value-type="string" calcext:value-type="string">
            <text:p>'PVTI_lADOAApNpc4AHKIszgDNTkE'</text:p>
          </table:table-cell>
          <table:table-cell office:value-type="string" calcext:value-type="string">
            <text:p>'IQSS-5505 - only update DOI metadata at PIDprovider when it changes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550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QSS-5505 - only update DOI metadata at PIDprovider when it changes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'PVTI_lADOAApNpc4AHKIszgDNTkQ'</text:p>
          </table:table-cell>
          <table:table-cell office:value-type="string" calcext:value-type="string">
            <text:p>'use dataset thumbnail if available'</text:p>
          </table:table-cell>
          <table:table-cell office:value-type="string" calcext:value-type="string">
            <text:p>'dataverse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dataset thumbnail if available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'PVTI_lADOAApNpc4AHKIszgDNTkM'</text:p>
          </table:table-cell>
          <table:table-cell office:value-type="string" calcext:value-type="string">
            <text:p>'IQSS/7068 Reserve File Pids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706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QSS/7068 Reserve File Pids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'PVTI_lADOAApNpc4AHKIszgDRr3k'</text:p>
          </table:table-cell>
          <table:table-cell office:value-type="string" calcext:value-type="string">
            <text:p>'Support Research Organization Registry (ROR) I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pm.GREI-d-1.5.1','pm.GREI-d-1.5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port Research Organization Registry (ROR) IDs</text:p>
          </table:table-cell>
          <table:table-cell office:value-type="string" calcext:value-type="string">
            <text:p>Harvard Dataverse Instance (Sonia)</text:p>
          </table:table-cell>
          <table:table-cell table:style-name="Default"/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'PVTI_lADOAApNpc4AHKIszgDx6M8'</text:p>
          </table:table-cell>
          <table:table-cell office:value-type="string" calcext:value-type="string">
            <text:p>'Is a delete file endpoint available?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User Role: API User','Hackathon: More API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8T22:52:23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 a delete file endpoint available?</text:p>
          </table:table-cell>
          <table:table-cell office:value-type="string" calcext:value-type="string">
            <text:p>Community Backlog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DRAFT_ISSUE'</text:p>
          </table:table-cell>
          <table:table-cell/>
          <table:table-cell office:value-type="string" calcext:value-type="string">
            <text:p>'PVTI_lADOAApNpc4AHKIszgDyry4'</text:p>
          </table:table-cell>
          <table:table-cell office:value-type="string" calcext:value-type="string">
            <text:p>'Dataverse Java API Package'</text:p>
          </table:table-cell>
          <table:table-cell table:number-columns-repeated="4"/>
          <table:table-cell office:value-type="string" calcext:value-type="string">
            <text:p>''</text:p>
          </table:table-cell>
          <table:table-cell table:style-name="Default"/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verse Java API Package</text:p>
          </table:table-cell>
          <table:table-cell office:value-type="string" calcext:value-type="string">
            <text:p>HERMES (Oliver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DRAFT_ISSUE'</text:p>
          </table:table-cell>
          <table:table-cell/>
          <table:table-cell office:value-type="string" calcext:value-type="string">
            <text:p>'PVTI_lADOAApNpc4AHKIszgDyru8'</text:p>
          </table:table-cell>
          <table:table-cell office:value-type="string" calcext:value-type="string">
            <text:p>'Schema Data Binds / Model Mappings (DataCite Kernel Update)'</text:p>
          </table:table-cell>
          <table:table-cell table:number-columns-repeated="4"/>
          <table:table-cell office:value-type="string" calcext:value-type="string">
            <text:p>''</text:p>
          </table:table-cell>
          <table:table-cell table:style-name="Default"/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ema Data Binds / Model Mappings (DataCite Kernel Update)</text:p>
          </table:table-cell>
          <table:table-cell office:value-type="string" calcext:value-type="string">
            <text:p>HERMES (Oliver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DRAFT_ISSUE'</text:p>
          </table:table-cell>
          <table:table-cell/>
          <table:table-cell office:value-type="string" calcext:value-type="string">
            <text:p>'PVTI_lADOAApNpc4AHKIszgDyrxI'</text:p>
          </table:table-cell>
          <table:table-cell office:value-type="string" calcext:value-type="string">
            <text:p>'Renewed DataCite Exporter'</text:p>
          </table:table-cell>
          <table:table-cell table:number-columns-repeated="4"/>
          <table:table-cell office:value-type="string" calcext:value-type="string">
            <text:p>''</text:p>
          </table:table-cell>
          <table:table-cell table:style-name="Default"/>
          <table:table-cell office:value-type="string" calcext:value-type="string">
            <text:p>'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ewed DataCite Exporter</text:p>
          </table:table-cell>
          <table:table-cell office:value-type="string" calcext:value-type="string">
            <text:p>HERMES (Oliver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ULL_REQUEST'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'PVTI_lADOAApNpc4AHKIszgDzmkQ'</text:p>
          </table:table-cell>
          <table:table-cell office:value-type="string" calcext:value-type="string">
            <text:p>'#8944 - Extend 'metadatablocks/{block_id}' endpoint JSON outpu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3'</text:p>
          </table:table-cell>
          <table:table-cell office:value-type="string" calcext:value-type="string">
            <text:p>'1510','894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2-09T17:38:17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944 - Extend 'metadatablocks/{block_id}' endpoint JSON outpu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VTI_lADOAApNpc4AHKIszgD6FlA'</text:p>
          </table:table-cell>
          <table:table-cell office:value-type="string" calcext:value-type="string">
            <text:p>'Spike: During some sprints we end the sprint with a few days with QA empty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Sprint Retrospectiv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25T14:30:15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ke: During some sprints we end the sprint with a few days with QA empty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VTI_lADOAApNpc4AHKIszgD6IHY'</text:p>
          </table:table-cell>
          <table:table-cell office:value-type="string" calcext:value-type="string">
            <text:p>'Spike: Improvement - End meetings on time &amp; Schedule meetings more than a few hours ahead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Sprint Retrospectiv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1-11T23:36:03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ke: Improvement - End meetings on time &amp; Schedule meetings more than a few hours ahead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December 15, 202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PULL_REQUEST'</text:p>
          </table:table-cell>
          <table:table-cell office:value-type="float" office:value="9245" calcext:value-type="float">
            <text:p>9245</text:p>
          </table:table-cell>
          <table:table-cell office:value-type="string" calcext:value-type="string">
            <text:p>'PVTI_lADOAApNpc4AHKIszgEBgMI'</text:p>
          </table:table-cell>
          <table:table-cell office:value-type="string" calcext:value-type="string">
            <text:p>'Client-side multifile zip downloa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taverseNO','Size: Queued','bklog: NeedsDiscussion'</text:p>
          </table:table-cell>
          <table:table-cell office:value-type="string" calcext:value-type="string">
            <text:p>'586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ent-side multifile zip download</text:p>
          </table:table-cell>
          <table:table-cell office:value-type="string" calcext:value-type="string">
            <text:p>External Commitments (Jim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'PVTI_lADOAApNpc4AHKIszgDNc8g'</text:p>
          </table:table-cell>
          <table:table-cell office:value-type="string" calcext:value-type="string">
            <text:p>'Work-in-Progress: 2043-guestbook-at-request code review requested'</text:p>
          </table:table-cell>
          <table:table-cell office:value-type="string" calcext:value-type="string">
            <text:p>'dataverse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-in-Progress: 2043-guestbook-at-request code review requested</text:p>
          </table:table-cell>
          <table:table-cell office:value-type="string" calcext:value-type="string">
            <text:p>External Commitments (Jim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'PVTI_lADOAApNpc4AHKIszgETjO8'</text:p>
          </table:table-cell>
          <table:table-cell office:value-type="string" calcext:value-type="string">
            <text:p>'9268 mpconfig OIDC provider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Performance &amp; Stability','Feature: Installation Guide','Containers &amp; Cloud','NIH OTA: 1.7.1 (reArchitecture)','Testing: API','Size: 10','pm.GREI-d-1.7.1'</text:p>
          </table:table-cell>
          <table:table-cell office:value-type="string" calcext:value-type="string">
            <text:p>'8349','9268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268 mpconfig OIDC provider</text:p>
          </table:table-cell>
          <table:table-cell office:value-type="string" calcext:value-type="string">
            <text:p>Re-arch: Auth MVP (Phil)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ULL_REQUEST'</text:p>
          </table:table-cell>
          <table:table-cell office:value-type="float" office:value="9303" calcext:value-type="float">
            <text:p>9303</text:p>
          </table:table-cell>
          <table:table-cell office:value-type="string" calcext:value-type="string">
            <text:p>'PVTI_lADOAApNpc4AHKIszgEZbvc'</text:p>
          </table:table-cell>
          <table:table-cell office:value-type="string" calcext:value-type="string">
            <text:p>'9293 - New filter-based design for the API authentication mechanisms (1/2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User Role: API User','NIH OTA: 1.7.1 (reArchitecture)','Size: 33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21T15:12:05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293 - New filter-based design for the API authentication mechanisms (1/2)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PULL_REQUEST'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'PVTI_lADOAApNpc4AHKIszgD5u7U'</text:p>
          </table:table-cell>
          <table:table-cell office:value-type="string" calcext:value-type="string">
            <text:p>'9229 - enable OIDC bearer token API acces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Feature: Permissions','Feature: Account &amp; User Info','Feature: API Guide','Feature: Admin Guide','NIH OTA: 1.7.1 (reArchitecture)','Size: Queued','bklog: NeedsDiscussion','pm.GREI-d-1.7.1'</text:p>
          </table:table-cell>
          <table:table-cell office:value-type="string" calcext:value-type="string">
            <text:p>'9223','922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229 - enable OIDC bearer token API access</text:p>
          </table:table-cell>
          <table:table-cell office:value-type="string" calcext:value-type="string">
            <text:p>Re-arch: Auth MVP (Phil)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'PVTI_lADOAApNpc4AHKIszgEXLTs'</text:p>
          </table:table-cell>
          <table:table-cell office:value-type="string" calcext:value-type="string">
            <text:p>'Add ZIP Previewer &amp; File Downloader to demo and prod'</text:p>
          </table:table-cell>
          <table:table-cell office:value-type="string" calcext:value-type="string">
            <text:p>'dataverse.harvard.edu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28T17:13:03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ZIP Previewer &amp; File Downloader to demo and prod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/>
          <table:table-cell office:value-type="string" calcext:value-type="string">
            <text:p>Community Backlog (Phil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311" calcext:value-type="float">
            <text:p>9311</text:p>
          </table:table-cell>
          <table:table-cell office:value-type="string" calcext:value-type="string">
            <text:p>'PVTI_lADOAApNpc4AHKIszgEdYyA'</text:p>
          </table:table-cell>
          <table:table-cell office:value-type="string" calcext:value-type="string">
            <text:p>'In SystemConfig.java use try-with-resources for JsonReader jsonReader = Json.createReader(new StringReader(setting)); in method getCurationLabels(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,'D: SonarQubeCleanup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SystemConfig.java use try-with-resources for JsonReader jsonReader = Json.createReader(new StringReader(setting)); in method getCurationLabels()</text:p>
          </table:table-cell>
          <table:table-cell office:value-type="string" calcext:value-type="string">
            <text:p>SPRINT READY</text:p>
          </table:table-cell>
          <table:table-cell office:value-type="string" calcext:value-type="string">
            <text:p>February 8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9314" calcext:value-type="float">
            <text:p>9314</text:p>
          </table:table-cell>
          <table:table-cell office:value-type="string" calcext:value-type="string">
            <text:p>'PVTI_lADOAApNpc4AHKIszgEdhY0'</text:p>
          </table:table-cell>
          <table:table-cell office:value-type="string" calcext:value-type="string">
            <text:p>'In JsonParser.java use try-with-resource for JsonReader jsonReader = Json.createReader(new StringReader(jsonString)); in method remapGeographicCoverage(...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Queued','D: SonarQubeCleanup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JsonParser.java use try-with-resource for JsonReader jsonReader = Json.createReader(new StringReader(jsonString)); in method remapGeographicCoverage(...)</text:p>
          </table:table-cell>
          <table:table-cell office:value-type="string" calcext:value-type="string">
            <text:p>SonarQube cleanup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9313" calcext:value-type="float">
            <text:p>9313</text:p>
          </table:table-cell>
          <table:table-cell office:value-type="string" calcext:value-type="string">
            <text:p>'PVTI_lADOAApNpc4AHKIszgEdngA'</text:p>
          </table:table-cell>
          <table:table-cell office:value-type="string" calcext:value-type="string">
            <text:p>'In JSONLDUtil.java use try-with-resources for JsonObject jsonld = Json.createReader(rdr).readObject(); in method decontextualizeJsonLD(...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Queued','D: SonarQubeCleanup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JSONLDUtil.java use try-with-resources for JsonObject jsonld = Json.createReader(rdr).readObject(); in method decontextualizeJsonLD(...)</text:p>
          </table:table-cell>
          <table:table-cell office:value-type="string" calcext:value-type="string">
            <text:p>SonarQube cleanup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9315" calcext:value-type="float">
            <text:p>9315</text:p>
          </table:table-cell>
          <table:table-cell office:value-type="string" calcext:value-type="string">
            <text:p>'PVTI_lADOAApNpc4AHKIszgEdnhQ'</text:p>
          </table:table-cell>
          <table:table-cell office:value-type="string" calcext:value-type="string">
            <text:p>'In JsonUtil.java use try-with-resources for return Json.createReader(rdr).readObject(); in method getJsonObject(...) and return Json.createReader(rdr).readArray(); in method getJsonArray(...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Queued','D: SonarQubeCleanup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JsonUtil.java use try-with-resources for return Json.createReader(rdr).readObject(); in method getJsonObject(...) and return Json.createReader(rdr).readArray(); in method getJsonArray(...)</text:p>
          </table:table-cell>
          <table:table-cell office:value-type="string" calcext:value-type="string">
            <text:p>SonarQube cleanup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331" calcext:value-type="float">
            <text:p>9331</text:p>
          </table:table-cell>
          <table:table-cell office:value-type="string" calcext:value-type="string">
            <text:p>'PVTI_lADOAApNpc4AHKIszgEh6f4'</text:p>
          </table:table-cell>
          <table:table-cell office:value-type="string" calcext:value-type="string">
            <text:p>'Extracting lat/long and insert into geospatial bounding box fiel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pike','pm.netcdf-hdf5.d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cting lat/long and insert into geospatial bounding box field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5, 2023</text:p>
          </table:table-cell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9281" calcext:value-type="float">
            <text:p>9281</text:p>
          </table:table-cell>
          <table:table-cell office:value-type="string" calcext:value-type="string">
            <text:p>'PVTI_lADOAApNpc4AHKIszgEQ3Fc'</text:p>
          </table:table-cell>
          <table:table-cell office:value-type="string" calcext:value-type="string">
            <text:p>'In DataConverter.java use try-with-resources for convertedFileStream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ech Debt','Size: Queued','D: SonarQubeCleanup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9T18:04:13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DataConverter.java use try-with-resources for convertedFileStream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SonarQube cleanup (Gustav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'PVTI_lADOAApNpc4AHKIszgEp_QQ'</text:p>
          </table:table-cell>
          <table:table-cell office:value-type="string" calcext:value-type="string">
            <text:p>'9293 - Apply filter-based auth for all API endpoints (2/2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User Role: API User','NIH OTA: 1.7.1 (reArchitecture)','Size: 10','pm.GREI-d-1.7.1'</text:p>
          </table:table-cell>
          <table:table-cell office:value-type="string" calcext:value-type="string">
            <text:p>'9293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22T15:14:04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293 - Apply filter-based auth for all API endpoints (2/2)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PVTI_lADOAApNpc4AHKIszgE8wwQ'</text:p>
          </table:table-cell>
          <table:table-cell office:value-type="string" calcext:value-type="string">
            <text:p>'Define and establish the Dataverse frontend QA process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1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24T15:14:44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e and establish the Dataverse frontend QA proces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VTI_lADOAApNpc4AHKIszgExTWA'</text:p>
          </table:table-cell>
          <table:table-cell office:value-type="string" calcext:value-type="string">
            <text:p>'Create the skeleton of the React application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1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7T10:56:19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skeleton of the React application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Not-In-This-List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VTI_lADOAApNpc4AHKIszgE2tZM'</text:p>
          </table:table-cell>
          <table:table-cell office:value-type="string" calcext:value-type="string">
            <text:p>'Storybook setup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,'NIH OTA: 1.7.1 (reArchitecture)','MVP Milestone 1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7T10:57:03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ybook setup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PVTI_lADOAApNpc4AHKIszgExWOM'</text:p>
          </table:table-cell>
          <table:table-cell office:value-type="string" calcext:value-type="string">
            <text:p>'Configure the GitHub repository for its administration and evolution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,'NIH OTA: 1.7.1 (reArchitecture)','MVP Milestone 1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8T20:27:23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e the GitHub repository for its administration and evoluti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PVTI_lADOAApNpc4AHKIszgFbBOc'</text:p>
          </table:table-cell>
          <table:table-cell office:value-type="string" calcext:value-type="string">
            <text:p>'Upgrade Storybook from v7-beta to v7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','NIH OTA: 1.7.1 (reArchitecture)','MVP Milestone 1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4-06T13:41:56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grade Storybook from v7-beta to v7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PVTI_lADOAApNpc4AHKIszgFa90Q'</text:p>
          </table:table-cell>
          <table:table-cell office:value-type="string" calcext:value-type="string">
            <text:p>'Add a mechanism for automated deployment to S3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,'NIH OTA: 1.7.1 (reArchitecture)','MVP Milestone 1','D: Infra &amp; Deployment Setup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1T21:16:42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a mechanism for automated deployment to S3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PVTI_lADOAApNpc4AHKIszgFbAAM'</text:p>
          </table:table-cell>
          <table:table-cell office:value-type="string" calcext:value-type="string">
            <text:p>'Add a test coverage measurement mechanis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,'NIH OTA: 1.7.1 (reArchitecture)','MVP Milestone 1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a test coverage measurement mechanism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PVTI_lADOAApNpc4AHKIszgFbAH8'</text:p>
          </table:table-cell>
          <table:table-cell office:value-type="string" calcext:value-type="string">
            <text:p>'Add a mechanism for automated deployment to Payara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1','D: Infra &amp; Deployment Setup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7T20:19:10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a mechanism for automated deployment to Payara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'PVTI_lADOAApNpc4AHKIszgFiCag'</text:p>
          </table:table-cell>
          <table:table-cell office:value-type="string" calcext:value-type="string">
            <text:p>'Analyze Storybook Testing Capabilities for UI Testing Integration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,'NIH OTA: 1.7.1 (reArchitecture)','MVP Milestone 2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4-05T15:04:20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yze Storybook Testing Capabilities for UI Testing Integration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PVTI_lADOAApNpc4AHKIszgFTjSo'</text:p>
          </table:table-cell>
          <table:table-cell office:value-type="string" calcext:value-type="string">
            <text:p>'Identify UI elements for the Dataverse Design System and create issues for their development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,'NIH OTA: 1.7.1 (reArchitecture)','MVP Milestone 2','D: Design System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entify UI elements for the Dataverse Design System and create issues for their developmen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PVTI_lADOAApNpc4AHKIszgFThGM'</text:p>
          </table:table-cell>
          <table:table-cell office:value-type="string" calcext:value-type="string">
            <text:p>'Analyze js-dataverse module and decide whether to build on top of it or redo it from scratch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API connectivity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7T08:13:38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yze js-dataverse module and decide whether to build on top of it or redo it from scratch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5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VTI_lADOAApNpc4AHKIszgFuG7E'</text:p>
          </table:table-cell>
          <table:table-cell office:value-type="string" calcext:value-type="string">
            <text:p>'Create a npm module for a Dataverse API client so the frontend application and other community applications can use it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80','NIH OTA: 1.7.1 (reArchitecture)','MVP Milestone 2','D: API connectivity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a npm module for a Dataverse API client so the frontend application and other community applications can use it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354" calcext:value-type="float">
            <text:p>9354</text:p>
          </table:table-cell>
          <table:table-cell office:value-type="string" calcext:value-type="string">
            <text:p>'PVTI_lADOAApNpc4AHKIszgEqK2w'</text:p>
          </table:table-cell>
          <table:table-cell office:value-type="string" calcext:value-type="string">
            <text:p>'pom file update to build XOAI-5.0.0 #9339'</text:p>
          </table:table-cell>
          <table:table-cell office:value-type="string" calcext:value-type="string">
            <text:p>'dataverse'</text:p>
          </table:table-cell>
          <table:table-cell table:number-columns-repeated="2"/>
          <table:table-cell office:value-type="string" calcext:value-type="string">
            <text:p>'933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1T21:52:16Z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m file update to build XOAI-5.0.0 #9339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'PVTI_lADOAApNpc4AHKIszgEucfE'</text:p>
          </table:table-cell>
          <table:table-cell office:value-type="string" calcext:value-type="string">
            <text:p>'Bump postgresql from 42.5.0 to 42.5.1 in /modules/dataverse-paren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ependencies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06T22:13:58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mp postgresql from 42.5.0 to 42.5.1 in /modules/dataverse-paren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January 25, 2023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355" calcext:value-type="float">
            <text:p>9355</text:p>
          </table:table-cell>
          <table:table-cell office:value-type="string" calcext:value-type="string">
            <text:p>'PVTI_lADOAApNpc4AHKIszgEuf6A'</text:p>
          </table:table-cell>
          <table:table-cell office:value-type="string" calcext:value-type="string">
            <text:p>'Spike: Discover Root cause of GitHub actions stoppage in January (Before the end of February!)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evOps: Probl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9T16:35:52Z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ke: Discover Root cause of GitHub actions stoppage in January (Before the end of February!)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Not-In-This-List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PVTI_lADOAApNpc4AHKIszgEuge8'</text:p>
          </table:table-cell>
          <table:table-cell office:value-type="string" calcext:value-type="string">
            <text:p>'Deliverable: Investigate interoperability between datacommons and dataverse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GDC: Interop With DV','bklog: Deliverabl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iverable: Investigate interoperability between datacommons and dataverse</text:p>
          </table:table-cell>
          <table:table-cell office:value-type="string" calcext:value-type="string">
            <text:p>Datacommons/DV Interop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9385" calcext:value-type="float">
            <text:p>9385</text:p>
          </table:table-cell>
          <table:table-cell office:value-type="string" calcext:value-type="string">
            <text:p>'PVTI_lADOAApNpc4AHKIszgE3FFs'</text:p>
          </table:table-cell>
          <table:table-cell office:value-type="string" calcext:value-type="string">
            <text:p>'Spike: Investigate interoperability between google datacommons and datavers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80','D: GDC: Interop With DV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5T20:51:27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ke: Investigate interoperability between google datacommons and datavers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Datacommons/DV Interop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195" calcext:value-type="float">
            <text:p>9195</text:p>
          </table:table-cell>
          <table:table-cell office:value-type="string" calcext:value-type="string">
            <text:p>'PVTI_lADOAApNpc4AHKIszgEvuKs'</text:p>
          </table:table-cell>
          <table:table-cell office:value-type="string" calcext:value-type="string">
            <text:p>'IQSS/9194-fix curate command validati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QDR','Size: 10'</text:p>
          </table:table-cell>
          <table:table-cell office:value-type="string" calcext:value-type="string">
            <text:p>'919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9194-fix curate command validation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'PVTI_lADOAApNpc4AHKIszgEv1A8'</text:p>
          </table:table-cell>
          <table:table-cell office:value-type="string" calcext:value-type="string">
            <text:p>'IQSS/9185 contact email updat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QDR','Size: 10'</text:p>
          </table:table-cell>
          <table:table-cell office:value-type="string" calcext:value-type="string">
            <text:p>'9185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SS/9185 contact email updates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PVTI_lADOAApNpc4AHKIszgEv_Uw'</text:p>
          </table:table-cell>
          <table:table-cell office:value-type="string" calcext:value-type="string">
            <text:p>'Deliverable: Support the 5 core persistent identifiers in Dataverse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D: 5 Core PIDs','bklog: Deliverabl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iverable: Support the <text:s/>5 core persistent identifiers in Dataverse</text:p>
          </table:table-cell>
          <table:table-cell office:value-type="string" calcext:value-type="string">
            <text:p>5 Core PIDs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369" calcext:value-type="float">
            <text:p>9369</text:p>
          </table:table-cell>
          <table:table-cell office:value-type="string" calcext:value-type="string">
            <text:p>'PVTI_lADOAApNpc4AHKIszgEwFlM'</text:p>
          </table:table-cell>
          <table:table-cell office:value-type="string" calcext:value-type="string">
            <text:p>'Shib group in another group doesn't work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b group in another group doesn't work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NoSprintCost</text:p>
          </table:table-cell>
          <table:table-cell office:value-type="string" calcext:value-type="string">
            <text:p>'ISSUE'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'PVTI_lADOAApNpc4AHKIszgExfKI'</text:p>
          </table:table-cell>
          <table:table-cell office:value-type="string" calcext:value-type="string">
            <text:p>'Fix Binder and Whole Tale (repo2docker) to download original files rather than archival .tab fil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External Tool','NIH OTA: 1.3.2','Size: NoSprintCost','pm.GREI-d-1.3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9T17:53:59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 Binder and Whole Tale (repo2docker) to download original files rather than archival .tab fil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NIH bklog items (Stefano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340" calcext:value-type="float">
            <text:p>9340</text:p>
          </table:table-cell>
          <table:table-cell office:value-type="string" calcext:value-type="string">
            <text:p>'PVTI_lADOAApNpc4AHKIszgEwBIM'</text:p>
          </table:table-cell>
          <table:table-cell office:value-type="string" calcext:value-type="string">
            <text:p>'determine upgrade path from Payara 5 to 6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: Payara 6 Upgrade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ermine upgrade path from Payara 5 to 6</text:p>
          </table:table-cell>
          <table:table-cell office:value-type="string" calcext:value-type="string">
            <text:p>Upgrades in Prep for DV6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291" calcext:value-type="float">
            <text:p>9291</text:p>
          </table:table-cell>
          <table:table-cell office:value-type="string" calcext:value-type="string">
            <text:p>'PVTI_lADOAApNpc4AHKIszgEwBDA'</text:p>
          </table:table-cell>
          <table:table-cell office:value-type="string" calcext:value-type="string">
            <text:p>'8094 java17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Installer','Feature: Performance &amp; Stability','Feature: Installation Guide','User Role: Sysadmin','Containers &amp; Cloud','D: Payara 6 Upgrade'</text:p>
          </table:table-cell>
          <table:table-cell office:value-type="string" calcext:value-type="string">
            <text:p>'809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94 java17</text:p>
          </table:table-cell>
          <table:table-cell office:value-type="string" calcext:value-type="string">
            <text:p>Upgrades in Prep for DV6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'PVTI_lADOAApNpc4AHKIszgEwA_g'</text:p>
          </table:table-cell>
          <table:table-cell office:value-type="string" calcext:value-type="string">
            <text:p>'Test and move from Solr 8.X to Solr 9.X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: Payara 6 Upgrade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and move from Solr 8.X to Solr 9.X</text:p>
          </table:table-cell>
          <table:table-cell office:value-type="string" calcext:value-type="string">
            <text:p>Upgrades in Prep for DV6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8828" calcext:value-type="float">
            <text:p>8828</text:p>
          </table:table-cell>
          <table:table-cell office:value-type="string" calcext:value-type="string">
            <text:p>'PVTI_lADOAApNpc4AHKIszgFMT-4'</text:p>
          </table:table-cell>
          <table:table-cell office:value-type="string" calcext:value-type="string">
            <text:p>'7000 mpconfig pid doi hd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Installer','Feature: DOI &amp; Handle','Feature: Installation Guide','User Role: Sysadmin','Containers &amp; Cloud','Size: 10','bklog: NeedsDiscussion','D: DataverseInDocker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4-04T15:27:30Z'</text:p>
          </table:table-cell>
          <table:table-cell office:value-type="string" calcext:value-type="string">
            <text:p>'TEST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00 mpconfig pid doi hdl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/>
          <table:table-cell office:value-type="string" calcext:value-type="string">
            <text:p>Dataverse Team (Gustav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8549" calcext:value-type="float">
            <text:p>8549</text:p>
          </table:table-cell>
          <table:table-cell office:value-type="string" calcext:value-type="string">
            <text:p>'PVTI_lADOAApNpc4AHKIszgDNX3U'</text:p>
          </table:table-cell>
          <table:table-cell office:value-type="string" calcext:value-type="string">
            <text:p>'Add mechanism for collection-wise storage size quota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: FixRateLimitingBehavior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mechanism for collection-wise storage size quotas</text:p>
          </table:table-cell>
          <table:table-cell office:value-type="string" calcext:value-type="string">
            <text:p>Dataverse Team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359" calcext:value-type="float">
            <text:p>9359</text:p>
          </table:table-cell>
          <table:table-cell office:value-type="string" calcext:value-type="string">
            <text:p>'PVTI_lADOAApNpc4AHKIszgEqdH8'</text:p>
          </table:table-cell>
          <table:table-cell office:value-type="string" calcext:value-type="string">
            <text:p>'Investigate adding Apache-level mechanism for rejecting aggressive robot crawling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: FixRateLimitingBehavior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igate adding Apache-level mechanism for rejecting aggressive robot crawling</text:p>
          </table:table-cell>
          <table:table-cell office:value-type="string" calcext:value-type="string">
            <text:p>Dataverse Team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'PVTI_lADOAApNpc4AHKIszgEuc1s'</text:p>
          </table:table-cell>
          <table:table-cell office:value-type="string" calcext:value-type="string">
            <text:p>'Cookies with SameSite set to none'</text:p>
          </table:table-cell>
          <table:table-cell office:value-type="string" calcext:value-type="string">
            <text:p>'dataverse-security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kies with SameSite set to none</text:p>
          </table:table-cell>
          <table:table-cell office:value-type="string" calcext:value-type="string">
            <text:p>Dataverse Team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'ISSUE'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'PVTI_lADOAApNpc4AHKIszgDd6O0'</text:p>
          </table:table-cell>
          <table:table-cell office:value-type="string" calcext:value-type="string">
            <text:p>'DOIs for Dataset version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DOI &amp; Handle','HERMES','Size: Queued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Is for Dataset versions</text:p>
          </table:table-cell>
          <table:table-cell office:value-type="string" calcext:value-type="string">
            <text:p>Dataverse Team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370" calcext:value-type="float">
            <text:p>9370</text:p>
          </table:table-cell>
          <table:table-cell office:value-type="string" calcext:value-type="string">
            <text:p>'PVTI_lADOAApNpc4AHKIszgEwMv4'</text:p>
          </table:table-cell>
          <table:table-cell office:value-type="string" calcext:value-type="string">
            <text:p>'Spike: issue to locate or document support for DOIs and ORCI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pike','D: 5 Core PID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ke: <text:s/>issue to locate or document support for DOIs and ORCID</text:p>
          </table:table-cell>
          <table:table-cell office:value-type="string" calcext:value-type="string">
            <text:p>5 Core PIDs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NoSprintCost</text:p>
          </table:table-cell>
          <table:table-cell office:value-type="string" calcext:value-type="string">
            <text:p>'ISSUE'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'PVTI_lADOAApNpc4AHKIszgEPn1s'</text:p>
          </table:table-cell>
          <table:table-cell office:value-type="string" calcext:value-type="string">
            <text:p>'Support for Crossref Funder Registry ID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Type: Suggestion','Feature: Metadata','User Role: Curator','User Role: Depositor','NIH OTA: 1.5.1','D: 5 Core PIDs','Size: NoSprintCost','pm.GREI-d-1.5.1','pm.GREI-d-1.5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1T20:43:49Z'</text:p>
          </table:table-cell>
          <table:table-cell office:value-type="string" calcext:value-type="string">
            <text:p>'TEST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pport for Crossref Funder Registry ID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5 Core PID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'PVTI_lADOAApNpc4AHKIszgE5-kI'</text:p>
          </table:table-cell>
          <table:table-cell office:value-type="string" calcext:value-type="string">
            <text:p>'add NcML previewers (HDF5 and NetCDF) to demo and Harvard Dataverse'</text:p>
          </table:table-cell>
          <table:table-cell office:value-type="string" calcext:value-type="string">
            <text:p>'dataverse.harvard.edu'</text:p>
          </table:table-cell>
          <table:table-cell/>
          <table:table-cell office:value-type="string" calcext:value-type="string">
            <text:p>'Feature: External Tool','Size: 3','pm.netcdf-hdf5.d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2-28T19:19:29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NcML previewers (HDF5 and NetCDF) to demo and Harvard Dataverse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416" calcext:value-type="float">
            <text:p>9416</text:p>
          </table:table-cell>
          <table:table-cell office:value-type="string" calcext:value-type="string">
            <text:p>'PVTI_lADOAApNpc4AHKIszgFMisM'</text:p>
          </table:table-cell>
          <table:table-cell office:value-type="string" calcext:value-type="string">
            <text:p>' NcML previewer doesn't work with draft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pm.netcdf-hdf5.d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cML previewer doesn't work with drafts</text:p>
          </table:table-cell>
          <table:table-cell office:value-type="string" calcext:value-type="string">
            <text:p>NIH NetCDF (Phil)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'PVTI_lADOAApNpc4AHKIszgFblZo'</text:p>
          </table:table-cell>
          <table:table-cell office:value-type="string" calcext:value-type="string">
            <text:p>'Extract and display file hierarchy from HDF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pm.netcdf-hdf5.d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ct and display file hierarchy from HDF5</text:p>
          </table:table-cell>
          <table:table-cell office:value-type="string" calcext:value-type="string">
            <text:p>NIH NetCDF (Phil)</text:p>
          </table:table-cell>
          <table:table-cell table:style-name="Default"/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'PVTI_lADOAApNpc4AHKIszgFuqbE'</text:p>
          </table:table-cell>
          <table:table-cell office:value-type="string" calcext:value-type="string">
            <text:p>'h5web external tool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pm.netcdf-hdf5.d','Size: 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5web external tool</text:p>
          </table:table-cell>
          <table:table-cell office:value-type="string" calcext:value-type="string">
            <text:p>NIH NetCDF (Phil)</text:p>
          </table:table-cell>
          <table:table-cell table:style-name="Default"/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NoSprintCost</text:p>
          </table:table-cell>
          <table:table-cell office:value-type="string" calcext:value-type="string">
            <text:p>'ISSUE'</text:p>
          </table:table-cell>
          <table:table-cell office:value-type="float" office:value="8928" calcext:value-type="float">
            <text:p>8928</text:p>
          </table:table-cell>
          <table:table-cell office:value-type="string" calcext:value-type="string">
            <text:p>'PVTI_lADOAApNpc4AHKIszgE3DWU'</text:p>
          </table:table-cell>
          <table:table-cell office:value-type="string" calcext:value-type="string">
            <text:p>'Dataset with large number of file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NoSprintCost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08-24T08:23:44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set with large number of file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Community Backlog (Phil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ISSUE'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'PVTI_lADOAApNpc4AHKIszgE3DZI'</text:p>
          </table:table-cell>
          <table:table-cell office:value-type="string" calcext:value-type="string">
            <text:p>'High levels of open file descriptors while uploading a zip with lots of files in i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Type: Bug','Feature: Performance &amp; Stability','User Role: Sysadmin','spike','Size: 3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 levels of open file descriptors while uploading a zip with lots of files in it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523" calcext:value-type="float">
            <text:p>5523</text:p>
          </table:table-cell>
          <table:table-cell office:value-type="string" calcext:value-type="string">
            <text:p>'PVTI_lADOAApNpc4AHKIszgE3Dak'</text:p>
          </table:table-cell>
          <table:table-cell office:value-type="string" calcext:value-type="string">
            <text:p>'deleting datasets with large number of files &lt;400 should result in success message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File Upload &amp; Handling','Type: Bug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5T16:59:34Z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eting datasets with large number of files &lt;400 should result in success message</text:p>
          </table:table-cell>
          <table:table-cell office:value-type="string" calcext:value-type="string">
            <text:p>SPRINT- NEEDS SIZING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'PVTI_lADOAApNpc4AHKIszgE3DbY'</text:p>
          </table:table-cell>
          <table:table-cell office:value-type="string" calcext:value-type="string">
            <text:p>'Performance: Publishing dataset with large number of files via DataCite takes too long.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Performance &amp; Stability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4T15:55:35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formance: Publishing dataset with large number of files via DataCite takes too long.</text:p>
          </table:table-cell>
          <table:table-cell office:value-type="string" calcext:value-type="string">
            <text:p>SPRINT- NEEDS SIZING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388" calcext:value-type="float">
            <text:p>9388</text:p>
          </table:table-cell>
          <table:table-cell office:value-type="string" calcext:value-type="string">
            <text:p>'PVTI_lADOAApNpc4AHKIszgE46Co'</text:p>
          </table:table-cell>
          <table:table-cell office:value-type="string" calcext:value-type="string">
            <text:p>'IQSS/9387 - Support protected system metadat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DANS'</text:p>
          </table:table-cell>
          <table:table-cell office:value-type="string" calcext:value-type="string">
            <text:p>'9387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QSS/9387 - Support protected system metadata</text:p>
          </table:table-cell>
          <table:table-cell office:value-type="string" calcext:value-type="string">
            <text:p>External Commitments (Jim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VTI_lADOAApNpc4AHKIszgFMR5s'</text:p>
          </table:table-cell>
          <table:table-cell office:value-type="string" calcext:value-type="string">
            <text:p>'migrate to Vite (brighter future than Create React App and Webpack)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1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4T19:46:05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grate to Vite (brighter future than Create React App and Webpack)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February 8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434" calcext:value-type="float">
            <text:p>9434</text:p>
          </table:table-cell>
          <table:table-cell office:value-type="string" calcext:value-type="string">
            <text:p>'PVTI_lADOAApNpc4AHKIszgFZJJQ'</text:p>
          </table:table-cell>
          <table:table-cell office:value-type="string" calcext:value-type="string">
            <text:p>'Build locally a Dataverse app image for dev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Containers &amp; Cloud','Size: 1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0T19:17:11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 locally a Dataverse app image for dev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Re-arch: SPA MVP (Guillerm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9439" calcext:value-type="float">
            <text:p>9439</text:p>
          </table:table-cell>
          <table:table-cell office:value-type="string" calcext:value-type="string">
            <text:p>'PVTI_lADOAApNpc4AHKIszgFbws4'</text:p>
          </table:table-cell>
          <table:table-cell office:value-type="string" calcext:value-type="string">
            <text:p>'9434 app container for dev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Installation Guide','User Role: Sysadmin','Containers &amp; Cloud','Size: 10','D: DataverseInDocker'</text:p>
          </table:table-cell>
          <table:table-cell office:value-type="string" calcext:value-type="string">
            <text:p>'9434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0T19:17:09Z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434 app container for dev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5, 2023</text:p>
          </table:table-cell>
          <table:table-cell/>
          <table:table-cell office:value-type="string" calcext:value-type="string">
            <text:p>Re-arch: SPA MVP (Guillerm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PVTI_lADOAApNpc4AHKIszgFdG1s'</text:p>
          </table:table-cell>
          <table:table-cell office:value-type="string" calcext:value-type="string">
            <text:p>'Layout component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1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1T16:19:25Z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out component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PVTI_lADOAApNpc4AHKIszgFfcoM'</text:p>
          </table:table-cell>
          <table:table-cell office:value-type="string" calcext:value-type="string">
            <text:p>'1 - Create the skeleton of the React SPA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NIH OTA: 1.7.1 (reArchitecture)','pm.GREI-d-1.7.1'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01T18:26:13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- Create the skeleton of the React SPA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ULL_REQUEST'</text:p>
          </table:table-cell>
          <table:table-cell office:value-type="float" office:value="9409" calcext:value-type="float">
            <text:p>9409</text:p>
          </table:table-cell>
          <table:table-cell office:value-type="string" calcext:value-type="string">
            <text:p>'PVTI_lADOAApNpc4AHKIszgFfeTY'</text:p>
          </table:table-cell>
          <table:table-cell office:value-type="string" calcext:value-type="string">
            <text:p>'9361 storage quota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3','D: FixRateLimitingBehaviors'</text:p>
          </table:table-cell>
          <table:table-cell office:value-type="string" calcext:value-type="string">
            <text:p>'936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361 storage quota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Dataverse Team (Gustav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9454" calcext:value-type="float">
            <text:p>9454</text:p>
          </table:table-cell>
          <table:table-cell office:value-type="string" calcext:value-type="string">
            <text:p>'PVTI_lADOAApNpc4AHKIszgFiw44'</text:p>
          </table:table-cell>
          <table:table-cell office:value-type="string" calcext:value-type="string">
            <text:p>'External tools fix'</text:p>
          </table:table-cell>
          <table:table-cell office:value-type="string" calcext:value-type="string">
            <text:p>'dataverse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rnal tools fix</text:p>
          </table:table-cell>
          <table:table-cell office:value-type="string" calcext:value-type="string">
            <text:p>External Commitments (Jim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PVTI_lADOAApNpc4AHKIszgFjdXA'</text:p>
          </table:table-cell>
          <table:table-cell office:value-type="string" calcext:value-type="string">
            <text:p>'1 | 1.1.1 | Minimum Viable Product (MVP) for registering metadata in the repository and connecting the metadata to the data in the research computing remote storage (NESE), including Globus endpoints | 15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pm.GREI','pm.GREI-d-1.1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| 1.1.1 | Minimum Viable Product (MVP) for registering metadata in the repository and connecting the metadata to the data in the research computing remote storage (NESE), including Globus endpoints | 15</text:p>
          </table:table-cell>
          <table:table-cell office:value-type="string" calcext:value-type="string">
            <text:p>ℹ Reporting Deliverables</text:p>
          </table:table-cell>
          <table:table-cell table:style-name="Default" office:value-type="string" calcext:value-type="string">
            <text:p>Not-In-This-List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ULL_REQUEST'</text:p>
          </table:table-cell>
          <table:table-cell office:value-type="float" office:value="9462" calcext:value-type="float">
            <text:p>9462</text:p>
          </table:table-cell>
          <table:table-cell office:value-type="string" calcext:value-type="string">
            <text:p>'PVTI_lADOAApNpc4AHKIszgFok1k'</text:p>
          </table:table-cell>
          <table:table-cell office:value-type="string" calcext:value-type="string">
            <text:p>'4499 - dataset version pi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Feature: Publishing &amp; Versions','Feature: API Guide','User Role: Curator','User Role: API User','User Role: Sysadmin','User Role: Depositor','HERMES','NIH OTA: 1.3.1','Size: 33'</text:p>
          </table:table-cell>
          <table:table-cell office:value-type="string" calcext:value-type="string">
            <text:p>'4499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499 - dataset version pids</text:p>
          </table:table-cell>
          <table:table-cell office:value-type="string" calcext:value-type="string">
            <text:p>HERMES (Oliver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PVTI_lADOAApNpc4AHKIszgFopsY'</text:p>
          </table:table-cell>
          <table:table-cell office:value-type="string" calcext:value-type="string">
            <text:p>'Deliverable: Slow response for datasets with high number of files'</text:p>
          </table:table-cell>
          <table:table-cell office:value-type="string" calcext:value-type="string">
            <text:p>'dataverse-pm'</text:p>
          </table:table-cell>
          <table:table-cell/>
          <table:table-cell office:value-type="string" calcext:value-type="string">
            <text:p>'bklog: Deliverable','D: Dataset: large number of files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iverable: Slow response for datasets with high number of files</text:p>
          </table:table-cell>
          <table:table-cell office:value-type="string" calcext:value-type="string">
            <text:p>Dataverse Team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466" calcext:value-type="float">
            <text:p>9466</text:p>
          </table:table-cell>
          <table:table-cell office:value-type="string" calcext:value-type="string">
            <text:p>'PVTI_lADOAApNpc4AHKIszgFospo'</text:p>
          </table:table-cell>
          <table:table-cell office:value-type="string" calcext:value-type="string">
            <text:p>'Evolve API authentication to omit it on endpoints intended to be ope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API','User Role: API User','NIH OTA: 1.7.1 (reArchitecture)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 API authentication to omit it on endpoints intended to be open</text:p>
          </table:table-cell>
          <table:table-cell office:value-type="string" calcext:value-type="string">
            <text:p>Re-arch: Auth MVP (Phil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463" calcext:value-type="float">
            <text:p>9463</text:p>
          </table:table-cell>
          <table:table-cell office:value-type="string" calcext:value-type="string">
            <text:p>'PVTI_lADOAApNpc4AHKIszgFpAhc'</text:p>
          </table:table-cell>
          <table:table-cell office:value-type="string" calcext:value-type="string">
            <text:p>'Dataset Json Validation: Agree on general structure - create a schema that matches our dataset JSON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,'D: ImproveJsonValidation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set Json Validation: Agree on general structure - create a schema that matches our dataset JSON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464" calcext:value-type="float">
            <text:p>9464</text:p>
          </table:table-cell>
          <table:table-cell office:value-type="string" calcext:value-type="string">
            <text:p>'PVTI_lADOAApNpc4AHKIszgFpAkg'</text:p>
          </table:table-cell>
          <table:table-cell office:value-type="string" calcext:value-type="string">
            <text:p>'Dataset Json Validation: Update the code to use this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,'D: ImproveJsonValidation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set Json Validation: Update the code to use this schema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9465" calcext:value-type="float">
            <text:p>9465</text:p>
          </table:table-cell>
          <table:table-cell office:value-type="string" calcext:value-type="string">
            <text:p>'PVTI_lADOAApNpc4AHKIszgFpA_0'</text:p>
          </table:table-cell>
          <table:table-cell office:value-type="string" calcext:value-type="string">
            <text:p>'Dataset Json Validation: Create API endpoints to retrieve a JSON schema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10','D: ImproveJsonValidation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set Json Validation: Create API endpoints to retrieve a JSON schema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PVTI_lADOAApNpc4AHKIszgFr76k'</text:p>
          </table:table-cell>
          <table:table-cell office:value-type="string" calcext:value-type="string">
            <text:p>'Create the buttons and dropdowns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buttons and dropdowns of the design system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-arch: SPA MVP (Guillerm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'PVTI_lADOAApNpc4AHKIszgFwh08'</text:p>
          </table:table-cell>
          <table:table-cell office:value-type="string" calcext:value-type="string">
            <text:p>'Add mdx template for the Storybook documentation of the design system elements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mdx template for the Storybook documentation of the design system elements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-arch: SPA MVP (Guillerm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'PVTI_lADOAApNpc4AHKIszgFrqPk'</text:p>
          </table:table-cell>
          <table:table-cell office:value-type="string" calcext:value-type="string">
            <text:p>'Create the design tokens of the design system using SASS variables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design tokens of the design system using SASS variables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'PVTI_lADOAApNpc4AHKIszgFt_jo'</text:p>
          </table:table-cell>
          <table:table-cell office:value-type="string" calcext:value-type="string">
            <text:p>'Create the toast element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toast element of the design system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-arch: SPA MVP (Guillerm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'PVTI_lADOAApNpc4AHKIszgFt_qI'</text:p>
          </table:table-cell>
          <table:table-cell office:value-type="string" calcext:value-type="string">
            <text:p>'Create tooltips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ooltips of the design system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-arch: SPA MVP (Guillerm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PVTI_lADOAApNpc4AHKIszgF1YBA'</text:p>
          </table:table-cell>
          <table:table-cell office:value-type="string" calcext:value-type="string">
            <text:p>'Create the ButtonGroup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ButtonGroup of the design system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'PVTI_lADOAApNpc4AHKIszgFt_uY'</text:p>
          </table:table-cell>
          <table:table-cell office:value-type="string" calcext:value-type="string">
            <text:p>'Create the modal element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modal element of the design system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'PVTI_lADOAApNpc4AHKIszgFt_1o'</text:p>
          </table:table-cell>
          <table:table-cell office:value-type="string" calcext:value-type="string">
            <text:p>'Create the accordion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accordion of the design system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I_lADOAApNpc4AHKIszgFt_6U'</text:p>
          </table:table-cell>
          <table:table-cell office:value-type="string" calcext:value-type="string">
            <text:p>'Create the tables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tables of the design system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PVTI_lADOAApNpc4AHKIszgFuAAQ'</text:p>
          </table:table-cell>
          <table:table-cell office:value-type="string" calcext:value-type="string">
            <text:p>'Create the navigation elements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navigation elements of the design system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'PVTI_lADOAApNpc4AHKIszgFuANQ'</text:p>
          </table:table-cell>
          <table:table-cell office:value-type="string" calcext:value-type="string">
            <text:p>'Create the form elements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the form elements of the design system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PVTI_lADOAApNpc4AHKIszgFiB0w'</text:p>
          </table:table-cell>
          <table:table-cell office:value-type="string" calcext:value-type="string">
            <text:p>'Create a npm module for the Dataverse Design System so the community can use it for their applications and future plugins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MVP Milestone 2','D: Design System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eate a npm module for the Dataverse Design System so the community can use it for their applications and future plugins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ISSUE'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'PVTI_lADOAApNpc4AHKIszgF7pAE'</text:p>
          </table:table-cell>
          <table:table-cell office:value-type="string" calcext:value-type="string">
            <text:p>'Create Cypress component tests for existing UI components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,'MVP Milestone 2','D: Design System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Cypress component tests for existing UI components</text:p>
          </table:table-cell>
          <table:table-cell office:value-type="string" calcext:value-type="string">
            <text:p>SPRINT READY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PVTI_lADOAApNpc4AHKIszgFPe5M'</text:p>
          </table:table-cell>
          <table:table-cell office:value-type="string" calcext:value-type="string">
            <text:p>'Add version number to bottom right of each page (e.g. v. 5.13 build 1244-79d6e57)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NIH OTA: 1.7.1 (reArchitecture)','MVP Milestone 2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version number to bottom right of each page (e.g. v. 5.13 build 1244-79d6e57)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'PVTI_lADOAApNpc4AHKIszgFh_SY'</text:p>
          </table:table-cell>
          <table:table-cell office:value-type="string" calcext:value-type="string">
            <text:p>'Add Dataverse Frontend guides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33','NIH OTA: 1.7.1 (reArchitecture)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Dataverse Frontend guides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PVTI_lADOAApNpc4AHKIszgFTqFQ'</text:p>
          </table:table-cell>
          <table:table-cell office:value-type="string" calcext:value-type="string">
            <text:p>'Update guides to include frontend security advices, practices and procedures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NIH OTA: 1.7.1 (reArchitecture)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 guides to include frontend security advices, practices and procedures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'PVTI_lADOAApNpc4AHKIszgFh9xk'</text:p>
          </table:table-cell>
          <table:table-cell office:value-type="string" calcext:value-type="string">
            <text:p>'Dataverse marketplace and modularity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NIH OTA: 1.7.1 (reArchitecture)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verse marketplace and modularity</text:p>
          </table:table-cell>
          <table:table-cell office:value-type="string" calcext:value-type="string">
            <text:p>Re-arch: SPA MVP (Guillermo)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410" calcext:value-type="float">
            <text:p>9410</text:p>
          </table:table-cell>
          <table:table-cell office:value-type="string" calcext:value-type="string">
            <text:p>'PVTI_lADOAApNpc4AHKIszgFImyE'</text:p>
          </table:table-cell>
          <table:table-cell office:value-type="string" calcext:value-type="string">
            <text:p>'Automatically enable metadata block when extracting metadata from FITS, NetCDF, or HDF5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pm.netcdf-hdf5.d','Size: 33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matically enable metadata block when extracting metadata from FITS, NetCDF, or HDF5</text:p>
          </table:table-cell>
          <table:table-cell office:value-type="string" calcext:value-type="string">
            <text:p>NIH NetCDF (Phil)</text:p>
          </table:table-cell>
          <table:table-cell table:style-name="Default"/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ISSUE'</text:p>
          </table:table-cell>
          <table:table-cell office:value-type="float" office:value="6713" calcext:value-type="float">
            <text:p>6713</text:p>
          </table:table-cell>
          <table:table-cell office:value-type="string" calcext:value-type="string">
            <text:p>'PVTI_lADOAApNpc4AHKIszgE2uYY'</text:p>
          </table:table-cell>
          <table:table-cell office:value-type="string" calcext:value-type="string">
            <text:p>'Improve Geospatial Metadata Block by adding additional fiel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Metadata','Feature: Geospatial','pm.netcdf-hdf5.d','Size: 80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rove Geospatial Metadata Block by adding additional fields</text:p>
          </table:table-cell>
          <table:table-cell office:value-type="string" calcext:value-type="string">
            <text:p>NIH NetCDF (Phil)</text:p>
          </table:table-cell>
          <table:table-cell table:style-name="Default"/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'PVTI_lADOAApNpc4AHKIszgFvDWU'</text:p>
          </table:table-cell>
          <table:table-cell office:value-type="string" calcext:value-type="string">
            <text:p>'Add Support for Organizational and Funder Identifier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tatus: UX &amp; UI','Type: Suggestion','Feature: Metadata','User Role: Curator','NIH OTA: 1.5.1','pm.GREI-d-1.5.1','pm.GREI-d-1.5.2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27T18:28:18Z'</text:p>
          </table:table-cell>
          <table:table-cell office:value-type="string" calcext:value-type="string">
            <text:p>'TEST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 Support for Organizational and Funder Identifiers</text:p>
          </table:table-cell>
          <table:table-cell office:value-type="string" calcext:value-type="string">
            <text:p>Harvard Dataverse Instance (Sonia)</text:p>
          </table:table-cell>
          <table:table-cell table:style-name="Default"/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PULL_REQUEST'</text:p>
          </table:table-cell>
          <table:table-cell office:value-type="float" office:value="9482" calcext:value-type="float">
            <text:p>9482</text:p>
          </table:table-cell>
          <table:table-cell office:value-type="string" calcext:value-type="string">
            <text:p>'PVTI_lADOAApNpc4AHKIszgFwY08'</text:p>
          </table:table-cell>
          <table:table-cell office:value-type="string" calcext:value-type="string">
            <text:p>'IQSS/9431-support checksum alg in direct uploads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Size: 3'</text:p>
          </table:table-cell>
          <table:table-cell office:value-type="string" calcext:value-type="string">
            <text:p>'9431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QSS/9431-support checksum alg in direct uploads</text:p>
          </table:table-cell>
          <table:table-cell office:value-type="string" calcext:value-type="string">
            <text:p>External Commitments (Jim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PULL_REQUEST'</text:p>
          </table:table-cell>
          <table:table-cell office:value-type="float" office:value="8239" calcext:value-type="float">
            <text:p>8239</text:p>
          </table:table-cell>
          <table:table-cell office:value-type="string" calcext:value-type="string">
            <text:p>'PVTI_lADOAApNpc4AHKIszgF0Rxs'</text:p>
          </table:table-cell>
          <table:table-cell office:value-type="string" calcext:value-type="string">
            <text:p>'Geospatial search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Geospatial','pm.netcdf-hdf5.d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2-11-30T19:36:08Z'</text:p>
          </table:table-cell>
          <table:table-cell office:value-type="string" calcext:value-type="string">
            <text:p>'TE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spatial search</text:p>
          </table:table-cell>
          <table:table-cell office:value-type="string" calcext:value-type="string">
            <text:p>Clear of the Backlog</text:p>
          </table:table-cell>
          <table:table-cell table:style-name="Default" office:value-type="string" calcext:value-type="string">
            <text:p>Pre December 2022</text:p>
          </table:table-cell>
          <table:table-cell/>
          <table:table-cell office:value-type="string" calcext:value-type="string">
            <text:p>NIH NetCDF (Phil)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/>
          <table:table-cell office:value-type="string" calcext:value-type="string">
            <text:p>'ISSUE'</text:p>
          </table:table-cell>
          <table:table-cell office:value-type="float" office:value="9492" calcext:value-type="float">
            <text:p>9492</text:p>
          </table:table-cell>
          <table:table-cell office:value-type="string" calcext:value-type="string">
            <text:p>'PVTI_lADOAApNpc4AHKIszgF4wLo'</text:p>
          </table:table-cell>
          <table:table-cell office:value-type="string" calcext:value-type="string">
            <text:p>'Creating a guestbook with a custom question that has more than 255 characters says "success" but silently fails'</text:p>
          </table:table-cell>
          <table:table-cell office:value-type="string" calcext:value-type="string">
            <text:p>'dataverse'</text:p>
          </table:table-cell>
          <table:table-cell table:number-columns-repeated="3"/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ting a guestbook with a custom question that has more than 255 characters says "success" but silently fails</text:p>
          </table:table-cell>
          <table:table-cell office:value-type="string" calcext:value-type="string">
            <text:p>Dataverse Team (Gustavo)</text:p>
          </table:table-cell>
          <table:table-cell table:style-name="Default"/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PULL_REQUEST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'PVTI_lADOAApNpc4AHKIszgF_Mvg'</text:p>
          </table:table-cell>
          <table:table-cell office:value-type="string" calcext:value-type="string">
            <text:p>'32 - Add buttons and dropdowns of the design system'</text:p>
          </table:table-cell>
          <table:table-cell office:value-type="string" calcext:value-type="string">
            <text:p>'dataverse-frontend'</text:p>
          </table:table-cell>
          <table:table-cell/>
          <table:table-cell office:value-type="string" calcext:value-type="string">
            <text:p>'Size: 10'</text:p>
          </table:table-cell>
          <table:table-cell office:value-type="string" calcext:value-type="string">
            <text:p>'32'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'None'</text:p>
          </table:table-cell>
          <table:table-cell office:value-type="string" calcext:value-type="string">
            <text:p>'TE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 - Add buttons and dropdowns of the design system</text:p>
          </table:table-cell>
          <table:table-cell office:value-type="string" calcext:value-type="string">
            <text:p>Clear of the Backlog</text:p>
          </table:table-cell>
          <table:table-cell office:value-type="string" calcext:value-type="string">
            <text:p>March 29, 202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Re-arch: SPA MVP (Guillermo)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Dataverse_Global_Backlog'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PVT_kwDOAApNpc4AHKIs'</text:p>
          </table:table-cell>
          <table:table-cell office:value-type="string" calcext:value-type="string">
            <text:p>''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ISSUE'</text:p>
          </table:table-cell>
          <table:table-cell office:value-type="float" office:value="9415" calcext:value-type="float">
            <text:p>9415</text:p>
          </table:table-cell>
          <table:table-cell office:value-type="string" calcext:value-type="string">
            <text:p>'PVTI_lADOAApNpc4AHKIszgF_NMU'</text:p>
          </table:table-cell>
          <table:table-cell office:value-type="string" calcext:value-type="string">
            <text:p>'Analyze Dataverse application containerization for development'</text:p>
          </table:table-cell>
          <table:table-cell office:value-type="string" calcext:value-type="string">
            <text:p>'dataverse'</text:p>
          </table:table-cell>
          <table:table-cell/>
          <table:table-cell office:value-type="string" calcext:value-type="string">
            <text:p>'Feature: Code Infrastructure','Feature: Developer Guide','Containers &amp; Cloud','NIH OTA: 1.7.1 (reArchitecture)','Size: 33','pm.GREI-d-1.7.1'</text:p>
          </table:table-cell>
          <table:table-cell/>
          <table:table-cell office:value-type="string" calcext:value-type="string">
            <text:p>''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2023-03-13T16:14:16Z'</text:p>
          </table:table-cell>
          <table:table-cell office:value-type="string" calcext:value-type="string">
            <text:p>'TEST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alyze Dataverse application containerization for development</text:p>
          </table:table-cell>
          <table:table-cell/>
          <table:table-cell office:value-type="string" calcext:value-type="string">
            <text:p>March 1, 2023</text:p>
          </table:table-cell>
          <table:table-cell/>
          <table:table-cell office:value-type="string" calcext:value-type="string">
            <text:p>Re-arch: SPA MVP (Guillerm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1" table:target-range-address="'labels-orig_2'.A1:'labels-orig_2'.AMJ1048576">
          <table:sort>
            <table:sort-by table:field-number="3" table:data-type="automatic"/>
            <table:sort-by table:field-number="5" table:data-type="automatic"/>
          </table:sort>
        </table:database-range>
        <table:database-range table:name="__Anonymous_Sheet_DB__2" table:target-range-address="'labels-orig_2_2'.A1:'labels-orig_2_2'.AMJ1048576">
          <table:sort>
            <table:sort-by table:field-number="3" table:data-type="automatic"/>
            <table:sort-by table:field-number="5" table:data-type="automatic"/>
          </table:sort>
        </table:database-range>
        <table:database-range table:name="__Anonymous_Sheet_DB__3" table:target-range-address="'labels-modifyme'.A1:'labels-modifyme'.AMJ1048576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8T21:53:08.939466961</dc:date>
    <meta:editing-duration>PT4H32M37S</meta:editing-duration>
    <meta:editing-cycles>2</meta:editing-cycles>
    <meta:generator>LibreOffice/7.3.7.2$Linux_X86_64 LibreOffice_project/30$Build-2</meta:generator>
    <meta:document-statistic meta:table-count="5" meta:cell-count="24724" meta:object-count="0"/>
  </office:meta>
</office:document-meta>
</file>